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pose" table:style-name="ta1">
        <table:shapes>
          <draw:frame draw:z-index="0" draw:style-name="gr1" draw:text-style-name="P1" svg:width="6.3012in" svg:height="3.5449in" svg:x="7.8602in" svg:y="1.1819in">
            <draw:object draw:notify-on-update-of-ranges="data_pose.D1:data_pose.D2 data_pose.A3:data_pose.A500 data_pose.B3:data_pose.B500 data_pose.E3:data_pose.E500 data_pose.D3:data_pose.D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12in" svg:height="3.5453in" svg:x="7.3406in" svg:y="5.6051in">
            <draw:object draw:notify-on-update-of-ranges="data_pose.U1:data_pose.U2 data_pose.R3:data_pose.U500 data_pose.S3:data_pose.S500 data_pose.V3:data_pose.V500 data_pose.U3:data_pose.U5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618in" svg:y="9.3776in">
            <draw:object draw:notify-on-update-of-ranges="data_pose.AB3:data_pose.AB500 data_pose.AA3:data_pose.AA500 data_pose.V3:data_pose.V500 data_pose.U3:data_pose.U5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S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GPS</text:p>
          </table:table-cell>
          <table:covered-table-cell/>
          <table:table-cell table:number-columns-repeated="12"/>
          <table:table-cell table:style-name="ce1" office:value-type="string" calcext:value-type="string" table:number-columns-spanned="2" table:number-rows-spanned="1">
            <text:p>POS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GPS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  <table:table-cell table:number-columns-repeated="4"/>
          <table:table-cell office:value-type="string" calcext:value-type="string">
            <text:p>UTM E</text:p>
          </table:table-cell>
          <table:table-cell office:value-type="string" calcext:value-type="string">
            <text:p><text:s/>UTM N</text:p>
          </table:table-cell>
        </table:table-row>
        <table:table-row table:style-name="ro1">
          <table:table-cell table:number-columns-repeated="3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  <table:table-cell table:number-columns-repeated="12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  <table:table-cell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  <table:table-cell table:number-columns-repeated="6"/>
        </table:table-row>
        <table:table-row table:style-name="ro1">
          <table:table-cell office:value-type="float" office:value="369334.103041656" calcext:value-type="float">
            <text:p>369334.103041656</text:p>
          </table:table-cell>
          <table:table-cell office:value-type="float" office:value="3280309.58321434" calcext:value-type="float">
            <text:p>3280309.58321434</text:p>
          </table:table-cell>
          <table:table-cell/>
          <table:table-cell office:value-type="float" office:value="369333.15988546" calcext:value-type="float">
            <text:p>369333.15988546</text:p>
          </table:table-cell>
          <table:table-cell office:value-type="float" office:value="3280305.33297749" calcext:value-type="float">
            <text:p>3280305.33297749</text:p>
          </table:table-cell>
          <table:table-cell table:number-columns-repeated="12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  <table:table-cell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  <table:table-cell table:number-columns-repeated="6"/>
        </table:table-row>
        <table:table-row table:style-name="ro1">
          <table:table-cell office:value-type="float" office:value="369334.165121167" calcext:value-type="float">
            <text:p>369334.165121167</text:p>
          </table:table-cell>
          <table:table-cell office:value-type="float" office:value="3280308.42703057" calcext:value-type="float">
            <text:p>3280308.42703057</text:p>
          </table:table-cell>
          <table:table-cell/>
          <table:table-cell office:value-type="float" office:value="369332.958530721" calcext:value-type="float">
            <text:p>369332.958530721</text:p>
          </table:table-cell>
          <table:table-cell office:value-type="float" office:value="3280304.67032636" calcext:value-type="float">
            <text:p>3280304.67032636</text:p>
          </table:table-cell>
          <table:table-cell table:number-columns-repeated="12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  <table:table-cell/>
          <table:table-cell office:value-type="float" office:value="369342.971846038" calcext:value-type="float">
            <text:p>369342.971846038</text:p>
          </table:table-cell>
          <table:table-cell office:value-type="float" office:value="3280316.52357827" calcext:value-type="float">
            <text:p>3280316.52357827</text:p>
          </table:table-cell>
          <table:table-cell table:number-columns-repeated="6"/>
        </table:table-row>
        <table:table-row table:style-name="ro1">
          <table:table-cell office:value-type="float" office:value="369334.135019482" calcext:value-type="float">
            <text:p>369334.135019482</text:p>
          </table:table-cell>
          <table:table-cell office:value-type="float" office:value="3280308.2795632" calcext:value-type="float">
            <text:p>3280308.2795632</text:p>
          </table:table-cell>
          <table:table-cell/>
          <table:table-cell office:value-type="float" office:value="369332.855269845" calcext:value-type="float">
            <text:p>369332.855269845</text:p>
          </table:table-cell>
          <table:table-cell office:value-type="float" office:value="3280304.11736483" calcext:value-type="float">
            <text:p>3280304.11736483</text:p>
          </table:table-cell>
          <table:table-cell table:number-columns-repeated="12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  <table:table-cell/>
          <table:table-cell office:value-type="float" office:value="369342.296815226" calcext:value-type="float">
            <text:p>369342.296815226</text:p>
          </table:table-cell>
          <table:table-cell office:value-type="float" office:value="3280316.75311229" calcext:value-type="float">
            <text:p>3280316.75311229</text:p>
          </table:table-cell>
          <table:table-cell table:number-columns-repeated="4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</table:table-row>
        <table:table-row table:style-name="ro1">
          <table:table-cell office:value-type="float" office:value="369333.982656307" calcext:value-type="float">
            <text:p>369333.982656307</text:p>
          </table:table-cell>
          <table:table-cell office:value-type="float" office:value="3280307.95297285" calcext:value-type="float">
            <text:p>3280307.95297285</text:p>
          </table:table-cell>
          <table:table-cell/>
          <table:table-cell office:value-type="float" office:value="369332.936570981" calcext:value-type="float">
            <text:p>369332.936570981</text:p>
          </table:table-cell>
          <table:table-cell office:value-type="float" office:value="3280302.7864207" calcext:value-type="float">
            <text:p>3280302.7864207</text:p>
          </table:table-cell>
          <table:table-cell table:number-columns-repeated="12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  <table:table-cell/>
          <table:table-cell office:value-type="float" office:value="369341.423013722" calcext:value-type="float">
            <text:p>369341.423013722</text:p>
          </table:table-cell>
          <table:table-cell office:value-type="float" office:value="3280316.54163104" calcext:value-type="float">
            <text:p>3280316.54163104</text:p>
          </table:table-cell>
          <table:table-cell table:number-columns-repeated="4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</table:table-row>
        <table:table-row table:style-name="ro1">
          <table:table-cell office:value-type="float" office:value="369334.127158108" calcext:value-type="float">
            <text:p>369334.127158108</text:p>
          </table:table-cell>
          <table:table-cell office:value-type="float" office:value="3280307.66759437" calcext:value-type="float">
            <text:p>3280307.66759437</text:p>
          </table:table-cell>
          <table:table-cell/>
          <table:table-cell office:value-type="float" office:value="369333.601268548" calcext:value-type="float">
            <text:p>369333.601268548</text:p>
          </table:table-cell>
          <table:table-cell office:value-type="float" office:value="3280301.6703423" calcext:value-type="float">
            <text:p>3280301.6703423</text:p>
          </table:table-cell>
          <table:table-cell table:number-columns-repeated="12"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  <table:table-cell/>
          <table:table-cell office:value-type="float" office:value="369340.355608138" calcext:value-type="float">
            <text:p>369340.355608138</text:p>
          </table:table-cell>
          <table:table-cell office:value-type="float" office:value="3280316.33240648" calcext:value-type="float">
            <text:p>3280316.33240648</text:p>
          </table:table-cell>
          <table:table-cell table:number-columns-repeated="4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</table:table-row>
        <table:table-row table:style-name="ro1">
          <table:table-cell office:value-type="float" office:value="369334.075063589" calcext:value-type="float">
            <text:p>369334.075063589</text:p>
          </table:table-cell>
          <table:table-cell office:value-type="float" office:value="3280307.48155419" calcext:value-type="float">
            <text:p>3280307.48155419</text:p>
          </table:table-cell>
          <table:table-cell/>
          <table:table-cell office:value-type="float" office:value="369334.276300134" calcext:value-type="float">
            <text:p>369334.276300134</text:p>
          </table:table-cell>
          <table:table-cell office:value-type="float" office:value="3280301.44080779" calcext:value-type="float">
            <text:p>3280301.44080779</text:p>
          </table:table-cell>
          <table:table-cell table:number-columns-repeated="12"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  <table:table-cell/>
          <table:table-cell office:value-type="float" office:value="369339.383712839" calcext:value-type="float">
            <text:p>369339.383712839</text:p>
          </table:table-cell>
          <table:table-cell office:value-type="float" office:value="3280316.01123571" calcext:value-type="float">
            <text:p>3280316.01123571</text:p>
          </table:table-cell>
          <table:table-cell table:number-columns-repeated="4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</table:table-row>
        <table:table-row table:style-name="ro1">
          <table:table-cell office:value-type="float" office:value="369333.974588397" calcext:value-type="float">
            <text:p>369333.974588397</text:p>
          </table:table-cell>
          <table:table-cell office:value-type="float" office:value="3280307.14296859" calcext:value-type="float">
            <text:p>3280307.14296859</text:p>
          </table:table-cell>
          <table:table-cell/>
          <table:table-cell office:value-type="float" office:value="369335.236571305" calcext:value-type="float">
            <text:p>369335.236571305</text:p>
          </table:table-cell>
          <table:table-cell office:value-type="float" office:value="3280300.76461634" calcext:value-type="float">
            <text:p>3280300.76461634</text:p>
          </table:table-cell>
          <table:table-cell table:number-columns-repeated="12"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  <table:table-cell/>
          <table:table-cell office:value-type="float" office:value="369338.800317293" calcext:value-type="float">
            <text:p>369338.800317293</text:p>
          </table:table-cell>
          <table:table-cell office:value-type="float" office:value="3280315.7963697" calcext:value-type="float">
            <text:p>3280315.7963697</text:p>
          </table:table-cell>
          <table:table-cell table:number-columns-repeated="4"/>
          <table:table-cell office:value-type="float" office:value="369342.782116976" calcext:value-type="float">
            <text:p>369342.782116976</text:p>
          </table:table-cell>
          <table:table-cell office:value-type="float" office:value="3280316.85828879" calcext:value-type="float">
            <text:p>3280316.85828879</text:p>
          </table:table-cell>
        </table:table-row>
        <table:table-row table:style-name="ro1">
          <table:table-cell office:value-type="float" office:value="369333.90334154" calcext:value-type="float">
            <text:p>369333.90334154</text:p>
          </table:table-cell>
          <table:table-cell office:value-type="float" office:value="3280307.00224619" calcext:value-type="float">
            <text:p>3280307.00224619</text:p>
          </table:table-cell>
          <table:table-cell/>
          <table:table-cell office:value-type="float" office:value="369336.202009455" calcext:value-type="float">
            <text:p>369336.202009455</text:p>
          </table:table-cell>
          <table:table-cell office:value-type="float" office:value="3280300.5316969" calcext:value-type="float">
            <text:p>3280300.5316969</text:p>
          </table:table-cell>
          <table:table-cell table:number-columns-repeated="12"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  <table:table-cell/>
          <table:table-cell office:value-type="float" office:value="369337.8284219" calcext:value-type="float">
            <text:p>369337.8284219</text:p>
          </table:table-cell>
          <table:table-cell office:value-type="float" office:value="3280315.47519907" calcext:value-type="float">
            <text:p>3280315.47519907</text:p>
          </table:table-cell>
          <table:table-cell table:number-columns-repeated="4"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</table:table-row>
        <table:table-row table:style-name="ro1">
          <table:table-cell office:value-type="float" office:value="369334.021501743" calcext:value-type="float">
            <text:p>369334.021501743</text:p>
          </table:table-cell>
          <table:table-cell office:value-type="float" office:value="3280307.06794408" calcext:value-type="float">
            <text:p>3280307.06794408</text:p>
          </table:table-cell>
          <table:table-cell/>
          <table:table-cell office:value-type="float" office:value="369337.250041048" calcext:value-type="float">
            <text:p>369337.250041048</text:p>
          </table:table-cell>
          <table:table-cell office:value-type="float" office:value="3280299.07865143" calcext:value-type="float">
            <text:p>3280299.07865143</text:p>
          </table:table-cell>
          <table:table-cell table:number-columns-repeated="12"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  <table:table-cell/>
          <table:table-cell office:value-type="float" office:value="369336.946869904" calcext:value-type="float">
            <text:p>369336.946869904</text:p>
          </table:table-cell>
          <table:table-cell office:value-type="float" office:value="3280314.59881027" calcext:value-type="float">
            <text:p>3280314.59881027</text:p>
          </table:table-cell>
          <table:table-cell table:number-columns-repeated="4"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</table:table-row>
        <table:table-row table:style-name="ro1">
          <table:table-cell office:value-type="float" office:value="369333.877157341" calcext:value-type="float">
            <text:p>369333.877157341</text:p>
          </table:table-cell>
          <table:table-cell office:value-type="float" office:value="3280306.95817027" calcext:value-type="float">
            <text:p>3280306.95817027</text:p>
          </table:table-cell>
          <table:table-cell/>
          <table:table-cell office:value-type="float" office:value="369338.202562431" calcext:value-type="float">
            <text:p>369338.202562431</text:p>
          </table:table-cell>
          <table:table-cell office:value-type="float" office:value="3280297.73755239" calcext:value-type="float">
            <text:p>3280297.73755239</text:p>
          </table:table-cell>
          <table:table-cell table:number-columns-repeated="12"/>
          <table:table-cell office:value-type="float" office:value="369342.943586924" calcext:value-type="float">
            <text:p>369342.943586924</text:p>
          </table:table-cell>
          <table:table-cell office:value-type="float" office:value="3280316.52450585" calcext:value-type="float">
            <text:p>3280316.52450585</text:p>
          </table:table-cell>
          <table:table-cell/>
          <table:table-cell office:value-type="float" office:value="369336.159536375" calcext:value-type="float">
            <text:p>369336.159536375</text:p>
          </table:table-cell>
          <table:table-cell office:value-type="float" office:value="3280313.49965723" calcext:value-type="float">
            <text:p>3280313.49965723</text:p>
          </table:table-cell>
          <table:table-cell table:number-columns-repeated="4"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</table:table-row>
        <table:table-row table:style-name="ro1">
          <table:table-cell office:value-type="float" office:value="369333.567441251" calcext:value-type="float">
            <text:p>369333.567441251</text:p>
          </table:table-cell>
          <table:table-cell office:value-type="float" office:value="3280306.72717839" calcext:value-type="float">
            <text:p>3280306.72717839</text:p>
          </table:table-cell>
          <table:table-cell/>
          <table:table-cell office:value-type="float" office:value="369338.77433371" calcext:value-type="float">
            <text:p>369338.77433371</text:p>
          </table:table-cell>
          <table:table-cell office:value-type="float" office:value="3280296.9550566" calcext:value-type="float">
            <text:p>3280296.9550566</text:p>
          </table:table-cell>
          <table:table-cell table:number-columns-repeated="12"/>
          <table:table-cell office:value-type="float" office:value="369342.724706914" calcext:value-type="float">
            <text:p>369342.724706914</text:p>
          </table:table-cell>
          <table:table-cell office:value-type="float" office:value="3280316.534815" calcext:value-type="float">
            <text:p>3280316.534815</text:p>
          </table:table-cell>
          <table:table-cell/>
          <table:table-cell office:value-type="float" office:value="369335.37220269" calcext:value-type="float">
            <text:p>369335.37220269</text:p>
          </table:table-cell>
          <table:table-cell office:value-type="float" office:value="3280312.40050424" calcext:value-type="float">
            <text:p>3280312.40050424</text:p>
          </table:table-cell>
          <table:table-cell table:number-columns-repeated="4"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</table:table-row>
        <table:table-row table:style-name="ro1">
          <table:table-cell office:value-type="float" office:value="369333.614218799" calcext:value-type="float">
            <text:p>369333.614218799</text:p>
          </table:table-cell>
          <table:table-cell office:value-type="float" office:value="3280305.85117902" calcext:value-type="float">
            <text:p>3280305.85117902</text:p>
          </table:table-cell>
          <table:table-cell/>
          <table:table-cell office:value-type="float" office:value="369339.344813387" calcext:value-type="float">
            <text:p>369339.344813387</text:p>
          </table:table-cell>
          <table:table-cell office:value-type="float" office:value="3280296.06174287" calcext:value-type="float">
            <text:p>3280296.06174287</text:p>
          </table:table-cell>
          <table:table-cell table:number-columns-repeated="12"/>
          <table:table-cell office:value-type="float" office:value="369342.466910588" calcext:value-type="float">
            <text:p>369342.466910588</text:p>
          </table:table-cell>
          <table:table-cell office:value-type="float" office:value="3280316.54513028" calcext:value-type="float">
            <text:p>3280316.54513028</text:p>
          </table:table-cell>
          <table:table-cell/>
          <table:table-cell office:value-type="float" office:value="369334.689421341" calcext:value-type="float">
            <text:p>369334.689421341</text:p>
          </table:table-cell>
          <table:table-cell office:value-type="float" office:value="3280311.96513083" calcext:value-type="float">
            <text:p>3280311.96513083</text:p>
          </table:table-cell>
          <table:table-cell table:number-columns-repeated="4"/>
          <table:table-cell office:value-type="float" office:value="369342.68143998" calcext:value-type="float">
            <text:p>369342.68143998</text:p>
          </table:table-cell>
          <table:table-cell office:value-type="float" office:value="3280316.52696315" calcext:value-type="float">
            <text:p>3280316.52696315</text:p>
          </table:table-cell>
        </table:table-row>
        <table:table-row table:style-name="ro1">
          <table:table-cell office:value-type="float" office:value="369333.310787946" calcext:value-type="float">
            <text:p>369333.310787946</text:p>
          </table:table-cell>
          <table:table-cell office:value-type="float" office:value="3280305.57212817" calcext:value-type="float">
            <text:p>3280305.57212817</text:p>
          </table:table-cell>
          <table:table-cell/>
          <table:table-cell office:value-type="float" office:value="369339.806865858" calcext:value-type="float">
            <text:p>369339.806865858</text:p>
          </table:table-cell>
          <table:table-cell office:value-type="float" office:value="3280294.17219568" calcext:value-type="float">
            <text:p>3280294.17219568</text:p>
          </table:table-cell>
          <table:table-cell table:number-columns-repeated="12"/>
          <table:table-cell office:value-type="float" office:value="369342.184177179" calcext:value-type="float">
            <text:p>369342.184177179</text:p>
          </table:table-cell>
          <table:table-cell office:value-type="float" office:value="3280316.54576623" calcext:value-type="float">
            <text:p>3280316.54576623</text:p>
          </table:table-cell>
          <table:table-cell/>
          <table:table-cell office:value-type="float" office:value="369334.195077108" calcext:value-type="float">
            <text:p>369334.195077108</text:p>
          </table:table-cell>
          <table:table-cell office:value-type="float" office:value="3280311.0842288" calcext:value-type="float">
            <text:p>3280311.0842288</text:p>
          </table:table-cell>
          <table:table-cell table:number-columns-repeated="4"/>
          <table:table-cell office:value-type="float" office:value="369342.971846038" calcext:value-type="float">
            <text:p>369342.971846038</text:p>
          </table:table-cell>
          <table:table-cell office:value-type="float" office:value="3280316.52357827" calcext:value-type="float">
            <text:p>3280316.52357827</text:p>
          </table:table-cell>
        </table:table-row>
        <table:table-row table:style-name="ro1">
          <table:table-cell office:value-type="float" office:value="369333.183608519" calcext:value-type="float">
            <text:p>369333.183608519</text:p>
          </table:table-cell>
          <table:table-cell office:value-type="float" office:value="3280305.4363543" calcext:value-type="float">
            <text:p>3280305.4363543</text:p>
          </table:table-cell>
          <table:table-cell/>
          <table:table-cell office:value-type="float" office:value="369340.470272982" calcext:value-type="float">
            <text:p>369340.470272982</text:p>
          </table:table-cell>
          <table:table-cell office:value-type="float" office:value="3280292.94529978" calcext:value-type="float">
            <text:p>3280292.94529978</text:p>
          </table:table-cell>
          <table:table-cell table:number-columns-repeated="12"/>
          <table:table-cell office:value-type="float" office:value="369341.905016446" calcext:value-type="float">
            <text:p>369341.905016446</text:p>
          </table:table-cell>
          <table:table-cell office:value-type="float" office:value="3280316.54062078" calcext:value-type="float">
            <text:p>3280316.54062078</text:p>
          </table:table-cell>
          <table:table-cell/>
          <table:table-cell office:value-type="float" office:value="369334.186034924" calcext:value-type="float">
            <text:p>369334.186034924</text:p>
          </table:table-cell>
          <table:table-cell office:value-type="float" office:value="3280310.30850293" calcext:value-type="float">
            <text:p>3280310.30850293</text:p>
          </table:table-cell>
          <table:table-cell table:number-columns-repeated="4"/>
          <table:table-cell office:value-type="float" office:value="369342.611686819" calcext:value-type="float">
            <text:p>369342.611686819</text:p>
          </table:table-cell>
          <table:table-cell office:value-type="float" office:value="3280316.53902285" calcext:value-type="float">
            <text:p>3280316.53902285</text:p>
          </table:table-cell>
        </table:table-row>
        <table:table-row table:style-name="ro1">
          <table:table-cell office:value-type="float" office:value="369333.101991775" calcext:value-type="float">
            <text:p>369333.101991775</text:p>
          </table:table-cell>
          <table:table-cell office:value-type="float" office:value="3280305.25564501" calcext:value-type="float">
            <text:p>3280305.25564501</text:p>
          </table:table-cell>
          <table:table-cell/>
          <table:table-cell office:value-type="float" office:value="369341.239524125" calcext:value-type="float">
            <text:p>369341.239524125</text:p>
          </table:table-cell>
          <table:table-cell office:value-type="float" office:value="3280292.49300145" calcext:value-type="float">
            <text:p>3280292.49300145</text:p>
          </table:table-cell>
          <table:table-cell table:number-columns-repeated="12"/>
          <table:table-cell office:value-type="float" office:value="369342.095654928" calcext:value-type="float">
            <text:p>369342.095654928</text:p>
          </table:table-cell>
          <table:table-cell office:value-type="float" office:value="3280316.74265267" calcext:value-type="float">
            <text:p>3280316.74265267</text:p>
          </table:table-cell>
          <table:table-cell/>
          <table:table-cell office:value-type="float" office:value="369334.165367085" calcext:value-type="float">
            <text:p>369334.165367085</text:p>
          </table:table-cell>
          <table:table-cell office:value-type="float" office:value="3280308.53541524" calcext:value-type="float">
            <text:p>3280308.53541524</text:p>
          </table:table-cell>
          <table:table-cell table:number-columns-repeated="4"/>
          <table:table-cell office:value-type="float" office:value="369342.09616814" calcext:value-type="float">
            <text:p>369342.09616814</text:p>
          </table:table-cell>
          <table:table-cell office:value-type="float" office:value="3280316.56124562" calcext:value-type="float">
            <text:p>3280316.56124562</text:p>
          </table:table-cell>
        </table:table-row>
        <table:table-row table:style-name="ro1">
          <table:table-cell office:value-type="float" office:value="369332.998902962" calcext:value-type="float">
            <text:p>369332.998902962</text:p>
          </table:table-cell>
          <table:table-cell office:value-type="float" office:value="3280305.10925036" calcext:value-type="float">
            <text:p>3280305.10925036</text:p>
          </table:table-cell>
          <table:table-cell/>
          <table:table-cell office:value-type="float" office:value="369342.210129706" calcext:value-type="float">
            <text:p>369342.210129706</text:p>
          </table:table-cell>
          <table:table-cell office:value-type="float" office:value="3280292.70335446" calcext:value-type="float">
            <text:p>3280292.70335446</text:p>
          </table:table-cell>
          <table:table-cell table:number-columns-repeated="12"/>
          <table:table-cell office:value-type="float" office:value="369341.834209009" calcext:value-type="float">
            <text:p>369341.834209009</text:p>
          </table:table-cell>
          <table:table-cell office:value-type="float" office:value="3280316.74483811" calcext:value-type="float">
            <text:p>3280316.74483811</text:p>
          </table:table-cell>
          <table:table-cell/>
          <table:table-cell office:value-type="float" office:value="369334.156324908" calcext:value-type="float">
            <text:p>369334.156324908</text:p>
          </table:table-cell>
          <table:table-cell office:value-type="float" office:value="3280307.75968938" calcext:value-type="float">
            <text:p>3280307.75968938</text:p>
          </table:table-cell>
          <table:table-cell table:number-columns-repeated="4"/>
          <table:table-cell office:value-type="float" office:value="369341.530804992" calcext:value-type="float">
            <text:p>369341.530804992</text:p>
          </table:table-cell>
          <table:table-cell office:value-type="float" office:value="3280316.56926684" calcext:value-type="float">
            <text:p>3280316.56926684</text:p>
          </table:table-cell>
        </table:table-row>
        <table:table-row table:style-name="ro1">
          <table:table-cell office:value-type="float" office:value="369332.804697272" calcext:value-type="float">
            <text:p>369332.804697272</text:p>
          </table:table-cell>
          <table:table-cell office:value-type="float" office:value="3280304.78901011" calcext:value-type="float">
            <text:p>3280304.78901011</text:p>
          </table:table-cell>
          <table:table-cell/>
          <table:table-cell office:value-type="float" office:value="369342.887745285" calcext:value-type="float">
            <text:p>369342.887745285</text:p>
          </table:table-cell>
          <table:table-cell office:value-type="float" office:value="3280292.69545645" calcext:value-type="float">
            <text:p>3280292.69545645</text:p>
          </table:table-cell>
          <table:table-cell table:number-columns-repeated="12"/>
          <table:table-cell office:value-type="float" office:value="369341.558637921" calcext:value-type="float">
            <text:p>369341.558637921</text:p>
          </table:table-cell>
          <table:table-cell office:value-type="float" office:value="3280316.75216281" calcext:value-type="float">
            <text:p>3280316.75216281</text:p>
          </table:table-cell>
          <table:table-cell/>
          <table:table-cell office:value-type="float" office:value="369334.149866212" calcext:value-type="float">
            <text:p>369334.149866212</text:p>
          </table:table-cell>
          <table:table-cell office:value-type="float" office:value="3280307.20559947" calcext:value-type="float">
            <text:p>3280307.20559947</text:p>
          </table:table-cell>
          <table:table-cell table:number-columns-repeated="4"/>
          <table:table-cell office:value-type="float" office:value="369340.979531513" calcext:value-type="float">
            <text:p>369340.979531513</text:p>
          </table:table-cell>
          <table:table-cell office:value-type="float" office:value="3280316.5604266" calcext:value-type="float">
            <text:p>3280316.5604266</text:p>
          </table:table-cell>
        </table:table-row>
        <table:table-row table:style-name="ro1">
          <table:table-cell office:value-type="float" office:value="369332.924037622" calcext:value-type="float">
            <text:p>369332.924037622</text:p>
          </table:table-cell>
          <table:table-cell office:value-type="float" office:value="3280304.58770598" calcext:value-type="float">
            <text:p>3280304.58770598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369341.275903511" calcext:value-type="float">
            <text:p>369341.275903511</text:p>
          </table:table-cell>
          <table:table-cell office:value-type="float" office:value="3280316.75406453" calcext:value-type="float">
            <text:p>3280316.75406453</text:p>
          </table:table-cell>
          <table:table-cell/>
          <table:table-cell office:value-type="float" office:value="369333.650354773" calcext:value-type="float">
            <text:p>369333.650354773</text:p>
          </table:table-cell>
          <table:table-cell office:value-type="float" office:value="3280305.88142554" calcext:value-type="float">
            <text:p>3280305.88142554</text:p>
          </table:table-cell>
          <table:table-cell table:number-columns-repeated="4"/>
          <table:table-cell office:value-type="float" office:value="369342.035672553" calcext:value-type="float">
            <text:p>369342.035672553</text:p>
          </table:table-cell>
          <table:table-cell office:value-type="float" office:value="3280316.73959188" calcext:value-type="float">
            <text:p>3280316.73959188</text:p>
          </table:table-cell>
        </table:table-row>
        <table:table-row table:style-name="ro1">
          <table:table-cell office:value-type="float" office:value="369332.860346649" calcext:value-type="float">
            <text:p>369332.860346649</text:p>
          </table:table-cell>
          <table:table-cell office:value-type="float" office:value="3280304.42038378" calcext:value-type="float">
            <text:p>3280304.42038378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369341.021561634" calcext:value-type="float">
            <text:p>369341.021561634</text:p>
          </table:table-cell>
          <table:table-cell office:value-type="float" office:value="3280316.74687126" calcext:value-type="float">
            <text:p>3280316.74687126</text:p>
          </table:table-cell>
          <table:table-cell/>
          <table:table-cell office:value-type="float" office:value="369333.15988546" calcext:value-type="float">
            <text:p>369333.15988546</text:p>
          </table:table-cell>
          <table:table-cell office:value-type="float" office:value="3280305.33297749" calcext:value-type="float">
            <text:p>3280305.33297749</text:p>
          </table:table-cell>
          <table:table-cell table:number-columns-repeated="4"/>
          <table:table-cell office:value-type="float" office:value="369341.505833586" calcext:value-type="float">
            <text:p>369341.505833586</text:p>
          </table:table-cell>
          <table:table-cell office:value-type="float" office:value="3280316.73215795" calcext:value-type="float">
            <text:p>3280316.73215795</text:p>
          </table:table-cell>
        </table:table-row>
        <table:table-row table:style-name="ro1">
          <table:table-cell office:value-type="float" office:value="369332.75932825" calcext:value-type="float">
            <text:p>369332.75932825</text:p>
          </table:table-cell>
          <table:table-cell office:value-type="float" office:value="3280304.06716071" calcext:value-type="float">
            <text:p>3280304.06716071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369341.218473217" calcext:value-type="float">
            <text:p>369341.218473217</text:p>
          </table:table-cell>
          <table:table-cell office:value-type="float" office:value="3280316.52809183" calcext:value-type="float">
            <text:p>3280316.52809183</text:p>
          </table:table-cell>
          <table:table-cell/>
          <table:table-cell office:value-type="float" office:value="369332.958530721" calcext:value-type="float">
            <text:p>369332.958530721</text:p>
          </table:table-cell>
          <table:table-cell office:value-type="float" office:value="3280304.67032636" calcext:value-type="float">
            <text:p>3280304.67032636</text:p>
          </table:table-cell>
          <table:table-cell table:number-columns-repeated="4"/>
          <table:table-cell office:value-type="float" office:value="369340.947682088" calcext:value-type="float">
            <text:p>369340.947682088</text:p>
          </table:table-cell>
          <table:table-cell office:value-type="float" office:value="3280316.74939246" calcext:value-type="float">
            <text:p>3280316.74939246</text:p>
          </table:table-cell>
        </table:table-row>
        <table:table-row table:style-name="ro1">
          <table:table-cell office:value-type="float" office:value="369332.719772841" calcext:value-type="float">
            <text:p>369332.719772841</text:p>
          </table:table-cell>
          <table:table-cell office:value-type="float" office:value="3280303.87805281" calcext:value-type="float">
            <text:p>3280303.87805281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369340.961268748" calcext:value-type="float">
            <text:p>369340.961268748</text:p>
          </table:table-cell>
          <table:table-cell office:value-type="float" office:value="3280316.50788343" calcext:value-type="float">
            <text:p>3280316.50788343</text:p>
          </table:table-cell>
          <table:table-cell/>
          <table:table-cell office:value-type="float" office:value="369332.855269845" calcext:value-type="float">
            <text:p>369332.855269845</text:p>
          </table:table-cell>
          <table:table-cell office:value-type="float" office:value="3280304.11736483" calcext:value-type="float">
            <text:p>3280304.11736483</text:p>
          </table:table-cell>
          <table:table-cell table:number-columns-repeated="4"/>
          <table:table-cell office:value-type="float" office:value="369340.403430636" calcext:value-type="float">
            <text:p>369340.403430636</text:p>
          </table:table-cell>
          <table:table-cell office:value-type="float" office:value="3280316.75436907" calcext:value-type="float">
            <text:p>3280316.75436907</text:p>
          </table:table-cell>
        </table:table-row>
        <table:table-row table:style-name="ro1">
          <table:table-cell office:value-type="float" office:value="369332.805209751" calcext:value-type="float">
            <text:p>369332.805209751</text:p>
          </table:table-cell>
          <table:table-cell office:value-type="float" office:value="3280303.82969376" calcext:value-type="float">
            <text:p>3280303.82969376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369340.699886648" calcext:value-type="float">
            <text:p>369340.699886648</text:p>
          </table:table-cell>
          <table:table-cell office:value-type="float" office:value="3280316.50398801" calcext:value-type="float">
            <text:p>3280316.50398801</text:p>
          </table:table-cell>
          <table:table-cell/>
          <table:table-cell office:value-type="float" office:value="369332.936570981" calcext:value-type="float">
            <text:p>369332.936570981</text:p>
          </table:table-cell>
          <table:table-cell office:value-type="float" office:value="3280302.7864207" calcext:value-type="float">
            <text:p>3280302.7864207</text:p>
          </table:table-cell>
          <table:table-cell table:number-columns-repeated="4"/>
          <table:table-cell office:value-type="float" office:value="369339.873428131" calcext:value-type="float">
            <text:p>369339.873428131</text:p>
          </table:table-cell>
          <table:table-cell office:value-type="float" office:value="3280316.74602483" calcext:value-type="float">
            <text:p>3280316.74602483</text:p>
          </table:table-cell>
        </table:table-row>
        <table:table-row table:style-name="ro1">
          <table:table-cell office:value-type="float" office:value="369332.773656919" calcext:value-type="float">
            <text:p>369332.773656919</text:p>
          </table:table-cell>
          <table:table-cell office:value-type="float" office:value="3280303.43772337" calcext:value-type="float">
            <text:p>3280303.43772337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369340.431457975" calcext:value-type="float">
            <text:p>369340.431457975</text:p>
          </table:table-cell>
          <table:table-cell office:value-type="float" office:value="3280316.5133852" calcext:value-type="float">
            <text:p>3280316.5133852</text:p>
          </table:table-cell>
          <table:table-cell/>
          <table:table-cell office:value-type="float" office:value="369333.601268548" calcext:value-type="float">
            <text:p>369333.601268548</text:p>
          </table:table-cell>
          <table:table-cell office:value-type="float" office:value="3280301.6703423" calcext:value-type="float">
            <text:p>3280301.6703423</text:p>
          </table:table-cell>
          <table:table-cell table:number-columns-repeated="4"/>
          <table:table-cell office:value-type="float" office:value="369341.140868025" calcext:value-type="float">
            <text:p>369341.140868025</text:p>
          </table:table-cell>
          <table:table-cell office:value-type="float" office:value="3280316.52327299" calcext:value-type="float">
            <text:p>3280316.52327299</text:p>
          </table:table-cell>
        </table:table-row>
        <table:table-row table:style-name="ro1">
          <table:table-cell office:value-type="float" office:value="369332.775534933" calcext:value-type="float">
            <text:p>369332.775534933</text:p>
          </table:table-cell>
          <table:table-cell office:value-type="float" office:value="3280303.24217442" calcext:value-type="float">
            <text:p>3280303.24217442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369340.159362128" calcext:value-type="float">
            <text:p>369340.159362128</text:p>
          </table:table-cell>
          <table:table-cell office:value-type="float" office:value="3280316.51785766" calcext:value-type="float">
            <text:p>3280316.51785766</text:p>
          </table:table-cell>
          <table:table-cell/>
          <table:table-cell office:value-type="float" office:value="369334.276300134" calcext:value-type="float">
            <text:p>369334.276300134</text:p>
          </table:table-cell>
          <table:table-cell office:value-type="float" office:value="3280301.44080779" calcext:value-type="float">
            <text:p>3280301.44080779</text:p>
          </table:table-cell>
          <table:table-cell table:number-columns-repeated="4"/>
          <table:table-cell office:value-type="float" office:value="369340.626298945" calcext:value-type="float">
            <text:p>369340.626298945</text:p>
          </table:table-cell>
          <table:table-cell office:value-type="float" office:value="3280316.48493743" calcext:value-type="float">
            <text:p>3280316.48493743</text:p>
          </table:table-cell>
        </table:table-row>
        <table:table-row table:style-name="ro1">
          <table:table-cell office:value-type="float" office:value="369332.965045654" calcext:value-type="float">
            <text:p>369332.965045654</text:p>
          </table:table-cell>
          <table:table-cell office:value-type="float" office:value="3280302.47207023" calcext:value-type="float">
            <text:p>3280302.47207023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369340.147098065" calcext:value-type="float">
            <text:p>369340.147098065</text:p>
          </table:table-cell>
          <table:table-cell office:value-type="float" office:value="3280316.33079781" calcext:value-type="float">
            <text:p>3280316.33079781</text:p>
          </table:table-cell>
          <table:table-cell/>
          <table:table-cell office:value-type="float" office:value="369335.236571305" calcext:value-type="float">
            <text:p>369335.236571305</text:p>
          </table:table-cell>
          <table:table-cell office:value-type="float" office:value="3280300.76461634" calcext:value-type="float">
            <text:p>3280300.76461634</text:p>
          </table:table-cell>
          <table:table-cell table:number-columns-repeated="4"/>
          <table:table-cell office:value-type="float" office:value="369340.118086597" calcext:value-type="float">
            <text:p>369340.118086597</text:p>
          </table:table-cell>
          <table:table-cell office:value-type="float" office:value="3280316.4627923" calcext:value-type="float">
            <text:p>3280316.4627923</text:p>
          </table:table-cell>
        </table:table-row>
        <table:table-row table:style-name="ro1">
          <table:table-cell office:value-type="float" office:value="369333.02608323" calcext:value-type="float">
            <text:p>369333.02608323</text:p>
          </table:table-cell>
          <table:table-cell office:value-type="float" office:value="3280302.064391" calcext:value-type="float">
            <text:p>3280302.064391</text:p>
          </table:table-cell>
          <table:table-cell/>
          <table:table-cell office:value-type="float" office:value="369361.454515757" calcext:value-type="float">
            <text:p>369361.454515757</text:p>
          </table:table-cell>
          <table:table-cell office:value-type="float" office:value="3280307.44152383" calcext:value-type="float">
            <text:p>3280307.44152383</text:p>
          </table:table-cell>
          <table:table-cell table:number-columns-repeated="12"/>
          <table:table-cell office:value-type="float" office:value="369339.8750458" calcext:value-type="float">
            <text:p>369339.8750458</text:p>
          </table:table-cell>
          <table:table-cell office:value-type="float" office:value="3280316.32404473" calcext:value-type="float">
            <text:p>3280316.32404473</text:p>
          </table:table-cell>
          <table:table-cell/>
          <table:table-cell office:value-type="float" office:value="369336.202009455" calcext:value-type="float">
            <text:p>369336.202009455</text:p>
          </table:table-cell>
          <table:table-cell office:value-type="float" office:value="3280300.5316969" calcext:value-type="float">
            <text:p>3280300.5316969</text:p>
          </table:table-cell>
          <table:table-cell table:number-columns-repeated="4"/>
          <table:table-cell office:value-type="float" office:value="369339.574070229" calcext:value-type="float">
            <text:p>369339.574070229</text:p>
          </table:table-cell>
          <table:table-cell office:value-type="float" office:value="3280316.47911723" calcext:value-type="float">
            <text:p>3280316.47911723</text:p>
          </table:table-cell>
        </table:table-row>
        <table:table-row table:style-name="ro1">
          <table:table-cell office:value-type="float" office:value="369333.071721987" calcext:value-type="float">
            <text:p>369333.071721987</text:p>
          </table:table-cell>
          <table:table-cell office:value-type="float" office:value="3280301.85493579" calcext:value-type="float">
            <text:p>3280301.85493579</text:p>
          </table:table-cell>
          <table:table-cell/>
          <table:table-cell office:value-type="float" office:value="369359.830835447" calcext:value-type="float">
            <text:p>369359.830835447</text:p>
          </table:table-cell>
          <table:table-cell office:value-type="float" office:value="3280309.3446077" calcext:value-type="float">
            <text:p>3280309.3446077</text:p>
          </table:table-cell>
          <table:table-cell table:number-columns-repeated="12"/>
          <table:table-cell office:value-type="float" office:value="369339.607139819" calcext:value-type="float">
            <text:p>369339.607139819</text:p>
          </table:table-cell>
          <table:table-cell office:value-type="float" office:value="3280316.30508344" calcext:value-type="float">
            <text:p>3280316.30508344</text:p>
          </table:table-cell>
          <table:table-cell/>
          <table:table-cell office:value-type="float" office:value="369337.250041048" calcext:value-type="float">
            <text:p>369337.250041048</text:p>
          </table:table-cell>
          <table:table-cell office:value-type="float" office:value="3280299.07865143" calcext:value-type="float">
            <text:p>3280299.07865143</text:p>
          </table:table-cell>
          <table:table-cell table:number-columns-repeated="4"/>
          <table:table-cell office:value-type="float" office:value="369339.03001234" calcext:value-type="float">
            <text:p>369339.03001234</text:p>
          </table:table-cell>
          <table:table-cell office:value-type="float" office:value="3280316.49349829" calcext:value-type="float">
            <text:p>3280316.49349829</text:p>
          </table:table-cell>
        </table:table-row>
        <table:table-row table:style-name="ro1">
          <table:table-cell office:value-type="float" office:value="369333.700646885" calcext:value-type="float">
            <text:p>369333.700646885</text:p>
          </table:table-cell>
          <table:table-cell office:value-type="float" office:value="3280301.34362027" calcext:value-type="float">
            <text:p>3280301.34362027</text:p>
          </table:table-cell>
          <table:table-cell/>
          <table:table-cell office:value-type="float" office:value="369359.357156996" calcext:value-type="float">
            <text:p>369359.357156996</text:p>
          </table:table-cell>
          <table:table-cell office:value-type="float" office:value="3280310.23679222" calcext:value-type="float">
            <text:p>3280310.23679222</text:p>
          </table:table-cell>
          <table:table-cell table:number-columns-repeated="12"/>
          <table:table-cell office:value-type="float" office:value="369339.339532556" calcext:value-type="float">
            <text:p>369339.339532556</text:p>
          </table:table-cell>
          <table:table-cell office:value-type="float" office:value="3280316.28201758" calcext:value-type="float">
            <text:p>3280316.28201758</text:p>
          </table:table-cell>
          <table:table-cell/>
          <table:table-cell office:value-type="float" office:value="369338.202562431" calcext:value-type="float">
            <text:p>369338.202562431</text:p>
          </table:table-cell>
          <table:table-cell office:value-type="float" office:value="3280297.73755239" calcext:value-type="float">
            <text:p>3280297.73755239</text:p>
          </table:table-cell>
          <table:table-cell table:number-columns-repeated="4"/>
          <table:table-cell office:value-type="float" office:value="369340.079959351" calcext:value-type="float">
            <text:p>369340.079959351</text:p>
          </table:table-cell>
          <table:table-cell office:value-type="float" office:value="3280316.32948524" calcext:value-type="float">
            <text:p>3280316.32948524</text:p>
          </table:table-cell>
        </table:table-row>
        <table:table-row table:style-name="ro1">
          <table:table-cell office:value-type="float" office:value="369333.727484172" calcext:value-type="float">
            <text:p>369333.727484172</text:p>
          </table:table-cell>
          <table:table-cell office:value-type="float" office:value="3280301.15744175" calcext:value-type="float">
            <text:p>3280301.15744175</text:p>
          </table:table-cell>
          <table:table-cell/>
          <table:table-cell office:value-type="float" office:value="369361.755253771" calcext:value-type="float">
            <text:p>369361.755253771</text:p>
          </table:table-cell>
          <table:table-cell office:value-type="float" office:value="3280308.32468323" calcext:value-type="float">
            <text:p>3280308.32468323</text:p>
          </table:table-cell>
          <table:table-cell table:number-columns-repeated="12"/>
          <table:table-cell office:value-type="float" office:value="369339.05940922" calcext:value-type="float">
            <text:p>369339.05940922</text:p>
          </table:table-cell>
          <table:table-cell office:value-type="float" office:value="3280316.24362056" calcext:value-type="float">
            <text:p>3280316.24362056</text:p>
          </table:table-cell>
          <table:table-cell/>
          <table:table-cell office:value-type="float" office:value="369338.77433371" calcext:value-type="float">
            <text:p>369338.77433371</text:p>
          </table:table-cell>
          <table:table-cell office:value-type="float" office:value="3280296.9550566" calcext:value-type="float">
            <text:p>3280296.9550566</text:p>
          </table:table-cell>
          <table:table-cell table:number-columns-repeated="4"/>
          <table:table-cell office:value-type="float" office:value="369339.528715023" calcext:value-type="float">
            <text:p>369339.528715023</text:p>
          </table:table-cell>
          <table:table-cell office:value-type="float" office:value="3280316.32006553" calcext:value-type="float">
            <text:p>3280316.32006553</text:p>
          </table:table-cell>
        </table:table-row>
        <table:table-row table:style-name="ro1">
          <table:table-cell office:value-type="float" office:value="369333.775190776" calcext:value-type="float">
            <text:p>369333.775190776</text:p>
          </table:table-cell>
          <table:table-cell office:value-type="float" office:value="3280300.75300483" calcext:value-type="float">
            <text:p>3280300.75300483</text:p>
          </table:table-cell>
          <table:table-cell/>
          <table:table-cell office:value-type="float" office:value="369362.050825879" calcext:value-type="float">
            <text:p>369362.050825879</text:p>
          </table:table-cell>
          <table:table-cell office:value-type="float" office:value="3280308.76457075" calcext:value-type="float">
            <text:p>3280308.76457075</text:p>
          </table:table-cell>
          <table:table-cell table:number-columns-repeated="12"/>
          <table:table-cell office:value-type="float" office:value="369339.180165476" calcext:value-type="float">
            <text:p>369339.180165476</text:p>
          </table:table-cell>
          <table:table-cell office:value-type="float" office:value="3280315.98734307" calcext:value-type="float">
            <text:p>3280315.98734307</text:p>
          </table:table-cell>
          <table:table-cell/>
          <table:table-cell office:value-type="float" office:value="369339.344813387" calcext:value-type="float">
            <text:p>369339.344813387</text:p>
          </table:table-cell>
          <table:table-cell office:value-type="float" office:value="3280296.06174287" calcext:value-type="float">
            <text:p>3280296.06174287</text:p>
          </table:table-cell>
          <table:table-cell table:number-columns-repeated="4"/>
          <table:table-cell office:value-type="float" office:value="369338.985359983" calcext:value-type="float">
            <text:p>369338.985359983</text:p>
          </table:table-cell>
          <table:table-cell office:value-type="float" office:value="3280316.28953524" calcext:value-type="float">
            <text:p>3280316.28953524</text:p>
          </table:table-cell>
        </table:table-row>
        <table:table-row table:style-name="ro1">
          <table:table-cell office:value-type="float" office:value="369334.363932258" calcext:value-type="float">
            <text:p>369334.363932258</text:p>
          </table:table-cell>
          <table:table-cell office:value-type="float" office:value="3280301.10582261" calcext:value-type="float">
            <text:p>3280301.10582261</text:p>
          </table:table-cell>
          <table:table-cell/>
          <table:table-cell office:value-type="float" office:value="369362.723274615" calcext:value-type="float">
            <text:p>369362.723274615</text:p>
          </table:table-cell>
          <table:table-cell office:value-type="float" office:value="3280308.31340201" calcext:value-type="float">
            <text:p>3280308.31340201</text:p>
          </table:table-cell>
          <table:table-cell table:number-columns-repeated="12"/>
          <table:table-cell office:value-type="float" office:value="369338.901352963" calcext:value-type="float">
            <text:p>369338.901352963</text:p>
          </table:table-cell>
          <table:table-cell office:value-type="float" office:value="3280315.97304192" calcext:value-type="float">
            <text:p>3280315.97304192</text:p>
          </table:table-cell>
          <table:table-cell/>
          <table:table-cell office:value-type="float" office:value="369339.806865858" calcext:value-type="float">
            <text:p>369339.806865858</text:p>
          </table:table-cell>
          <table:table-cell office:value-type="float" office:value="3280294.17219568" calcext:value-type="float">
            <text:p>3280294.17219568</text:p>
          </table:table-cell>
          <table:table-cell table:number-columns-repeated="4"/>
          <table:table-cell office:value-type="float" office:value="369338.464221956" calcext:value-type="float">
            <text:p>369338.464221956</text:p>
          </table:table-cell>
          <table:table-cell office:value-type="float" office:value="3280316.24471184" calcext:value-type="float">
            <text:p>3280316.24471184</text:p>
          </table:table-cell>
        </table:table-row>
        <table:table-row table:style-name="ro1">
          <table:table-cell office:value-type="float" office:value="369334.430815228" calcext:value-type="float">
            <text:p>369334.430815228</text:p>
          </table:table-cell>
          <table:table-cell office:value-type="float" office:value="3280300.90463092" calcext:value-type="float">
            <text:p>3280300.90463092</text:p>
          </table:table-cell>
          <table:table-cell/>
          <table:table-cell office:value-type="float" office:value="369362.728440444" calcext:value-type="float">
            <text:p>369362.728440444</text:p>
          </table:table-cell>
          <table:table-cell office:value-type="float" office:value="3280308.75667391" calcext:value-type="float">
            <text:p>3280308.75667391</text:p>
          </table:table-cell>
          <table:table-cell table:number-columns-repeated="12"/>
          <table:table-cell office:value-type="float" office:value="369338.625869511" calcext:value-type="float">
            <text:p>369338.625869511</text:p>
          </table:table-cell>
          <table:table-cell office:value-type="float" office:value="3280315.9746029" calcext:value-type="float">
            <text:p>3280315.9746029</text:p>
          </table:table-cell>
          <table:table-cell/>
          <table:table-cell office:value-type="float" office:value="369340.470272982" calcext:value-type="float">
            <text:p>369340.470272982</text:p>
          </table:table-cell>
          <table:table-cell office:value-type="float" office:value="3280292.94529978" calcext:value-type="float">
            <text:p>3280292.94529978</text:p>
          </table:table-cell>
          <table:table-cell table:number-columns-repeated="4"/>
          <table:table-cell office:value-type="float" office:value="369337.903230086" calcext:value-type="float">
            <text:p>369337.903230086</text:p>
          </table:table-cell>
          <table:table-cell office:value-type="float" office:value="3280316.17433872" calcext:value-type="float">
            <text:p>3280316.17433872</text:p>
          </table:table-cell>
        </table:table-row>
        <table:table-row table:style-name="ro1">
          <table:table-cell office:value-type="float" office:value="369334.577462763" calcext:value-type="float">
            <text:p>369334.577462763</text:p>
          </table:table-cell>
          <table:table-cell office:value-type="float" office:value="3280300.53703365" calcext:value-type="float">
            <text:p>3280300.53703365</text:p>
          </table:table-cell>
          <table:table-cell/>
          <table:table-cell office:value-type="float" office:value="369363.020138139" calcext:value-type="float">
            <text:p>369363.020138139</text:p>
          </table:table-cell>
          <table:table-cell office:value-type="float" office:value="3280308.86410753" calcext:value-type="float">
            <text:p>3280308.86410753</text:p>
          </table:table-cell>
          <table:table-cell table:number-columns-repeated="12"/>
          <table:table-cell office:value-type="float" office:value="369338.365455097" calcext:value-type="float">
            <text:p>369338.365455097</text:p>
          </table:table-cell>
          <table:table-cell office:value-type="float" office:value="3280315.99857372" calcext:value-type="float">
            <text:p>3280315.99857372</text:p>
          </table:table-cell>
          <table:table-cell/>
          <table:table-cell office:value-type="float" office:value="369341.239524125" calcext:value-type="float">
            <text:p>369341.239524125</text:p>
          </table:table-cell>
          <table:table-cell office:value-type="float" office:value="3280292.49300145" calcext:value-type="float">
            <text:p>3280292.49300145</text:p>
          </table:table-cell>
          <table:table-cell table:number-columns-repeated="4"/>
          <table:table-cell office:value-type="float" office:value="369339.117383096" calcext:value-type="float">
            <text:p>369339.117383096</text:p>
          </table:table-cell>
          <table:table-cell office:value-type="float" office:value="3280315.97653358" calcext:value-type="float">
            <text:p>3280315.97653358</text:p>
          </table:table-cell>
        </table:table-row>
        <table:table-row table:style-name="ro1">
          <table:table-cell office:value-type="float" office:value="369335.278133069" calcext:value-type="float">
            <text:p>369335.278133069</text:p>
          </table:table-cell>
          <table:table-cell office:value-type="float" office:value="3280300.67221748" calcext:value-type="float">
            <text:p>3280300.67221748</text:p>
          </table:table-cell>
          <table:table-cell/>
          <table:table-cell office:value-type="float" office:value="369363.220199563" calcext:value-type="float">
            <text:p>369363.220199563</text:p>
          </table:table-cell>
          <table:table-cell office:value-type="float" office:value="3280309.41594117" calcext:value-type="float">
            <text:p>3280309.41594117</text:p>
          </table:table-cell>
          <table:table-cell table:number-columns-repeated="12"/>
          <table:table-cell office:value-type="float" office:value="369338.08412555" calcext:value-type="float">
            <text:p>369338.08412555</text:p>
          </table:table-cell>
          <table:table-cell office:value-type="float" office:value="3280316.02673721" calcext:value-type="float">
            <text:p>3280316.02673721</text:p>
          </table:table-cell>
          <table:table-cell/>
          <table:table-cell office:value-type="float" office:value="369342.210129706" calcext:value-type="float">
            <text:p>369342.210129706</text:p>
          </table:table-cell>
          <table:table-cell office:value-type="float" office:value="3280292.70335446" calcext:value-type="float">
            <text:p>3280292.70335446</text:p>
          </table:table-cell>
          <table:table-cell table:number-columns-repeated="4"/>
          <table:table-cell office:value-type="float" office:value="369338.55319263" calcext:value-type="float">
            <text:p>369338.55319263</text:p>
          </table:table-cell>
          <table:table-cell office:value-type="float" office:value="3280315.94012083" calcext:value-type="float">
            <text:p>3280315.94012083</text:p>
          </table:table-cell>
        </table:table-row>
        <table:table-row table:style-name="ro1">
          <table:table-cell office:value-type="float" office:value="369335.470467296" calcext:value-type="float">
            <text:p>369335.470467296</text:p>
          </table:table-cell>
          <table:table-cell office:value-type="float" office:value="3280300.31034558" calcext:value-type="float">
            <text:p>3280300.31034558</text:p>
          </table:table-cell>
          <table:table-cell/>
          <table:table-cell office:value-type="float" office:value="369363.036927052" calcext:value-type="float">
            <text:p>369363.036927052</text:p>
          </table:table-cell>
          <table:table-cell office:value-type="float" office:value="3280310.30474119" calcext:value-type="float">
            <text:p>3280310.30474119</text:p>
          </table:table-cell>
          <table:table-cell table:number-columns-repeated="12"/>
          <table:table-cell office:value-type="float" office:value="369338.599623542" calcext:value-type="float">
            <text:p>369338.599623542</text:p>
          </table:table-cell>
          <table:table-cell office:value-type="float" office:value="3280315.81384949" calcext:value-type="float">
            <text:p>3280315.81384949</text:p>
          </table:table-cell>
          <table:table-cell/>
          <table:table-cell office:value-type="float" office:value="369342.887745285" calcext:value-type="float">
            <text:p>369342.887745285</text:p>
          </table:table-cell>
          <table:table-cell office:value-type="float" office:value="3280292.69545645" calcext:value-type="float">
            <text:p>3280292.69545645</text:p>
          </table:table-cell>
          <table:table-cell table:number-columns-repeated="4"/>
          <table:table-cell office:value-type="float" office:value="369338.002207503" calcext:value-type="float">
            <text:p>369338.002207503</text:p>
          </table:table-cell>
          <table:table-cell office:value-type="float" office:value="3280315.93225238" calcext:value-type="float">
            <text:p>3280315.93225238</text:p>
          </table:table-cell>
        </table:table-row>
        <table:table-row table:style-name="ro1">
          <table:table-cell office:value-type="float" office:value="369335.588354989" calcext:value-type="float">
            <text:p>369335.588354989</text:p>
          </table:table-cell>
          <table:table-cell office:value-type="float" office:value="3280300.13128396" calcext:value-type="float">
            <text:p>3280300.13128396</text:p>
          </table:table-cell>
          <table:table-cell/>
          <table:table-cell office:value-type="float" office:value="369363.426718224" calcext:value-type="float">
            <text:p>369363.426718224</text:p>
          </table:table-cell>
          <table:table-cell office:value-type="float" office:value="3280310.52186468" calcext:value-type="float">
            <text:p>3280310.52186468</text:p>
          </table:table-cell>
          <table:table-cell table:number-columns-repeated="12"/>
          <table:table-cell office:value-type="float" office:value="369338.328074356" calcext:value-type="float">
            <text:p>369338.328074356</text:p>
          </table:table-cell>
          <table:table-cell office:value-type="float" office:value="3280315.83116997" calcext:value-type="float">
            <text:p>3280315.83116997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337.466689557" calcext:value-type="float">
            <text:p>369337.466689557</text:p>
          </table:table-cell>
          <table:table-cell office:value-type="float" office:value="3280315.97320498" calcext:value-type="float">
            <text:p>3280315.97320498</text:p>
          </table:table-cell>
        </table:table-row>
        <table:table-row table:style-name="ro1">
          <table:table-cell office:value-type="float" office:value="369336.268119743" calcext:value-type="float">
            <text:p>369336.268119743</text:p>
          </table:table-cell>
          <table:table-cell office:value-type="float" office:value="3280300.45184006" calcext:value-type="float">
            <text:p>3280300.45184006</text:p>
          </table:table-cell>
          <table:table-cell/>
          <table:table-cell office:value-type="float" office:value="369364.39215599" calcext:value-type="float">
            <text:p>369364.39215599</text:p>
          </table:table-cell>
          <table:table-cell office:value-type="float" office:value="3280310.28894765" calcext:value-type="float">
            <text:p>3280310.28894765</text:p>
          </table:table-cell>
          <table:table-cell table:number-columns-repeated="12"/>
          <table:table-cell office:value-type="float" office:value="369338.048904252" calcext:value-type="float">
            <text:p>369338.048904252</text:p>
          </table:table-cell>
          <table:table-cell office:value-type="float" office:value="3280315.83444693" calcext:value-type="float">
            <text:p>3280315.83444693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336.939394727" calcext:value-type="float">
            <text:p>369336.939394727</text:p>
          </table:table-cell>
          <table:table-cell office:value-type="float" office:value="3280316.0280094" calcext:value-type="float">
            <text:p>3280316.0280094</text:p>
          </table:table-cell>
        </table:table-row>
        <table:table-row table:style-name="ro1">
          <table:table-cell office:value-type="float" office:value="369336.405415152" calcext:value-type="float">
            <text:p>369336.405415152</text:p>
          </table:table-cell>
          <table:table-cell office:value-type="float" office:value="3280300.29653359" calcext:value-type="float">
            <text:p>3280300.29653359</text:p>
          </table:table-cell>
          <table:table-cell/>
          <table:table-cell office:value-type="float" office:value="369364.883914945" calcext:value-type="float">
            <text:p>369364.883914945</text:p>
          </table:table-cell>
          <table:table-cell office:value-type="float" office:value="3280310.94821498" calcext:value-type="float">
            <text:p>3280310.94821498</text:p>
          </table:table-cell>
          <table:table-cell table:number-columns-repeated="12"/>
          <table:table-cell office:value-type="float" office:value="369337.780302985" calcext:value-type="float">
            <text:p>369337.780302985</text:p>
          </table:table-cell>
          <table:table-cell office:value-type="float" office:value="3280315.83341557" calcext:value-type="float">
            <text:p>3280315.83341557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338.53973518" calcext:value-type="float">
            <text:p>369338.53973518</text:p>
          </table:table-cell>
          <table:table-cell office:value-type="float" office:value="3280315.81868842" calcext:value-type="float">
            <text:p>3280315.81868842</text:p>
          </table:table-cell>
        </table:table-row>
        <table:table-row table:style-name="ro1">
          <table:table-cell office:value-type="float" office:value="369336.694127103" calcext:value-type="float">
            <text:p>369336.694127103</text:p>
          </table:table-cell>
          <table:table-cell office:value-type="float" office:value="3280300.01917305" calcext:value-type="float">
            <text:p>3280300.01917305</text:p>
          </table:table-cell>
          <table:table-cell/>
          <table:table-cell office:value-type="float" office:value="369365.182069733" calcext:value-type="float">
            <text:p>369365.182069733</text:p>
          </table:table-cell>
          <table:table-cell office:value-type="float" office:value="3280311.60973852" calcext:value-type="float">
            <text:p>3280311.60973852</text:p>
          </table:table-cell>
          <table:table-cell table:number-columns-repeated="12"/>
          <table:table-cell office:value-type="float" office:value="369337.508258183" calcext:value-type="float">
            <text:p>369337.508258183</text:p>
          </table:table-cell>
          <table:table-cell office:value-type="float" office:value="3280315.82667503" calcext:value-type="float">
            <text:p>3280315.82667503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337.990012739" calcext:value-type="float">
            <text:p>369337.990012739</text:p>
          </table:table-cell>
          <table:table-cell office:value-type="float" office:value="3280315.86025253" calcext:value-type="float">
            <text:p>3280315.86025253</text:p>
          </table:table-cell>
        </table:table-row>
        <table:table-row table:style-name="ro1">
          <table:table-cell office:value-type="float" office:value="369336.832882312" calcext:value-type="float">
            <text:p>369336.832882312</text:p>
          </table:table-cell>
          <table:table-cell office:value-type="float" office:value="3280299.87163863" calcext:value-type="float">
            <text:p>3280299.87163863</text:p>
          </table:table-cell>
          <table:table-cell/>
          <table:table-cell office:value-type="float" office:value="369364.911035133" calcext:value-type="float">
            <text:p>369364.911035133</text:p>
          </table:table-cell>
          <table:table-cell office:value-type="float" office:value="3280313.27539242" calcext:value-type="float">
            <text:p>3280313.27539242</text:p>
          </table:table-cell>
          <table:table-cell table:number-columns-repeated="12"/>
          <table:table-cell office:value-type="float" office:value="369337.8284219" calcext:value-type="float">
            <text:p>369337.8284219</text:p>
          </table:table-cell>
          <table:table-cell office:value-type="float" office:value="3280315.47519907" calcext:value-type="float">
            <text:p>3280315.47519907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337.424725386" calcext:value-type="float">
            <text:p>369337.424725386</text:p>
          </table:table-cell>
          <table:table-cell office:value-type="float" office:value="3280315.87223548" calcext:value-type="float">
            <text:p>3280315.87223548</text:p>
          </table:table-cell>
        </table:table-row>
        <table:table-row table:style-name="ro1">
          <table:table-cell office:value-type="float" office:value="369337.462308881" calcext:value-type="float">
            <text:p>369337.462308881</text:p>
          </table:table-cell>
          <table:table-cell office:value-type="float" office:value="3280298.84814652" calcext:value-type="float">
            <text:p>3280298.84814652</text:p>
          </table:table-cell>
          <table:table-cell/>
          <table:table-cell office:value-type="float" office:value="369363.009863671" calcext:value-type="float">
            <text:p>369363.009863671</text:p>
          </table:table-cell>
          <table:table-cell office:value-type="float" office:value="3280316.29003992" calcext:value-type="float">
            <text:p>3280316.29003992</text:p>
          </table:table-cell>
          <table:table-cell table:number-columns-repeated="12"/>
          <table:table-cell office:value-type="float" office:value="369337.757959813" calcext:value-type="float">
            <text:p>369337.757959813</text:p>
          </table:table-cell>
          <table:table-cell office:value-type="float" office:value="3280315.46957933" calcext:value-type="float">
            <text:p>3280315.46957933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336.901653594" calcext:value-type="float">
            <text:p>369336.901653594</text:p>
          </table:table-cell>
          <table:table-cell office:value-type="float" office:value="3280315.87184317" calcext:value-type="float">
            <text:p>3280315.87184317</text:p>
          </table:table-cell>
        </table:table-row>
        <table:table-row table:style-name="ro1">
          <table:table-cell office:value-type="float" office:value="369337.716014173" calcext:value-type="float">
            <text:p>369337.716014173</text:p>
          </table:table-cell>
          <table:table-cell office:value-type="float" office:value="3280298.6127343" calcext:value-type="float">
            <text:p>3280298.6127343</text:p>
          </table:table-cell>
          <table:table-cell/>
          <table:table-cell office:value-type="float" office:value="369361.180957184" calcext:value-type="float">
            <text:p>369361.180957184</text:p>
          </table:table-cell>
          <table:table-cell office:value-type="float" office:value="3280317.19801811" calcext:value-type="float">
            <text:p>3280317.19801811</text:p>
          </table:table-cell>
          <table:table-cell table:number-columns-repeated="12"/>
          <table:table-cell office:value-type="float" office:value="369337.204514182" calcext:value-type="float">
            <text:p>369337.204514182</text:p>
          </table:table-cell>
          <table:table-cell office:value-type="float" office:value="3280315.42978293" calcext:value-type="float">
            <text:p>3280315.42978293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336.626003283" calcext:value-type="float">
            <text:p>369336.626003283</text:p>
          </table:table-cell>
          <table:table-cell office:value-type="float" office:value="3280315.86828159" calcext:value-type="float">
            <text:p>3280315.86828159</text:p>
          </table:table-cell>
        </table:table-row>
        <table:table-row table:style-name="ro1">
          <table:table-cell office:value-type="float" office:value="369337.86973858" calcext:value-type="float">
            <text:p>369337.86973858</text:p>
          </table:table-cell>
          <table:table-cell office:value-type="float" office:value="3280298.49185095" calcext:value-type="float">
            <text:p>3280298.49185095</text:p>
          </table:table-cell>
          <table:table-cell/>
          <table:table-cell office:value-type="float" office:value="369360.708570476" calcext:value-type="float">
            <text:p>369360.708570476</text:p>
          </table:table-cell>
          <table:table-cell office:value-type="float" office:value="3280318.20102057" calcext:value-type="float">
            <text:p>3280318.20102057</text:p>
          </table:table-cell>
          <table:table-cell table:number-columns-repeated="12"/>
          <table:table-cell office:value-type="float" office:value="369337.13424848" calcext:value-type="float">
            <text:p>369337.13424848</text:p>
          </table:table-cell>
          <table:table-cell office:value-type="float" office:value="3280315.42208759" calcext:value-type="float">
            <text:p>3280315.42208759</text:p>
          </table:table-cell>
          <table:table-cell table:number-columns-repeated="3"/>
          <table:table-cell office:value-type="float" office:value="166021.443179331" calcext:value-type="float">
            <text:p>166021.443179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336.082095061" calcext:value-type="float">
            <text:p>369336.082095061</text:p>
          </table:table-cell>
          <table:table-cell office:value-type="float" office:value="3280315.84967059" calcext:value-type="float">
            <text:p>3280315.84967059</text:p>
          </table:table-cell>
        </table:table-row>
        <table:table-row table:style-name="ro1">
          <table:table-cell office:value-type="float" office:value="369338.339421414" calcext:value-type="float">
            <text:p>369338.339421414</text:p>
          </table:table-cell>
          <table:table-cell office:value-type="float" office:value="3280297.6455072" calcext:value-type="float">
            <text:p>3280297.6455072</text:p>
          </table:table-cell>
          <table:table-cell/>
          <table:table-cell office:value-type="float" office:value="369358.693809515" calcext:value-type="float">
            <text:p>369358.693809515</text:p>
          </table:table-cell>
          <table:table-cell office:value-type="float" office:value="3280319.77616333" calcext:value-type="float">
            <text:p>3280319.77616333</text:p>
          </table:table-cell>
          <table:table-cell table:number-columns-repeated="12"/>
          <table:table-cell office:value-type="float" office:value="369336.650423507" calcext:value-type="float">
            <text:p>369336.650423507</text:p>
          </table:table-cell>
          <table:table-cell office:value-type="float" office:value="3280315.36059387" calcext:value-type="float">
            <text:p>3280315.36059387</text:p>
          </table:table-cell>
          <table:table-cell/>
          <table:table-cell office:value-type="float" office:value="369361.454515757" calcext:value-type="float">
            <text:p>369361.454515757</text:p>
          </table:table-cell>
          <table:table-cell office:value-type="float" office:value="3280307.44152383" calcext:value-type="float">
            <text:p>3280307.44152383</text:p>
          </table:table-cell>
          <table:table-cell table:number-columns-repeated="4"/>
          <table:table-cell office:value-type="float" office:value="369337.687497725" calcext:value-type="float">
            <text:p>369337.687497725</text:p>
          </table:table-cell>
          <table:table-cell office:value-type="float" office:value="3280315.46395959" calcext:value-type="float">
            <text:p>3280315.46395959</text:p>
          </table:table-cell>
        </table:table-row>
        <table:table-row table:style-name="ro1">
          <table:table-cell office:value-type="float" office:value="369338.435764518" calcext:value-type="float">
            <text:p>369338.435764518</text:p>
          </table:table-cell>
          <table:table-cell office:value-type="float" office:value="3280297.58188852" calcext:value-type="float">
            <text:p>3280297.58188852</text:p>
          </table:table-cell>
          <table:table-cell/>
          <table:table-cell office:value-type="float" office:value="369356.872653056" calcext:value-type="float">
            <text:p>369356.872653056</text:p>
          </table:table-cell>
          <table:table-cell office:value-type="float" office:value="3280321.34905013" calcext:value-type="float">
            <text:p>3280321.34905013</text:p>
          </table:table-cell>
          <table:table-cell table:number-columns-repeated="12"/>
          <table:table-cell office:value-type="float" office:value="369336.762720375" calcext:value-type="float">
            <text:p>369336.762720375</text:p>
          </table:table-cell>
          <table:table-cell office:value-type="float" office:value="3280314.5645315" calcext:value-type="float">
            <text:p>3280314.5645315</text:p>
          </table:table-cell>
          <table:table-cell/>
          <table:table-cell office:value-type="float" office:value="369359.830835447" calcext:value-type="float">
            <text:p>369359.830835447</text:p>
          </table:table-cell>
          <table:table-cell office:value-type="float" office:value="3280309.3446077" calcext:value-type="float">
            <text:p>3280309.3446077</text:p>
          </table:table-cell>
          <table:table-cell table:number-columns-repeated="4"/>
          <table:table-cell office:value-type="float" office:value="369337.003621726" calcext:value-type="float">
            <text:p>369337.003621726</text:p>
          </table:table-cell>
          <table:table-cell office:value-type="float" office:value="3280315.41486207" calcext:value-type="float">
            <text:p>3280315.41486207</text:p>
          </table:table-cell>
        </table:table-row>
        <table:table-row table:style-name="ro1">
          <table:table-cell office:value-type="float" office:value="369338.561652321" calcext:value-type="float">
            <text:p>369338.561652321</text:p>
          </table:table-cell>
          <table:table-cell office:value-type="float" office:value="3280297.49887884" calcext:value-type="float">
            <text:p>3280297.49887884</text:p>
          </table:table-cell>
          <table:table-cell/>
          <table:table-cell office:value-type="float" office:value="369356.100820324" calcext:value-type="float">
            <text:p>369356.100820324</text:p>
          </table:table-cell>
          <table:table-cell office:value-type="float" office:value="3280321.57971149" calcext:value-type="float">
            <text:p>3280321.57971149</text:p>
          </table:table-cell>
          <table:table-cell table:number-columns-repeated="12"/>
          <table:table-cell office:value-type="float" office:value="369336.492538722" calcext:value-type="float">
            <text:p>369336.492538722</text:p>
          </table:table-cell>
          <table:table-cell office:value-type="float" office:value="3280314.50977896" calcext:value-type="float">
            <text:p>3280314.50977896</text:p>
          </table:table-cell>
          <table:table-cell/>
          <table:table-cell office:value-type="float" office:value="369359.357156996" calcext:value-type="float">
            <text:p>369359.357156996</text:p>
          </table:table-cell>
          <table:table-cell office:value-type="float" office:value="3280310.23679222" calcext:value-type="float">
            <text:p>3280310.23679222</text:p>
          </table:table-cell>
          <table:table-cell table:number-columns-repeated="4"/>
          <table:table-cell office:value-type="float" office:value="369336.44007506" calcext:value-type="float">
            <text:p>369336.44007506</text:p>
          </table:table-cell>
          <table:table-cell office:value-type="float" office:value="3280315.36897611" calcext:value-type="float">
            <text:p>3280315.36897611</text:p>
          </table:table-cell>
        </table:table-row>
        <table:table-row table:style-name="ro1">
          <table:table-cell office:value-type="float" office:value="369338.846879426" calcext:value-type="float">
            <text:p>369338.846879426</text:p>
          </table:table-cell>
          <table:table-cell office:value-type="float" office:value="3280296.90258084" calcext:value-type="float">
            <text:p>3280296.90258084</text:p>
          </table:table-cell>
          <table:table-cell/>
          <table:table-cell office:value-type="float" office:value="369355.803956751" calcext:value-type="float">
            <text:p>369355.803956751</text:p>
          </table:table-cell>
          <table:table-cell office:value-type="float" office:value="3280321.02900615" calcext:value-type="float">
            <text:p>3280321.02900615</text:p>
          </table:table-cell>
          <table:table-cell table:number-columns-repeated="12"/>
          <table:table-cell office:value-type="float" office:value="369336.220372975" calcext:value-type="float">
            <text:p>369336.220372975</text:p>
          </table:table-cell>
          <table:table-cell office:value-type="float" office:value="3280314.4475764" calcext:value-type="float">
            <text:p>3280314.4475764</text:p>
          </table:table-cell>
          <table:table-cell/>
          <table:table-cell office:value-type="float" office:value="369361.755253771" calcext:value-type="float">
            <text:p>369361.755253771</text:p>
          </table:table-cell>
          <table:table-cell office:value-type="float" office:value="3280308.32468323" calcext:value-type="float">
            <text:p>3280308.32468323</text:p>
          </table:table-cell>
          <table:table-cell table:number-columns-repeated="4"/>
          <table:table-cell office:value-type="float" office:value="369335.885748641" calcext:value-type="float">
            <text:p>369335.885748641</text:p>
          </table:table-cell>
          <table:table-cell office:value-type="float" office:value="3280315.30156097" calcext:value-type="float">
            <text:p>3280315.30156097</text:p>
          </table:table-cell>
        </table:table-row>
        <table:table-row table:style-name="ro1">
          <table:table-cell office:value-type="float" office:value="369338.999674074" calcext:value-type="float">
            <text:p>369338.999674074</text:p>
          </table:table-cell>
          <table:table-cell office:value-type="float" office:value="3280296.80499851" calcext:value-type="float">
            <text:p>3280296.80499851</text:p>
          </table:table-cell>
          <table:table-cell/>
          <table:table-cell office:value-type="float" office:value="369355.598728996" calcext:value-type="float">
            <text:p>369355.598728996</text:p>
          </table:table-cell>
          <table:table-cell office:value-type="float" office:value="3280320.03390072" calcext:value-type="float">
            <text:p>3280320.03390072</text:p>
          </table:table-cell>
          <table:table-cell table:number-columns-repeated="12"/>
          <table:table-cell office:value-type="float" office:value="369335.950554939" calcext:value-type="float">
            <text:p>369335.950554939</text:p>
          </table:table-cell>
          <table:table-cell office:value-type="float" office:value="3280314.37579295" calcext:value-type="float">
            <text:p>3280314.37579295</text:p>
          </table:table-cell>
          <table:table-cell/>
          <table:table-cell office:value-type="float" office:value="369362.050825879" calcext:value-type="float">
            <text:p>369362.050825879</text:p>
          </table:table-cell>
          <table:table-cell office:value-type="float" office:value="3280308.76457075" calcext:value-type="float">
            <text:p>3280308.76457075</text:p>
          </table:table-cell>
          <table:table-cell table:number-columns-repeated="4"/>
          <table:table-cell office:value-type="float" office:value="369336.710379499" calcext:value-type="float">
            <text:p>369336.710379499</text:p>
          </table:table-cell>
          <table:table-cell office:value-type="float" office:value="3280314.55601701" calcext:value-type="float">
            <text:p>3280314.55601701</text:p>
          </table:table-cell>
        </table:table-row>
        <table:table-row table:style-name="ro1">
          <table:table-cell office:value-type="float" office:value="369339.324800105" calcext:value-type="float">
            <text:p>369339.324800105</text:p>
          </table:table-cell>
          <table:table-cell office:value-type="float" office:value="3280296.68066818" calcext:value-type="float">
            <text:p>3280296.68066818</text:p>
          </table:table-cell>
          <table:table-cell/>
          <table:table-cell office:value-type="float" office:value="369355.398667349" calcext:value-type="float">
            <text:p>369355.398667349</text:p>
          </table:table-cell>
          <table:table-cell office:value-type="float" office:value="3280319.4820672" calcext:value-type="float">
            <text:p>3280319.4820672</text:p>
          </table:table-cell>
          <table:table-cell table:number-columns-repeated="12"/>
          <table:table-cell office:value-type="float" office:value="369335.692091859" calcext:value-type="float">
            <text:p>369335.692091859</text:p>
          </table:table-cell>
          <table:table-cell office:value-type="float" office:value="3280314.29079709" calcext:value-type="float">
            <text:p>3280314.29079709</text:p>
          </table:table-cell>
          <table:table-cell/>
          <table:table-cell office:value-type="float" office:value="369362.723274615" calcext:value-type="float">
            <text:p>369362.723274615</text:p>
          </table:table-cell>
          <table:table-cell office:value-type="float" office:value="3280308.31340201" calcext:value-type="float">
            <text:p>3280308.31340201</text:p>
          </table:table-cell>
          <table:table-cell table:number-columns-repeated="4"/>
          <table:table-cell office:value-type="float" office:value="369336.169874865" calcext:value-type="float">
            <text:p>369336.169874865</text:p>
          </table:table-cell>
          <table:table-cell office:value-type="float" office:value="3280314.44722471" calcext:value-type="float">
            <text:p>3280314.44722471</text:p>
          </table:table-cell>
        </table:table-row>
        <table:table-row table:style-name="ro1">
          <table:table-cell office:value-type="float" office:value="369339.43435128" calcext:value-type="float">
            <text:p>369339.43435128</text:p>
          </table:table-cell>
          <table:table-cell office:value-type="float" office:value="3280296.03232162" calcext:value-type="float">
            <text:p>3280296.03232162</text:p>
          </table:table-cell>
          <table:table-cell/>
          <table:table-cell office:value-type="float" office:value="369355.379294329" calcext:value-type="float">
            <text:p>369355.379294329</text:p>
          </table:table-cell>
          <table:table-cell office:value-type="float" office:value="3280317.81979755" calcext:value-type="float">
            <text:p>3280317.81979755</text:p>
          </table:table-cell>
          <table:table-cell table:number-columns-repeated="12"/>
          <table:table-cell office:value-type="float" office:value="369335.961781229" calcext:value-type="float">
            <text:p>369335.961781229</text:p>
          </table:table-cell>
          <table:table-cell office:value-type="float" office:value="3280313.41390231" calcext:value-type="float">
            <text:p>3280313.41390231</text:p>
          </table:table-cell>
          <table:table-cell/>
          <table:table-cell office:value-type="float" office:value="369362.728440444" calcext:value-type="float">
            <text:p>369362.728440444</text:p>
          </table:table-cell>
          <table:table-cell office:value-type="float" office:value="3280308.75667391" calcext:value-type="float">
            <text:p>3280308.75667391</text:p>
          </table:table-cell>
          <table:table-cell table:number-columns-repeated="4"/>
          <table:table-cell office:value-type="float" office:value="369335.637831461" calcext:value-type="float">
            <text:p>369335.637831461</text:p>
          </table:table-cell>
          <table:table-cell office:value-type="float" office:value="3280314.33255506" calcext:value-type="float">
            <text:p>3280314.33255506</text:p>
          </table:table-cell>
        </table:table-row>
        <table:table-row table:style-name="ro1">
          <table:table-cell office:value-type="float" office:value="369339.564940704" calcext:value-type="float">
            <text:p>369339.564940704</text:p>
          </table:table-cell>
          <table:table-cell office:value-type="float" office:value="3280295.98469334" calcext:value-type="float">
            <text:p>3280295.98469334</text:p>
          </table:table-cell>
          <table:table-cell/>
          <table:table-cell office:value-type="float" office:value="369353.656231522" calcext:value-type="float">
            <text:p>369353.656231522</text:p>
          </table:table-cell>
          <table:table-cell office:value-type="float" office:value="3280319.50237466" calcext:value-type="float">
            <text:p>3280319.50237466</text:p>
          </table:table-cell>
          <table:table-cell table:number-columns-repeated="12"/>
          <table:table-cell office:value-type="float" office:value="369335.723143255" calcext:value-type="float">
            <text:p>369335.723143255</text:p>
          </table:table-cell>
          <table:table-cell office:value-type="float" office:value="3280313.2906335" calcext:value-type="float">
            <text:p>3280313.2906335</text:p>
          </table:table-cell>
          <table:table-cell/>
          <table:table-cell office:value-type="float" office:value="369363.020138139" calcext:value-type="float">
            <text:p>369363.020138139</text:p>
          </table:table-cell>
          <table:table-cell office:value-type="float" office:value="3280308.86410753" calcext:value-type="float">
            <text:p>3280308.86410753</text:p>
          </table:table-cell>
          <table:table-cell table:number-columns-repeated="4"/>
          <table:table-cell office:value-type="float" office:value="369335.070174529" calcext:value-type="float">
            <text:p>369335.070174529</text:p>
          </table:table-cell>
          <table:table-cell office:value-type="float" office:value="3280314.18438301" calcext:value-type="float">
            <text:p>3280314.18438301</text:p>
          </table:table-cell>
        </table:table-row>
        <table:table-row table:style-name="ro1">
          <table:table-cell office:value-type="float" office:value="369339.9033245" calcext:value-type="float">
            <text:p>369339.9033245</text:p>
          </table:table-cell>
          <table:table-cell office:value-type="float" office:value="3280295.83528784" calcext:value-type="float">
            <text:p>3280295.83528784</text:p>
          </table:table-cell>
          <table:table-cell/>
          <table:table-cell office:value-type="float" office:value="369352.877940917" calcext:value-type="float">
            <text:p>369352.877940917</text:p>
          </table:table-cell>
          <table:table-cell office:value-type="float" office:value="3280319.17894636" calcext:value-type="float">
            <text:p>3280319.17894636</text:p>
          </table:table-cell>
          <table:table-cell table:number-columns-repeated="12"/>
          <table:table-cell office:value-type="float" office:value="369335.464002271" calcext:value-type="float">
            <text:p>369335.464002271</text:p>
          </table:table-cell>
          <table:table-cell office:value-type="float" office:value="3280313.14581301" calcext:value-type="float">
            <text:p>3280313.14581301</text:p>
          </table:table-cell>
          <table:table-cell/>
          <table:table-cell office:value-type="float" office:value="369363.220199563" calcext:value-type="float">
            <text:p>369363.220199563</text:p>
          </table:table-cell>
          <table:table-cell office:value-type="float" office:value="3280309.41594117" calcext:value-type="float">
            <text:p>3280309.41594117</text:p>
          </table:table-cell>
          <table:table-cell table:number-columns-repeated="4"/>
          <table:table-cell office:value-type="float" office:value="369334.576969615" calcext:value-type="float">
            <text:p>369334.576969615</text:p>
          </table:table-cell>
          <table:table-cell office:value-type="float" office:value="3280314.03309063" calcext:value-type="float">
            <text:p>3280314.03309063</text:p>
          </table:table-cell>
        </table:table-row>
        <table:table-row table:style-name="ro1">
          <table:table-cell office:value-type="float" office:value="369340.071039724" calcext:value-type="float">
            <text:p>369340.071039724</text:p>
          </table:table-cell>
          <table:table-cell office:value-type="float" office:value="3280295.76013726" calcext:value-type="float">
            <text:p>3280295.76013726</text:p>
          </table:table-cell>
          <table:table-cell/>
          <table:table-cell office:value-type="float" office:value="369352.004139836" calcext:value-type="float">
            <text:p>369352.004139836</text:p>
          </table:table-cell>
          <table:table-cell office:value-type="float" office:value="3280318.96746429" calcext:value-type="float">
            <text:p>3280318.96746429</text:p>
          </table:table-cell>
          <table:table-cell table:number-columns-repeated="12"/>
          <table:table-cell office:value-type="float" office:value="369335.218244872" calcext:value-type="float">
            <text:p>369335.218244872</text:p>
          </table:table-cell>
          <table:table-cell office:value-type="float" office:value="3280312.99903363" calcext:value-type="float">
            <text:p>3280312.99903363</text:p>
          </table:table-cell>
          <table:table-cell/>
          <table:table-cell office:value-type="float" office:value="369363.036927052" calcext:value-type="float">
            <text:p>369363.036927052</text:p>
          </table:table-cell>
          <table:table-cell office:value-type="float" office:value="3280310.30474119" calcext:value-type="float">
            <text:p>3280310.30474119</text:p>
          </table:table-cell>
          <table:table-cell table:number-columns-repeated="4"/>
          <table:table-cell office:value-type="float" office:value="369335.892152327" calcext:value-type="float">
            <text:p>369335.892152327</text:p>
          </table:table-cell>
          <table:table-cell office:value-type="float" office:value="3280313.38789364" calcext:value-type="float">
            <text:p>3280313.38789364</text:p>
          </table:table-cell>
        </table:table-row>
        <table:table-row table:style-name="ro1">
          <table:table-cell office:value-type="float" office:value="369340.042660049" calcext:value-type="float">
            <text:p>369340.042660049</text:p>
          </table:table-cell>
          <table:table-cell office:value-type="float" office:value="3280294.06462689" calcext:value-type="float">
            <text:p>3280294.06462689</text:p>
          </table:table-cell>
          <table:table-cell/>
          <table:table-cell office:value-type="float" office:value="369350.571483643" calcext:value-type="float">
            <text:p>369350.571483643</text:p>
          </table:table-cell>
          <table:table-cell office:value-type="float" office:value="3280320.64665727" calcext:value-type="float">
            <text:p>3280320.64665727</text:p>
          </table:table-cell>
          <table:table-cell table:number-columns-repeated="12"/>
          <table:table-cell office:value-type="float" office:value="369334.98600188" calcext:value-type="float">
            <text:p>369334.98600188</text:p>
          </table:table-cell>
          <table:table-cell office:value-type="float" office:value="3280312.84409789" calcext:value-type="float">
            <text:p>3280312.84409789</text:p>
          </table:table-cell>
          <table:table-cell/>
          <table:table-cell office:value-type="float" office:value="369363.426718224" calcext:value-type="float">
            <text:p>369363.426718224</text:p>
          </table:table-cell>
          <table:table-cell office:value-type="float" office:value="3280310.52186468" calcext:value-type="float">
            <text:p>3280310.52186468</text:p>
          </table:table-cell>
          <table:table-cell table:number-columns-repeated="4"/>
          <table:table-cell office:value-type="float" office:value="369335.405266629" calcext:value-type="float">
            <text:p>369335.405266629</text:p>
          </table:table-cell>
          <table:table-cell office:value-type="float" office:value="3280313.1447854" calcext:value-type="float">
            <text:p>3280313.1447854</text:p>
          </table:table-cell>
        </table:table-row>
        <table:table-row table:style-name="ro1">
          <table:table-cell office:value-type="float" office:value="369340.207222047" calcext:value-type="float">
            <text:p>369340.207222047</text:p>
          </table:table-cell>
          <table:table-cell office:value-type="float" office:value="3280293.98832613" calcext:value-type="float">
            <text:p>3280293.98832613</text:p>
          </table:table-cell>
          <table:table-cell/>
          <table:table-cell office:value-type="float" office:value="369349.997129701" calcext:value-type="float">
            <text:p>369349.997129701</text:p>
          </table:table-cell>
          <table:table-cell office:value-type="float" office:value="3280321.20751654" calcext:value-type="float">
            <text:p>3280321.20751654</text:p>
          </table:table-cell>
          <table:table-cell table:number-columns-repeated="12"/>
          <table:table-cell office:value-type="float" office:value="369335.201426326" calcext:value-type="float">
            <text:p>369335.201426326</text:p>
          </table:table-cell>
          <table:table-cell office:value-type="float" office:value="3280312.27479247" calcext:value-type="float">
            <text:p>3280312.27479247</text:p>
          </table:table-cell>
          <table:table-cell/>
          <table:table-cell office:value-type="float" office:value="369364.39215599" calcext:value-type="float">
            <text:p>369364.39215599</text:p>
          </table:table-cell>
          <table:table-cell office:value-type="float" office:value="3280310.28894765" calcext:value-type="float">
            <text:p>3280310.28894765</text:p>
          </table:table-cell>
          <table:table-cell table:number-columns-repeated="4"/>
          <table:table-cell office:value-type="float" office:value="369334.909093784" calcext:value-type="float">
            <text:p>369334.909093784</text:p>
          </table:table-cell>
          <table:table-cell office:value-type="float" office:value="3280312.87355221" calcext:value-type="float">
            <text:p>3280312.87355221</text:p>
          </table:table-cell>
        </table:table-row>
        <table:table-row table:style-name="ro1">
          <table:table-cell office:value-type="float" office:value="369340.49669993" calcext:value-type="float">
            <text:p>369340.49669993</text:p>
          </table:table-cell>
          <table:table-cell office:value-type="float" office:value="3280293.87466976" calcext:value-type="float">
            <text:p>3280293.87466976</text:p>
          </table:table-cell>
          <table:table-cell/>
          <table:table-cell office:value-type="float" office:value="369348.650943236" calcext:value-type="float">
            <text:p>369348.650943236</text:p>
          </table:table-cell>
          <table:table-cell office:value-type="float" office:value="3280321.99903772" calcext:value-type="float">
            <text:p>3280321.99903772</text:p>
          </table:table-cell>
          <table:table-cell table:number-columns-repeated="12"/>
          <table:table-cell office:value-type="float" office:value="369334.982352627" calcext:value-type="float">
            <text:p>369334.982352627</text:p>
          </table:table-cell>
          <table:table-cell office:value-type="float" office:value="3280312.10746415" calcext:value-type="float">
            <text:p>3280312.10746415</text:p>
          </table:table-cell>
          <table:table-cell/>
          <table:table-cell office:value-type="float" office:value="369364.883914945" calcext:value-type="float">
            <text:p>369364.883914945</text:p>
          </table:table-cell>
          <table:table-cell office:value-type="float" office:value="3280310.94821498" calcext:value-type="float">
            <text:p>3280310.94821498</text:p>
          </table:table-cell>
          <table:table-cell table:number-columns-repeated="4"/>
          <table:table-cell office:value-type="float" office:value="369334.402933851" calcext:value-type="float">
            <text:p>369334.402933851</text:p>
          </table:table-cell>
          <table:table-cell office:value-type="float" office:value="3280312.57691752" calcext:value-type="float">
            <text:p>3280312.57691752</text:p>
          </table:table-cell>
        </table:table-row>
        <table:table-row table:style-name="ro1">
          <table:table-cell office:value-type="float" office:value="369340.553053858" calcext:value-type="float">
            <text:p>369340.553053858</text:p>
          </table:table-cell>
          <table:table-cell office:value-type="float" office:value="3280292.917959" calcext:value-type="float">
            <text:p>3280292.917959</text:p>
          </table:table-cell>
          <table:table-cell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  <table:table-cell table:number-columns-repeated="12"/>
          <table:table-cell office:value-type="float" office:value="369334.752680125" calcext:value-type="float">
            <text:p>369334.752680125</text:p>
          </table:table-cell>
          <table:table-cell office:value-type="float" office:value="3280311.91386104" calcext:value-type="float">
            <text:p>3280311.91386104</text:p>
          </table:table-cell>
          <table:table-cell/>
          <table:table-cell office:value-type="float" office:value="369365.182069733" calcext:value-type="float">
            <text:p>369365.182069733</text:p>
          </table:table-cell>
          <table:table-cell office:value-type="float" office:value="3280311.60973852" calcext:value-type="float">
            <text:p>3280311.60973852</text:p>
          </table:table-cell>
          <table:table-cell table:number-columns-repeated="4"/>
          <table:table-cell office:value-type="float" office:value="369333.922656531" calcext:value-type="float">
            <text:p>369333.922656531</text:p>
          </table:table-cell>
          <table:table-cell office:value-type="float" office:value="3280312.26532183" calcext:value-type="float">
            <text:p>3280312.26532183</text:p>
          </table:table-cell>
        </table:table-row>
        <table:table-row table:style-name="ro1">
          <table:table-cell office:value-type="float" office:value="369340.880781366" calcext:value-type="float">
            <text:p>369340.880781366</text:p>
          </table:table-cell>
          <table:table-cell office:value-type="float" office:value="3280292.83064747" calcext:value-type="float">
            <text:p>3280292.83064747</text:p>
          </table:table-cell>
          <table:table-cell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12"/>
          <table:table-cell office:value-type="float" office:value="369334.533036834" calcext:value-type="float">
            <text:p>369334.533036834</text:p>
          </table:table-cell>
          <table:table-cell office:value-type="float" office:value="3280311.71413447" calcext:value-type="float">
            <text:p>3280311.71413447</text:p>
          </table:table-cell>
          <table:table-cell/>
          <table:table-cell office:value-type="float" office:value="369364.911035133" calcext:value-type="float">
            <text:p>369364.911035133</text:p>
          </table:table-cell>
          <table:table-cell office:value-type="float" office:value="3280313.27539242" calcext:value-type="float">
            <text:p>3280313.27539242</text:p>
          </table:table-cell>
          <table:table-cell table:number-columns-repeated="4"/>
          <table:table-cell office:value-type="float" office:value="369335.155656808" calcext:value-type="float">
            <text:p>369335.155656808</text:p>
          </table:table-cell>
          <table:table-cell office:value-type="float" office:value="3280312.2415809" calcext:value-type="float">
            <text:p>3280312.2415809</text:p>
          </table:table-cell>
        </table:table-row>
        <table:table-row table:style-name="ro1">
          <table:table-cell office:value-type="float" office:value="369341.062494259" calcext:value-type="float">
            <text:p>369341.062494259</text:p>
          </table:table-cell>
          <table:table-cell office:value-type="float" office:value="3280292.79030077" calcext:value-type="float">
            <text:p>3280292.79030077</text:p>
          </table:table-cell>
          <table:table-cell table:number-columns-repeated="15"/>
          <table:table-cell office:value-type="float" office:value="369334.334901702" calcext:value-type="float">
            <text:p>369334.334901702</text:p>
          </table:table-cell>
          <table:table-cell office:value-type="float" office:value="3280311.51747547" calcext:value-type="float">
            <text:p>3280311.51747547</text:p>
          </table:table-cell>
          <table:table-cell/>
          <table:table-cell office:value-type="float" office:value="369363.009863671" calcext:value-type="float">
            <text:p>369363.009863671</text:p>
          </table:table-cell>
          <table:table-cell office:value-type="float" office:value="3280316.29003992" calcext:value-type="float">
            <text:p>3280316.29003992</text:p>
          </table:table-cell>
          <table:table-cell table:number-columns-repeated="4"/>
          <table:table-cell office:value-type="float" office:value="369334.69833484" calcext:value-type="float">
            <text:p>369334.69833484</text:p>
          </table:table-cell>
          <table:table-cell office:value-type="float" office:value="3280311.89710929" calcext:value-type="float">
            <text:p>3280311.89710929</text:p>
          </table:table-cell>
        </table:table-row>
        <table:table-row table:style-name="ro1">
          <table:table-cell office:value-type="float" office:value="369341.325198008" calcext:value-type="float">
            <text:p>369341.325198008</text:p>
          </table:table-cell>
          <table:table-cell office:value-type="float" office:value="3280292.47687138" calcext:value-type="float">
            <text:p>3280292.47687138</text:p>
          </table:table-cell>
          <table:table-cell table:number-columns-repeated="15"/>
          <table:table-cell office:value-type="float" office:value="369334.549671771" calcext:value-type="float">
            <text:p>369334.549671771</text:p>
          </table:table-cell>
          <table:table-cell office:value-type="float" office:value="3280311.80566013" calcext:value-type="float">
            <text:p>3280311.80566013</text:p>
          </table:table-cell>
          <table:table-cell/>
          <table:table-cell office:value-type="float" office:value="369361.180957184" calcext:value-type="float">
            <text:p>369361.180957184</text:p>
          </table:table-cell>
          <table:table-cell office:value-type="float" office:value="3280317.19801811" calcext:value-type="float">
            <text:p>3280317.19801811</text:p>
          </table:table-cell>
          <table:table-cell table:number-columns-repeated="4"/>
          <table:table-cell office:value-type="float" office:value="369334.245509167" calcext:value-type="float">
            <text:p>369334.245509167</text:p>
          </table:table-cell>
          <table:table-cell office:value-type="float" office:value="3280311.52423136" calcext:value-type="float">
            <text:p>3280311.52423136</text:p>
          </table:table-cell>
        </table:table-row>
        <table:table-row table:style-name="ro1">
          <table:table-cell office:value-type="float" office:value="369341.503428135" calcext:value-type="float">
            <text:p>369341.503428135</text:p>
          </table:table-cell>
          <table:table-cell office:value-type="float" office:value="3280292.44301407" calcext:value-type="float">
            <text:p>3280292.44301407</text:p>
          </table:table-cell>
          <table:table-cell table:number-columns-repeated="15"/>
          <table:table-cell office:value-type="float" office:value="369334.358563473" calcext:value-type="float">
            <text:p>369334.358563473</text:p>
          </table:table-cell>
          <table:table-cell office:value-type="float" office:value="3280311.57849143" calcext:value-type="float">
            <text:p>3280311.57849143</text:p>
          </table:table-cell>
          <table:table-cell/>
          <table:table-cell office:value-type="float" office:value="369360.708570476" calcext:value-type="float">
            <text:p>369360.708570476</text:p>
          </table:table-cell>
          <table:table-cell office:value-type="float" office:value="3280318.20102057" calcext:value-type="float">
            <text:p>3280318.20102057</text:p>
          </table:table-cell>
          <table:table-cell table:number-columns-repeated="4"/>
          <table:table-cell office:value-type="float" office:value="369333.813023843" calcext:value-type="float">
            <text:p>369333.813023843</text:p>
          </table:table-cell>
          <table:table-cell office:value-type="float" office:value="3280311.13837216" calcext:value-type="float">
            <text:p>3280311.13837216</text:p>
          </table:table-cell>
        </table:table-row>
        <table:table-row table:style-name="ro1">
          <table:table-cell office:value-type="float" office:value="369341.863898225" calcext:value-type="float">
            <text:p>369341.863898225</text:p>
          </table:table-cell>
          <table:table-cell office:value-type="float" office:value="3280292.4091878" calcext:value-type="float">
            <text:p>3280292.4091878</text:p>
          </table:table-cell>
          <table:table-cell table:number-columns-repeated="15"/>
          <table:table-cell office:value-type="float" office:value="369334.19020154" calcext:value-type="float">
            <text:p>369334.19020154</text:p>
          </table:table-cell>
          <table:table-cell office:value-type="float" office:value="3280311.35577991" calcext:value-type="float">
            <text:p>3280311.35577991</text:p>
          </table:table-cell>
          <table:table-cell/>
          <table:table-cell office:value-type="float" office:value="369358.693809515" calcext:value-type="float">
            <text:p>369358.693809515</text:p>
          </table:table-cell>
          <table:table-cell office:value-type="float" office:value="3280319.77616333" calcext:value-type="float">
            <text:p>3280319.77616333</text:p>
          </table:table-cell>
          <table:table-cell table:number-columns-repeated="4"/>
          <table:table-cell office:value-type="float" office:value="369333.394914549" calcext:value-type="float">
            <text:p>369333.394914549</text:p>
          </table:table-cell>
          <table:table-cell office:value-type="float" office:value="3280310.73699409" calcext:value-type="float">
            <text:p>3280310.73699409</text:p>
          </table:table-cell>
        </table:table-row>
        <table:table-row table:style-name="ro1">
          <table:table-cell office:value-type="float" office:value="369342.049879759" calcext:value-type="float">
            <text:p>369342.049879759</text:p>
          </table:table-cell>
          <table:table-cell office:value-type="float" office:value="3280292.41549129" calcext:value-type="float">
            <text:p>3280292.41549129</text:p>
          </table:table-cell>
          <table:table-cell table:number-columns-repeated="15"/>
          <table:table-cell office:value-type="float" office:value="369334.034596499" calcext:value-type="float">
            <text:p>369334.034596499</text:p>
          </table:table-cell>
          <table:table-cell office:value-type="float" office:value="3280311.1239842" calcext:value-type="float">
            <text:p>3280311.1239842</text:p>
          </table:table-cell>
          <table:table-cell/>
          <table:table-cell office:value-type="float" office:value="369356.872653056" calcext:value-type="float">
            <text:p>369356.872653056</text:p>
          </table:table-cell>
          <table:table-cell office:value-type="float" office:value="3280321.34905013" calcext:value-type="float">
            <text:p>3280321.34905013</text:p>
          </table:table-cell>
          <table:table-cell table:number-columns-repeated="4"/>
          <table:table-cell office:value-type="float" office:value="369334.501152785" calcext:value-type="float">
            <text:p>369334.501152785</text:p>
          </table:table-cell>
          <table:table-cell office:value-type="float" office:value="3280311.75418447" calcext:value-type="float">
            <text:p>3280311.75418447</text:p>
          </table:table-cell>
        </table:table-row>
        <table:table-row table:style-name="ro1">
          <table:table-cell office:value-type="float" office:value="369342.501665993" calcext:value-type="float">
            <text:p>369342.501665993</text:p>
          </table:table-cell>
          <table:table-cell office:value-type="float" office:value="3280292.72222453" calcext:value-type="float">
            <text:p>3280292.72222453</text:p>
          </table:table-cell>
          <table:table-cell table:number-columns-repeated="15"/>
          <table:table-cell office:value-type="float" office:value="369333.894505547" calcext:value-type="float">
            <text:p>369333.894505547</text:p>
          </table:table-cell>
          <table:table-cell office:value-type="float" office:value="3280310.88249274" calcext:value-type="float">
            <text:p>3280310.88249274</text:p>
          </table:table-cell>
          <table:table-cell/>
          <table:table-cell office:value-type="float" office:value="369356.100820324" calcext:value-type="float">
            <text:p>369356.100820324</text:p>
          </table:table-cell>
          <table:table-cell office:value-type="float" office:value="3280321.57971149" calcext:value-type="float">
            <text:p>3280321.57971149</text:p>
          </table:table-cell>
          <table:table-cell table:number-columns-repeated="4"/>
          <table:table-cell office:value-type="float" office:value="369334.126893394" calcext:value-type="float">
            <text:p>369334.126893394</text:p>
          </table:table-cell>
          <table:table-cell office:value-type="float" office:value="3280311.31162173" calcext:value-type="float">
            <text:p>3280311.31162173</text:p>
          </table:table-cell>
        </table:table-row>
        <table:table-row table:style-name="ro1">
          <table:table-cell office:value-type="float" office:value="369342.691968218" calcext:value-type="float">
            <text:p>369342.691968218</text:p>
          </table:table-cell>
          <table:table-cell office:value-type="float" office:value="3280292.73662787" calcext:value-type="float">
            <text:p>3280292.73662787</text:p>
          </table:table-cell>
          <table:table-cell table:number-columns-repeated="15"/>
          <table:table-cell office:value-type="float" office:value="369334.106184371" calcext:value-type="float">
            <text:p>369334.106184371</text:p>
          </table:table-cell>
          <table:table-cell office:value-type="float" office:value="3280310.91534701" calcext:value-type="float">
            <text:p>3280310.91534701</text:p>
          </table:table-cell>
          <table:table-cell/>
          <table:table-cell office:value-type="float" office:value="369355.803956751" calcext:value-type="float">
            <text:p>369355.803956751</text:p>
          </table:table-cell>
          <table:table-cell office:value-type="float" office:value="3280321.02900615" calcext:value-type="float">
            <text:p>3280321.02900615</text:p>
          </table:table-cell>
          <table:table-cell table:number-columns-repeated="4"/>
          <table:table-cell office:value-type="float" office:value="369333.770055798" calcext:value-type="float">
            <text:p>369333.770055798</text:p>
          </table:table-cell>
          <table:table-cell office:value-type="float" office:value="3280310.85498595" calcext:value-type="float">
            <text:p>3280310.85498595</text:p>
          </table:table-cell>
        </table:table-row>
        <table:table-row table:style-name="ro1">
          <table:table-cell office:value-type="float" office:value="369343.051203535" calcext:value-type="float">
            <text:p>369343.051203535</text:p>
          </table:table-cell>
          <table:table-cell office:value-type="float" office:value="3280292.7666398" calcext:value-type="float">
            <text:p>3280292.7666398</text:p>
          </table:table-cell>
          <table:table-cell table:number-columns-repeated="15"/>
          <table:table-cell office:value-type="float" office:value="369333.979297187" calcext:value-type="float">
            <text:p>369333.979297187</text:p>
          </table:table-cell>
          <table:table-cell office:value-type="float" office:value="3280310.65483252" calcext:value-type="float">
            <text:p>3280310.65483252</text:p>
          </table:table-cell>
          <table:table-cell/>
          <table:table-cell office:value-type="float" office:value="369355.598728996" calcext:value-type="float">
            <text:p>369355.598728996</text:p>
          </table:table-cell>
          <table:table-cell office:value-type="float" office:value="3280320.03390072" calcext:value-type="float">
            <text:p>3280320.03390072</text:p>
          </table:table-cell>
          <table:table-cell table:number-columns-repeated="4"/>
          <table:table-cell office:value-type="float" office:value="369333.440538812" calcext:value-type="float">
            <text:p>369333.440538812</text:p>
          </table:table-cell>
          <table:table-cell office:value-type="float" office:value="3280310.37822291" calcext:value-type="float">
            <text:p>3280310.37822291</text:p>
          </table:table-cell>
        </table:table-row>
        <table:table-row table:style-name="ro1">
          <table:table-cell office:value-type="float" office:value="369342.979136611" calcext:value-type="float">
            <text:p>369342.979136611</text:p>
          </table:table-cell>
          <table:table-cell office:value-type="float" office:value="3280292.70496903" calcext:value-type="float">
            <text:p>3280292.70496903</text:p>
          </table:table-cell>
          <table:table-cell table:number-columns-repeated="15"/>
          <table:table-cell office:value-type="float" office:value="369333.880295078" calcext:value-type="float">
            <text:p>369333.880295078</text:p>
          </table:table-cell>
          <table:table-cell office:value-type="float" office:value="3280310.39771401" calcext:value-type="float">
            <text:p>3280310.39771401</text:p>
          </table:table-cell>
          <table:table-cell/>
          <table:table-cell office:value-type="float" office:value="369355.398667349" calcext:value-type="float">
            <text:p>369355.398667349</text:p>
          </table:table-cell>
          <table:table-cell office:value-type="float" office:value="3280319.4820672" calcext:value-type="float">
            <text:p>3280319.4820672</text:p>
          </table:table-cell>
          <table:table-cell table:number-columns-repeated="4"/>
          <table:table-cell office:value-type="float" office:value="369333.169890609" calcext:value-type="float">
            <text:p>369333.169890609</text:p>
          </table:table-cell>
          <table:table-cell office:value-type="float" office:value="3280309.92250758" calcext:value-type="float">
            <text:p>3280309.92250758</text:p>
          </table:table-cell>
        </table:table-row>
        <table:table-row table:style-name="ro1">
          <table:table-cell office:value-type="float" office:value="369343.332363406" calcext:value-type="float">
            <text:p>369343.332363406</text:p>
          </table:table-cell>
          <table:table-cell office:value-type="float" office:value="3280292.74719106" calcext:value-type="float">
            <text:p>3280292.74719106</text:p>
          </table:table-cell>
          <table:table-cell table:number-columns-repeated="15"/>
          <table:table-cell office:value-type="float" office:value="369333.795944462" calcext:value-type="float">
            <text:p>369333.795944462</text:p>
          </table:table-cell>
          <table:table-cell office:value-type="float" office:value="3280310.12789108" calcext:value-type="float">
            <text:p>3280310.12789108</text:p>
          </table:table-cell>
          <table:table-cell/>
          <table:table-cell office:value-type="float" office:value="369355.379294329" calcext:value-type="float">
            <text:p>369355.379294329</text:p>
          </table:table-cell>
          <table:table-cell office:value-type="float" office:value="3280317.81979755" calcext:value-type="float">
            <text:p>3280317.81979755</text:p>
          </table:table-cell>
          <table:table-cell table:number-columns-repeated="4"/>
          <table:table-cell office:value-type="float" office:value="369334.076671389" calcext:value-type="float">
            <text:p>369334.076671389</text:p>
          </table:table-cell>
          <table:table-cell office:value-type="float" office:value="3280310.85899372" calcext:value-type="float">
            <text:p>3280310.85899372</text:p>
          </table:table-cell>
        </table:table-row>
        <table:table-row table:style-name="ro1">
          <table:table-cell office:value-type="float" office:value="369343.684663198" calcext:value-type="float">
            <text:p>369343.684663198</text:p>
          </table:table-cell>
          <table:table-cell office:value-type="float" office:value="3280292.79667292" calcext:value-type="float">
            <text:p>3280292.79667292</text:p>
          </table:table-cell>
          <table:table-cell table:number-columns-repeated="15"/>
          <table:table-cell office:value-type="float" office:value="369333.732262313" calcext:value-type="float">
            <text:p>369333.732262313</text:p>
          </table:table-cell>
          <table:table-cell office:value-type="float" office:value="3280309.85623497" calcext:value-type="float">
            <text:p>3280309.85623497</text:p>
          </table:table-cell>
          <table:table-cell/>
          <table:table-cell office:value-type="float" office:value="369353.656231522" calcext:value-type="float">
            <text:p>369353.656231522</text:p>
          </table:table-cell>
          <table:table-cell office:value-type="float" office:value="3280319.50237466" calcext:value-type="float">
            <text:p>3280319.50237466</text:p>
          </table:table-cell>
          <table:table-cell table:number-columns-repeated="4"/>
          <table:table-cell office:value-type="float" office:value="369333.822300265" calcext:value-type="float">
            <text:p>369333.822300265</text:p>
          </table:table-cell>
          <table:table-cell office:value-type="float" office:value="3280310.35400727" calcext:value-type="float">
            <text:p>3280310.35400727</text:p>
          </table:table-cell>
        </table:table-row>
        <table:table-row table:style-name="ro1">
          <table:table-cell office:value-type="float" office:value="369343.880259166" calcext:value-type="float">
            <text:p>369343.880259166</text:p>
          </table:table-cell>
          <table:table-cell office:value-type="float" office:value="3280292.82688538" calcext:value-type="float">
            <text:p>3280292.82688538</text:p>
          </table:table-cell>
          <table:table-cell table:number-columns-repeated="15"/>
          <table:table-cell office:value-type="float" office:value="369334.14873947" calcext:value-type="float">
            <text:p>369334.14873947</text:p>
          </table:table-cell>
          <table:table-cell office:value-type="float" office:value="3280310.0818257" calcext:value-type="float">
            <text:p>3280310.0818257</text:p>
          </table:table-cell>
          <table:table-cell/>
          <table:table-cell office:value-type="float" office:value="369352.877940917" calcext:value-type="float">
            <text:p>369352.877940917</text:p>
          </table:table-cell>
          <table:table-cell office:value-type="float" office:value="3280319.17894636" calcext:value-type="float">
            <text:p>3280319.17894636</text:p>
          </table:table-cell>
          <table:table-cell table:number-columns-repeated="4"/>
          <table:table-cell office:value-type="float" office:value="369333.613080381" calcext:value-type="float">
            <text:p>369333.613080381</text:p>
          </table:table-cell>
          <table:table-cell office:value-type="float" office:value="3280309.85181166" calcext:value-type="float">
            <text:p>3280309.85181166</text:p>
          </table:table-cell>
        </table:table-row>
        <table:table-row table:style-name="ro1">
          <table:table-cell office:value-type="float" office:value="369344.252619436" calcext:value-type="float">
            <text:p>369344.252619436</text:p>
          </table:table-cell>
          <table:table-cell office:value-type="float" office:value="3280292.88576236" calcext:value-type="float">
            <text:p>3280292.88576236</text:p>
          </table:table-cell>
          <table:table-cell table:number-columns-repeated="15"/>
          <table:table-cell office:value-type="float" office:value="369334.112474456" calcext:value-type="float">
            <text:p>369334.112474456</text:p>
          </table:table-cell>
          <table:table-cell office:value-type="float" office:value="3280309.77301337" calcext:value-type="float">
            <text:p>3280309.77301337</text:p>
          </table:table-cell>
          <table:table-cell/>
          <table:table-cell office:value-type="float" office:value="369352.004139836" calcext:value-type="float">
            <text:p>369352.004139836</text:p>
          </table:table-cell>
          <table:table-cell office:value-type="float" office:value="3280318.96746429" calcext:value-type="float">
            <text:p>3280318.96746429</text:p>
          </table:table-cell>
          <table:table-cell table:number-columns-repeated="4"/>
          <table:table-cell office:value-type="float" office:value="369333.435636798" calcext:value-type="float">
            <text:p>369333.435636798</text:p>
          </table:table-cell>
          <table:table-cell office:value-type="float" office:value="3280309.30748927" calcext:value-type="float">
            <text:p>3280309.30748927</text:p>
          </table:table-cell>
        </table:table-row>
        <table:table-row table:style-name="ro1">
          <table:table-cell office:value-type="float" office:value="369344.438128197" calcext:value-type="float">
            <text:p>369344.438128197</text:p>
          </table:table-cell>
          <table:table-cell office:value-type="float" office:value="3280292.9191089" calcext:value-type="float">
            <text:p>3280292.9191089</text:p>
          </table:table-cell>
          <table:table-cell table:number-columns-repeated="15"/>
          <table:table-cell office:value-type="float" office:value="369334.077569354" calcext:value-type="float">
            <text:p>369334.077569354</text:p>
          </table:table-cell>
          <table:table-cell office:value-type="float" office:value="3280309.44618332" calcext:value-type="float">
            <text:p>3280309.44618332</text:p>
          </table:table-cell>
          <table:table-cell/>
          <table:table-cell office:value-type="float" office:value="369350.571483643" calcext:value-type="float">
            <text:p>369350.571483643</text:p>
          </table:table-cell>
          <table:table-cell office:value-type="float" office:value="3280320.64665727" calcext:value-type="float">
            <text:p>3280320.64665727</text:p>
          </table:table-cell>
          <table:table-cell table:number-columns-repeated="4"/>
          <table:table-cell office:value-type="float" office:value="369333.295555514" calcext:value-type="float">
            <text:p>369333.295555514</text:p>
          </table:table-cell>
          <table:table-cell office:value-type="float" office:value="3280308.77436739" calcext:value-type="float">
            <text:p>3280308.77436739</text:p>
          </table:table-cell>
        </table:table-row>
        <table:table-row table:style-name="ro1">
          <table:table-cell office:value-type="float" office:value="369344.802729648" calcext:value-type="float">
            <text:p>369344.802729648</text:p>
          </table:table-cell>
          <table:table-cell office:value-type="float" office:value="3280292.99401222" calcext:value-type="float">
            <text:p>3280292.99401222</text:p>
          </table:table-cell>
          <table:table-cell table:number-columns-repeated="15"/>
          <table:table-cell office:value-type="float" office:value="369334.057143561" calcext:value-type="float">
            <text:p>369334.057143561</text:p>
          </table:table-cell>
          <table:table-cell office:value-type="float" office:value="3280309.15002137" calcext:value-type="float">
            <text:p>3280309.15002137</text:p>
          </table:table-cell>
          <table:table-cell/>
          <table:table-cell office:value-type="float" office:value="369349.997129701" calcext:value-type="float">
            <text:p>369349.997129701</text:p>
          </table:table-cell>
          <table:table-cell office:value-type="float" office:value="3280321.20751654" calcext:value-type="float">
            <text:p>3280321.20751654</text:p>
          </table:table-cell>
          <table:table-cell table:number-columns-repeated="4"/>
          <table:table-cell office:value-type="float" office:value="369334.135958589" calcext:value-type="float">
            <text:p>369334.135958589</text:p>
          </table:table-cell>
          <table:table-cell office:value-type="float" office:value="3280310.0087129" calcext:value-type="float">
            <text:p>3280310.0087129</text:p>
          </table:table-cell>
        </table:table-row>
        <table:table-row table:style-name="ro1">
          <table:table-cell office:value-type="float" office:value="369344.991106542" calcext:value-type="float">
            <text:p>369344.991106542</text:p>
          </table:table-cell>
          <table:table-cell office:value-type="float" office:value="3280293.03693016" calcext:value-type="float">
            <text:p>3280293.03693016</text:p>
          </table:table-cell>
          <table:table-cell table:number-columns-repeated="15"/>
          <table:table-cell office:value-type="float" office:value="369334.050558732" calcext:value-type="float">
            <text:p>369334.050558732</text:p>
          </table:table-cell>
          <table:table-cell office:value-type="float" office:value="3280308.8603833" calcext:value-type="float">
            <text:p>3280308.8603833</text:p>
          </table:table-cell>
          <table:table-cell/>
          <table:table-cell office:value-type="float" office:value="369348.650943236" calcext:value-type="float">
            <text:p>369348.650943236</text:p>
          </table:table-cell>
          <table:table-cell office:value-type="float" office:value="3280321.99903772" calcext:value-type="float">
            <text:p>3280321.99903772</text:p>
          </table:table-cell>
          <table:table-cell table:number-columns-repeated="4"/>
          <table:table-cell office:value-type="float" office:value="369334.054120997" calcext:value-type="float">
            <text:p>369334.054120997</text:p>
          </table:table-cell>
          <table:table-cell office:value-type="float" office:value="3280309.38518307" calcext:value-type="float">
            <text:p>3280309.38518307</text:p>
          </table:table-cell>
        </table:table-row>
        <table:table-row table:style-name="ro1">
          <table:table-cell office:value-type="float" office:value="369345.371993474" calcext:value-type="float">
            <text:p>369345.371993474</text:p>
          </table:table-cell>
          <table:table-cell office:value-type="float" office:value="3280293.13564752" calcext:value-type="float">
            <text:p>3280293.13564752</text:p>
          </table:table-cell>
          <table:table-cell table:number-columns-repeated="15"/>
          <table:table-cell office:value-type="float" office:value="369334.158714406" calcext:value-type="float">
            <text:p>369334.158714406</text:p>
          </table:table-cell>
          <table:table-cell office:value-type="float" office:value="3280308.31663979" calcext:value-type="float">
            <text:p>3280308.31663979</text:p>
          </table:table-cell>
          <table:table-cell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  <table:table-cell table:number-columns-repeated="4"/>
          <table:table-cell office:value-type="float" office:value="369333.987396006" calcext:value-type="float">
            <text:p>369333.987396006</text:p>
          </table:table-cell>
          <table:table-cell office:value-type="float" office:value="3280308.75252065" calcext:value-type="float">
            <text:p>3280308.75252065</text:p>
          </table:table-cell>
        </table:table-row>
        <table:table-row table:style-name="ro1">
          <table:table-cell office:value-type="float" office:value="369345.555748138" calcext:value-type="float">
            <text:p>369345.555748138</text:p>
          </table:table-cell>
          <table:table-cell office:value-type="float" office:value="3280293.1872055" calcext:value-type="float">
            <text:p>3280293.1872055</text:p>
          </table:table-cell>
          <table:table-cell table:number-columns-repeated="15"/>
          <table:table-cell office:value-type="float" office:value="369334.09447836" calcext:value-type="float">
            <text:p>369334.09447836</text:p>
          </table:table-cell>
          <table:table-cell office:value-type="float" office:value="3280308.09329634" calcext:value-type="float">
            <text:p>3280308.09329634</text:p>
          </table:table-cell>
          <table:table-cell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4"/>
          <table:table-cell office:value-type="float" office:value="369333.93705512" calcext:value-type="float">
            <text:p>369333.93705512</text:p>
          </table:table-cell>
          <table:table-cell office:value-type="float" office:value="3280308.13263715" calcext:value-type="float">
            <text:p>3280308.13263715</text:p>
          </table:table-cell>
        </table:table-row>
        <table:table-row table:style-name="ro1">
          <table:table-cell office:value-type="float" office:value="369345.884852211" calcext:value-type="float">
            <text:p>369345.884852211</text:p>
          </table:table-cell>
          <table:table-cell office:value-type="float" office:value="3280293.28725933" calcext:value-type="float">
            <text:p>3280293.28725933</text:p>
          </table:table-cell>
          <table:table-cell table:number-columns-repeated="15"/>
          <table:table-cell office:value-type="float" office:value="369333.970989622" calcext:value-type="float">
            <text:p>369333.970989622</text:p>
          </table:table-cell>
          <table:table-cell office:value-type="float" office:value="3280307.83904751" calcext:value-type="float">
            <text:p>3280307.83904751</text:p>
          </table:table-cell>
          <table:table-cell table:number-columns-repeated="7"/>
          <table:table-cell office:value-type="float" office:value="369333.913725487" calcext:value-type="float">
            <text:p>369333.913725487</text:p>
          </table:table-cell>
          <table:table-cell office:value-type="float" office:value="3280307.5677666" calcext:value-type="float">
            <text:p>3280307.5677666</text:p>
          </table:table-cell>
        </table:table-row>
        <table:table-row table:style-name="ro1">
          <table:table-cell office:value-type="float" office:value="369346.039497068" calcext:value-type="float">
            <text:p>369346.039497068</text:p>
          </table:table-cell>
          <table:table-cell office:value-type="float" office:value="3280293.35071369" calcext:value-type="float">
            <text:p>3280293.35071369</text:p>
          </table:table-cell>
          <table:table-cell table:number-columns-repeated="15"/>
          <table:table-cell office:value-type="float" office:value="369333.861232432" calcext:value-type="float">
            <text:p>369333.861232432</text:p>
          </table:table-cell>
          <table:table-cell office:value-type="float" office:value="3280307.59004646" calcext:value-type="float">
            <text:p>3280307.59004646</text:p>
          </table:table-cell>
          <table:table-cell table:number-columns-repeated="7"/>
          <table:table-cell office:value-type="float" office:value="369334.164629332" calcext:value-type="float">
            <text:p>369334.164629332</text:p>
          </table:table-cell>
          <table:table-cell office:value-type="float" office:value="3280308.21026124" calcext:value-type="float">
            <text:p>3280308.21026124</text:p>
          </table:table-cell>
        </table:table-row>
        <table:table-row table:style-name="ro1">
          <table:table-cell office:value-type="float" office:value="369346.358763391" calcext:value-type="float">
            <text:p>369346.358763391</text:p>
          </table:table-cell>
          <table:table-cell office:value-type="float" office:value="3280293.51811397" calcext:value-type="float">
            <text:p>3280293.51811397</text:p>
          </table:table-cell>
          <table:table-cell table:number-columns-repeated="15"/>
          <table:table-cell office:value-type="float" office:value="369333.764749884" calcext:value-type="float">
            <text:p>369333.764749884</text:p>
          </table:table-cell>
          <table:table-cell office:value-type="float" office:value="3280307.32808444" calcext:value-type="float">
            <text:p>3280307.32808444</text:p>
          </table:table-cell>
          <table:table-cell table:number-columns-repeated="7"/>
          <table:table-cell office:value-type="float" office:value="369334.074324276" calcext:value-type="float">
            <text:p>369334.074324276</text:p>
          </table:table-cell>
          <table:table-cell office:value-type="float" office:value="3280307.76785912" calcext:value-type="float">
            <text:p>3280307.76785912</text:p>
          </table:table-cell>
        </table:table-row>
        <table:table-row table:style-name="ro1">
          <table:table-cell office:value-type="float" office:value="369346.52479361" calcext:value-type="float">
            <text:p>369346.52479361</text:p>
          </table:table-cell>
          <table:table-cell office:value-type="float" office:value="3280293.60226014" calcext:value-type="float">
            <text:p>3280293.60226014</text:p>
          </table:table-cell>
          <table:table-cell table:number-columns-repeated="15"/>
          <table:table-cell office:value-type="float" office:value="369334.092865837" calcext:value-type="float">
            <text:p>369334.092865837</text:p>
          </table:table-cell>
          <table:table-cell office:value-type="float" office:value="3280307.55366427" calcext:value-type="float">
            <text:p>3280307.55366427</text:p>
          </table:table-cell>
          <table:table-cell table:number-columns-repeated="7"/>
          <table:table-cell office:value-type="float" office:value="369333.837474233" calcext:value-type="float">
            <text:p>369333.837474233</text:p>
          </table:table-cell>
          <table:table-cell office:value-type="float" office:value="3280307.27027977" calcext:value-type="float">
            <text:p>3280307.27027977</text:p>
          </table:table-cell>
        </table:table-row>
        <table:table-row table:style-name="ro1">
          <table:table-cell office:value-type="float" office:value="369346.851190388" calcext:value-type="float">
            <text:p>369346.851190388</text:p>
          </table:table-cell>
          <table:table-cell office:value-type="float" office:value="3280293.76583093" calcext:value-type="float">
            <text:p>3280293.76583093</text:p>
          </table:table-cell>
          <table:table-cell table:number-columns-repeated="15"/>
          <table:table-cell office:value-type="float" office:value="369334.016630977" calcext:value-type="float">
            <text:p>369334.016630977</text:p>
          </table:table-cell>
          <table:table-cell office:value-type="float" office:value="3280307.28141086" calcext:value-type="float">
            <text:p>3280307.28141086</text:p>
          </table:table-cell>
          <table:table-cell table:number-columns-repeated="7"/>
          <table:table-cell office:value-type="float" office:value="369333.617234752" calcext:value-type="float">
            <text:p>369333.617234752</text:p>
          </table:table-cell>
          <table:table-cell office:value-type="float" office:value="3280306.78808808" calcext:value-type="float">
            <text:p>3280306.78808808</text:p>
          </table:table-cell>
        </table:table-row>
        <table:table-row table:style-name="ro1">
          <table:table-cell office:value-type="float" office:value="369347.004746298" calcext:value-type="float">
            <text:p>369347.004746298</text:p>
          </table:table-cell>
          <table:table-cell office:value-type="float" office:value="3280293.83790579" calcext:value-type="float">
            <text:p>3280293.83790579</text:p>
          </table:table-cell>
          <table:table-cell table:number-columns-repeated="15"/>
          <table:table-cell office:value-type="float" office:value="369333.946530221" calcext:value-type="float">
            <text:p>369333.946530221</text:p>
          </table:table-cell>
          <table:table-cell office:value-type="float" office:value="3280307.0221337" calcext:value-type="float">
            <text:p>3280307.0221337</text:p>
          </table:table-cell>
          <table:table-cell table:number-columns-repeated="7"/>
          <table:table-cell office:value-type="float" office:value="369333.41184724" calcext:value-type="float">
            <text:p>369333.41184724</text:p>
          </table:table-cell>
          <table:table-cell office:value-type="float" office:value="3280306.26131619" calcext:value-type="float">
            <text:p>3280306.26131619</text:p>
          </table:table-cell>
        </table:table-row>
        <table:table-row table:style-name="ro1">
          <table:table-cell office:value-type="float" office:value="369347.33302995" calcext:value-type="float">
            <text:p>369347.33302995</text:p>
          </table:table-cell>
          <table:table-cell office:value-type="float" office:value="3280294.00261918" calcext:value-type="float">
            <text:p>3280294.00261918</text:p>
          </table:table-cell>
          <table:table-cell table:number-columns-repeated="15"/>
          <table:table-cell office:value-type="float" office:value="369333.855387225" calcext:value-type="float">
            <text:p>369333.855387225</text:p>
          </table:table-cell>
          <table:table-cell office:value-type="float" office:value="3280306.76984916" calcext:value-type="float">
            <text:p>3280306.76984916</text:p>
          </table:table-cell>
          <table:table-cell table:number-columns-repeated="7"/>
          <table:table-cell office:value-type="float" office:value="369334.068824509" calcext:value-type="float">
            <text:p>369334.068824509</text:p>
          </table:table-cell>
          <table:table-cell office:value-type="float" office:value="3280307.48340436" calcext:value-type="float">
            <text:p>3280307.48340436</text:p>
          </table:table-cell>
        </table:table-row>
        <table:table-row table:style-name="ro1">
          <table:table-cell office:value-type="float" office:value="369347.488547754" calcext:value-type="float">
            <text:p>369347.488547754</text:p>
          </table:table-cell>
          <table:table-cell office:value-type="float" office:value="3280294.1048909" calcext:value-type="float">
            <text:p>3280294.1048909</text:p>
          </table:table-cell>
          <table:table-cell table:number-columns-repeated="15"/>
          <table:table-cell office:value-type="float" office:value="369333.738506314" calcext:value-type="float">
            <text:p>369333.738506314</text:p>
          </table:table-cell>
          <table:table-cell office:value-type="float" office:value="3280306.56839655" calcext:value-type="float">
            <text:p>3280306.56839655</text:p>
          </table:table-cell>
          <table:table-cell table:number-columns-repeated="7"/>
          <table:table-cell office:value-type="float" office:value="369333.912540951" calcext:value-type="float">
            <text:p>369333.912540951</text:p>
          </table:table-cell>
          <table:table-cell office:value-type="float" office:value="3280306.9252838" calcext:value-type="float">
            <text:p>3280306.9252838</text:p>
          </table:table-cell>
        </table:table-row>
        <table:table-row table:style-name="ro1">
          <table:table-cell office:value-type="float" office:value="369347.791646228" calcext:value-type="float">
            <text:p>369347.791646228</text:p>
          </table:table-cell>
          <table:table-cell office:value-type="float" office:value="3280294.31680372" calcext:value-type="float">
            <text:p>3280294.31680372</text:p>
          </table:table-cell>
          <table:table-cell table:number-columns-repeated="15"/>
          <table:table-cell office:value-type="float" office:value="369334.02381031" calcext:value-type="float">
            <text:p>369334.02381031</text:p>
          </table:table-cell>
          <table:table-cell office:value-type="float" office:value="3280307.06244173" calcext:value-type="float">
            <text:p>3280307.06244173</text:p>
          </table:table-cell>
          <table:table-cell table:number-columns-repeated="7"/>
          <table:table-cell office:value-type="float" office:value="369333.770362341" calcext:value-type="float">
            <text:p>369333.770362341</text:p>
          </table:table-cell>
          <table:table-cell office:value-type="float" office:value="3280306.41460324" calcext:value-type="float">
            <text:p>3280306.41460324</text:p>
          </table:table-cell>
        </table:table-row>
        <table:table-row table:style-name="ro1">
          <table:table-cell office:value-type="float" office:value="369347.929458878" calcext:value-type="float">
            <text:p>369347.929458878</text:p>
          </table:table-cell>
          <table:table-cell office:value-type="float" office:value="3280294.42359604" calcext:value-type="float">
            <text:p>3280294.42359604</text:p>
          </table:table-cell>
          <table:table-cell table:number-columns-repeated="15"/>
          <table:table-cell office:value-type="float" office:value="369333.850000497" calcext:value-type="float">
            <text:p>369333.850000497</text:p>
          </table:table-cell>
          <table:table-cell office:value-type="float" office:value="3280306.91263498" calcext:value-type="float">
            <text:p>3280306.91263498</text:p>
          </table:table-cell>
          <table:table-cell table:number-columns-repeated="7"/>
          <table:table-cell office:value-type="float" office:value="369333.611115376" calcext:value-type="float">
            <text:p>369333.611115376</text:p>
          </table:table-cell>
          <table:table-cell office:value-type="float" office:value="3280305.90952702" calcext:value-type="float">
            <text:p>3280305.90952702</text:p>
          </table:table-cell>
        </table:table-row>
        <table:table-row table:style-name="ro1">
          <table:table-cell office:value-type="float" office:value="369348.212839776" calcext:value-type="float">
            <text:p>369348.212839776</text:p>
          </table:table-cell>
          <table:table-cell office:value-type="float" office:value="3280294.65392263" calcext:value-type="float">
            <text:p>3280294.65392263</text:p>
          </table:table-cell>
          <table:table-cell table:number-columns-repeated="15"/>
          <table:table-cell office:value-type="float" office:value="369333.648579883" calcext:value-type="float">
            <text:p>369333.648579883</text:p>
          </table:table-cell>
          <table:table-cell office:value-type="float" office:value="3280306.76898883" calcext:value-type="float">
            <text:p>3280306.76898883</text:p>
          </table:table-cell>
          <table:table-cell table:number-columns-repeated="7"/>
          <table:table-cell office:value-type="float" office:value="369333.397374804" calcext:value-type="float">
            <text:p>369333.397374804</text:p>
          </table:table-cell>
          <table:table-cell office:value-type="float" office:value="3280305.48735983" calcext:value-type="float">
            <text:p>3280305.48735983</text:p>
          </table:table-cell>
        </table:table-row>
        <table:table-row table:style-name="ro1">
          <table:table-cell office:value-type="float" office:value="369348.488659625" calcext:value-type="float">
            <text:p>369348.488659625</text:p>
          </table:table-cell>
          <table:table-cell office:value-type="float" office:value="3280294.8748607" calcext:value-type="float">
            <text:p>3280294.8748607</text:p>
          </table:table-cell>
          <table:table-cell table:number-columns-repeated="15"/>
          <table:table-cell office:value-type="float" office:value="369333.452969741" calcext:value-type="float">
            <text:p>369333.452969741</text:p>
          </table:table-cell>
          <table:table-cell office:value-type="float" office:value="3280306.62339391" calcext:value-type="float">
            <text:p>3280306.62339391</text:p>
          </table:table-cell>
          <table:table-cell table:number-columns-repeated="7"/>
          <table:table-cell office:value-type="float" office:value="369333.966894422" calcext:value-type="float">
            <text:p>369333.966894422</text:p>
          </table:table-cell>
          <table:table-cell office:value-type="float" office:value="3280306.99008492" calcext:value-type="float">
            <text:p>3280306.99008492</text:p>
          </table:table-cell>
        </table:table-row>
        <table:table-row table:style-name="ro1">
          <table:table-cell office:value-type="float" office:value="369348.62856364" calcext:value-type="float">
            <text:p>369348.62856364</text:p>
          </table:table-cell>
          <table:table-cell office:value-type="float" office:value="3280294.98280838" calcext:value-type="float">
            <text:p>3280294.98280838</text:p>
          </table:table-cell>
          <table:table-cell table:number-columns-repeated="15"/>
          <table:table-cell office:value-type="float" office:value="369333.229700969" calcext:value-type="float">
            <text:p>369333.229700969</text:p>
          </table:table-cell>
          <table:table-cell office:value-type="float" office:value="3280306.44995304" calcext:value-type="float">
            <text:p>3280306.44995304</text:p>
          </table:table-cell>
          <table:table-cell table:number-columns-repeated="7"/>
          <table:table-cell office:value-type="float" office:value="369333.764772806" calcext:value-type="float">
            <text:p>369333.764772806</text:p>
          </table:table-cell>
          <table:table-cell office:value-type="float" office:value="3280306.7926333" calcext:value-type="float">
            <text:p>3280306.7926333</text:p>
          </table:table-cell>
        </table:table-row>
        <table:table-row table:style-name="ro1">
          <table:table-cell office:value-type="float" office:value="369348.884600518" calcext:value-type="float">
            <text:p>369348.884600518</text:p>
          </table:table-cell>
          <table:table-cell office:value-type="float" office:value="3280295.17545036" calcext:value-type="float">
            <text:p>3280295.17545036</text:p>
          </table:table-cell>
          <table:table-cell table:number-columns-repeated="15"/>
          <table:table-cell office:value-type="float" office:value="369333.492229496" calcext:value-type="float">
            <text:p>369333.492229496</text:p>
          </table:table-cell>
          <table:table-cell office:value-type="float" office:value="3280305.74550664" calcext:value-type="float">
            <text:p>3280305.74550664</text:p>
          </table:table-cell>
          <table:table-cell table:number-columns-repeated="7"/>
          <table:table-cell office:value-type="float" office:value="369333.3317396" calcext:value-type="float">
            <text:p>369333.3317396</text:p>
          </table:table-cell>
          <table:table-cell office:value-type="float" office:value="3280306.46331186" calcext:value-type="float">
            <text:p>3280306.46331186</text:p>
          </table:table-cell>
        </table:table-row>
        <table:table-row table:style-name="ro1">
          <table:table-cell office:value-type="float" office:value="369349.010188593" calcext:value-type="float">
            <text:p>369349.010188593</text:p>
          </table:table-cell>
          <table:table-cell office:value-type="float" office:value="3280295.27862654" calcext:value-type="float">
            <text:p>3280295.27862654</text:p>
          </table:table-cell>
          <table:table-cell table:number-columns-repeated="15"/>
          <table:table-cell office:value-type="float" office:value="369333.387332232" calcext:value-type="float">
            <text:p>369333.387332232</text:p>
          </table:table-cell>
          <table:table-cell office:value-type="float" office:value="3280305.65073134" calcext:value-type="float">
            <text:p>3280305.65073134</text:p>
          </table:table-cell>
          <table:table-cell table:number-columns-repeated="7"/>
          <table:table-cell office:value-type="float" office:value="369332.862808303" calcext:value-type="float">
            <text:p>369332.862808303</text:p>
          </table:table-cell>
          <table:table-cell office:value-type="float" office:value="3280306.12270493" calcext:value-type="float">
            <text:p>3280306.12270493</text:p>
          </table:table-cell>
        </table:table-row>
        <table:table-row table:style-name="ro1">
          <table:table-cell office:value-type="float" office:value="369349.224104858" calcext:value-type="float">
            <text:p>369349.224104858</text:p>
          </table:table-cell>
          <table:table-cell office:value-type="float" office:value="3280295.51644404" calcext:value-type="float">
            <text:p>3280295.51644404</text:p>
          </table:table-cell>
          <table:table-cell table:number-columns-repeated="15"/>
          <table:table-cell office:value-type="float" office:value="369333.141004533" calcext:value-type="float">
            <text:p>369333.141004533</text:p>
          </table:table-cell>
          <table:table-cell office:value-type="float" office:value="3280305.41747949" calcext:value-type="float">
            <text:p>3280305.41747949</text:p>
          </table:table-cell>
          <table:table-cell table:number-columns-repeated="7"/>
          <table:table-cell office:value-type="float" office:value="369332.40259133" calcext:value-type="float">
            <text:p>369332.40259133</text:p>
          </table:table-cell>
          <table:table-cell office:value-type="float" office:value="3280305.77033621" calcext:value-type="float">
            <text:p>3280305.77033621</text:p>
          </table:table-cell>
        </table:table-row>
        <table:table-row table:style-name="ro1">
          <table:table-cell office:value-type="float" office:value="369349.315736265" calcext:value-type="float">
            <text:p>369349.315736265</text:p>
          </table:table-cell>
          <table:table-cell office:value-type="float" office:value="3280295.63620696" calcext:value-type="float">
            <text:p>3280295.63620696</text:p>
          </table:table-cell>
          <table:table-cell table:number-columns-repeated="15"/>
          <table:table-cell office:value-type="float" office:value="369332.918219009" calcext:value-type="float">
            <text:p>369332.918219009</text:p>
          </table:table-cell>
          <table:table-cell office:value-type="float" office:value="3280305.17609296" calcext:value-type="float">
            <text:p>3280305.17609296</text:p>
          </table:table-cell>
          <table:table-cell table:number-columns-repeated="7"/>
          <table:table-cell office:value-type="float" office:value="369333.541946851" calcext:value-type="float">
            <text:p>369333.541946851</text:p>
          </table:table-cell>
          <table:table-cell office:value-type="float" office:value="3280305.79068596" calcext:value-type="float">
            <text:p>3280305.79068596</text:p>
          </table:table-cell>
        </table:table-row>
        <table:table-row table:style-name="ro1">
          <table:table-cell office:value-type="float" office:value="369349.522040932" calcext:value-type="float">
            <text:p>369349.522040932</text:p>
          </table:table-cell>
          <table:table-cell office:value-type="float" office:value="3280295.92316089" calcext:value-type="float">
            <text:p>3280295.92316089</text:p>
          </table:table-cell>
          <table:table-cell table:number-columns-repeated="15"/>
          <table:table-cell office:value-type="float" office:value="369332.750220272" calcext:value-type="float">
            <text:p>369332.750220272</text:p>
          </table:table-cell>
          <table:table-cell office:value-type="float" office:value="3280304.97109677" calcext:value-type="float">
            <text:p>3280304.97109677</text:p>
          </table:table-cell>
          <table:table-cell table:number-columns-repeated="7"/>
          <table:table-cell office:value-type="float" office:value="369333.124309691" calcext:value-type="float">
            <text:p>369333.124309691</text:p>
          </table:table-cell>
          <table:table-cell office:value-type="float" office:value="3280305.42003714" calcext:value-type="float">
            <text:p>3280305.42003714</text:p>
          </table:table-cell>
        </table:table-row>
        <table:table-row table:style-name="ro1">
          <table:table-cell office:value-type="float" office:value="369349.624288054" calcext:value-type="float">
            <text:p>369349.624288054</text:p>
          </table:table-cell>
          <table:table-cell office:value-type="float" office:value="3280296.07302986" calcext:value-type="float">
            <text:p>3280296.07302986</text:p>
          </table:table-cell>
          <table:table-cell table:number-columns-repeated="15"/>
          <table:table-cell office:value-type="float" office:value="369333.026794833" calcext:value-type="float">
            <text:p>369333.026794833</text:p>
          </table:table-cell>
          <table:table-cell office:value-type="float" office:value="3280305.15447535" calcext:value-type="float">
            <text:p>3280305.15447535</text:p>
          </table:table-cell>
          <table:table-cell table:number-columns-repeated="7"/>
          <table:table-cell office:value-type="float" office:value="369332.631654292" calcext:value-type="float">
            <text:p>369332.631654292</text:p>
          </table:table-cell>
          <table:table-cell office:value-type="float" office:value="3280304.95353343" calcext:value-type="float">
            <text:p>3280304.95353343</text:p>
          </table:table-cell>
        </table:table-row>
        <table:table-row table:style-name="ro1">
          <table:table-cell office:value-type="float" office:value="369361.505271489" calcext:value-type="float">
            <text:p>369361.505271489</text:p>
          </table:table-cell>
          <table:table-cell office:value-type="float" office:value="3280307.51527732" calcext:value-type="float">
            <text:p>3280307.51527732</text:p>
          </table:table-cell>
          <table:table-cell table:number-columns-repeated="15"/>
          <table:table-cell office:value-type="float" office:value="369332.87513472" calcext:value-type="float">
            <text:p>369332.87513472</text:p>
          </table:table-cell>
          <table:table-cell office:value-type="float" office:value="3280304.93278919" calcext:value-type="float">
            <text:p>3280304.93278919</text:p>
          </table:table-cell>
          <table:table-cell table:number-columns-repeated="7"/>
          <table:table-cell office:value-type="float" office:value="369332.250116011" calcext:value-type="float">
            <text:p>369332.250116011</text:p>
          </table:table-cell>
          <table:table-cell office:value-type="float" office:value="3280304.54621181" calcext:value-type="float">
            <text:p>3280304.54621181</text:p>
          </table:table-cell>
        </table:table-row>
        <table:table-row table:style-name="ro1">
          <table:table-cell office:value-type="float" office:value="369361.601644222" calcext:value-type="float">
            <text:p>369361.601644222</text:p>
          </table:table-cell>
          <table:table-cell office:value-type="float" office:value="3280307.65774101" calcext:value-type="float">
            <text:p>3280307.65774101</text:p>
          </table:table-cell>
          <table:table-cell table:number-columns-repeated="15"/>
          <table:table-cell office:value-type="float" office:value="369332.752527794" calcext:value-type="float">
            <text:p>369332.752527794</text:p>
          </table:table-cell>
          <table:table-cell office:value-type="float" office:value="3280304.73436322" calcext:value-type="float">
            <text:p>3280304.73436322</text:p>
          </table:table-cell>
          <table:table-cell table:number-columns-repeated="7"/>
          <table:table-cell office:value-type="float" office:value="369331.928419152" calcext:value-type="float">
            <text:p>369331.928419152</text:p>
          </table:table-cell>
          <table:table-cell office:value-type="float" office:value="3280304.16103015" calcext:value-type="float">
            <text:p>3280304.16103015</text:p>
          </table:table-cell>
        </table:table-row>
        <table:table-row table:style-name="ro1">
          <table:table-cell office:value-type="float" office:value="369361.778325947" calcext:value-type="float">
            <text:p>369361.778325947</text:p>
          </table:table-cell>
          <table:table-cell office:value-type="float" office:value="3280307.95233247" calcext:value-type="float">
            <text:p>3280307.95233247</text:p>
          </table:table-cell>
          <table:table-cell table:number-columns-repeated="15"/>
          <table:table-cell office:value-type="float" office:value="369332.586988295" calcext:value-type="float">
            <text:p>369332.586988295</text:p>
          </table:table-cell>
          <table:table-cell office:value-type="float" office:value="3280304.44632529" calcext:value-type="float">
            <text:p>3280304.44632529</text:p>
          </table:table-cell>
          <table:table-cell table:number-columns-repeated="7"/>
          <table:table-cell office:value-type="float" office:value="369332.986204405" calcext:value-type="float">
            <text:p>369332.986204405</text:p>
          </table:table-cell>
          <table:table-cell office:value-type="float" office:value="3280305.10098005" calcext:value-type="float">
            <text:p>3280305.10098005</text:p>
          </table:table-cell>
        </table:table-row>
        <table:table-row table:style-name="ro1">
          <table:table-cell office:value-type="float" office:value="369361.832174161" calcext:value-type="float">
            <text:p>369361.832174161</text:p>
          </table:table-cell>
          <table:table-cell office:value-type="float" office:value="3280308.10554447" calcext:value-type="float">
            <text:p>3280308.10554447</text:p>
          </table:table-cell>
          <table:table-cell table:number-columns-repeated="15"/>
          <table:table-cell office:value-type="float" office:value="369332.459521239" calcext:value-type="float">
            <text:p>369332.459521239</text:p>
          </table:table-cell>
          <table:table-cell office:value-type="float" office:value="3280304.18612699" calcext:value-type="float">
            <text:p>3280304.18612699</text:p>
          </table:table-cell>
          <table:table-cell table:number-columns-repeated="7"/>
          <table:table-cell office:value-type="float" office:value="369332.676937967" calcext:value-type="float">
            <text:p>369332.676937967</text:p>
          </table:table-cell>
          <table:table-cell office:value-type="float" office:value="3280304.66179611" calcext:value-type="float">
            <text:p>3280304.66179611</text:p>
          </table:table-cell>
        </table:table-row>
        <table:table-row table:style-name="ro1">
          <table:table-cell office:value-type="float" office:value="369359.89511889" calcext:value-type="float">
            <text:p>369359.89511889</text:p>
          </table:table-cell>
          <table:table-cell office:value-type="float" office:value="3280309.58350784" calcext:value-type="float">
            <text:p>3280309.58350784</text:p>
          </table:table-cell>
          <table:table-cell table:number-columns-repeated="15"/>
          <table:table-cell office:value-type="float" office:value="369332.88149446" calcext:value-type="float">
            <text:p>369332.88149446</text:p>
          </table:table-cell>
          <table:table-cell office:value-type="float" office:value="3280304.4841912" calcext:value-type="float">
            <text:p>3280304.4841912</text:p>
          </table:table-cell>
          <table:table-cell table:number-columns-repeated="7"/>
          <table:table-cell office:value-type="float" office:value="369332.392497794" calcext:value-type="float">
            <text:p>369332.392497794</text:p>
          </table:table-cell>
          <table:table-cell office:value-type="float" office:value="3280304.2145154" calcext:value-type="float">
            <text:p>3280304.2145154</text:p>
          </table:table-cell>
        </table:table-row>
        <table:table-row table:style-name="ro1">
          <table:table-cell office:value-type="float" office:value="369359.939842021" calcext:value-type="float">
            <text:p>369359.939842021</text:p>
          </table:table-cell>
          <table:table-cell office:value-type="float" office:value="3280309.7495938" calcext:value-type="float">
            <text:p>3280309.7495938</text:p>
          </table:table-cell>
          <table:table-cell table:number-columns-repeated="15"/>
          <table:table-cell office:value-type="float" office:value="369332.787005185" calcext:value-type="float">
            <text:p>369332.787005185</text:p>
          </table:table-cell>
          <table:table-cell office:value-type="float" office:value="3280304.22526555" calcext:value-type="float">
            <text:p>3280304.22526555</text:p>
          </table:table-cell>
          <table:table-cell table:number-columns-repeated="7"/>
          <table:table-cell office:value-type="float" office:value="369332.094320898" calcext:value-type="float">
            <text:p>369332.094320898</text:p>
          </table:table-cell>
          <table:table-cell office:value-type="float" office:value="3280303.70107535" calcext:value-type="float">
            <text:p>3280303.70107535</text:p>
          </table:table-cell>
        </table:table-row>
        <table:table-row table:style-name="ro1">
          <table:table-cell office:value-type="float" office:value="369360.02273446" calcext:value-type="float">
            <text:p>369360.02273446</text:p>
          </table:table-cell>
          <table:table-cell office:value-type="float" office:value="3280310.08102717" calcext:value-type="float">
            <text:p>3280310.08102717</text:p>
          </table:table-cell>
          <table:table-cell table:number-columns-repeated="15"/>
          <table:table-cell office:value-type="float" office:value="369332.70513792" calcext:value-type="float">
            <text:p>369332.70513792</text:p>
          </table:table-cell>
          <table:table-cell office:value-type="float" office:value="3280303.94730566" calcext:value-type="float">
            <text:p>3280303.94730566</text:p>
          </table:table-cell>
          <table:table-cell table:number-columns-repeated="7"/>
          <table:table-cell office:value-type="float" office:value="369331.821608679" calcext:value-type="float">
            <text:p>369331.821608679</text:p>
          </table:table-cell>
          <table:table-cell office:value-type="float" office:value="3280303.17394014" calcext:value-type="float">
            <text:p>3280303.17394014</text:p>
          </table:table-cell>
        </table:table-row>
        <table:table-row table:style-name="ro1">
          <table:table-cell office:value-type="float" office:value="369359.373530867" calcext:value-type="float">
            <text:p>369359.373530867</text:p>
          </table:table-cell>
          <table:table-cell office:value-type="float" office:value="3280310.32001985" calcext:value-type="float">
            <text:p>3280310.32001985</text:p>
          </table:table-cell>
          <table:table-cell table:number-columns-repeated="15"/>
          <table:table-cell office:value-type="float" office:value="369332.642725684" calcext:value-type="float">
            <text:p>369332.642725684</text:p>
          </table:table-cell>
          <table:table-cell office:value-type="float" office:value="3280303.68970493" calcext:value-type="float">
            <text:p>3280303.68970493</text:p>
          </table:table-cell>
          <table:table-cell table:number-columns-repeated="7"/>
          <table:table-cell office:value-type="float" office:value="369332.855051425" calcext:value-type="float">
            <text:p>369332.855051425</text:p>
          </table:table-cell>
          <table:table-cell office:value-type="float" office:value="3280304.42246523" calcext:value-type="float">
            <text:p>3280304.42246523</text:p>
          </table:table-cell>
        </table:table-row>
        <table:table-row table:style-name="ro1">
          <table:table-cell office:value-type="float" office:value="369359.428212215" calcext:value-type="float">
            <text:p>369359.428212215</text:p>
          </table:table-cell>
          <table:table-cell office:value-type="float" office:value="3280310.63574311" calcext:value-type="float">
            <text:p>3280310.63574311</text:p>
          </table:table-cell>
          <table:table-cell table:number-columns-repeated="15"/>
          <table:table-cell office:value-type="float" office:value="369332.587504004" calcext:value-type="float">
            <text:p>369332.587504004</text:p>
          </table:table-cell>
          <table:table-cell office:value-type="float" office:value="3280303.41961832" calcext:value-type="float">
            <text:p>3280303.41961832</text:p>
          </table:table-cell>
          <table:table-cell table:number-columns-repeated="7"/>
          <table:table-cell office:value-type="float" office:value="369332.663978506" calcext:value-type="float">
            <text:p>369332.663978506</text:p>
          </table:table-cell>
          <table:table-cell office:value-type="float" office:value="3280303.92049861" calcext:value-type="float">
            <text:p>3280303.92049861</text:p>
          </table:table-cell>
        </table:table-row>
        <table:table-row table:style-name="ro1">
          <table:table-cell office:value-type="float" office:value="369359.468636755" calcext:value-type="float">
            <text:p>369359.468636755</text:p>
          </table:table-cell>
          <table:table-cell office:value-type="float" office:value="3280310.95828496" calcext:value-type="float">
            <text:p>3280310.95828496</text:p>
          </table:table-cell>
          <table:table-cell table:number-columns-repeated="15"/>
          <table:table-cell office:value-type="float" office:value="369332.806985296" calcext:value-type="float">
            <text:p>369332.806985296</text:p>
          </table:table-cell>
          <table:table-cell office:value-type="float" office:value="3280303.87833082" calcext:value-type="float">
            <text:p>3280303.87833082</text:p>
          </table:table-cell>
          <table:table-cell table:number-columns-repeated="7"/>
          <table:table-cell office:value-type="float" office:value="369332.485211764" calcext:value-type="float">
            <text:p>369332.485211764</text:p>
          </table:table-cell>
          <table:table-cell office:value-type="float" office:value="3280303.34703919" calcext:value-type="float">
            <text:p>3280303.34703919</text:p>
          </table:table-cell>
        </table:table-row>
        <table:table-row table:style-name="ro1">
          <table:table-cell office:value-type="float" office:value="369361.761142902" calcext:value-type="float">
            <text:p>369361.761142902</text:p>
          </table:table-cell>
          <table:table-cell office:value-type="float" office:value="3280308.40457473" calcext:value-type="float">
            <text:p>3280308.40457473</text:p>
          </table:table-cell>
          <table:table-cell table:number-columns-repeated="15"/>
          <table:table-cell office:value-type="float" office:value="369332.772388527" calcext:value-type="float">
            <text:p>369332.772388527</text:p>
          </table:table-cell>
          <table:table-cell office:value-type="float" office:value="3280303.60494375" calcext:value-type="float">
            <text:p>3280303.60494375</text:p>
          </table:table-cell>
          <table:table-cell table:number-columns-repeated="7"/>
          <table:table-cell office:value-type="float" office:value="369332.360923307" calcext:value-type="float">
            <text:p>369332.360923307</text:p>
          </table:table-cell>
          <table:table-cell office:value-type="float" office:value="3280302.8608294" calcext:value-type="float">
            <text:p>3280302.8608294</text:p>
          </table:table-cell>
        </table:table-row>
        <table:table-row table:style-name="ro1">
          <table:table-cell office:value-type="float" office:value="369361.767223673" calcext:value-type="float">
            <text:p>369361.767223673</text:p>
          </table:table-cell>
          <table:table-cell office:value-type="float" office:value="3280308.72726805" calcext:value-type="float">
            <text:p>3280308.72726805</text:p>
          </table:table-cell>
          <table:table-cell table:number-columns-repeated="15"/>
          <table:table-cell office:value-type="float" office:value="369332.74050365" calcext:value-type="float">
            <text:p>369332.74050365</text:p>
          </table:table-cell>
          <table:table-cell office:value-type="float" office:value="3280303.29558482" calcext:value-type="float">
            <text:p>3280303.29558482</text:p>
          </table:table-cell>
          <table:table-cell table:number-columns-repeated="7"/>
          <table:table-cell office:value-type="float" office:value="369332.242257082" calcext:value-type="float">
            <text:p>369332.242257082</text:p>
          </table:table-cell>
          <table:table-cell office:value-type="float" office:value="3280302.29350571" calcext:value-type="float">
            <text:p>3280302.29350571</text:p>
          </table:table-cell>
        </table:table-row>
        <table:table-row table:style-name="ro1">
          <table:table-cell office:value-type="float" office:value="369361.767253283" calcext:value-type="float">
            <text:p>369361.767253283</text:p>
          </table:table-cell>
          <table:table-cell office:value-type="float" office:value="3280308.88984328" calcext:value-type="float">
            <text:p>3280308.88984328</text:p>
          </table:table-cell>
          <table:table-cell table:number-columns-repeated="15"/>
          <table:table-cell office:value-type="float" office:value="369332.732755462" calcext:value-type="float">
            <text:p>369332.732755462</text:p>
          </table:table-cell>
          <table:table-cell office:value-type="float" office:value="3280303.02014827" calcext:value-type="float">
            <text:p>3280303.02014827</text:p>
          </table:table-cell>
          <table:table-cell table:number-columns-repeated="7"/>
          <table:table-cell office:value-type="float" office:value="369332.789721981" calcext:value-type="float">
            <text:p>369332.789721981</text:p>
          </table:table-cell>
          <table:table-cell office:value-type="float" office:value="3280303.79888723" calcext:value-type="float">
            <text:p>3280303.79888723</text:p>
          </table:table-cell>
        </table:table-row>
        <table:table-row table:style-name="ro1">
          <table:table-cell office:value-type="float" office:value="369362.059452718" calcext:value-type="float">
            <text:p>369362.059452718</text:p>
          </table:table-cell>
          <table:table-cell office:value-type="float" office:value="3280308.83947382" calcext:value-type="float">
            <text:p>3280308.83947382</text:p>
          </table:table-cell>
          <table:table-cell table:number-columns-repeated="15"/>
          <table:table-cell office:value-type="float" office:value="369332.738167099" calcext:value-type="float">
            <text:p>369332.738167099</text:p>
          </table:table-cell>
          <table:table-cell office:value-type="float" office:value="3280302.73040119" calcext:value-type="float">
            <text:p>3280302.73040119</text:p>
          </table:table-cell>
          <table:table-cell table:number-columns-repeated="7"/>
          <table:table-cell office:value-type="float" office:value="369332.705089564" calcext:value-type="float">
            <text:p>369332.705089564</text:p>
          </table:table-cell>
          <table:table-cell office:value-type="float" office:value="3280303.25435161" calcext:value-type="float">
            <text:p>3280303.25435161</text:p>
          </table:table-cell>
        </table:table-row>
        <table:table-row table:style-name="ro1">
          <table:table-cell office:value-type="float" office:value="369362.082649148" calcext:value-type="float">
            <text:p>369362.082649148</text:p>
          </table:table-cell>
          <table:table-cell office:value-type="float" office:value="3280309.00037944" calcext:value-type="float">
            <text:p>3280309.00037944</text:p>
          </table:table-cell>
          <table:table-cell table:number-columns-repeated="15"/>
          <table:table-cell office:value-type="float" office:value="369332.953016596" calcext:value-type="float">
            <text:p>369332.953016596</text:p>
          </table:table-cell>
          <table:table-cell office:value-type="float" office:value="3280302.54667457" calcext:value-type="float">
            <text:p>3280302.54667457</text:p>
          </table:table-cell>
          <table:table-cell table:number-columns-repeated="7"/>
          <table:table-cell office:value-type="float" office:value="369332.63744419" calcext:value-type="float">
            <text:p>369332.63744419</text:p>
          </table:table-cell>
          <table:table-cell office:value-type="float" office:value="3280302.61469093" calcext:value-type="float">
            <text:p>3280302.61469093</text:p>
          </table:table-cell>
        </table:table-row>
        <table:table-row table:style-name="ro1">
          <table:table-cell office:value-type="float" office:value="369362.114561598" calcext:value-type="float">
            <text:p>369362.114561598</text:p>
          </table:table-cell>
          <table:table-cell office:value-type="float" office:value="3280309.3002047" calcext:value-type="float">
            <text:p>3280309.3002047</text:p>
          </table:table-cell>
          <table:table-cell table:number-columns-repeated="15"/>
          <table:table-cell office:value-type="float" office:value="369332.989061716" calcext:value-type="float">
            <text:p>369332.989061716</text:p>
          </table:table-cell>
          <table:table-cell office:value-type="float" office:value="3280302.23063755" calcext:value-type="float">
            <text:p>3280302.23063755</text:p>
          </table:table-cell>
          <table:table-cell table:number-columns-repeated="7"/>
          <table:table-cell office:value-type="float" office:value="369332.610431068" calcext:value-type="float">
            <text:p>369332.610431068</text:p>
          </table:table-cell>
          <table:table-cell office:value-type="float" office:value="3280302.07844044" calcext:value-type="float">
            <text:p>3280302.07844044</text:p>
          </table:table-cell>
        </table:table-row>
        <table:table-row table:style-name="ro1">
          <table:table-cell office:value-type="float" office:value="369362.141640642" calcext:value-type="float">
            <text:p>369362.141640642</text:p>
          </table:table-cell>
          <table:table-cell office:value-type="float" office:value="3280309.44132004" calcext:value-type="float">
            <text:p>3280309.44132004</text:p>
          </table:table-cell>
          <table:table-cell table:number-columns-repeated="15"/>
          <table:table-cell office:value-type="float" office:value="369333.033623944" calcext:value-type="float">
            <text:p>369333.033623944</text:p>
          </table:table-cell>
          <table:table-cell office:value-type="float" office:value="3280301.91213351" calcext:value-type="float">
            <text:p>3280301.91213351</text:p>
          </table:table-cell>
          <table:table-cell table:number-columns-repeated="7"/>
          <table:table-cell office:value-type="float" office:value="369332.61606511" calcext:value-type="float">
            <text:p>369332.61606511</text:p>
          </table:table-cell>
          <table:table-cell office:value-type="float" office:value="3280301.4917936" calcext:value-type="float">
            <text:p>3280301.4917936</text:p>
          </table:table-cell>
        </table:table-row>
        <table:table-row table:style-name="ro1">
          <table:table-cell office:value-type="float" office:value="369362.778041718" calcext:value-type="float">
            <text:p>369362.778041718</text:p>
          </table:table-cell>
          <table:table-cell office:value-type="float" office:value="3280308.54498662" calcext:value-type="float">
            <text:p>3280308.54498662</text:p>
          </table:table-cell>
          <table:table-cell table:number-columns-repeated="15"/>
          <table:table-cell office:value-type="float" office:value="369333.086660884" calcext:value-type="float">
            <text:p>369333.086660884</text:p>
          </table:table-cell>
          <table:table-cell office:value-type="float" office:value="3280301.62004176" calcext:value-type="float">
            <text:p>3280301.62004176</text:p>
          </table:table-cell>
          <table:table-cell table:number-columns-repeated="7"/>
          <table:table-cell office:value-type="float" office:value="369332.955490536" calcext:value-type="float">
            <text:p>369332.955490536</text:p>
          </table:table-cell>
          <table:table-cell office:value-type="float" office:value="3280302.46890439" calcext:value-type="float">
            <text:p>3280302.46890439</text:p>
          </table:table-cell>
        </table:table-row>
        <table:table-row table:style-name="ro1">
          <table:table-cell office:value-type="float" office:value="369362.814306304" calcext:value-type="float">
            <text:p>369362.814306304</text:p>
          </table:table-cell>
          <table:table-cell office:value-type="float" office:value="3280308.72274809" calcext:value-type="float">
            <text:p>3280308.72274809</text:p>
          </table:table-cell>
          <table:table-cell table:number-columns-repeated="15"/>
          <table:table-cell office:value-type="float" office:value="369333.160263033" calcext:value-type="float">
            <text:p>369333.160263033</text:p>
          </table:table-cell>
          <table:table-cell office:value-type="float" office:value="3280301.30700217" calcext:value-type="float">
            <text:p>3280301.30700217</text:p>
          </table:table-cell>
          <table:table-cell table:number-columns-repeated="7"/>
          <table:table-cell office:value-type="float" office:value="369333.021994999" calcext:value-type="float">
            <text:p>369333.021994999</text:p>
          </table:table-cell>
          <table:table-cell office:value-type="float" office:value="3280301.84336931" calcext:value-type="float">
            <text:p>3280301.84336931</text:p>
          </table:table-cell>
        </table:table-row>
        <table:table-row table:style-name="ro1">
          <table:table-cell office:value-type="float" office:value="369362.887673087" calcext:value-type="float">
            <text:p>369362.887673087</text:p>
          </table:table-cell>
          <table:table-cell office:value-type="float" office:value="3280309.02732126" calcext:value-type="float">
            <text:p>3280309.02732126</text:p>
          </table:table-cell>
          <table:table-cell table:number-columns-repeated="15"/>
          <table:table-cell office:value-type="float" office:value="369333.675831292" calcext:value-type="float">
            <text:p>369333.675831292</text:p>
          </table:table-cell>
          <table:table-cell office:value-type="float" office:value="3280301.42705549" calcext:value-type="float">
            <text:p>3280301.42705549</text:p>
          </table:table-cell>
          <table:table-cell table:number-columns-repeated="7"/>
          <table:table-cell office:value-type="float" office:value="369333.105776824" calcext:value-type="float">
            <text:p>369333.105776824</text:p>
          </table:table-cell>
          <table:table-cell office:value-type="float" office:value="3280301.1985056" calcext:value-type="float">
            <text:p>3280301.1985056</text:p>
          </table:table-cell>
        </table:table-row>
        <table:table-row table:style-name="ro1">
          <table:table-cell office:value-type="float" office:value="369362.756024476" calcext:value-type="float">
            <text:p>369362.756024476</text:p>
          </table:table-cell>
          <table:table-cell office:value-type="float" office:value="3280308.82429588" calcext:value-type="float">
            <text:p>3280308.82429588</text:p>
          </table:table-cell>
          <table:table-cell table:number-columns-repeated="15"/>
          <table:table-cell office:value-type="float" office:value="369333.771232464" calcext:value-type="float">
            <text:p>369333.771232464</text:p>
          </table:table-cell>
          <table:table-cell office:value-type="float" office:value="3280301.0944085" calcext:value-type="float">
            <text:p>3280301.0944085</text:p>
          </table:table-cell>
          <table:table-cell table:number-columns-repeated="7"/>
          <table:table-cell office:value-type="float" office:value="369333.20510773" calcext:value-type="float">
            <text:p>369333.20510773</text:p>
          </table:table-cell>
          <table:table-cell office:value-type="float" office:value="3280300.62033161" calcext:value-type="float">
            <text:p>3280300.62033161</text:p>
          </table:table-cell>
        </table:table-row>
        <table:table-row table:style-name="ro1">
          <table:table-cell office:value-type="float" office:value="369362.889970215" calcext:value-type="float">
            <text:p>369362.889970215</text:p>
          </table:table-cell>
          <table:table-cell office:value-type="float" office:value="3280309.13343381" calcext:value-type="float">
            <text:p>3280309.13343381</text:p>
          </table:table-cell>
          <table:table-cell table:number-columns-repeated="15"/>
          <table:table-cell office:value-type="float" office:value="369333.79724712" calcext:value-type="float">
            <text:p>369333.79724712</text:p>
          </table:table-cell>
          <table:table-cell office:value-type="float" office:value="3280300.81642996" calcext:value-type="float">
            <text:p>3280300.81642996</text:p>
          </table:table-cell>
          <table:table-cell table:number-columns-repeated="7"/>
          <table:table-cell office:value-type="float" office:value="369333.342023999" calcext:value-type="float">
            <text:p>369333.342023999</text:p>
          </table:table-cell>
          <table:table-cell office:value-type="float" office:value="3280299.99196598" calcext:value-type="float">
            <text:p>3280299.99196598</text:p>
          </table:table-cell>
        </table:table-row>
        <table:table-row table:style-name="ro1">
          <table:table-cell office:value-type="float" office:value="369362.954871009" calcext:value-type="float">
            <text:p>369362.954871009</text:p>
          </table:table-cell>
          <table:table-cell office:value-type="float" office:value="3280309.28506018" calcext:value-type="float">
            <text:p>3280309.28506018</text:p>
          </table:table-cell>
          <table:table-cell table:number-columns-repeated="15"/>
          <table:table-cell office:value-type="float" office:value="369333.825429003" calcext:value-type="float">
            <text:p>369333.825429003</text:p>
          </table:table-cell>
          <table:table-cell office:value-type="float" office:value="3280300.50670195" calcext:value-type="float">
            <text:p>3280300.50670195</text:p>
          </table:table-cell>
          <table:table-cell table:number-columns-repeated="7"/>
          <table:table-cell office:value-type="float" office:value="369333.700505802" calcext:value-type="float">
            <text:p>369333.700505802</text:p>
          </table:table-cell>
          <table:table-cell office:value-type="float" office:value="3280301.33850259" calcext:value-type="float">
            <text:p>3280301.33850259</text:p>
          </table:table-cell>
        </table:table-row>
        <table:table-row table:style-name="ro1">
          <table:table-cell office:value-type="float" office:value="369363.050527951" calcext:value-type="float">
            <text:p>369363.050527951</text:p>
          </table:table-cell>
          <table:table-cell office:value-type="float" office:value="3280308.94076959" calcext:value-type="float">
            <text:p>3280308.94076959</text:p>
          </table:table-cell>
          <table:table-cell table:number-columns-repeated="15"/>
          <table:table-cell office:value-type="float" office:value="369333.876707739" calcext:value-type="float">
            <text:p>369333.876707739</text:p>
          </table:table-cell>
          <table:table-cell office:value-type="float" office:value="3280300.22155729" calcext:value-type="float">
            <text:p>3280300.22155729</text:p>
          </table:table-cell>
          <table:table-cell table:number-columns-repeated="7"/>
          <table:table-cell office:value-type="float" office:value="369333.899403557" calcext:value-type="float">
            <text:p>369333.899403557</text:p>
          </table:table-cell>
          <table:table-cell office:value-type="float" office:value="3280300.69017619" calcext:value-type="float">
            <text:p>3280300.69017619</text:p>
          </table:table-cell>
        </table:table-row>
        <table:table-row table:style-name="ro1">
          <table:table-cell office:value-type="float" office:value="369363.172861952" calcext:value-type="float">
            <text:p>369363.172861952</text:p>
          </table:table-cell>
          <table:table-cell office:value-type="float" office:value="3280309.26227763" calcext:value-type="float">
            <text:p>3280309.26227763</text:p>
          </table:table-cell>
          <table:table-cell table:number-columns-repeated="15"/>
          <table:table-cell office:value-type="float" office:value="369334.336904267" calcext:value-type="float">
            <text:p>369334.336904267</text:p>
          </table:table-cell>
          <table:table-cell office:value-type="float" office:value="3280301.18641306" calcext:value-type="float">
            <text:p>3280301.18641306</text:p>
          </table:table-cell>
          <table:table-cell table:number-columns-repeated="7"/>
          <table:table-cell office:value-type="float" office:value="369333.979915419" calcext:value-type="float">
            <text:p>369333.979915419</text:p>
          </table:table-cell>
          <table:table-cell office:value-type="float" office:value="3280300.13164065" calcext:value-type="float">
            <text:p>3280300.13164065</text:p>
          </table:table-cell>
        </table:table-row>
        <table:table-row table:style-name="ro1">
          <table:table-cell office:value-type="float" office:value="369363.229628303" calcext:value-type="float">
            <text:p>369363.229628303</text:p>
          </table:table-cell>
          <table:table-cell office:value-type="float" office:value="3280309.42213609" calcext:value-type="float">
            <text:p>3280309.42213609</text:p>
          </table:table-cell>
          <table:table-cell table:number-columns-repeated="15"/>
          <table:table-cell office:value-type="float" office:value="369334.432364054" calcext:value-type="float">
            <text:p>369334.432364054</text:p>
          </table:table-cell>
          <table:table-cell office:value-type="float" office:value="3280300.85715732" calcext:value-type="float">
            <text:p>3280300.85715732</text:p>
          </table:table-cell>
          <table:table-cell table:number-columns-repeated="7"/>
          <table:table-cell office:value-type="float" office:value="369334.032416204" calcext:value-type="float">
            <text:p>369334.032416204</text:p>
          </table:table-cell>
          <table:table-cell office:value-type="float" office:value="3280299.51183614" calcext:value-type="float">
            <text:p>3280299.51183614</text:p>
          </table:table-cell>
        </table:table-row>
        <table:table-row table:style-name="ro1">
          <table:table-cell office:value-type="float" office:value="369363.247677238" calcext:value-type="float">
            <text:p>369363.247677238</text:p>
          </table:table-cell>
          <table:table-cell office:value-type="float" office:value="3280309.49369342" calcext:value-type="float">
            <text:p>3280309.49369342</text:p>
          </table:table-cell>
          <table:table-cell table:number-columns-repeated="15"/>
          <table:table-cell office:value-type="float" office:value="369334.535620469" calcext:value-type="float">
            <text:p>369334.535620469</text:p>
          </table:table-cell>
          <table:table-cell office:value-type="float" office:value="3280300.5638316" calcext:value-type="float">
            <text:p>3280300.5638316</text:p>
          </table:table-cell>
          <table:table-cell table:number-columns-repeated="7"/>
          <table:table-cell office:value-type="float" office:value="369334.12303523" calcext:value-type="float">
            <text:p>369334.12303523</text:p>
          </table:table-cell>
          <table:table-cell office:value-type="float" office:value="3280298.9183299" calcext:value-type="float">
            <text:p>3280298.9183299</text:p>
          </table:table-cell>
        </table:table-row>
        <table:table-row table:style-name="ro1">
          <table:table-cell office:value-type="float" office:value="369363.302361138" calcext:value-type="float">
            <text:p>369363.302361138</text:p>
          </table:table-cell>
          <table:table-cell office:value-type="float" office:value="3280309.66419273" calcext:value-type="float">
            <text:p>3280309.66419273</text:p>
          </table:table-cell>
          <table:table-cell table:number-columns-repeated="15"/>
          <table:table-cell office:value-type="float" office:value="369334.64375994" calcext:value-type="float">
            <text:p>369334.64375994</text:p>
          </table:table-cell>
          <table:table-cell office:value-type="float" office:value="3280300.28357969" calcext:value-type="float">
            <text:p>3280300.28357969</text:p>
          </table:table-cell>
          <table:table-cell table:number-columns-repeated="7"/>
          <table:table-cell office:value-type="float" office:value="369334.350529613" calcext:value-type="float">
            <text:p>369334.350529613</text:p>
          </table:table-cell>
          <table:table-cell office:value-type="float" office:value="3280301.11699774" calcext:value-type="float">
            <text:p>3280301.11699774</text:p>
          </table:table-cell>
        </table:table-row>
        <table:table-row table:style-name="ro1">
          <table:table-cell office:value-type="float" office:value="369363.4121655" calcext:value-type="float">
            <text:p>369363.4121655</text:p>
          </table:table-cell>
          <table:table-cell office:value-type="float" office:value="3280309.99018999" calcext:value-type="float">
            <text:p>3280309.99018999</text:p>
          </table:table-cell>
          <table:table-cell table:number-columns-repeated="15"/>
          <table:table-cell office:value-type="float" office:value="369334.755014026" calcext:value-type="float">
            <text:p>369334.755014026</text:p>
          </table:table-cell>
          <table:table-cell office:value-type="float" office:value="3280300.023649" calcext:value-type="float">
            <text:p>3280300.023649</text:p>
          </table:table-cell>
          <table:table-cell table:number-columns-repeated="7"/>
          <table:table-cell office:value-type="float" office:value="369334.539196505" calcext:value-type="float">
            <text:p>369334.539196505</text:p>
          </table:table-cell>
          <table:table-cell office:value-type="float" office:value="3280300.43585225" calcext:value-type="float">
            <text:p>3280300.43585225</text:p>
          </table:table-cell>
        </table:table-row>
        <table:table-row table:style-name="ro1">
          <table:table-cell office:value-type="float" office:value="369363.465169287" calcext:value-type="float">
            <text:p>369363.465169287</text:p>
          </table:table-cell>
          <table:table-cell office:value-type="float" office:value="3280310.15133743" calcext:value-type="float">
            <text:p>3280310.15133743</text:p>
          </table:table-cell>
          <table:table-cell table:number-columns-repeated="15"/>
          <table:table-cell office:value-type="float" office:value="369335.329623077" calcext:value-type="float">
            <text:p>369335.329623077</text:p>
          </table:table-cell>
          <table:table-cell office:value-type="float" office:value="3280300.56235144" calcext:value-type="float">
            <text:p>3280300.56235144</text:p>
          </table:table-cell>
          <table:table-cell table:number-columns-repeated="7"/>
          <table:table-cell office:value-type="float" office:value="369334.739845416" calcext:value-type="float">
            <text:p>369334.739845416</text:p>
          </table:table-cell>
          <table:table-cell office:value-type="float" office:value="3280299.83227719" calcext:value-type="float">
            <text:p>3280299.83227719</text:p>
          </table:table-cell>
        </table:table-row>
        <table:table-row table:style-name="ro1">
          <table:table-cell office:value-type="float" office:value="369363.114731119" calcext:value-type="float">
            <text:p>369363.114731119</text:p>
          </table:table-cell>
          <table:table-cell office:value-type="float" office:value="3280310.55690047" calcext:value-type="float">
            <text:p>3280310.55690047</text:p>
          </table:table-cell>
          <table:table-cell table:number-columns-repeated="15"/>
          <table:table-cell office:value-type="float" office:value="369335.469266203" calcext:value-type="float">
            <text:p>369335.469266203</text:p>
          </table:table-cell>
          <table:table-cell office:value-type="float" office:value="3280300.28841548" calcext:value-type="float">
            <text:p>3280300.28841548</text:p>
          </table:table-cell>
          <table:table-cell table:number-columns-repeated="7"/>
          <table:table-cell office:value-type="float" office:value="369334.955013049" calcext:value-type="float">
            <text:p>369334.955013049</text:p>
          </table:table-cell>
          <table:table-cell office:value-type="float" office:value="3280299.26373905" calcext:value-type="float">
            <text:p>3280299.26373905</text:p>
          </table:table-cell>
        </table:table-row>
        <table:table-row table:style-name="ro1">
          <table:table-cell office:value-type="float" office:value="369363.163041942" calcext:value-type="float">
            <text:p>369363.163041942</text:p>
          </table:table-cell>
          <table:table-cell office:value-type="float" office:value="3280310.7268693" calcext:value-type="float">
            <text:p>3280310.7268693</text:p>
          </table:table-cell>
          <table:table-cell table:number-columns-repeated="15"/>
          <table:table-cell office:value-type="float" office:value="369335.630491745" calcext:value-type="float">
            <text:p>369335.630491745</text:p>
          </table:table-cell>
          <table:table-cell office:value-type="float" office:value="3280300.01427347" calcext:value-type="float">
            <text:p>3280300.01427347</text:p>
          </table:table-cell>
          <table:table-cell table:number-columns-repeated="7"/>
          <table:table-cell office:value-type="float" office:value="369335.179788022" calcext:value-type="float">
            <text:p>369335.179788022</text:p>
          </table:table-cell>
          <table:table-cell office:value-type="float" office:value="3280298.72948536" calcext:value-type="float">
            <text:p>3280298.72948536</text:p>
          </table:table-cell>
        </table:table-row>
        <table:table-row table:style-name="ro1">
          <table:table-cell office:value-type="float" office:value="369363.254197227" calcext:value-type="float">
            <text:p>369363.254197227</text:p>
          </table:table-cell>
          <table:table-cell office:value-type="float" office:value="3280311.05853535" calcext:value-type="float">
            <text:p>3280311.05853535</text:p>
          </table:table-cell>
          <table:table-cell table:number-columns-repeated="15"/>
          <table:table-cell office:value-type="float" office:value="369335.815944614" calcext:value-type="float">
            <text:p>369335.815944614</text:p>
          </table:table-cell>
          <table:table-cell office:value-type="float" office:value="3280299.74296338" calcext:value-type="float">
            <text:p>3280299.74296338</text:p>
          </table:table-cell>
          <table:table-cell table:number-columns-repeated="7"/>
          <table:table-cell office:value-type="float" office:value="369335.361256598" calcext:value-type="float">
            <text:p>369335.361256598</text:p>
          </table:table-cell>
          <table:table-cell office:value-type="float" office:value="3280300.48741975" calcext:value-type="float">
            <text:p>3280300.48741975</text:p>
          </table:table-cell>
        </table:table-row>
        <table:table-row table:style-name="ro1">
          <table:table-cell office:value-type="float" office:value="369363.450467084" calcext:value-type="float">
            <text:p>369363.450467084</text:p>
          </table:table-cell>
          <table:table-cell office:value-type="float" office:value="3280310.60819277" calcext:value-type="float">
            <text:p>3280310.60819277</text:p>
          </table:table-cell>
          <table:table-cell table:number-columns-repeated="15"/>
          <table:table-cell office:value-type="float" office:value="369336.012610522" calcext:value-type="float">
            <text:p>369336.012610522</text:p>
          </table:table-cell>
          <table:table-cell office:value-type="float" office:value="3280299.47964317" calcext:value-type="float">
            <text:p>3280299.47964317</text:p>
          </table:table-cell>
          <table:table-cell table:number-columns-repeated="7"/>
          <table:table-cell office:value-type="float" office:value="369335.630468267" calcext:value-type="float">
            <text:p>369335.630468267</text:p>
          </table:table-cell>
          <table:table-cell office:value-type="float" office:value="3280299.9503152" calcext:value-type="float">
            <text:p>3280299.9503152</text:p>
          </table:table-cell>
        </table:table-row>
        <table:table-row table:style-name="ro1">
          <table:table-cell office:value-type="float" office:value="369363.542355058" calcext:value-type="float">
            <text:p>369363.542355058</text:p>
          </table:table-cell>
          <table:table-cell office:value-type="float" office:value="3280310.93969167" calcext:value-type="float">
            <text:p>3280310.93969167</text:p>
          </table:table-cell>
          <table:table-cell table:number-columns-repeated="15"/>
          <table:table-cell office:value-type="float" office:value="369336.35101919" calcext:value-type="float">
            <text:p>369336.35101919</text:p>
          </table:table-cell>
          <table:table-cell office:value-type="float" office:value="3280300.35223505" calcext:value-type="float">
            <text:p>3280300.35223505</text:p>
          </table:table-cell>
          <table:table-cell table:number-columns-repeated="7"/>
          <table:table-cell office:value-type="float" office:value="369335.938259278" calcext:value-type="float">
            <text:p>369335.938259278</text:p>
          </table:table-cell>
          <table:table-cell office:value-type="float" office:value="3280299.40180407" calcext:value-type="float">
            <text:p>3280299.40180407</text:p>
          </table:table-cell>
        </table:table-row>
        <table:table-row table:style-name="ro1">
          <table:table-cell office:value-type="float" office:value="369363.585257942" calcext:value-type="float">
            <text:p>369363.585257942</text:p>
          </table:table-cell>
          <table:table-cell office:value-type="float" office:value="3280311.10868901" calcext:value-type="float">
            <text:p>3280311.10868901</text:p>
          </table:table-cell>
          <table:table-cell table:number-columns-repeated="15"/>
          <table:table-cell office:value-type="float" office:value="369336.560324773" calcext:value-type="float">
            <text:p>369336.560324773</text:p>
          </table:table-cell>
          <table:table-cell office:value-type="float" office:value="3280300.12225283" calcext:value-type="float">
            <text:p>3280300.12225283</text:p>
          </table:table-cell>
          <table:table-cell table:number-columns-repeated="7"/>
          <table:table-cell office:value-type="float" office:value="369336.291922357" calcext:value-type="float">
            <text:p>369336.291922357</text:p>
          </table:table-cell>
          <table:table-cell office:value-type="float" office:value="3280298.86461919" calcext:value-type="float">
            <text:p>3280298.86461919</text:p>
          </table:table-cell>
        </table:table-row>
        <table:table-row table:style-name="ro1">
          <table:table-cell office:value-type="float" office:value="369364.415500667" calcext:value-type="float">
            <text:p>369364.415500667</text:p>
          </table:table-cell>
          <table:table-cell office:value-type="float" office:value="3280310.37538478" calcext:value-type="float">
            <text:p>3280310.37538478</text:p>
          </table:table-cell>
          <table:table-cell table:number-columns-repeated="15"/>
          <table:table-cell office:value-type="float" office:value="369336.77475957" calcext:value-type="float">
            <text:p>369336.77475957</text:p>
          </table:table-cell>
          <table:table-cell office:value-type="float" office:value="3280299.91192305" calcext:value-type="float">
            <text:p>3280299.91192305</text:p>
          </table:table-cell>
          <table:table-cell table:number-columns-repeated="7"/>
          <table:table-cell office:value-type="float" office:value="369336.688982472" calcext:value-type="float">
            <text:p>369336.688982472</text:p>
          </table:table-cell>
          <table:table-cell office:value-type="float" office:value="3280298.32311397" calcext:value-type="float">
            <text:p>3280298.32311397</text:p>
          </table:table-cell>
        </table:table-row>
        <table:table-row table:style-name="ro1">
          <table:table-cell office:value-type="float" office:value="369364.461527618" calcext:value-type="float">
            <text:p>369364.461527618</text:p>
          </table:table-cell>
          <table:table-cell office:value-type="float" office:value="3280310.54599354" calcext:value-type="float">
            <text:p>3280310.54599354</text:p>
          </table:table-cell>
          <table:table-cell table:number-columns-repeated="15"/>
          <table:table-cell office:value-type="float" office:value="369336.99362938" calcext:value-type="float">
            <text:p>369336.99362938</text:p>
          </table:table-cell>
          <table:table-cell office:value-type="float" office:value="3280299.71140943" calcext:value-type="float">
            <text:p>3280299.71140943</text:p>
          </table:table-cell>
          <table:table-cell table:number-columns-repeated="7"/>
          <table:table-cell office:value-type="float" office:value="369336.400340317" calcext:value-type="float">
            <text:p>369336.400340317</text:p>
          </table:table-cell>
          <table:table-cell office:value-type="float" office:value="3280300.29212638" calcext:value-type="float">
            <text:p>3280300.29212638</text:p>
          </table:table-cell>
        </table:table-row>
        <table:table-row table:style-name="ro1">
          <table:table-cell office:value-type="float" office:value="369364.54357669" calcext:value-type="float">
            <text:p>369364.54357669</text:p>
          </table:table-cell>
          <table:table-cell office:value-type="float" office:value="3280310.89216316" calcext:value-type="float">
            <text:p>3280310.89216316</text:p>
          </table:table-cell>
          <table:table-cell table:number-columns-repeated="15"/>
          <table:table-cell office:value-type="float" office:value="369337.202447401" calcext:value-type="float">
            <text:p>369337.202447401</text:p>
          </table:table-cell>
          <table:table-cell office:value-type="float" office:value="3280299.48096346" calcext:value-type="float">
            <text:p>3280299.48096346</text:p>
          </table:table-cell>
          <table:table-cell table:number-columns-repeated="7"/>
          <table:table-cell office:value-type="float" office:value="369336.812226544" calcext:value-type="float">
            <text:p>369336.812226544</text:p>
          </table:table-cell>
          <table:table-cell office:value-type="float" office:value="3280299.82620698" calcext:value-type="float">
            <text:p>3280299.82620698</text:p>
          </table:table-cell>
        </table:table-row>
        <table:table-row table:style-name="ro1">
          <table:table-cell office:value-type="float" office:value="369364.586486252" calcext:value-type="float">
            <text:p>369364.586486252</text:p>
          </table:table-cell>
          <table:table-cell office:value-type="float" office:value="3280311.06844051" calcext:value-type="float">
            <text:p>3280311.06844051</text:p>
          </table:table-cell>
          <table:table-cell table:number-columns-repeated="15"/>
          <table:table-cell office:value-type="float" office:value="369337.404598417" calcext:value-type="float">
            <text:p>369337.404598417</text:p>
          </table:table-cell>
          <table:table-cell office:value-type="float" office:value="3280298.90869611" calcext:value-type="float">
            <text:p>3280298.90869611</text:p>
          </table:table-cell>
          <table:table-cell table:number-columns-repeated="7"/>
          <table:table-cell office:value-type="float" office:value="369337.239959846" calcext:value-type="float">
            <text:p>369337.239959846</text:p>
          </table:table-cell>
          <table:table-cell office:value-type="float" office:value="3280299.39446021" calcext:value-type="float">
            <text:p>3280299.39446021</text:p>
          </table:table-cell>
        </table:table-row>
        <table:table-row table:style-name="ro1">
          <table:table-cell office:value-type="float" office:value="369364.940178064" calcext:value-type="float">
            <text:p>369364.940178064</text:p>
          </table:table-cell>
          <table:table-cell office:value-type="float" office:value="3280311.21084757" calcext:value-type="float">
            <text:p>3280311.21084757</text:p>
          </table:table-cell>
          <table:table-cell table:number-columns-repeated="15"/>
          <table:table-cell office:value-type="float" office:value="369337.622815619" calcext:value-type="float">
            <text:p>369337.622815619</text:p>
          </table:table-cell>
          <table:table-cell office:value-type="float" office:value="3280298.67731218" calcext:value-type="float">
            <text:p>3280298.67731218</text:p>
          </table:table-cell>
          <table:table-cell table:number-columns-repeated="7"/>
          <table:table-cell office:value-type="float" office:value="369337.678362399" calcext:value-type="float">
            <text:p>369337.678362399</text:p>
          </table:table-cell>
          <table:table-cell office:value-type="float" office:value="3280298.99412535" calcext:value-type="float">
            <text:p>3280298.99412535</text:p>
          </table:table-cell>
        </table:table-row>
        <table:table-row table:style-name="ro1">
          <table:table-cell office:value-type="float" office:value="369364.976021388" calcext:value-type="float">
            <text:p>369364.976021388</text:p>
          </table:table-cell>
          <table:table-cell office:value-type="float" office:value="3280311.3669576" calcext:value-type="float">
            <text:p>3280311.3669576</text:p>
          </table:table-cell>
          <table:table-cell table:number-columns-repeated="15"/>
          <table:table-cell office:value-type="float" office:value="369337.838133259" calcext:value-type="float">
            <text:p>369337.838133259</text:p>
          </table:table-cell>
          <table:table-cell office:value-type="float" office:value="3280298.47307031" calcext:value-type="float">
            <text:p>3280298.47307031</text:p>
          </table:table-cell>
          <table:table-cell table:number-columns-repeated="7"/>
          <table:table-cell office:value-type="float" office:value="369338.094628024" calcext:value-type="float">
            <text:p>369338.094628024</text:p>
          </table:table-cell>
          <table:table-cell office:value-type="float" office:value="3280298.5515221" calcext:value-type="float">
            <text:p>3280298.5515221</text:p>
          </table:table-cell>
        </table:table-row>
        <table:table-row table:style-name="ro1">
          <table:table-cell office:value-type="float" office:value="369365.061040471" calcext:value-type="float">
            <text:p>369365.061040471</text:p>
          </table:table-cell>
          <table:table-cell office:value-type="float" office:value="3280311.68322995" calcext:value-type="float">
            <text:p>3280311.68322995</text:p>
          </table:table-cell>
          <table:table-cell table:number-columns-repeated="15"/>
          <table:table-cell office:value-type="float" office:value="369337.949000736" calcext:value-type="float">
            <text:p>369337.949000736</text:p>
          </table:table-cell>
          <table:table-cell office:value-type="float" office:value="3280298.37977574" calcext:value-type="float">
            <text:p>3280298.37977574</text:p>
          </table:table-cell>
          <table:table-cell table:number-columns-repeated="7"/>
          <table:table-cell office:value-type="float" office:value="369337.448673154" calcext:value-type="float">
            <text:p>369337.448673154</text:p>
          </table:table-cell>
          <table:table-cell office:value-type="float" office:value="3280298.85800941" calcext:value-type="float">
            <text:p>3280298.85800941</text:p>
          </table:table-cell>
        </table:table-row>
        <table:table-row table:style-name="ro1">
          <table:table-cell office:value-type="float" office:value="369365.206566056" calcext:value-type="float">
            <text:p>369365.206566056</text:p>
          </table:table-cell>
          <table:table-cell office:value-type="float" office:value="3280311.70074694" calcext:value-type="float">
            <text:p>3280311.70074694</text:p>
          </table:table-cell>
          <table:table-cell table:number-columns-repeated="15"/>
          <table:table-cell office:value-type="float" office:value="369338.179587346" calcext:value-type="float">
            <text:p>369338.179587346</text:p>
          </table:table-cell>
          <table:table-cell office:value-type="float" office:value="3280298.19845071" calcext:value-type="float">
            <text:p>3280298.19845071</text:p>
          </table:table-cell>
          <table:table-cell table:number-columns-repeated="7"/>
          <table:table-cell office:value-type="float" office:value="369337.886844548" calcext:value-type="float">
            <text:p>369337.886844548</text:p>
          </table:table-cell>
          <table:table-cell office:value-type="float" office:value="3280298.3871367" calcext:value-type="float">
            <text:p>3280298.3871367</text:p>
          </table:table-cell>
        </table:table-row>
        <table:table-row table:style-name="ro1">
          <table:table-cell office:value-type="float" office:value="369365.288765415" calcext:value-type="float">
            <text:p>369365.288765415</text:p>
          </table:table-cell>
          <table:table-cell office:value-type="float" office:value="3280312.02992911" calcext:value-type="float">
            <text:p>3280312.02992911</text:p>
          </table:table-cell>
          <table:table-cell table:number-columns-repeated="15"/>
          <table:table-cell office:value-type="float" office:value="369338.316764618" calcext:value-type="float">
            <text:p>369338.316764618</text:p>
          </table:table-cell>
          <table:table-cell office:value-type="float" office:value="3280297.66037249" calcext:value-type="float">
            <text:p>3280297.66037249</text:p>
          </table:table-cell>
          <table:table-cell table:number-columns-repeated="7"/>
          <table:table-cell office:value-type="float" office:value="369338.31527375" calcext:value-type="float">
            <text:p>369338.31527375</text:p>
          </table:table-cell>
          <table:table-cell office:value-type="float" office:value="3280297.96610067" calcext:value-type="float">
            <text:p>3280297.96610067</text:p>
          </table:table-cell>
        </table:table-row>
        <table:table-row table:style-name="ro1">
          <table:table-cell office:value-type="float" office:value="369365.367964392" calcext:value-type="float">
            <text:p>369365.367964392</text:p>
          </table:table-cell>
          <table:table-cell office:value-type="float" office:value="3280312.38884854" calcext:value-type="float">
            <text:p>3280312.38884854</text:p>
          </table:table-cell>
          <table:table-cell table:number-columns-repeated="15"/>
          <table:table-cell office:value-type="float" office:value="369338.407850905" calcext:value-type="float">
            <text:p>369338.407850905</text:p>
          </table:table-cell>
          <table:table-cell office:value-type="float" office:value="3280297.59948461" calcext:value-type="float">
            <text:p>3280297.59948461</text:p>
          </table:table-cell>
          <table:table-cell table:number-columns-repeated="7"/>
          <table:table-cell office:value-type="float" office:value="369338.647960424" calcext:value-type="float">
            <text:p>369338.647960424</text:p>
          </table:table-cell>
          <table:table-cell office:value-type="float" office:value="3280297.68090004" calcext:value-type="float">
            <text:p>3280297.68090004</text:p>
          </table:table-cell>
        </table:table-row>
        <table:table-row table:style-name="ro1">
          <table:table-cell office:value-type="float" office:value="369364.929024951" calcext:value-type="float">
            <text:p>369364.929024951</text:p>
          </table:table-cell>
          <table:table-cell office:value-type="float" office:value="3280313.35828533" calcext:value-type="float">
            <text:p>3280313.35828533</text:p>
          </table:table-cell>
          <table:table-cell table:number-columns-repeated="15"/>
          <table:table-cell office:value-type="float" office:value="369338.63512899" calcext:value-type="float">
            <text:p>369338.63512899</text:p>
          </table:table-cell>
          <table:table-cell office:value-type="float" office:value="3280297.4498063" calcext:value-type="float">
            <text:p>3280297.4498063</text:p>
          </table:table-cell>
          <table:table-cell table:number-columns-repeated="7"/>
          <table:table-cell office:value-type="float" office:value="369339.109133644" calcext:value-type="float">
            <text:p>369339.109133644</text:p>
          </table:table-cell>
          <table:table-cell office:value-type="float" office:value="3280297.31824998" calcext:value-type="float">
            <text:p>3280297.31824998</text:p>
          </table:table-cell>
        </table:table-row>
        <table:table-row table:style-name="ro1">
          <table:table-cell office:value-type="float" office:value="369364.996534388" calcext:value-type="float">
            <text:p>369364.996534388</text:p>
          </table:table-cell>
          <table:table-cell office:value-type="float" office:value="3280313.71238436" calcext:value-type="float">
            <text:p>3280313.71238436</text:p>
          </table:table-cell>
          <table:table-cell table:number-columns-repeated="15"/>
          <table:table-cell office:value-type="float" office:value="369338.741197266" calcext:value-type="float">
            <text:p>369338.741197266</text:p>
          </table:table-cell>
          <table:table-cell office:value-type="float" office:value="3280297.37954206" calcext:value-type="float">
            <text:p>3280297.37954206</text:p>
          </table:table-cell>
          <table:table-cell table:number-columns-repeated="7"/>
          <table:table-cell office:value-type="float" office:value="369338.202562431" calcext:value-type="float">
            <text:p>369338.202562431</text:p>
          </table:table-cell>
          <table:table-cell office:value-type="float" office:value="3280297.73755239" calcext:value-type="float">
            <text:p>3280297.73755239</text:p>
          </table:table-cell>
        </table:table-row>
        <table:table-row table:style-name="ro1">
          <table:table-cell office:value-type="float" office:value="369365.023906327" calcext:value-type="float">
            <text:p>369365.023906327</text:p>
          </table:table-cell>
          <table:table-cell office:value-type="float" office:value="3280313.88455945" calcext:value-type="float">
            <text:p>3280313.88455945</text:p>
          </table:table-cell>
          <table:table-cell table:number-columns-repeated="15"/>
          <table:table-cell office:value-type="float" office:value="369339.084143552" calcext:value-type="float">
            <text:p>369339.084143552</text:p>
          </table:table-cell>
          <table:table-cell office:value-type="float" office:value="3280297.1241599" calcext:value-type="float">
            <text:p>3280297.1241599</text:p>
          </table:table-cell>
          <table:table-cell table:number-columns-repeated="7"/>
          <table:table-cell office:value-type="float" office:value="369338.613139379" calcext:value-type="float">
            <text:p>369338.613139379</text:p>
          </table:table-cell>
          <table:table-cell office:value-type="float" office:value="3280297.46141683" calcext:value-type="float">
            <text:p>3280297.46141683</text:p>
          </table:table-cell>
        </table:table-row>
        <table:table-row table:style-name="ro1">
          <table:table-cell office:value-type="float" office:value="369365.029883527" calcext:value-type="float">
            <text:p>369365.029883527</text:p>
          </table:table-cell>
          <table:table-cell office:value-type="float" office:value="3280314.09866567" calcext:value-type="float">
            <text:p>3280314.09866567</text:p>
          </table:table-cell>
          <table:table-cell table:number-columns-repeated="15"/>
          <table:table-cell office:value-type="float" office:value="369338.94105473" calcext:value-type="float">
            <text:p>369338.94105473</text:p>
          </table:table-cell>
          <table:table-cell office:value-type="float" office:value="3280296.83579923" calcext:value-type="float">
            <text:p>3280296.83579923</text:p>
          </table:table-cell>
          <table:table-cell table:number-columns-repeated="7"/>
          <table:table-cell office:value-type="float" office:value="369338.902168694" calcext:value-type="float">
            <text:p>369338.902168694</text:p>
          </table:table-cell>
          <table:table-cell office:value-type="float" office:value="3280297.27056077" calcext:value-type="float">
            <text:p>3280297.27056077</text:p>
          </table:table-cell>
        </table:table-row>
        <table:table-row table:style-name="ro1">
          <table:table-cell office:value-type="float" office:value="369362.992572156" calcext:value-type="float">
            <text:p>369362.992572156</text:p>
          </table:table-cell>
          <table:table-cell office:value-type="float" office:value="3280316.45640745" calcext:value-type="float">
            <text:p>3280316.45640745</text:p>
          </table:table-cell>
          <table:table-cell table:number-columns-repeated="15"/>
          <table:table-cell office:value-type="float" office:value="369339.171734298" calcext:value-type="float">
            <text:p>369339.171734298</text:p>
          </table:table-cell>
          <table:table-cell office:value-type="float" office:value="3280296.69863015" calcext:value-type="float">
            <text:p>3280296.69863015</text:p>
          </table:table-cell>
          <table:table-cell table:number-columns-repeated="7"/>
          <table:table-cell office:value-type="float" office:value="369339.279832101" calcext:value-type="float">
            <text:p>369339.279832101</text:p>
          </table:table-cell>
          <table:table-cell office:value-type="float" office:value="3280297.02153173" calcext:value-type="float">
            <text:p>3280297.02153173</text:p>
          </table:table-cell>
        </table:table-row>
        <table:table-row table:style-name="ro1">
          <table:table-cell office:value-type="float" office:value="369362.911064096" calcext:value-type="float">
            <text:p>369362.911064096</text:p>
          </table:table-cell>
          <table:table-cell office:value-type="float" office:value="3280316.80675093" calcext:value-type="float">
            <text:p>3280316.80675093</text:p>
          </table:table-cell>
          <table:table-cell table:number-columns-repeated="15"/>
          <table:table-cell office:value-type="float" office:value="369339.418712898" calcext:value-type="float">
            <text:p>369339.418712898</text:p>
          </table:table-cell>
          <table:table-cell office:value-type="float" office:value="3280296.60301895" calcext:value-type="float">
            <text:p>3280296.60301895</text:p>
          </table:table-cell>
          <table:table-cell table:number-columns-repeated="7"/>
          <table:table-cell office:value-type="float" office:value="369339.853386986" calcext:value-type="float">
            <text:p>369339.853386986</text:p>
          </table:table-cell>
          <table:table-cell office:value-type="float" office:value="3280296.59659395" calcext:value-type="float">
            <text:p>3280296.59659395</text:p>
          </table:table-cell>
        </table:table-row>
        <table:table-row table:style-name="ro1">
          <table:table-cell office:value-type="float" office:value="369362.880466455" calcext:value-type="float">
            <text:p>369362.880466455</text:p>
          </table:table-cell>
          <table:table-cell office:value-type="float" office:value="3280316.88333132" calcext:value-type="float">
            <text:p>3280316.88333132</text:p>
          </table:table-cell>
          <table:table-cell table:number-columns-repeated="15"/>
          <table:table-cell office:value-type="float" office:value="369339.666791391" calcext:value-type="float">
            <text:p>369339.666791391</text:p>
          </table:table-cell>
          <table:table-cell office:value-type="float" office:value="3280296.52023941" calcext:value-type="float">
            <text:p>3280296.52023941</text:p>
          </table:table-cell>
          <table:table-cell table:number-columns-repeated="7"/>
          <table:table-cell office:value-type="float" office:value="369338.991970859" calcext:value-type="float">
            <text:p>369338.991970859</text:p>
          </table:table-cell>
          <table:table-cell office:value-type="float" office:value="3280296.79762933" calcext:value-type="float">
            <text:p>3280296.79762933</text:p>
          </table:table-cell>
        </table:table-row>
        <table:table-row table:style-name="ro1">
          <table:table-cell office:value-type="float" office:value="369361.147600518" calcext:value-type="float">
            <text:p>369361.147600518</text:p>
          </table:table-cell>
          <table:table-cell office:value-type="float" office:value="3280317.28110789" calcext:value-type="float">
            <text:p>3280317.28110789</text:p>
          </table:table-cell>
          <table:table-cell table:number-columns-repeated="15"/>
          <table:table-cell office:value-type="float" office:value="369339.936391028" calcext:value-type="float">
            <text:p>369339.936391028</text:p>
          </table:table-cell>
          <table:table-cell office:value-type="float" office:value="3280296.43510111" calcext:value-type="float">
            <text:p>3280296.43510111</text:p>
          </table:table-cell>
          <table:table-cell table:number-columns-repeated="7"/>
          <table:table-cell office:value-type="float" office:value="369339.450354804" calcext:value-type="float">
            <text:p>369339.450354804</text:p>
          </table:table-cell>
          <table:table-cell office:value-type="float" office:value="3280296.50488234" calcext:value-type="float">
            <text:p>3280296.50488234</text:p>
          </table:table-cell>
        </table:table-row>
        <table:table-row table:style-name="ro1">
          <table:table-cell office:value-type="float" office:value="369361.088529486" calcext:value-type="float">
            <text:p>369361.088529486</text:p>
          </table:table-cell>
          <table:table-cell office:value-type="float" office:value="3280317.43004065" calcext:value-type="float">
            <text:p>3280317.43004065</text:p>
          </table:table-cell>
          <table:table-cell table:number-columns-repeated="15"/>
          <table:table-cell office:value-type="float" office:value="369339.545954996" calcext:value-type="float">
            <text:p>369339.545954996</text:p>
          </table:table-cell>
          <table:table-cell office:value-type="float" office:value="3280295.99459794" calcext:value-type="float">
            <text:p>3280295.99459794</text:p>
          </table:table-cell>
          <table:table-cell table:number-columns-repeated="7"/>
          <table:table-cell office:value-type="float" office:value="369339.929175479" calcext:value-type="float">
            <text:p>369339.929175479</text:p>
          </table:table-cell>
          <table:table-cell office:value-type="float" office:value="3280296.29628353" calcext:value-type="float">
            <text:p>3280296.29628353</text:p>
          </table:table-cell>
        </table:table-row>
        <table:table-row table:style-name="ro1">
          <table:table-cell office:value-type="float" office:value="369360.949722966" calcext:value-type="float">
            <text:p>369360.949722966</text:p>
          </table:table-cell>
          <table:table-cell office:value-type="float" office:value="3280317.75250174" calcext:value-type="float">
            <text:p>3280317.75250174</text:p>
          </table:table-cell>
          <table:table-cell table:number-columns-repeated="15"/>
          <table:table-cell office:value-type="float" office:value="369339.739857001" calcext:value-type="float">
            <text:p>369339.739857001</text:p>
          </table:table-cell>
          <table:table-cell office:value-type="float" office:value="3280295.91805056" calcext:value-type="float">
            <text:p>3280295.91805056</text:p>
          </table:table-cell>
          <table:table-cell table:number-columns-repeated="7"/>
          <table:table-cell office:value-type="float" office:value="369340.425732896" calcext:value-type="float">
            <text:p>369340.425732896</text:p>
          </table:table-cell>
          <table:table-cell office:value-type="float" office:value="3280296.13189134" calcext:value-type="float">
            <text:p>3280296.13189134</text:p>
          </table:table-cell>
        </table:table-row>
        <table:table-row table:style-name="ro1">
          <table:table-cell office:value-type="float" office:value="369360.708570476" calcext:value-type="float">
            <text:p>369360.708570476</text:p>
          </table:table-cell>
          <table:table-cell office:value-type="float" office:value="3280318.20102057" calcext:value-type="float">
            <text:p>3280318.20102057</text:p>
          </table:table-cell>
          <table:table-cell table:number-columns-repeated="15"/>
          <table:table-cell office:value-type="float" office:value="369339.99144875" calcext:value-type="float">
            <text:p>369339.99144875</text:p>
          </table:table-cell>
          <table:table-cell office:value-type="float" office:value="3280295.8054094" calcext:value-type="float">
            <text:p>3280295.8054094</text:p>
          </table:table-cell>
          <table:table-cell table:number-columns-repeated="7"/>
          <table:table-cell office:value-type="float" office:value="369340.96298985" calcext:value-type="float">
            <text:p>369340.96298985</text:p>
          </table:table-cell>
          <table:table-cell office:value-type="float" office:value="3280295.9556048" calcext:value-type="float">
            <text:p>3280295.9556048</text:p>
          </table:table-cell>
        </table:table-row>
        <table:table-row table:style-name="ro1">
          <table:table-cell office:value-type="float" office:value="369360.439827918" calcext:value-type="float">
            <text:p>369360.439827918</text:p>
          </table:table-cell>
          <table:table-cell office:value-type="float" office:value="3280318.50423441" calcext:value-type="float">
            <text:p>3280318.50423441</text:p>
          </table:table-cell>
          <table:table-cell table:number-columns-repeated="15"/>
          <table:table-cell office:value-type="float" office:value="369340.240524418" calcext:value-type="float">
            <text:p>369340.240524418</text:p>
          </table:table-cell>
          <table:table-cell office:value-type="float" office:value="3280295.69579999" calcext:value-type="float">
            <text:p>3280295.69579999</text:p>
          </table:table-cell>
          <table:table-cell table:number-columns-repeated="7"/>
          <table:table-cell office:value-type="float" office:value="369339.613427066" calcext:value-type="float">
            <text:p>369339.613427066</text:p>
          </table:table-cell>
          <table:table-cell office:value-type="float" office:value="3280295.97347913" calcext:value-type="float">
            <text:p>3280295.97347913</text:p>
          </table:table-cell>
        </table:table-row>
        <table:table-row table:style-name="ro1">
          <table:table-cell office:value-type="float" office:value="369360.311763099" calcext:value-type="float">
            <text:p>369360.311763099</text:p>
          </table:table-cell>
          <table:table-cell office:value-type="float" office:value="3280318.63604375" calcext:value-type="float">
            <text:p>3280318.63604375</text:p>
          </table:table-cell>
          <table:table-cell table:number-columns-repeated="15"/>
          <table:table-cell office:value-type="float" office:value="369340.494978141" calcext:value-type="float">
            <text:p>369340.494978141</text:p>
          </table:table-cell>
          <table:table-cell office:value-type="float" office:value="3280295.58088065" calcext:value-type="float">
            <text:p>3280295.58088065</text:p>
          </table:table-cell>
          <table:table-cell table:number-columns-repeated="7"/>
          <table:table-cell office:value-type="float" office:value="369340.005195339" calcext:value-type="float">
            <text:p>369340.005195339</text:p>
          </table:table-cell>
          <table:table-cell office:value-type="float" office:value="3280295.83059428" calcext:value-type="float">
            <text:p>3280295.83059428</text:p>
          </table:table-cell>
        </table:table-row>
        <table:table-row table:style-name="ro1">
          <table:table-cell office:value-type="float" office:value="369358.661713894" calcext:value-type="float">
            <text:p>369358.661713894</text:p>
          </table:table-cell>
          <table:table-cell office:value-type="float" office:value="3280319.80388709" calcext:value-type="float">
            <text:p>3280319.80388709</text:p>
          </table:table-cell>
          <table:table-cell table:number-columns-repeated="15"/>
          <table:table-cell office:value-type="float" office:value="369339.983333807" calcext:value-type="float">
            <text:p>369339.983333807</text:p>
          </table:table-cell>
          <table:table-cell office:value-type="float" office:value="3280294.09067982" calcext:value-type="float">
            <text:p>3280294.09067982</text:p>
          </table:table-cell>
          <table:table-cell table:number-columns-repeated="7"/>
          <table:table-cell office:value-type="float" office:value="369340.507950805" calcext:value-type="float">
            <text:p>369340.507950805</text:p>
          </table:table-cell>
          <table:table-cell office:value-type="float" office:value="3280295.60431424" calcext:value-type="float">
            <text:p>3280295.60431424</text:p>
          </table:table-cell>
        </table:table-row>
        <table:table-row table:style-name="ro1">
          <table:table-cell office:value-type="float" office:value="369358.522686082" calcext:value-type="float">
            <text:p>369358.522686082</text:p>
          </table:table-cell>
          <table:table-cell office:value-type="float" office:value="3280319.92765721" calcext:value-type="float">
            <text:p>3280319.92765721</text:p>
          </table:table-cell>
          <table:table-cell table:number-columns-repeated="15"/>
          <table:table-cell office:value-type="float" office:value="369340.224153911" calcext:value-type="float">
            <text:p>369340.224153911</text:p>
          </table:table-cell>
          <table:table-cell office:value-type="float" office:value="3280293.979989" calcext:value-type="float">
            <text:p>3280293.979989</text:p>
          </table:table-cell>
          <table:table-cell table:number-columns-repeated="7"/>
          <table:table-cell office:value-type="float" office:value="369341.020346726" calcext:value-type="float">
            <text:p>369341.020346726</text:p>
          </table:table-cell>
          <table:table-cell office:value-type="float" office:value="3280295.3823778" calcext:value-type="float">
            <text:p>3280295.3823778</text:p>
          </table:table-cell>
        </table:table-row>
        <table:table-row table:style-name="ro1">
          <table:table-cell office:value-type="float" office:value="369358.209221986" calcext:value-type="float">
            <text:p>369358.209221986</text:p>
          </table:table-cell>
          <table:table-cell office:value-type="float" office:value="3280320.1687685" calcext:value-type="float">
            <text:p>3280320.1687685</text:p>
          </table:table-cell>
          <table:table-cell table:number-columns-repeated="15"/>
          <table:table-cell office:value-type="float" office:value="369340.466409954" calcext:value-type="float">
            <text:p>369340.466409954</text:p>
          </table:table-cell>
          <table:table-cell office:value-type="float" office:value="3280293.8726217" calcext:value-type="float">
            <text:p>3280293.8726217</text:p>
          </table:table-cell>
          <table:table-cell table:number-columns-repeated="7"/>
          <table:table-cell office:value-type="float" office:value="369341.523492398" calcext:value-type="float">
            <text:p>369341.523492398</text:p>
          </table:table-cell>
          <table:table-cell office:value-type="float" office:value="3280295.15692604" calcext:value-type="float">
            <text:p>3280295.15692604</text:p>
          </table:table-cell>
        </table:table-row>
        <table:table-row table:style-name="ro1">
          <table:table-cell office:value-type="float" office:value="369356.790260685" calcext:value-type="float">
            <text:p>369356.790260685</text:p>
          </table:table-cell>
          <table:table-cell office:value-type="float" office:value="3280321.39948622" calcext:value-type="float">
            <text:p>3280321.39948622</text:p>
          </table:table-cell>
          <table:table-cell table:number-columns-repeated="15"/>
          <table:table-cell office:value-type="float" office:value="369340.715614975" calcext:value-type="float">
            <text:p>369340.715614975</text:p>
          </table:table-cell>
          <table:table-cell office:value-type="float" office:value="3280293.77239139" calcext:value-type="float">
            <text:p>3280293.77239139</text:p>
          </table:table-cell>
          <table:table-cell table:number-columns-repeated="7"/>
          <table:table-cell office:value-type="float" office:value="369340.04437577" calcext:value-type="float">
            <text:p>369340.04437577</text:p>
          </table:table-cell>
          <table:table-cell office:value-type="float" office:value="3280294.06269396" calcext:value-type="float">
            <text:p>3280294.06269396</text:p>
          </table:table-cell>
        </table:table-row>
        <table:table-row table:style-name="ro1">
          <table:table-cell office:value-type="float" office:value="369356.628963162" calcext:value-type="float">
            <text:p>369356.628963162</text:p>
          </table:table-cell>
          <table:table-cell office:value-type="float" office:value="3280321.49237541" calcext:value-type="float">
            <text:p>3280321.49237541</text:p>
          </table:table-cell>
          <table:table-cell table:number-columns-repeated="15"/>
          <table:table-cell office:value-type="float" office:value="369340.961079245" calcext:value-type="float">
            <text:p>369340.961079245</text:p>
          </table:table-cell>
          <table:table-cell office:value-type="float" office:value="3280293.68211888" calcext:value-type="float">
            <text:p>3280293.68211888</text:p>
          </table:table-cell>
          <table:table-cell table:number-columns-repeated="7"/>
          <table:table-cell office:value-type="float" office:value="369340.514248431" calcext:value-type="float">
            <text:p>369340.514248431</text:p>
          </table:table-cell>
          <table:table-cell office:value-type="float" office:value="3280293.84948931" calcext:value-type="float">
            <text:p>3280293.84948931</text:p>
          </table:table-cell>
        </table:table-row>
        <table:table-row table:style-name="ro1">
          <table:table-cell office:value-type="float" office:value="369356.296907211" calcext:value-type="float">
            <text:p>369356.296907211</text:p>
          </table:table-cell>
          <table:table-cell office:value-type="float" office:value="3280321.64916926" calcext:value-type="float">
            <text:p>3280321.64916926</text:p>
          </table:table-cell>
          <table:table-cell table:number-columns-repeated="15"/>
          <table:table-cell office:value-type="float" office:value="369340.651705293" calcext:value-type="float">
            <text:p>369340.651705293</text:p>
          </table:table-cell>
          <table:table-cell office:value-type="float" office:value="3280292.88609135" calcext:value-type="float">
            <text:p>3280292.88609135</text:p>
          </table:table-cell>
          <table:table-cell table:number-columns-repeated="7"/>
          <table:table-cell office:value-type="float" office:value="369341.007934426" calcext:value-type="float">
            <text:p>369341.007934426</text:p>
          </table:table-cell>
          <table:table-cell office:value-type="float" office:value="3280293.62058703" calcext:value-type="float">
            <text:p>3280293.62058703</text:p>
          </table:table-cell>
        </table:table-row>
        <table:table-row table:style-name="ro1">
          <table:table-cell office:value-type="float" office:value="369356.1294268" calcext:value-type="float">
            <text:p>369356.1294268</text:p>
          </table:table-cell>
          <table:table-cell office:value-type="float" office:value="3280321.70551745" calcext:value-type="float">
            <text:p>3280321.70551745</text:p>
          </table:table-cell>
          <table:table-cell table:number-columns-repeated="15"/>
          <table:table-cell office:value-type="float" office:value="369340.886799839" calcext:value-type="float">
            <text:p>369340.886799839</text:p>
          </table:table-cell>
          <table:table-cell office:value-type="float" office:value="3280292.82151073" calcext:value-type="float">
            <text:p>3280292.82151073</text:p>
          </table:table-cell>
          <table:table-cell table:number-columns-repeated="7"/>
          <table:table-cell office:value-type="float" office:value="369341.499735341" calcext:value-type="float">
            <text:p>369341.499735341</text:p>
          </table:table-cell>
          <table:table-cell office:value-type="float" office:value="3280293.42263702" calcext:value-type="float">
            <text:p>3280293.42263702</text:p>
          </table:table-cell>
        </table:table-row>
        <table:table-row table:style-name="ro1">
          <table:table-cell office:value-type="float" office:value="369355.82289169" calcext:value-type="float">
            <text:p>369355.82289169</text:p>
          </table:table-cell>
          <table:table-cell office:value-type="float" office:value="3280321.6529328" calcext:value-type="float">
            <text:p>3280321.6529328</text:p>
          </table:table-cell>
          <table:table-cell table:number-columns-repeated="15"/>
          <table:table-cell office:value-type="float" office:value="369341.158425589" calcext:value-type="float">
            <text:p>369341.158425589</text:p>
          </table:table-cell>
          <table:table-cell office:value-type="float" office:value="3280292.75694113" calcext:value-type="float">
            <text:p>3280292.75694113</text:p>
          </table:table-cell>
          <table:table-cell table:number-columns-repeated="7"/>
          <table:table-cell office:value-type="float" office:value="369341.995830354" calcext:value-type="float">
            <text:p>369341.995830354</text:p>
          </table:table-cell>
          <table:table-cell office:value-type="float" office:value="3280293.23583001" calcext:value-type="float">
            <text:p>3280293.23583001</text:p>
          </table:table-cell>
        </table:table-row>
        <table:table-row table:style-name="ro1">
          <table:table-cell office:value-type="float" office:value="369355.644964581" calcext:value-type="float">
            <text:p>369355.644964581</text:p>
          </table:table-cell>
          <table:table-cell office:value-type="float" office:value="3280321.68679373" calcext:value-type="float">
            <text:p>3280321.68679373</text:p>
          </table:table-cell>
          <table:table-cell table:number-columns-repeated="15"/>
          <table:table-cell office:value-type="float" office:value="369341.420668165" calcext:value-type="float">
            <text:p>369341.420668165</text:p>
          </table:table-cell>
          <table:table-cell office:value-type="float" office:value="3280292.69882609" calcext:value-type="float">
            <text:p>3280292.69882609</text:p>
          </table:table-cell>
          <table:table-cell table:number-columns-repeated="7"/>
          <table:table-cell office:value-type="float" office:value="369340.718615612" calcext:value-type="float">
            <text:p>369340.718615612</text:p>
          </table:table-cell>
          <table:table-cell office:value-type="float" office:value="3280292.86327746" calcext:value-type="float">
            <text:p>3280292.86327746</text:p>
          </table:table-cell>
        </table:table-row>
        <table:table-row table:style-name="ro1">
          <table:table-cell office:value-type="float" office:value="369355.256349088" calcext:value-type="float">
            <text:p>369355.256349088</text:p>
          </table:table-cell>
          <table:table-cell office:value-type="float" office:value="3280321.68931653" calcext:value-type="float">
            <text:p>3280321.68931653</text:p>
          </table:table-cell>
          <table:table-cell table:number-columns-repeated="15"/>
          <table:table-cell office:value-type="float" office:value="369341.683563889" calcext:value-type="float">
            <text:p>369341.683563889</text:p>
          </table:table-cell>
          <table:table-cell office:value-type="float" office:value="3280292.64381166" calcext:value-type="float">
            <text:p>3280292.64381166</text:p>
          </table:table-cell>
          <table:table-cell table:number-columns-repeated="7"/>
          <table:table-cell office:value-type="float" office:value="369341.173342661" calcext:value-type="float">
            <text:p>369341.173342661</text:p>
          </table:table-cell>
          <table:table-cell office:value-type="float" office:value="3280292.73150732" calcext:value-type="float">
            <text:p>3280292.73150732</text:p>
          </table:table-cell>
        </table:table-row>
        <table:table-row table:style-name="ro1">
          <table:table-cell office:value-type="float" office:value="369355.707466243" calcext:value-type="float">
            <text:p>369355.707466243</text:p>
          </table:table-cell>
          <table:table-cell office:value-type="float" office:value="3280321.02445742" calcext:value-type="float">
            <text:p>3280321.02445742</text:p>
          </table:table-cell>
          <table:table-cell table:number-columns-repeated="15"/>
          <table:table-cell office:value-type="float" office:value="369341.434008009" calcext:value-type="float">
            <text:p>369341.434008009</text:p>
          </table:table-cell>
          <table:table-cell office:value-type="float" office:value="3280292.45628096" calcext:value-type="float">
            <text:p>3280292.45628096</text:p>
          </table:table-cell>
          <table:table-cell table:number-columns-repeated="7"/>
          <table:table-cell office:value-type="float" office:value="369341.701798136" calcext:value-type="float">
            <text:p>369341.701798136</text:p>
          </table:table-cell>
          <table:table-cell office:value-type="float" office:value="3280292.60134286" calcext:value-type="float">
            <text:p>3280292.60134286</text:p>
          </table:table-cell>
        </table:table-row>
        <table:table-row table:style-name="ro1">
          <table:table-cell office:value-type="float" office:value="369355.330567383" calcext:value-type="float">
            <text:p>369355.330567383</text:p>
          </table:table-cell>
          <table:table-cell office:value-type="float" office:value="3280320.9831986" calcext:value-type="float">
            <text:p>3280320.9831986</text:p>
          </table:table-cell>
          <table:table-cell table:number-columns-repeated="15"/>
          <table:table-cell office:value-type="float" office:value="369341.70156175" calcext:value-type="float">
            <text:p>369341.70156175</text:p>
          </table:table-cell>
          <table:table-cell office:value-type="float" office:value="3280292.40664829" calcext:value-type="float">
            <text:p>3280292.40664829</text:p>
          </table:table-cell>
          <table:table-cell table:number-columns-repeated="7"/>
          <table:table-cell office:value-type="float" office:value="369342.246936815" calcext:value-type="float">
            <text:p>369342.246936815</text:p>
          </table:table-cell>
          <table:table-cell office:value-type="float" office:value="3280292.48030277" calcext:value-type="float">
            <text:p>3280292.48030277</text:p>
          </table:table-cell>
        </table:table-row>
        <table:table-row table:style-name="ro1">
          <table:table-cell office:value-type="float" office:value="369355.1608487" calcext:value-type="float">
            <text:p>369355.1608487</text:p>
          </table:table-cell>
          <table:table-cell office:value-type="float" office:value="3280320.95529443" calcext:value-type="float">
            <text:p>3280320.95529443</text:p>
          </table:table-cell>
          <table:table-cell table:number-columns-repeated="15"/>
          <table:table-cell office:value-type="float" office:value="369341.974679662" calcext:value-type="float">
            <text:p>369341.974679662</text:p>
          </table:table-cell>
          <table:table-cell office:value-type="float" office:value="3280292.37124381" calcext:value-type="float">
            <text:p>3280292.37124381</text:p>
          </table:table-cell>
          <table:table-cell table:number-columns-repeated="7"/>
          <table:table-cell office:value-type="float" office:value="369342.75802433" calcext:value-type="float">
            <text:p>369342.75802433</text:p>
          </table:table-cell>
          <table:table-cell office:value-type="float" office:value="3280292.36900782" calcext:value-type="float">
            <text:p>3280292.36900782</text:p>
          </table:table-cell>
        </table:table-row>
        <table:table-row table:style-name="ro1">
          <table:table-cell office:value-type="float" office:value="369355.511594124" calcext:value-type="float">
            <text:p>369355.511594124</text:p>
          </table:table-cell>
          <table:table-cell office:value-type="float" office:value="3280320.03645556" calcext:value-type="float">
            <text:p>3280320.03645556</text:p>
          </table:table-cell>
          <table:table-cell table:number-columns-repeated="15"/>
          <table:table-cell office:value-type="float" office:value="369342.236167662" calcext:value-type="float">
            <text:p>369342.236167662</text:p>
          </table:table-cell>
          <table:table-cell office:value-type="float" office:value="3280292.36701881" calcext:value-type="float">
            <text:p>3280292.36701881</text:p>
          </table:table-cell>
          <table:table-cell table:number-columns-repeated="7"/>
          <table:table-cell office:value-type="float" office:value="369341.496545773" calcext:value-type="float">
            <text:p>369341.496545773</text:p>
          </table:table-cell>
          <table:table-cell office:value-type="float" office:value="3280292.44461123" calcext:value-type="float">
            <text:p>3280292.44461123</text:p>
          </table:table-cell>
        </table:table-row>
        <table:table-row table:style-name="ro1">
          <table:table-cell office:value-type="float" office:value="369355.327858123" calcext:value-type="float">
            <text:p>369355.327858123</text:p>
          </table:table-cell>
          <table:table-cell office:value-type="float" office:value="3280320.03688069" calcext:value-type="float">
            <text:p>3280320.03688069</text:p>
          </table:table-cell>
          <table:table-cell table:number-columns-repeated="15"/>
          <table:table-cell office:value-type="float" office:value="369342.525597662" calcext:value-type="float">
            <text:p>369342.525597662</text:p>
          </table:table-cell>
          <table:table-cell office:value-type="float" office:value="3280292.3812731" calcext:value-type="float">
            <text:p>3280292.3812731</text:p>
          </table:table-cell>
          <table:table-cell table:number-columns-repeated="7"/>
          <table:table-cell office:value-type="float" office:value="369342.031236155" calcext:value-type="float">
            <text:p>369342.031236155</text:p>
          </table:table-cell>
          <table:table-cell office:value-type="float" office:value="3280292.34303929" calcext:value-type="float">
            <text:p>3280292.34303929</text:p>
          </table:table-cell>
        </table:table-row>
        <table:table-row table:style-name="ro1">
          <table:table-cell office:value-type="float" office:value="369354.959278761" calcext:value-type="float">
            <text:p>369354.959278761</text:p>
          </table:table-cell>
          <table:table-cell office:value-type="float" office:value="3280320.00723776" calcext:value-type="float">
            <text:p>3280320.00723776</text:p>
          </table:table-cell>
          <table:table-cell table:number-columns-repeated="15"/>
          <table:table-cell office:value-type="float" office:value="369342.428815927" calcext:value-type="float">
            <text:p>369342.428815927</text:p>
          </table:table-cell>
          <table:table-cell office:value-type="float" office:value="3280292.71693499" calcext:value-type="float">
            <text:p>3280292.71693499</text:p>
          </table:table-cell>
          <table:table-cell table:number-columns-repeated="7"/>
          <table:table-cell office:value-type="float" office:value="369342.568777619" calcext:value-type="float">
            <text:p>369342.568777619</text:p>
          </table:table-cell>
          <table:table-cell office:value-type="float" office:value="3280292.25890466" calcext:value-type="float">
            <text:p>3280292.25890466</text:p>
          </table:table-cell>
        </table:table-row>
        <table:table-row table:style-name="ro1">
          <table:table-cell office:value-type="float" office:value="369355.321352981" calcext:value-type="float">
            <text:p>369355.321352981</text:p>
          </table:table-cell>
          <table:table-cell office:value-type="float" office:value="3280319.49032683" calcext:value-type="float">
            <text:p>3280319.49032683</text:p>
          </table:table-cell>
          <table:table-cell table:number-columns-repeated="15"/>
          <table:table-cell office:value-type="float" office:value="369342.724929316" calcext:value-type="float">
            <text:p>369342.724929316</text:p>
          </table:table-cell>
          <table:table-cell office:value-type="float" office:value="3280292.7380036" calcext:value-type="float">
            <text:p>3280292.7380036</text:p>
          </table:table-cell>
          <table:table-cell table:number-columns-repeated="7"/>
          <table:table-cell office:value-type="float" office:value="369343.112646424" calcext:value-type="float">
            <text:p>369343.112646424</text:p>
          </table:table-cell>
          <table:table-cell office:value-type="float" office:value="3280292.2415605" calcext:value-type="float">
            <text:p>3280292.2415605</text:p>
          </table:table-cell>
        </table:table-row>
        <table:table-row table:style-name="ro1">
          <table:table-cell office:value-type="float" office:value="369355.164016508" calcext:value-type="float">
            <text:p>369355.164016508</text:p>
          </table:table-cell>
          <table:table-cell office:value-type="float" office:value="3280319.5028509" calcext:value-type="float">
            <text:p>3280319.5028509</text:p>
          </table:table-cell>
          <table:table-cell table:number-columns-repeated="15"/>
          <table:table-cell office:value-type="float" office:value="369342.999890605" calcext:value-type="float">
            <text:p>369342.999890605</text:p>
          </table:table-cell>
          <table:table-cell office:value-type="float" office:value="3280292.75772666" calcext:value-type="float">
            <text:p>3280292.75772666</text:p>
          </table:table-cell>
          <table:table-cell table:number-columns-repeated="7"/>
          <table:table-cell office:value-type="float" office:value="369343.670591026" calcext:value-type="float">
            <text:p>369343.670591026</text:p>
          </table:table-cell>
          <table:table-cell office:value-type="float" office:value="3280292.26047095" calcext:value-type="float">
            <text:p>3280292.26047095</text:p>
          </table:table-cell>
        </table:table-row>
        <table:table-row table:style-name="ro1">
          <table:table-cell office:value-type="float" office:value="369354.805988161" calcext:value-type="float">
            <text:p>369354.805988161</text:p>
          </table:table-cell>
          <table:table-cell office:value-type="float" office:value="3280319.49896453" calcext:value-type="float">
            <text:p>3280319.49896453</text:p>
          </table:table-cell>
          <table:table-cell table:number-columns-repeated="15"/>
          <table:table-cell office:value-type="float" office:value="369343.278103833" calcext:value-type="float">
            <text:p>369343.278103833</text:p>
          </table:table-cell>
          <table:table-cell office:value-type="float" office:value="3280292.7812591" calcext:value-type="float">
            <text:p>3280292.7812591</text:p>
          </table:table-cell>
          <table:table-cell table:number-columns-repeated="7"/>
          <table:table-cell office:value-type="float" office:value="369342.506324223" calcext:value-type="float">
            <text:p>369342.506324223</text:p>
          </table:table-cell>
          <table:table-cell office:value-type="float" office:value="3280292.72311671" calcext:value-type="float">
            <text:p>3280292.72311671</text:p>
          </table:table-cell>
        </table:table-row>
        <table:table-row table:style-name="ro1">
          <table:table-cell office:value-type="float" office:value="369354.622457281" calcext:value-type="float">
            <text:p>369354.622457281</text:p>
          </table:table-cell>
          <table:table-cell office:value-type="float" office:value="3280319.49096738" calcext:value-type="float">
            <text:p>3280319.49096738</text:p>
          </table:table-cell>
          <table:table-cell table:number-columns-repeated="15"/>
          <table:table-cell office:value-type="float" office:value="369343.538590654" calcext:value-type="float">
            <text:p>369343.538590654</text:p>
          </table:table-cell>
          <table:table-cell office:value-type="float" office:value="3280292.80463699" calcext:value-type="float">
            <text:p>3280292.80463699</text:p>
          </table:table-cell>
          <table:table-cell table:number-columns-repeated="7"/>
          <table:table-cell office:value-type="float" office:value="369343.084738568" calcext:value-type="float">
            <text:p>369343.084738568</text:p>
          </table:table-cell>
          <table:table-cell office:value-type="float" office:value="3280292.75996468" calcext:value-type="float">
            <text:p>3280292.75996468</text:p>
          </table:table-cell>
        </table:table-row>
        <table:table-row table:style-name="ro1">
          <table:table-cell office:value-type="float" office:value="369355.092124961" calcext:value-type="float">
            <text:p>369355.092124961</text:p>
          </table:table-cell>
          <table:table-cell office:value-type="float" office:value="3280317.85866141" calcext:value-type="float">
            <text:p>3280317.85866141</text:p>
          </table:table-cell>
          <table:table-cell table:number-columns-repeated="15"/>
          <table:table-cell office:value-type="float" office:value="369343.091457241" calcext:value-type="float">
            <text:p>369343.091457241</text:p>
          </table:table-cell>
          <table:table-cell office:value-type="float" office:value="3280292.71811839" calcext:value-type="float">
            <text:p>3280292.71811839</text:p>
          </table:table-cell>
          <table:table-cell table:number-columns-repeated="7"/>
          <table:table-cell office:value-type="float" office:value="369343.655645244" calcext:value-type="float">
            <text:p>369343.655645244</text:p>
          </table:table-cell>
          <table:table-cell office:value-type="float" office:value="3280292.80317468" calcext:value-type="float">
            <text:p>3280292.80317468</text:p>
          </table:table-cell>
        </table:table-row>
        <table:table-row table:style-name="ro1">
          <table:table-cell office:value-type="float" office:value="369354.879122494" calcext:value-type="float">
            <text:p>369354.879122494</text:p>
          </table:table-cell>
          <table:table-cell office:value-type="float" office:value="3280317.8829418" calcext:value-type="float">
            <text:p>3280317.8829418</text:p>
          </table:table-cell>
          <table:table-cell table:number-columns-repeated="15"/>
          <table:table-cell office:value-type="float" office:value="369343.351398651" calcext:value-type="float">
            <text:p>369343.351398651</text:p>
          </table:table-cell>
          <table:table-cell office:value-type="float" office:value="3280292.74696016" calcext:value-type="float">
            <text:p>3280292.74696016</text:p>
          </table:table-cell>
          <table:table-cell table:number-columns-repeated="7"/>
          <table:table-cell office:value-type="float" office:value="369344.212338285" calcext:value-type="float">
            <text:p>369344.212338285</text:p>
          </table:table-cell>
          <table:table-cell office:value-type="float" office:value="3280292.8468748" calcext:value-type="float">
            <text:p>3280292.8468748</text:p>
          </table:table-cell>
        </table:table-row>
        <table:table-row table:style-name="ro1">
          <table:table-cell office:value-type="float" office:value="369354.493275856" calcext:value-type="float">
            <text:p>369354.493275856</text:p>
          </table:table-cell>
          <table:table-cell office:value-type="float" office:value="3280317.90129693" calcext:value-type="float">
            <text:p>3280317.90129693</text:p>
          </table:table-cell>
          <table:table-cell table:number-columns-repeated="15"/>
          <table:table-cell office:value-type="float" office:value="369343.624488042" calcext:value-type="float">
            <text:p>369343.624488042</text:p>
          </table:table-cell>
          <table:table-cell office:value-type="float" office:value="3280292.78411607" calcext:value-type="float">
            <text:p>3280292.78411607</text:p>
          </table:table-cell>
          <table:table-cell table:number-columns-repeated="7"/>
          <table:table-cell office:value-type="float" office:value="369344.733351194" calcext:value-type="float">
            <text:p>369344.733351194</text:p>
          </table:table-cell>
          <table:table-cell office:value-type="float" office:value="3280292.89321046" calcext:value-type="float">
            <text:p>3280292.89321046</text:p>
          </table:table-cell>
        </table:table-row>
        <table:table-row table:style-name="ro1">
          <table:table-cell office:value-type="float" office:value="369353.569070229" calcext:value-type="float">
            <text:p>369353.569070229</text:p>
          </table:table-cell>
          <table:table-cell office:value-type="float" office:value="3280319.50062376" calcext:value-type="float">
            <text:p>3280319.50062376</text:p>
          </table:table-cell>
          <table:table-cell table:number-columns-repeated="15"/>
          <table:table-cell office:value-type="float" office:value="369343.904320552" calcext:value-type="float">
            <text:p>369343.904320552</text:p>
          </table:table-cell>
          <table:table-cell office:value-type="float" office:value="3280292.82457267" calcext:value-type="float">
            <text:p>3280292.82457267</text:p>
          </table:table-cell>
          <table:table-cell table:number-columns-repeated="7"/>
          <table:table-cell office:value-type="float" office:value="369343.161919263" calcext:value-type="float">
            <text:p>369343.161919263</text:p>
          </table:table-cell>
          <table:table-cell office:value-type="float" office:value="3280292.72399419" calcext:value-type="float">
            <text:p>3280292.72399419</text:p>
          </table:table-cell>
        </table:table-row>
        <table:table-row table:style-name="ro1">
          <table:table-cell office:value-type="float" office:value="369353.211236475" calcext:value-type="float">
            <text:p>369353.211236475</text:p>
          </table:table-cell>
          <table:table-cell office:value-type="float" office:value="3280319.50248658" calcext:value-type="float">
            <text:p>3280319.50248658</text:p>
          </table:table-cell>
          <table:table-cell table:number-columns-repeated="15"/>
          <table:table-cell office:value-type="float" office:value="369344.149610359" calcext:value-type="float">
            <text:p>369344.149610359</text:p>
          </table:table-cell>
          <table:table-cell office:value-type="float" office:value="3280292.85669648" calcext:value-type="float">
            <text:p>3280292.85669648</text:p>
          </table:table-cell>
          <table:table-cell table:number-columns-repeated="7"/>
          <table:table-cell office:value-type="float" office:value="369343.688588328" calcext:value-type="float">
            <text:p>369343.688588328</text:p>
          </table:table-cell>
          <table:table-cell office:value-type="float" office:value="3280292.78447981" calcext:value-type="float">
            <text:p>3280292.78447981</text:p>
          </table:table-cell>
        </table:table-row>
        <table:table-row table:style-name="ro1">
          <table:table-cell office:value-type="float" office:value="369353.027508082" calcext:value-type="float">
            <text:p>369353.027508082</text:p>
          </table:table-cell>
          <table:table-cell office:value-type="float" office:value="3280319.5313677" calcext:value-type="float">
            <text:p>3280319.5313677</text:p>
          </table:table-cell>
          <table:table-cell table:number-columns-repeated="15"/>
          <table:table-cell office:value-type="float" office:value="369344.449797982" calcext:value-type="float">
            <text:p>369344.449797982</text:p>
          </table:table-cell>
          <table:table-cell office:value-type="float" office:value="3280292.90436393" calcext:value-type="float">
            <text:p>3280292.90436393</text:p>
          </table:table-cell>
          <table:table-cell table:number-columns-repeated="7"/>
          <table:table-cell office:value-type="float" office:value="369344.221599649" calcext:value-type="float">
            <text:p>369344.221599649</text:p>
          </table:table-cell>
          <table:table-cell office:value-type="float" office:value="3280292.85066028" calcext:value-type="float">
            <text:p>3280292.85066028</text:p>
          </table:table-cell>
        </table:table-row>
        <table:table-row table:style-name="ro1">
          <table:table-cell office:value-type="float" office:value="369352.784856177" calcext:value-type="float">
            <text:p>369352.784856177</text:p>
          </table:table-cell>
          <table:table-cell office:value-type="float" office:value="3280319.19369786" calcext:value-type="float">
            <text:p>3280319.19369786</text:p>
          </table:table-cell>
          <table:table-cell table:number-columns-repeated="15"/>
          <table:table-cell office:value-type="float" office:value="369344.722264064" calcext:value-type="float">
            <text:p>369344.722264064</text:p>
          </table:table-cell>
          <table:table-cell office:value-type="float" office:value="3280292.94628799" calcext:value-type="float">
            <text:p>3280292.94628799</text:p>
          </table:table-cell>
          <table:table-cell table:number-columns-repeated="7"/>
          <table:table-cell office:value-type="float" office:value="369344.766923133" calcext:value-type="float">
            <text:p>369344.766923133</text:p>
          </table:table-cell>
          <table:table-cell office:value-type="float" office:value="3280292.93188499" calcext:value-type="float">
            <text:p>3280292.93188499</text:p>
          </table:table-cell>
        </table:table-row>
        <table:table-row table:style-name="ro1">
          <table:table-cell office:value-type="float" office:value="369352.609902785" calcext:value-type="float">
            <text:p>369352.609902785</text:p>
          </table:table-cell>
          <table:table-cell office:value-type="float" office:value="3280319.21855379" calcext:value-type="float">
            <text:p>3280319.21855379</text:p>
          </table:table-cell>
          <table:table-cell table:number-columns-repeated="15"/>
          <table:table-cell office:value-type="float" office:value="369345.001312087" calcext:value-type="float">
            <text:p>369345.001312087</text:p>
          </table:table-cell>
          <table:table-cell office:value-type="float" office:value="3280292.99184822" calcext:value-type="float">
            <text:p>3280292.99184822</text:p>
          </table:table-cell>
          <table:table-cell table:number-columns-repeated="7"/>
          <table:table-cell office:value-type="float" office:value="369345.278499023" calcext:value-type="float">
            <text:p>369345.278499023</text:p>
          </table:table-cell>
          <table:table-cell office:value-type="float" office:value="3280292.99910586" calcext:value-type="float">
            <text:p>3280292.99910586</text:p>
          </table:table-cell>
        </table:table-row>
        <table:table-row table:style-name="ro1">
          <table:table-cell office:value-type="float" office:value="369352.228294613" calcext:value-type="float">
            <text:p>369352.228294613</text:p>
          </table:table-cell>
          <table:table-cell office:value-type="float" office:value="3280319.26163279" calcext:value-type="float">
            <text:p>3280319.26163279</text:p>
          </table:table-cell>
          <table:table-cell table:number-columns-repeated="15"/>
          <table:table-cell office:value-type="float" office:value="369345.286327456" calcext:value-type="float">
            <text:p>369345.286327456</text:p>
          </table:table-cell>
          <table:table-cell office:value-type="float" office:value="3280293.04429506" calcext:value-type="float">
            <text:p>3280293.04429506</text:p>
          </table:table-cell>
          <table:table-cell table:number-columns-repeated="7"/>
          <table:table-cell office:value-type="float" office:value="369345.865286927" calcext:value-type="float">
            <text:p>369345.865286927</text:p>
          </table:table-cell>
          <table:table-cell office:value-type="float" office:value="3280293.08974323" calcext:value-type="float">
            <text:p>3280293.08974323</text:p>
          </table:table-cell>
        </table:table-row>
        <table:table-row table:style-name="ro1">
          <table:table-cell office:value-type="float" office:value="369351.931213618" calcext:value-type="float">
            <text:p>369351.931213618</text:p>
          </table:table-cell>
          <table:table-cell office:value-type="float" office:value="3280318.98659444" calcext:value-type="float">
            <text:p>3280318.98659444</text:p>
          </table:table-cell>
          <table:table-cell table:number-columns-repeated="15"/>
          <table:table-cell office:value-type="float" office:value="369345.563698872" calcext:value-type="float">
            <text:p>369345.563698872</text:p>
          </table:table-cell>
          <table:table-cell office:value-type="float" office:value="3280293.09898973" calcext:value-type="float">
            <text:p>3280293.09898973</text:p>
          </table:table-cell>
          <table:table-cell table:number-columns-repeated="7"/>
          <table:table-cell office:value-type="float" office:value="369346.417174929" calcext:value-type="float">
            <text:p>369346.417174929</text:p>
          </table:table-cell>
          <table:table-cell office:value-type="float" office:value="3280293.17485792" calcext:value-type="float">
            <text:p>3280293.17485792</text:p>
          </table:table-cell>
        </table:table-row>
        <table:table-row table:style-name="ro1">
          <table:table-cell office:value-type="float" office:value="369351.756983474" calcext:value-type="float">
            <text:p>369351.756983474</text:p>
          </table:table-cell>
          <table:table-cell office:value-type="float" office:value="3280319.03718557" calcext:value-type="float">
            <text:p>3280319.03718557</text:p>
          </table:table-cell>
          <table:table-cell table:number-columns-repeated="15"/>
          <table:table-cell office:value-type="float" office:value="369345.836097744" calcext:value-type="float">
            <text:p>369345.836097744</text:p>
          </table:table-cell>
          <table:table-cell office:value-type="float" office:value="3280293.16027819" calcext:value-type="float">
            <text:p>3280293.16027819</text:p>
          </table:table-cell>
          <table:table-cell table:number-columns-repeated="7"/>
          <table:table-cell office:value-type="float" office:value="369346.982367737" calcext:value-type="float">
            <text:p>369346.982367737</text:p>
          </table:table-cell>
          <table:table-cell office:value-type="float" office:value="3280293.26637419" calcext:value-type="float">
            <text:p>3280293.26637419</text:p>
          </table:table-cell>
        </table:table-row>
        <table:table-row table:style-name="ro1">
          <table:table-cell office:value-type="float" office:value="369351.402939553" calcext:value-type="float">
            <text:p>369351.402939553</text:p>
          </table:table-cell>
          <table:table-cell office:value-type="float" office:value="3280319.13594035" calcext:value-type="float">
            <text:p>3280319.13594035</text:p>
          </table:table-cell>
          <table:table-cell table:number-columns-repeated="15"/>
          <table:table-cell office:value-type="float" office:value="369346.111574293" calcext:value-type="float">
            <text:p>369346.111574293</text:p>
          </table:table-cell>
          <table:table-cell office:value-type="float" office:value="3280293.22394028" calcext:value-type="float">
            <text:p>3280293.22394028</text:p>
          </table:table-cell>
          <table:table-cell table:number-columns-repeated="7"/>
          <table:table-cell office:value-type="float" office:value="369347.53889402" calcext:value-type="float">
            <text:p>369347.53889402</text:p>
          </table:table-cell>
          <table:table-cell office:value-type="float" office:value="3280293.36641381" calcext:value-type="float">
            <text:p>3280293.36641381</text:p>
          </table:table-cell>
        </table:table-row>
        <table:table-row table:style-name="ro1">
          <table:table-cell office:value-type="float" office:value="369351.226084543" calcext:value-type="float">
            <text:p>369351.226084543</text:p>
          </table:table-cell>
          <table:table-cell office:value-type="float" office:value="3280319.17625078" calcext:value-type="float">
            <text:p>3280319.17625078</text:p>
          </table:table-cell>
          <table:table-cell table:number-columns-repeated="15"/>
          <table:table-cell office:value-type="float" office:value="369346.391902769" calcext:value-type="float">
            <text:p>369346.391902769</text:p>
          </table:table-cell>
          <table:table-cell office:value-type="float" office:value="3280293.29746905" calcext:value-type="float">
            <text:p>3280293.29746905</text:p>
          </table:table-cell>
          <table:table-cell table:number-columns-repeated="7"/>
          <table:table-cell office:value-type="float" office:value="369348.100563403" calcext:value-type="float">
            <text:p>369348.100563403</text:p>
          </table:table-cell>
          <table:table-cell office:value-type="float" office:value="3280293.47722115" calcext:value-type="float">
            <text:p>3280293.47722115</text:p>
          </table:table-cell>
        </table:table-row>
        <table:table-row table:style-name="ro1">
          <table:table-cell office:value-type="float" office:value="369350.290188496" calcext:value-type="float">
            <text:p>369350.290188496</text:p>
          </table:table-cell>
          <table:table-cell office:value-type="float" office:value="3280320.69297312" calcext:value-type="float">
            <text:p>3280320.69297312</text:p>
          </table:table-cell>
          <table:table-cell table:number-columns-repeated="15"/>
          <table:table-cell office:value-type="float" office:value="369346.692476326" calcext:value-type="float">
            <text:p>369346.692476326</text:p>
          </table:table-cell>
          <table:table-cell office:value-type="float" office:value="3280293.3773708" calcext:value-type="float">
            <text:p>3280293.3773708</text:p>
          </table:table-cell>
          <table:table-cell table:number-columns-repeated="7"/>
          <table:table-cell office:value-type="float" office:value="369348.632698373" calcext:value-type="float">
            <text:p>369348.632698373</text:p>
          </table:table-cell>
          <table:table-cell office:value-type="float" office:value="3280293.59112375" calcext:value-type="float">
            <text:p>3280293.59112375</text:p>
          </table:table-cell>
        </table:table-row>
        <table:table-row table:style-name="ro1">
          <table:table-cell office:value-type="float" office:value="369350.113817932" calcext:value-type="float">
            <text:p>369350.113817932</text:p>
          </table:table-cell>
          <table:table-cell office:value-type="float" office:value="3280320.74379005" calcext:value-type="float">
            <text:p>3280320.74379005</text:p>
          </table:table-cell>
          <table:table-cell table:number-columns-repeated="15"/>
          <table:table-cell office:value-type="float" office:value="369346.957635604" calcext:value-type="float">
            <text:p>369346.957635604</text:p>
          </table:table-cell>
          <table:table-cell office:value-type="float" office:value="3280293.45277705" calcext:value-type="float">
            <text:p>3280293.45277705</text:p>
          </table:table-cell>
          <table:table-cell table:number-columns-repeated="7"/>
          <table:table-cell office:value-type="float" office:value="369349.197829057" calcext:value-type="float">
            <text:p>369349.197829057</text:p>
          </table:table-cell>
          <table:table-cell office:value-type="float" office:value="3280293.71987758" calcext:value-type="float">
            <text:p>3280293.71987758</text:p>
          </table:table-cell>
        </table:table-row>
        <table:table-row table:style-name="ro1">
          <table:table-cell office:value-type="float" office:value="369349.784809663" calcext:value-type="float">
            <text:p>369349.784809663</text:p>
          </table:table-cell>
          <table:table-cell office:value-type="float" office:value="3280320.87911051" calcext:value-type="float">
            <text:p>3280320.87911051</text:p>
          </table:table-cell>
          <table:table-cell table:number-columns-repeated="15"/>
          <table:table-cell office:value-type="float" office:value="369347.204810052" calcext:value-type="float">
            <text:p>369347.204810052</text:p>
          </table:table-cell>
          <table:table-cell office:value-type="float" office:value="3280293.52670947" calcext:value-type="float">
            <text:p>3280293.52670947</text:p>
          </table:table-cell>
          <table:table-cell table:number-columns-repeated="7"/>
          <table:table-cell office:value-type="float" office:value="369349.752465645" calcext:value-type="float">
            <text:p>369349.752465645</text:p>
          </table:table-cell>
          <table:table-cell office:value-type="float" office:value="3280293.86186387" calcext:value-type="float">
            <text:p>3280293.86186387</text:p>
          </table:table-cell>
        </table:table-row>
        <table:table-row table:style-name="ro1">
          <table:table-cell office:value-type="float" office:value="369349.913234529" calcext:value-type="float">
            <text:p>369349.913234529</text:p>
          </table:table-cell>
          <table:table-cell office:value-type="float" office:value="3280321.2387919" calcext:value-type="float">
            <text:p>3280321.2387919</text:p>
          </table:table-cell>
          <table:table-cell table:number-columns-repeated="15"/>
          <table:table-cell office:value-type="float" office:value="369347.443351663" calcext:value-type="float">
            <text:p>369347.443351663</text:p>
          </table:table-cell>
          <table:table-cell office:value-type="float" office:value="3280293.60445944" calcext:value-type="float">
            <text:p>3280293.60445944</text:p>
          </table:table-cell>
          <table:table-cell table:number-columns-repeated="7"/>
          <table:table-cell office:value-type="float" office:value="369350.340489852" calcext:value-type="float">
            <text:p>369350.340489852</text:p>
          </table:table-cell>
          <table:table-cell office:value-type="float" office:value="3280294.01602965" calcext:value-type="float">
            <text:p>3280294.01602965</text:p>
          </table:table-cell>
        </table:table-row>
        <table:table-row table:style-name="ro1">
          <table:table-cell office:value-type="float" office:value="369349.572664196" calcext:value-type="float">
            <text:p>369349.572664196</text:p>
          </table:table-cell>
          <table:table-cell office:value-type="float" office:value="3280321.35687156" calcext:value-type="float">
            <text:p>3280321.35687156</text:p>
          </table:table-cell>
          <table:table-cell table:number-columns-repeated="15"/>
          <table:table-cell office:value-type="float" office:value="369347.675173464" calcext:value-type="float">
            <text:p>369347.675173464</text:p>
          </table:table-cell>
          <table:table-cell office:value-type="float" office:value="3280293.70889111" calcext:value-type="float">
            <text:p>3280293.70889111</text:p>
          </table:table-cell>
          <table:table-cell table:number-columns-repeated="7"/>
          <table:table-cell office:value-type="float" office:value="369350.891753843" calcext:value-type="float">
            <text:p>369350.891753843</text:p>
          </table:table-cell>
          <table:table-cell office:value-type="float" office:value="3280294.1707036" calcext:value-type="float">
            <text:p>3280294.1707036</text:p>
          </table:table-cell>
        </table:table-row>
        <table:table-row table:style-name="ro1">
          <table:table-cell office:value-type="float" office:value="369349.394626521" calcext:value-type="float">
            <text:p>369349.394626521</text:p>
          </table:table-cell>
          <table:table-cell office:value-type="float" office:value="3280321.41112256" calcext:value-type="float">
            <text:p>3280321.41112256</text:p>
          </table:table-cell>
          <table:table-cell table:number-columns-repeated="15"/>
          <table:table-cell office:value-type="float" office:value="369347.909594919" calcext:value-type="float">
            <text:p>369347.909594919</text:p>
          </table:table-cell>
          <table:table-cell office:value-type="float" office:value="3280293.83261514" calcext:value-type="float">
            <text:p>3280293.83261514</text:p>
          </table:table-cell>
          <table:table-cell table:number-columns-repeated="7"/>
          <table:table-cell office:value-type="float" office:value="369351.427299544" calcext:value-type="float">
            <text:p>369351.427299544</text:p>
          </table:table-cell>
          <table:table-cell office:value-type="float" office:value="3280294.3288312" calcext:value-type="float">
            <text:p>3280294.3288312</text:p>
          </table:table-cell>
        </table:table-row>
        <table:table-row table:style-name="ro1">
          <table:table-cell office:value-type="float" office:value="369348.637155845" calcext:value-type="float">
            <text:p>369348.637155845</text:p>
          </table:table-cell>
          <table:table-cell office:value-type="float" office:value="3280322.00216297" calcext:value-type="float">
            <text:p>3280322.00216297</text:p>
          </table:table-cell>
          <table:table-cell table:number-columns-repeated="15"/>
          <table:table-cell office:value-type="float" office:value="369348.157152858" calcext:value-type="float">
            <text:p>369348.157152858</text:p>
          </table:table-cell>
          <table:table-cell office:value-type="float" office:value="3280293.96173113" calcext:value-type="float">
            <text:p>3280293.96173113</text:p>
          </table:table-cell>
          <table:table-cell table:number-columns-repeated="7"/>
          <table:table-cell office:value-type="float" office:value="369351.879066062" calcext:value-type="float">
            <text:p>369351.879066062</text:p>
          </table:table-cell>
          <table:table-cell office:value-type="float" office:value="3280294.4708651" calcext:value-type="float">
            <text:p>3280294.4708651</text:p>
          </table:table-cell>
        </table:table-row>
        <table:table-row table:style-name="ro1">
          <table:table-cell office:value-type="float" office:value="369348.660152667" calcext:value-type="float">
            <text:p>369348.660152667</text:p>
          </table:table-cell>
          <table:table-cell office:value-type="float" office:value="3280321.99703353" calcext:value-type="float">
            <text:p>3280321.99703353</text:p>
          </table:table-cell>
          <table:table-cell table:number-columns-repeated="15"/>
          <table:table-cell office:value-type="float" office:value="369348.399813468" calcext:value-type="float">
            <text:p>369348.399813468</text:p>
          </table:table-cell>
          <table:table-cell office:value-type="float" office:value="3280294.08490905" calcext:value-type="float">
            <text:p>3280294.08490905</text:p>
          </table:table-cell>
          <table:table-cell table:number-columns-repeated="7"/>
          <table:table-cell office:value-type="float" office:value="369352.343000633" calcext:value-type="float">
            <text:p>369352.343000633</text:p>
          </table:table-cell>
          <table:table-cell office:value-type="float" office:value="3280294.66122817" calcext:value-type="float">
            <text:p>3280294.66122817</text:p>
          </table:table-cell>
        </table:table-row>
        <table:table-row table:style-name="ro1">
          <table:table-cell office:value-type="float" office:value="369348.657854028" calcext:value-type="float">
            <text:p>369348.657854028</text:p>
          </table:table-cell>
          <table:table-cell office:value-type="float" office:value="3280321.99755113" calcext:value-type="float">
            <text:p>3280321.99755113</text:p>
          </table:table-cell>
          <table:table-cell table:number-columns-repeated="15"/>
          <table:table-cell office:value-type="float" office:value="369348.640818311" calcext:value-type="float">
            <text:p>369348.640818311</text:p>
          </table:table-cell>
          <table:table-cell office:value-type="float" office:value="3280294.21129312" calcext:value-type="float">
            <text:p>3280294.21129312</text:p>
          </table:table-cell>
          <table:table-cell table:number-columns-repeated="7"/>
          <table:table-cell office:value-type="float" office:value="369352.812928059" calcext:value-type="float">
            <text:p>369352.812928059</text:p>
          </table:table-cell>
          <table:table-cell office:value-type="float" office:value="3280294.90659821" calcext:value-type="float">
            <text:p>3280294.90659821</text:p>
          </table:table-cell>
        </table:table-row>
        <table:table-row table:style-name="ro1"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  <table:table-cell table:number-columns-repeated="15"/>
          <table:table-cell office:value-type="float" office:value="369348.887882192" calcext:value-type="float">
            <text:p>369348.887882192</text:p>
          </table:table-cell>
          <table:table-cell office:value-type="float" office:value="3280294.32527396" calcext:value-type="float">
            <text:p>3280294.32527396</text:p>
          </table:table-cell>
          <table:table-cell table:number-columns-repeated="7"/>
          <table:table-cell office:value-type="float" office:value="369353.300799604" calcext:value-type="float">
            <text:p>369353.300799604</text:p>
          </table:table-cell>
          <table:table-cell office:value-type="float" office:value="3280295.16342901" calcext:value-type="float">
            <text:p>3280295.16342901</text:p>
          </table:table-cell>
        </table:table-row>
        <table:table-row table:style-name="ro1"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  <table:table-cell table:number-columns-repeated="15"/>
          <table:table-cell office:value-type="float" office:value="369349.130551354" calcext:value-type="float">
            <text:p>369349.130551354</text:p>
          </table:table-cell>
          <table:table-cell office:value-type="float" office:value="3280294.44041503" calcext:value-type="float">
            <text:p>3280294.44041503</text:p>
          </table:table-cell>
          <table:table-cell table:number-columns-repeated="7"/>
          <table:table-cell office:value-type="float" office:value="369353.798890259" calcext:value-type="float">
            <text:p>369353.798890259</text:p>
          </table:table-cell>
          <table:table-cell office:value-type="float" office:value="3280295.41586752" calcext:value-type="float">
            <text:p>3280295.41586752</text:p>
          </table:table-cell>
        </table:table-row>
        <table:table-row table:style-name="ro1"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  <table:table-cell table:number-columns-repeated="15"/>
          <table:table-cell office:value-type="float" office:value="369349.376842061" calcext:value-type="float">
            <text:p>369349.376842061</text:p>
          </table:table-cell>
          <table:table-cell office:value-type="float" office:value="3280294.55614973" calcext:value-type="float">
            <text:p>3280294.55614973</text:p>
          </table:table-cell>
          <table:table-cell table:number-columns-repeated="7"/>
          <table:table-cell office:value-type="float" office:value="369354.280645793" calcext:value-type="float">
            <text:p>369354.280645793</text:p>
          </table:table-cell>
          <table:table-cell office:value-type="float" office:value="3280295.66912924" calcext:value-type="float">
            <text:p>3280295.66912924</text:p>
          </table:table-cell>
        </table:table-row>
        <table:table-row table:style-name="ro1"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15"/>
          <table:table-cell office:value-type="float" office:value="369349.61214935" calcext:value-type="float">
            <text:p>369349.61214935</text:p>
          </table:table-cell>
          <table:table-cell office:value-type="float" office:value="3280294.6925278" calcext:value-type="float">
            <text:p>3280294.6925278</text:p>
          </table:table-cell>
          <table:table-cell table:number-columns-repeated="7"/>
          <table:table-cell office:value-type="float" office:value="369354.778080594" calcext:value-type="float">
            <text:p>369354.778080594</text:p>
          </table:table-cell>
          <table:table-cell office:value-type="float" office:value="3280295.90657989" calcext:value-type="float">
            <text:p>3280295.90657989</text:p>
          </table:table-cell>
        </table:table-row>
        <table:table-row table:style-name="ro1"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15"/>
          <table:table-cell office:value-type="float" office:value="369349.847852016" calcext:value-type="float">
            <text:p>369349.847852016</text:p>
          </table:table-cell>
          <table:table-cell office:value-type="float" office:value="3280294.84868395" calcext:value-type="float">
            <text:p>3280294.84868395</text:p>
          </table:table-cell>
          <table:table-cell table:number-columns-repeated="7"/>
          <table:table-cell office:value-type="float" office:value="369355.238748323" calcext:value-type="float">
            <text:p>369355.238748323</text:p>
          </table:table-cell>
          <table:table-cell office:value-type="float" office:value="3280296.12280446" calcext:value-type="float">
            <text:p>3280296.12280446</text:p>
          </table:table-cell>
        </table:table-row>
        <table:table-row table:style-name="ro1"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15"/>
          <table:table-cell office:value-type="float" office:value="369350.073054123" calcext:value-type="float">
            <text:p>369350.073054123</text:p>
          </table:table-cell>
          <table:table-cell office:value-type="float" office:value="3280295.00145742" calcext:value-type="float">
            <text:p>3280295.00145742</text:p>
          </table:table-cell>
          <table:table-cell table:number-columns-repeated="7"/>
          <table:table-cell office:value-type="float" office:value="369355.745289742" calcext:value-type="float">
            <text:p>369355.745289742</text:p>
          </table:table-cell>
          <table:table-cell office:value-type="float" office:value="3280296.35784203" calcext:value-type="float">
            <text:p>3280296.35784203</text:p>
          </table:table-cell>
        </table:table-row>
        <table:table-row table:style-name="ro1"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15"/>
          <table:table-cell office:value-type="float" office:value="369350.29740213" calcext:value-type="float">
            <text:p>369350.29740213</text:p>
          </table:table-cell>
          <table:table-cell office:value-type="float" office:value="3280295.16765577" calcext:value-type="float">
            <text:p>3280295.16765577</text:p>
          </table:table-cell>
          <table:table-cell table:number-columns-repeated="7"/>
          <table:table-cell office:value-type="float" office:value="369356.22359928" calcext:value-type="float">
            <text:p>369356.22359928</text:p>
          </table:table-cell>
          <table:table-cell office:value-type="float" office:value="3280296.61694462" calcext:value-type="float">
            <text:p>3280296.61694462</text:p>
          </table:table-cell>
        </table:table-row>
        <table:table-row table:style-name="ro1"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15"/>
          <table:table-cell office:value-type="float" office:value="369350.50053549" calcext:value-type="float">
            <text:p>369350.50053549</text:p>
          </table:table-cell>
          <table:table-cell office:value-type="float" office:value="3280295.32671868" calcext:value-type="float">
            <text:p>3280295.32671868</text:p>
          </table:table-cell>
          <table:table-cell table:number-columns-repeated="7"/>
          <table:table-cell office:value-type="float" office:value="369356.690152691" calcext:value-type="float">
            <text:p>369356.690152691</text:p>
          </table:table-cell>
          <table:table-cell office:value-type="float" office:value="3280296.92375979" calcext:value-type="float">
            <text:p>3280296.92375979</text:p>
          </table:table-cell>
        </table:table-row>
        <table:table-row table:style-name="ro1"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15"/>
          <table:table-cell office:value-type="float" office:value="369350.720851838" calcext:value-type="float">
            <text:p>369350.720851838</text:p>
          </table:table-cell>
          <table:table-cell office:value-type="float" office:value="3280295.50392012" calcext:value-type="float">
            <text:p>3280295.50392012</text:p>
          </table:table-cell>
          <table:table-cell table:number-columns-repeated="7"/>
          <table:table-cell office:value-type="float" office:value="369357.153973244" calcext:value-type="float">
            <text:p>369357.153973244</text:p>
          </table:table-cell>
          <table:table-cell office:value-type="float" office:value="3280297.23471636" calcext:value-type="float">
            <text:p>3280297.23471636</text:p>
          </table:table-cell>
        </table:table-row>
        <table:table-row table:style-name="ro1"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15"/>
          <table:table-cell office:value-type="float" office:value="369350.926782859" calcext:value-type="float">
            <text:p>369350.926782859</text:p>
          </table:table-cell>
          <table:table-cell office:value-type="float" office:value="3280295.67637374" calcext:value-type="float">
            <text:p>3280295.67637374</text:p>
          </table:table-cell>
          <table:table-cell table:number-columns-repeated="7"/>
          <table:table-cell office:value-type="float" office:value="369357.599448115" calcext:value-type="float">
            <text:p>369357.599448115</text:p>
          </table:table-cell>
          <table:table-cell office:value-type="float" office:value="3280297.55949826" calcext:value-type="float">
            <text:p>3280297.55949826</text:p>
          </table:table-cell>
        </table:table-row>
        <table:table-row table:style-name="ro1"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15"/>
          <table:table-cell office:value-type="float" office:value="369351.138791487" calcext:value-type="float">
            <text:p>369351.138791487</text:p>
          </table:table-cell>
          <table:table-cell office:value-type="float" office:value="3280295.84699373" calcext:value-type="float">
            <text:p>3280295.84699373</text:p>
          </table:table-cell>
          <table:table-cell table:number-columns-repeated="7"/>
          <table:table-cell office:value-type="float" office:value="369358.012886065" calcext:value-type="float">
            <text:p>369358.012886065</text:p>
          </table:table-cell>
          <table:table-cell office:value-type="float" office:value="3280297.87987522" calcext:value-type="float">
            <text:p>3280297.87987522</text:p>
          </table:table-cell>
        </table:table-row>
        <table:table-row table:style-name="ro1"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15"/>
          <table:table-cell office:value-type="float" office:value="369351.345479794" calcext:value-type="float">
            <text:p>369351.345479794</text:p>
          </table:table-cell>
          <table:table-cell office:value-type="float" office:value="3280296.00722076" calcext:value-type="float">
            <text:p>3280296.00722076</text:p>
          </table:table-cell>
          <table:table-cell table:number-columns-repeated="7"/>
          <table:table-cell office:value-type="float" office:value="369358.438696537" calcext:value-type="float">
            <text:p>369358.438696537</text:p>
          </table:table-cell>
          <table:table-cell office:value-type="float" office:value="3280298.21884656" calcext:value-type="float">
            <text:p>3280298.21884656</text:p>
          </table:table-cell>
        </table:table-row>
        <table:table-row table:style-name="ro1">
          <table:table-cell table:number-columns-repeated="17"/>
          <table:table-cell office:value-type="float" office:value="369351.546039893" calcext:value-type="float">
            <text:p>369351.546039893</text:p>
          </table:table-cell>
          <table:table-cell office:value-type="float" office:value="3280296.16382939" calcext:value-type="float">
            <text:p>3280296.16382939</text:p>
          </table:table-cell>
          <table:table-cell table:number-columns-repeated="7"/>
          <table:table-cell office:value-type="float" office:value="369358.863028759" calcext:value-type="float">
            <text:p>369358.863028759</text:p>
          </table:table-cell>
          <table:table-cell office:value-type="float" office:value="3280298.57085499" calcext:value-type="float">
            <text:p>3280298.57085499</text:p>
          </table:table-cell>
        </table:table-row>
        <table:table-row table:style-name="ro1">
          <table:table-cell table:number-columns-repeated="17"/>
          <table:table-cell office:value-type="float" office:value="369351.740890626" calcext:value-type="float">
            <text:p>369351.740890626</text:p>
          </table:table-cell>
          <table:table-cell office:value-type="float" office:value="3280296.31045372" calcext:value-type="float">
            <text:p>3280296.31045372</text:p>
          </table:table-cell>
          <table:table-cell table:number-columns-repeated="7"/>
          <table:table-cell office:value-type="float" office:value="369359.280157843" calcext:value-type="float">
            <text:p>369359.280157843</text:p>
          </table:table-cell>
          <table:table-cell office:value-type="float" office:value="3280298.90933303" calcext:value-type="float">
            <text:p>3280298.90933303</text:p>
          </table:table-cell>
        </table:table-row>
        <table:table-row table:style-name="ro1">
          <table:table-cell table:number-columns-repeated="17"/>
          <table:table-cell office:value-type="float" office:value="369351.938918687" calcext:value-type="float">
            <text:p>369351.938918687</text:p>
          </table:table-cell>
          <table:table-cell office:value-type="float" office:value="3280296.4587224" calcext:value-type="float">
            <text:p>3280296.4587224</text:p>
          </table:table-cell>
          <table:table-cell table:number-columns-repeated="7"/>
          <table:table-cell office:value-type="float" office:value="369359.690488306" calcext:value-type="float">
            <text:p>369359.690488306</text:p>
          </table:table-cell>
          <table:table-cell office:value-type="float" office:value="3280299.2336692" calcext:value-type="float">
            <text:p>3280299.2336692</text:p>
          </table:table-cell>
        </table:table-row>
        <table:table-row table:style-name="ro1">
          <table:table-cell table:number-columns-repeated="17"/>
          <table:table-cell office:value-type="float" office:value="369352.115580311" calcext:value-type="float">
            <text:p>369352.115580311</text:p>
          </table:table-cell>
          <table:table-cell office:value-type="float" office:value="3280296.610942" calcext:value-type="float">
            <text:p>3280296.610942</text:p>
          </table:table-cell>
          <table:table-cell table:number-columns-repeated="7"/>
          <table:table-cell office:value-type="float" office:value="369360.110200351" calcext:value-type="float">
            <text:p>369360.110200351</text:p>
          </table:table-cell>
          <table:table-cell office:value-type="float" office:value="3280299.55751225" calcext:value-type="float">
            <text:p>3280299.55751225</text:p>
          </table:table-cell>
        </table:table-row>
        <table:table-row table:style-name="ro1">
          <table:table-cell table:number-columns-repeated="17"/>
          <table:table-cell office:value-type="float" office:value="369352.28291654" calcext:value-type="float">
            <text:p>369352.28291654</text:p>
          </table:table-cell>
          <table:table-cell office:value-type="float" office:value="3280296.78815518" calcext:value-type="float">
            <text:p>3280296.78815518</text:p>
          </table:table-cell>
          <table:table-cell table:number-columns-repeated="7"/>
          <table:table-cell office:value-type="float" office:value="369360.503416296" calcext:value-type="float">
            <text:p>369360.503416296</text:p>
          </table:table-cell>
          <table:table-cell office:value-type="float" office:value="3280299.85778207" calcext:value-type="float">
            <text:p>3280299.85778207</text:p>
          </table:table-cell>
        </table:table-row>
        <table:table-row table:style-name="ro1">
          <table:table-cell table:number-columns-repeated="17"/>
          <table:table-cell office:value-type="float" office:value="369352.428760918" calcext:value-type="float">
            <text:p>369352.428760918</text:p>
          </table:table-cell>
          <table:table-cell office:value-type="float" office:value="3280296.97468135" calcext:value-type="float">
            <text:p>3280296.97468135</text:p>
          </table:table-cell>
          <table:table-cell table:number-columns-repeated="7"/>
          <table:table-cell office:value-type="float" office:value="369360.878310985" calcext:value-type="float">
            <text:p>369360.878310985</text:p>
          </table:table-cell>
          <table:table-cell office:value-type="float" office:value="3280300.13543818" calcext:value-type="float">
            <text:p>3280300.13543818</text:p>
          </table:table-cell>
        </table:table-row>
        <table:table-row table:style-name="ro1">
          <table:table-cell table:number-columns-repeated="17"/>
          <table:table-cell office:value-type="float" office:value="369352.567295503" calcext:value-type="float">
            <text:p>369352.567295503</text:p>
          </table:table-cell>
          <table:table-cell office:value-type="float" office:value="3280297.15792536" calcext:value-type="float">
            <text:p>3280297.15792536</text:p>
          </table:table-cell>
          <table:table-cell table:number-columns-repeated="7"/>
          <table:table-cell office:value-type="float" office:value="369361.25507521" calcext:value-type="float">
            <text:p>369361.25507521</text:p>
          </table:table-cell>
          <table:table-cell office:value-type="float" office:value="3280300.4449667" calcext:value-type="float">
            <text:p>3280300.4449667</text:p>
          </table:table-cell>
        </table:table-row>
        <table:table-row table:style-name="ro1">
          <table:table-cell table:number-columns-repeated="17"/>
          <table:table-cell office:value-type="float" office:value="369352.72627826" calcext:value-type="float">
            <text:p>369352.72627826</text:p>
          </table:table-cell>
          <table:table-cell office:value-type="float" office:value="3280297.37878535" calcext:value-type="float">
            <text:p>3280297.37878535</text:p>
          </table:table-cell>
          <table:table-cell table:number-columns-repeated="7"/>
          <table:table-cell office:value-type="float" office:value="369361.60378504" calcext:value-type="float">
            <text:p>369361.60378504</text:p>
          </table:table-cell>
          <table:table-cell office:value-type="float" office:value="3280300.79558899" calcext:value-type="float">
            <text:p>3280300.79558899</text:p>
          </table:table-cell>
        </table:table-row>
        <table:table-row table:style-name="ro1">
          <table:table-cell table:number-columns-repeated="17"/>
          <table:table-cell office:value-type="float" office:value="369352.879296793" calcext:value-type="float">
            <text:p>369352.879296793</text:p>
          </table:table-cell>
          <table:table-cell office:value-type="float" office:value="3280297.59521819" calcext:value-type="float">
            <text:p>3280297.59521819</text:p>
          </table:table-cell>
          <table:table-cell table:number-columns-repeated="7"/>
          <table:table-cell office:value-type="float" office:value="369361.896824002" calcext:value-type="float">
            <text:p>369361.896824002</text:p>
          </table:table-cell>
          <table:table-cell office:value-type="float" office:value="3280301.15841922" calcext:value-type="float">
            <text:p>3280301.15841922</text:p>
          </table:table-cell>
        </table:table-row>
        <table:table-row table:style-name="ro1">
          <table:table-cell table:number-columns-repeated="17"/>
          <table:table-cell office:value-type="float" office:value="369353.030110104" calcext:value-type="float">
            <text:p>369353.030110104</text:p>
          </table:table-cell>
          <table:table-cell office:value-type="float" office:value="3280297.81748771" calcext:value-type="float">
            <text:p>3280297.81748771</text:p>
          </table:table-cell>
          <table:table-cell table:number-columns-repeated="7"/>
          <table:table-cell office:value-type="float" office:value="369362.171718224" calcext:value-type="float">
            <text:p>369362.171718224</text:p>
          </table:table-cell>
          <table:table-cell office:value-type="float" office:value="3280301.51770797" calcext:value-type="float">
            <text:p>3280301.51770797</text:p>
          </table:table-cell>
        </table:table-row>
        <table:table-row table:style-name="ro1">
          <table:table-cell table:number-columns-repeated="17"/>
          <table:table-cell office:value-type="float" office:value="369353.188272541" calcext:value-type="float">
            <text:p>369353.188272541</text:p>
          </table:table-cell>
          <table:table-cell office:value-type="float" office:value="3280298.03893434" calcext:value-type="float">
            <text:p>3280298.03893434</text:p>
          </table:table-cell>
          <table:table-cell table:number-columns-repeated="7"/>
          <table:table-cell office:value-type="float" office:value="369362.483219256" calcext:value-type="float">
            <text:p>369362.483219256</text:p>
          </table:table-cell>
          <table:table-cell office:value-type="float" office:value="3280301.94666427" calcext:value-type="float">
            <text:p>3280301.94666427</text:p>
          </table:table-cell>
        </table:table-row>
        <table:table-row table:style-name="ro1">
          <table:table-cell table:number-columns-repeated="17"/>
          <table:table-cell office:value-type="float" office:value="369361.569992077" calcext:value-type="float">
            <text:p>369361.569992077</text:p>
          </table:table-cell>
          <table:table-cell office:value-type="float" office:value="3280307.61087916" calcext:value-type="float">
            <text:p>3280307.61087916</text:p>
          </table:table-cell>
          <table:table-cell table:number-columns-repeated="7"/>
          <table:table-cell office:value-type="float" office:value="369362.790632224" calcext:value-type="float">
            <text:p>369362.790632224</text:p>
          </table:table-cell>
          <table:table-cell office:value-type="float" office:value="3280302.37856976" calcext:value-type="float">
            <text:p>3280302.37856976</text:p>
          </table:table-cell>
        </table:table-row>
        <table:table-row table:style-name="ro1">
          <table:table-cell table:number-columns-repeated="17"/>
          <table:table-cell office:value-type="float" office:value="369361.709977859" calcext:value-type="float">
            <text:p>369361.709977859</text:p>
          </table:table-cell>
          <table:table-cell office:value-type="float" office:value="3280307.81912477" calcext:value-type="float">
            <text:p>3280307.81912477</text:p>
          </table:table-cell>
          <table:table-cell table:number-columns-repeated="7"/>
          <table:table-cell office:value-type="float" office:value="369363.097373591" calcext:value-type="float">
            <text:p>369363.097373591</text:p>
          </table:table-cell>
          <table:table-cell office:value-type="float" office:value="3280302.82817667" calcext:value-type="float">
            <text:p>3280302.82817667</text:p>
          </table:table-cell>
        </table:table-row>
        <table:table-row table:style-name="ro1">
          <table:table-cell table:number-columns-repeated="17"/>
          <table:table-cell office:value-type="float" office:value="369361.854373029" calcext:value-type="float">
            <text:p>369361.854373029</text:p>
          </table:table-cell>
          <table:table-cell office:value-type="float" office:value="3280308.04140812" calcext:value-type="float">
            <text:p>3280308.04140812</text:p>
          </table:table-cell>
          <table:table-cell table:number-columns-repeated="7"/>
          <table:table-cell office:value-type="float" office:value="369363.407207819" calcext:value-type="float">
            <text:p>369363.407207819</text:p>
          </table:table-cell>
          <table:table-cell office:value-type="float" office:value="3280303.26696227" calcext:value-type="float">
            <text:p>3280303.26696227</text:p>
          </table:table-cell>
        </table:table-row>
        <table:table-row table:style-name="ro1">
          <table:table-cell table:number-columns-repeated="17"/>
          <table:table-cell office:value-type="float" office:value="369361.962806558" calcext:value-type="float">
            <text:p>369361.962806558</text:p>
          </table:table-cell>
          <table:table-cell office:value-type="float" office:value="3280308.26341721" calcext:value-type="float">
            <text:p>3280308.26341721</text:p>
          </table:table-cell>
          <table:table-cell table:number-columns-repeated="7"/>
          <table:table-cell office:value-type="float" office:value="369361.606782953" calcext:value-type="float">
            <text:p>369361.606782953</text:p>
          </table:table-cell>
          <table:table-cell office:value-type="float" office:value="3280307.6627843" calcext:value-type="float">
            <text:p>3280307.6627843</text:p>
          </table:table-cell>
        </table:table-row>
        <table:table-row table:style-name="ro1">
          <table:table-cell table:number-columns-repeated="17"/>
          <table:table-cell office:value-type="float" office:value="369362.039007751" calcext:value-type="float">
            <text:p>369362.039007751</text:p>
          </table:table-cell>
          <table:table-cell office:value-type="float" office:value="3280308.49857115" calcext:value-type="float">
            <text:p>3280308.49857115</text:p>
          </table:table-cell>
          <table:table-cell table:number-columns-repeated="7"/>
          <table:table-cell office:value-type="float" office:value="369361.895901151" calcext:value-type="float">
            <text:p>369361.895901151</text:p>
          </table:table-cell>
          <table:table-cell office:value-type="float" office:value="3280308.09017538" calcext:value-type="float">
            <text:p>3280308.09017538</text:p>
          </table:table-cell>
        </table:table-row>
        <table:table-row table:style-name="ro1">
          <table:table-cell table:number-columns-repeated="17"/>
          <table:table-cell office:value-type="float" office:value="369359.878008556" calcext:value-type="float">
            <text:p>369359.878008556</text:p>
          </table:table-cell>
          <table:table-cell office:value-type="float" office:value="3280309.51857237" calcext:value-type="float">
            <text:p>3280309.51857237</text:p>
          </table:table-cell>
          <table:table-cell table:number-columns-repeated="7"/>
          <table:table-cell office:value-type="float" office:value="369362.178521243" calcext:value-type="float">
            <text:p>369362.178521243</text:p>
          </table:table-cell>
          <table:table-cell office:value-type="float" office:value="3280308.52190193" calcext:value-type="float">
            <text:p>3280308.52190193</text:p>
          </table:table-cell>
        </table:table-row>
        <table:table-row table:style-name="ro1">
          <table:table-cell table:number-columns-repeated="17"/>
          <table:table-cell office:value-type="float" office:value="369359.944787834" calcext:value-type="float">
            <text:p>369359.944787834</text:p>
          </table:table-cell>
          <table:table-cell office:value-type="float" office:value="3280309.76778172" calcext:value-type="float">
            <text:p>3280309.76778172</text:p>
          </table:table-cell>
          <table:table-cell table:number-columns-repeated="7"/>
          <table:table-cell office:value-type="float" office:value="369362.425946328" calcext:value-type="float">
            <text:p>369362.425946328</text:p>
          </table:table-cell>
          <table:table-cell office:value-type="float" office:value="3280308.97394977" calcext:value-type="float">
            <text:p>3280308.97394977</text:p>
          </table:table-cell>
        </table:table-row>
        <table:table-row table:style-name="ro1">
          <table:table-cell table:number-columns-repeated="17"/>
          <table:table-cell office:value-type="float" office:value="369360.0104135" calcext:value-type="float">
            <text:p>369360.0104135</text:p>
          </table:table-cell>
          <table:table-cell office:value-type="float" office:value="3280310.01364144" calcext:value-type="float">
            <text:p>3280310.01364144</text:p>
          </table:table-cell>
          <table:table-cell table:number-columns-repeated="7"/>
          <table:table-cell office:value-type="float" office:value="369362.587490967" calcext:value-type="float">
            <text:p>369362.587490967</text:p>
          </table:table-cell>
          <table:table-cell office:value-type="float" office:value="3280309.43358576" calcext:value-type="float">
            <text:p>3280309.43358576</text:p>
          </table:table-cell>
        </table:table-row>
        <table:table-row table:style-name="ro1">
          <table:table-cell table:number-columns-repeated="17"/>
          <table:table-cell office:value-type="float" office:value="369360.071546457" calcext:value-type="float">
            <text:p>369360.071546457</text:p>
          </table:table-cell>
          <table:table-cell office:value-type="float" office:value="3280310.25701185" calcext:value-type="float">
            <text:p>3280310.25701185</text:p>
          </table:table-cell>
          <table:table-cell table:number-columns-repeated="7"/>
          <table:table-cell office:value-type="float" office:value="369359.890693244" calcext:value-type="float">
            <text:p>369359.890693244</text:p>
          </table:table-cell>
          <table:table-cell office:value-type="float" office:value="3280309.5627377" calcext:value-type="float">
            <text:p>3280309.5627377</text:p>
          </table:table-cell>
        </table:table-row>
        <table:table-row table:style-name="ro1">
          <table:table-cell table:number-columns-repeated="17"/>
          <table:table-cell office:value-type="float" office:value="369360.133652706" calcext:value-type="float">
            <text:p>369360.133652706</text:p>
          </table:table-cell>
          <table:table-cell office:value-type="float" office:value="3280310.51469885" calcext:value-type="float">
            <text:p>3280310.51469885</text:p>
          </table:table-cell>
          <table:table-cell table:number-columns-repeated="7"/>
          <table:table-cell office:value-type="float" office:value="369360.023685774" calcext:value-type="float">
            <text:p>369360.023685774</text:p>
          </table:table-cell>
          <table:table-cell office:value-type="float" office:value="3280310.06130813" calcext:value-type="float">
            <text:p>3280310.06130813</text:p>
          </table:table-cell>
        </table:table-row>
        <table:table-row table:style-name="ro1">
          <table:table-cell table:number-columns-repeated="17"/>
          <table:table-cell office:value-type="float" office:value="369359.393387539" calcext:value-type="float">
            <text:p>369359.393387539</text:p>
          </table:table-cell>
          <table:table-cell office:value-type="float" office:value="3280310.42417143" calcext:value-type="float">
            <text:p>3280310.42417143</text:p>
          </table:table-cell>
          <table:table-cell table:number-columns-repeated="7"/>
          <table:table-cell office:value-type="float" office:value="369360.157855168" calcext:value-type="float">
            <text:p>369360.157855168</text:p>
          </table:table-cell>
          <table:table-cell office:value-type="float" office:value="3280310.55956601" calcext:value-type="float">
            <text:p>3280310.55956601</text:p>
          </table:table-cell>
        </table:table-row>
        <table:table-row table:style-name="ro1">
          <table:table-cell table:number-columns-repeated="17"/>
          <table:table-cell office:value-type="float" office:value="369359.435974798" calcext:value-type="float">
            <text:p>369359.435974798</text:p>
          </table:table-cell>
          <table:table-cell office:value-type="float" office:value="3280310.66786241" calcext:value-type="float">
            <text:p>3280310.66786241</text:p>
          </table:table-cell>
          <table:table-cell table:number-columns-repeated="7"/>
          <table:table-cell office:value-type="float" office:value="369360.283430962" calcext:value-type="float">
            <text:p>369360.283430962</text:p>
          </table:table-cell>
          <table:table-cell office:value-type="float" office:value="3280311.0527589" calcext:value-type="float">
            <text:p>3280311.0527589</text:p>
          </table:table-cell>
        </table:table-row>
        <table:table-row table:style-name="ro1">
          <table:table-cell table:number-columns-repeated="17"/>
          <table:table-cell office:value-type="float" office:value="369359.473494308" calcext:value-type="float">
            <text:p>369359.473494308</text:p>
          </table:table-cell>
          <table:table-cell office:value-type="float" office:value="3280310.89808353" calcext:value-type="float">
            <text:p>3280310.89808353</text:p>
          </table:table-cell>
          <table:table-cell table:number-columns-repeated="7"/>
          <table:table-cell office:value-type="float" office:value="369360.406532485" calcext:value-type="float">
            <text:p>369360.406532485</text:p>
          </table:table-cell>
          <table:table-cell office:value-type="float" office:value="3280311.55386611" calcext:value-type="float">
            <text:p>3280311.55386611</text:p>
          </table:table-cell>
        </table:table-row>
        <table:table-row table:style-name="ro1">
          <table:table-cell table:number-columns-repeated="17"/>
          <table:table-cell office:value-type="float" office:value="369359.506572644" calcext:value-type="float">
            <text:p>369359.506572644</text:p>
          </table:table-cell>
          <table:table-cell office:value-type="float" office:value="3280311.13966464" calcext:value-type="float">
            <text:p>3280311.13966464</text:p>
          </table:table-cell>
          <table:table-cell table:number-columns-repeated="7"/>
          <table:table-cell office:value-type="float" office:value="369359.406278609" calcext:value-type="float">
            <text:p>369359.406278609</text:p>
          </table:table-cell>
          <table:table-cell office:value-type="float" office:value="3280310.4864751" calcext:value-type="float">
            <text:p>3280310.4864751</text:p>
          </table:table-cell>
        </table:table-row>
        <table:table-row table:style-name="ro1">
          <table:table-cell table:number-columns-repeated="17"/>
          <table:table-cell office:value-type="float" office:value="369359.529865349" calcext:value-type="float">
            <text:p>369359.529865349</text:p>
          </table:table-cell>
          <table:table-cell office:value-type="float" office:value="3280311.375313" calcext:value-type="float">
            <text:p>3280311.375313</text:p>
          </table:table-cell>
          <table:table-cell table:number-columns-repeated="7"/>
          <table:table-cell office:value-type="float" office:value="369359.497217265" calcext:value-type="float">
            <text:p>369359.497217265</text:p>
          </table:table-cell>
          <table:table-cell office:value-type="float" office:value="3280310.98720921" calcext:value-type="float">
            <text:p>3280310.98720921</text:p>
          </table:table-cell>
        </table:table-row>
        <table:table-row table:style-name="ro1">
          <table:table-cell table:number-columns-repeated="17"/>
          <table:table-cell office:value-type="float" office:value="369361.766987858" calcext:value-type="float">
            <text:p>369361.766987858</text:p>
          </table:table-cell>
          <table:table-cell office:value-type="float" office:value="3280308.50099472" calcext:value-type="float">
            <text:p>3280308.50099472</text:p>
          </table:table-cell>
          <table:table-cell table:number-columns-repeated="7"/>
          <table:table-cell office:value-type="float" office:value="369359.570322653" calcext:value-type="float">
            <text:p>369359.570322653</text:p>
          </table:table-cell>
          <table:table-cell office:value-type="float" office:value="3280311.43364489" calcext:value-type="float">
            <text:p>3280311.43364489</text:p>
          </table:table-cell>
        </table:table-row>
        <table:table-row table:style-name="ro1">
          <table:table-cell table:number-columns-repeated="17"/>
          <table:table-cell office:value-type="float" office:value="369361.76938944" calcext:value-type="float">
            <text:p>369361.76938944</text:p>
          </table:table-cell>
          <table:table-cell office:value-type="float" office:value="3280308.73775152" calcext:value-type="float">
            <text:p>3280308.73775152</text:p>
          </table:table-cell>
          <table:table-cell table:number-columns-repeated="7"/>
          <table:table-cell office:value-type="float" office:value="369359.642906204" calcext:value-type="float">
            <text:p>369359.642906204</text:p>
          </table:table-cell>
          <table:table-cell office:value-type="float" office:value="3280311.92308537" calcext:value-type="float">
            <text:p>3280311.92308537</text:p>
          </table:table-cell>
        </table:table-row>
        <table:table-row table:style-name="ro1">
          <table:table-cell table:number-columns-repeated="17"/>
          <table:table-cell office:value-type="float" office:value="369361.773145706" calcext:value-type="float">
            <text:p>369361.773145706</text:p>
          </table:table-cell>
          <table:table-cell office:value-type="float" office:value="3280308.98864339" calcext:value-type="float">
            <text:p>3280308.98864339</text:p>
          </table:table-cell>
          <table:table-cell table:number-columns-repeated="7"/>
          <table:table-cell office:value-type="float" office:value="369359.691596273" calcext:value-type="float">
            <text:p>369359.691596273</text:p>
          </table:table-cell>
          <table:table-cell office:value-type="float" office:value="3280312.40127044" calcext:value-type="float">
            <text:p>3280312.40127044</text:p>
          </table:table-cell>
        </table:table-row>
        <table:table-row table:style-name="ro1">
          <table:table-cell table:number-columns-repeated="17"/>
          <table:table-cell office:value-type="float" office:value="369361.77412153" calcext:value-type="float">
            <text:p>369361.77412153</text:p>
          </table:table-cell>
          <table:table-cell office:value-type="float" office:value="3280309.22896531" calcext:value-type="float">
            <text:p>3280309.22896531</text:p>
          </table:table-cell>
          <table:table-cell table:number-columns-repeated="7"/>
          <table:table-cell office:value-type="float" office:value="369361.772921165" calcext:value-type="float">
            <text:p>369361.772921165</text:p>
          </table:table-cell>
          <table:table-cell office:value-type="float" office:value="3280308.56435772" calcext:value-type="float">
            <text:p>3280308.56435772</text:p>
          </table:table-cell>
        </table:table-row>
        <table:table-row table:style-name="ro1">
          <table:table-cell table:number-columns-repeated="17"/>
          <table:table-cell office:value-type="float" office:value="369361.798113068" calcext:value-type="float">
            <text:p>369361.798113068</text:p>
          </table:table-cell>
          <table:table-cell office:value-type="float" office:value="3280309.46794088" calcext:value-type="float">
            <text:p>3280309.46794088</text:p>
          </table:table-cell>
          <table:table-cell table:number-columns-repeated="7"/>
          <table:table-cell office:value-type="float" office:value="369361.783062472" calcext:value-type="float">
            <text:p>369361.783062472</text:p>
          </table:table-cell>
          <table:table-cell office:value-type="float" office:value="3280309.04479206" calcext:value-type="float">
            <text:p>3280309.04479206</text:p>
          </table:table-cell>
        </table:table-row>
        <table:table-row table:style-name="ro1">
          <table:table-cell table:number-columns-repeated="17"/>
          <table:table-cell office:value-type="float" office:value="369362.07337796" calcext:value-type="float">
            <text:p>369362.07337796</text:p>
          </table:table-cell>
          <table:table-cell office:value-type="float" office:value="3280308.9398123" calcext:value-type="float">
            <text:p>3280308.9398123</text:p>
          </table:table-cell>
          <table:table-cell table:number-columns-repeated="7"/>
          <table:table-cell office:value-type="float" office:value="369361.791163478" calcext:value-type="float">
            <text:p>369361.791163478</text:p>
          </table:table-cell>
          <table:table-cell office:value-type="float" office:value="3280309.53243769" calcext:value-type="float">
            <text:p>3280309.53243769</text:p>
          </table:table-cell>
        </table:table-row>
        <table:table-row table:style-name="ro1">
          <table:table-cell table:number-columns-repeated="17"/>
          <table:table-cell office:value-type="float" office:value="369362.106589213" calcext:value-type="float">
            <text:p>369362.106589213</text:p>
          </table:table-cell>
          <table:table-cell office:value-type="float" office:value="3280309.1813924" calcext:value-type="float">
            <text:p>3280309.1813924</text:p>
          </table:table-cell>
          <table:table-cell table:number-columns-repeated="7"/>
          <table:table-cell office:value-type="float" office:value="369361.791252306" calcext:value-type="float">
            <text:p>369361.791252306</text:p>
          </table:table-cell>
          <table:table-cell office:value-type="float" office:value="3280310.02016339" calcext:value-type="float">
            <text:p>3280310.02016339</text:p>
          </table:table-cell>
        </table:table-row>
        <table:table-row table:style-name="ro1">
          <table:table-cell table:number-columns-repeated="17"/>
          <table:table-cell office:value-type="float" office:value="369362.134492388" calcext:value-type="float">
            <text:p>369362.134492388</text:p>
          </table:table-cell>
          <table:table-cell office:value-type="float" office:value="3280309.41651988" calcext:value-type="float">
            <text:p>3280309.41651988</text:p>
          </table:table-cell>
          <table:table-cell table:number-columns-repeated="7"/>
          <table:table-cell office:value-type="float" office:value="369361.823729443" calcext:value-type="float">
            <text:p>369361.823729443</text:p>
          </table:table-cell>
          <table:table-cell office:value-type="float" office:value="3280310.49227615" calcext:value-type="float">
            <text:p>3280310.49227615</text:p>
          </table:table-cell>
        </table:table-row>
        <table:table-row table:style-name="ro1">
          <table:table-cell table:number-columns-repeated="17"/>
          <table:table-cell office:value-type="float" office:value="369362.154596026" calcext:value-type="float">
            <text:p>369362.154596026</text:p>
          </table:table-cell>
          <table:table-cell office:value-type="float" office:value="3280309.61682318" calcext:value-type="float">
            <text:p>3280309.61682318</text:p>
          </table:table-cell>
          <table:table-cell table:number-columns-repeated="7"/>
          <table:table-cell office:value-type="float" office:value="369362.076706397" calcext:value-type="float">
            <text:p>369362.076706397</text:p>
          </table:table-cell>
          <table:table-cell office:value-type="float" office:value="3280308.98927996" calcext:value-type="float">
            <text:p>3280308.98927996</text:p>
          </table:table-cell>
        </table:table-row>
        <table:table-row table:style-name="ro1">
          <table:table-cell table:number-columns-repeated="17"/>
          <table:table-cell office:value-type="float" office:value="369362.199261975" calcext:value-type="float">
            <text:p>369362.199261975</text:p>
          </table:table-cell>
          <table:table-cell office:value-type="float" office:value="3280309.8312829" calcext:value-type="float">
            <text:p>3280309.8312829</text:p>
          </table:table-cell>
          <table:table-cell table:number-columns-repeated="7"/>
          <table:table-cell office:value-type="float" office:value="369362.146295684" calcext:value-type="float">
            <text:p>369362.146295684</text:p>
          </table:table-cell>
          <table:table-cell office:value-type="float" office:value="3280309.4719968" calcext:value-type="float">
            <text:p>3280309.4719968</text:p>
          </table:table-cell>
        </table:table-row>
        <table:table-row table:style-name="ro1">
          <table:table-cell table:number-columns-repeated="17"/>
          <table:table-cell office:value-type="float" office:value="369362.762082509" calcext:value-type="float">
            <text:p>369362.762082509</text:p>
          </table:table-cell>
          <table:table-cell office:value-type="float" office:value="3280308.47491641" calcext:value-type="float">
            <text:p>3280308.47491641</text:p>
          </table:table-cell>
          <table:table-cell table:number-columns-repeated="7"/>
          <table:table-cell office:value-type="float" office:value="369362.206641505" calcext:value-type="float">
            <text:p>369362.206641505</text:p>
          </table:table-cell>
          <table:table-cell office:value-type="float" office:value="3280309.94885631" calcext:value-type="float">
            <text:p>3280309.94885631</text:p>
          </table:table-cell>
        </table:table-row>
        <table:table-row table:style-name="ro1">
          <table:table-cell table:number-columns-repeated="17"/>
          <table:table-cell office:value-type="float" office:value="369362.819142784" calcext:value-type="float">
            <text:p>369362.819142784</text:p>
          </table:table-cell>
          <table:table-cell office:value-type="float" office:value="3280308.73012096" calcext:value-type="float">
            <text:p>3280308.73012096</text:p>
          </table:table-cell>
          <table:table-cell table:number-columns-repeated="7"/>
          <table:table-cell office:value-type="float" office:value="369362.242033035" calcext:value-type="float">
            <text:p>369362.242033035</text:p>
          </table:table-cell>
          <table:table-cell office:value-type="float" office:value="3280310.37147261" calcext:value-type="float">
            <text:p>3280310.37147261</text:p>
          </table:table-cell>
        </table:table-row>
        <table:table-row table:style-name="ro1">
          <table:table-cell table:number-columns-repeated="17"/>
          <table:table-cell office:value-type="float" office:value="369362.87238589" calcext:value-type="float">
            <text:p>369362.87238589</text:p>
          </table:table-cell>
          <table:table-cell office:value-type="float" office:value="3280308.98617582" calcext:value-type="float">
            <text:p>3280308.98617582</text:p>
          </table:table-cell>
          <table:table-cell table:number-columns-repeated="7"/>
          <table:table-cell office:value-type="float" office:value="369362.323270168" calcext:value-type="float">
            <text:p>369362.323270168</text:p>
          </table:table-cell>
          <table:table-cell office:value-type="float" office:value="3280310.79481863" calcext:value-type="float">
            <text:p>3280310.79481863</text:p>
          </table:table-cell>
        </table:table-row>
        <table:table-row table:style-name="ro1">
          <table:table-cell table:number-columns-repeated="17"/>
          <table:table-cell office:value-type="float" office:value="369362.921728722" calcext:value-type="float">
            <text:p>369362.921728722</text:p>
          </table:table-cell>
          <table:table-cell office:value-type="float" office:value="3280309.20692296" calcext:value-type="float">
            <text:p>3280309.20692296</text:p>
          </table:table-cell>
          <table:table-cell table:number-columns-repeated="7"/>
          <table:table-cell office:value-type="float" office:value="369362.774354018" calcext:value-type="float">
            <text:p>369362.774354018</text:p>
          </table:table-cell>
          <table:table-cell office:value-type="float" office:value="3280308.52649069" calcext:value-type="float">
            <text:p>3280308.52649069</text:p>
          </table:table-cell>
        </table:table-row>
        <table:table-row table:style-name="ro1">
          <table:table-cell table:number-columns-repeated="17"/>
          <table:table-cell office:value-type="float" office:value="369362.987290493" calcext:value-type="float">
            <text:p>369362.987290493</text:p>
          </table:table-cell>
          <table:table-cell office:value-type="float" office:value="3280309.43808013" calcext:value-type="float">
            <text:p>3280309.43808013</text:p>
          </table:table-cell>
          <table:table-cell table:number-columns-repeated="7"/>
          <table:table-cell office:value-type="float" office:value="369362.887575923" calcext:value-type="float">
            <text:p>369362.887575923</text:p>
          </table:table-cell>
          <table:table-cell office:value-type="float" office:value="3280309.00815585" calcext:value-type="float">
            <text:p>3280309.00815585</text:p>
          </table:table-cell>
        </table:table-row>
        <table:table-row table:style-name="ro1">
          <table:table-cell table:number-columns-repeated="17"/>
          <table:table-cell office:value-type="float" office:value="369362.792029864" calcext:value-type="float">
            <text:p>369362.792029864</text:p>
          </table:table-cell>
          <table:table-cell office:value-type="float" office:value="3280308.91010993" calcext:value-type="float">
            <text:p>3280308.91010993</text:p>
          </table:table-cell>
          <table:table-cell table:number-columns-repeated="7"/>
          <table:table-cell office:value-type="float" office:value="369362.996369681" calcext:value-type="float">
            <text:p>369362.996369681</text:p>
          </table:table-cell>
          <table:table-cell office:value-type="float" office:value="3280309.54144024" calcext:value-type="float">
            <text:p>3280309.54144024</text:p>
          </table:table-cell>
        </table:table-row>
        <table:table-row table:style-name="ro1">
          <table:table-cell table:number-columns-repeated="17"/>
          <table:table-cell office:value-type="float" office:value="369362.892482373" calcext:value-type="float">
            <text:p>369362.892482373</text:p>
          </table:table-cell>
          <table:table-cell office:value-type="float" office:value="3280309.14388365" calcext:value-type="float">
            <text:p>3280309.14388365</text:p>
          </table:table-cell>
          <table:table-cell table:number-columns-repeated="7"/>
          <table:table-cell office:value-type="float" office:value="369363.095453621" calcext:value-type="float">
            <text:p>369363.095453621</text:p>
          </table:table-cell>
          <table:table-cell office:value-type="float" office:value="3280309.99008326" calcext:value-type="float">
            <text:p>3280309.99008326</text:p>
          </table:table-cell>
        </table:table-row>
        <table:table-row table:style-name="ro1">
          <table:table-cell table:number-columns-repeated="17"/>
          <table:table-cell office:value-type="float" office:value="369362.996973298" calcext:value-type="float">
            <text:p>369362.996973298</text:p>
          </table:table-cell>
          <table:table-cell office:value-type="float" office:value="3280309.38362708" calcext:value-type="float">
            <text:p>3280309.38362708</text:p>
          </table:table-cell>
          <table:table-cell table:number-columns-repeated="7"/>
          <table:table-cell office:value-type="float" office:value="369363.21647003" calcext:value-type="float">
            <text:p>369363.21647003</text:p>
          </table:table-cell>
          <table:table-cell office:value-type="float" office:value="3280310.45515975" calcext:value-type="float">
            <text:p>3280310.45515975</text:p>
          </table:table-cell>
        </table:table-row>
        <table:table-row table:style-name="ro1">
          <table:table-cell table:number-columns-repeated="17"/>
          <table:table-cell office:value-type="float" office:value="369363.093015057" calcext:value-type="float">
            <text:p>369363.093015057</text:p>
          </table:table-cell>
          <table:table-cell office:value-type="float" office:value="3280309.60778289" calcext:value-type="float">
            <text:p>3280309.60778289</text:p>
          </table:table-cell>
          <table:table-cell table:number-columns-repeated="7"/>
          <table:table-cell office:value-type="float" office:value="369362.811192538" calcext:value-type="float">
            <text:p>369362.811192538</text:p>
          </table:table-cell>
          <table:table-cell office:value-type="float" office:value="3280308.95953984" calcext:value-type="float">
            <text:p>3280308.95953984</text:p>
          </table:table-cell>
        </table:table-row>
        <table:table-row table:style-name="ro1">
          <table:table-cell table:number-columns-repeated="17"/>
          <table:table-cell office:value-type="float" office:value="369363.194088841" calcext:value-type="float">
            <text:p>369363.194088841</text:p>
          </table:table-cell>
          <table:table-cell office:value-type="float" office:value="3280309.85282176" calcext:value-type="float">
            <text:p>3280309.85282176</text:p>
          </table:table-cell>
          <table:table-cell table:number-columns-repeated="7"/>
          <table:table-cell office:value-type="float" office:value="369362.958410416" calcext:value-type="float">
            <text:p>369362.958410416</text:p>
          </table:table-cell>
          <table:table-cell office:value-type="float" office:value="3280309.3117057" calcext:value-type="float">
            <text:p>3280309.3117057</text:p>
          </table:table-cell>
        </table:table-row>
        <table:table-row table:style-name="ro1">
          <table:table-cell table:number-columns-repeated="17"/>
          <table:table-cell office:value-type="float" office:value="369363.089316651" calcext:value-type="float">
            <text:p>369363.089316651</text:p>
          </table:table-cell>
          <table:table-cell office:value-type="float" office:value="3280309.04197083" calcext:value-type="float">
            <text:p>3280309.04197083</text:p>
          </table:table-cell>
          <table:table-cell table:number-columns-repeated="7"/>
          <table:table-cell office:value-type="float" office:value="369363.213029756" calcext:value-type="float">
            <text:p>369363.213029756</text:p>
          </table:table-cell>
          <table:table-cell office:value-type="float" office:value="3280309.88695361" calcext:value-type="float">
            <text:p>3280309.88695361</text:p>
          </table:table-cell>
        </table:table-row>
        <table:table-row table:style-name="ro1">
          <table:table-cell table:number-columns-repeated="17"/>
          <table:table-cell office:value-type="float" office:value="369363.178432031" calcext:value-type="float">
            <text:p>369363.178432031</text:p>
          </table:table-cell>
          <table:table-cell office:value-type="float" office:value="3280309.27654788" calcext:value-type="float">
            <text:p>3280309.27654788</text:p>
          </table:table-cell>
          <table:table-cell table:number-columns-repeated="7"/>
          <table:table-cell office:value-type="float" office:value="369363.407732138" calcext:value-type="float">
            <text:p>369363.407732138</text:p>
          </table:table-cell>
          <table:table-cell office:value-type="float" office:value="3280310.34183273" calcext:value-type="float">
            <text:p>3280310.34183273</text:p>
          </table:table-cell>
        </table:table-row>
        <table:table-row table:style-name="ro1">
          <table:table-cell table:number-columns-repeated="17"/>
          <table:table-cell office:value-type="float" office:value="369363.271055259" calcext:value-type="float">
            <text:p>369363.271055259</text:p>
          </table:table-cell>
          <table:table-cell office:value-type="float" office:value="3280309.52111672" calcext:value-type="float">
            <text:p>3280309.52111672</text:p>
          </table:table-cell>
          <table:table-cell table:number-columns-repeated="7"/>
          <table:table-cell office:value-type="float" office:value="369363.608731734" calcext:value-type="float">
            <text:p>369363.608731734</text:p>
          </table:table-cell>
          <table:table-cell office:value-type="float" office:value="3280310.82472889" calcext:value-type="float">
            <text:p>3280310.82472889</text:p>
          </table:table-cell>
        </table:table-row>
        <table:table-row table:style-name="ro1">
          <table:table-cell table:number-columns-repeated="17"/>
          <table:table-cell office:value-type="float" office:value="369363.355682509" calcext:value-type="float">
            <text:p>369363.355682509</text:p>
          </table:table-cell>
          <table:table-cell office:value-type="float" office:value="3280309.76109265" calcext:value-type="float">
            <text:p>3280309.76109265</text:p>
          </table:table-cell>
          <table:table-cell table:number-columns-repeated="7"/>
          <table:table-cell office:value-type="float" office:value="369363.111307574" calcext:value-type="float">
            <text:p>369363.111307574</text:p>
          </table:table-cell>
          <table:table-cell office:value-type="float" office:value="3280309.09409373" calcext:value-type="float">
            <text:p>3280309.09409373</text:p>
          </table:table-cell>
        </table:table-row>
        <table:table-row table:style-name="ro1">
          <table:table-cell table:number-columns-repeated="17"/>
          <table:table-cell office:value-type="float" office:value="369363.431709688" calcext:value-type="float">
            <text:p>369363.431709688</text:p>
          </table:table-cell>
          <table:table-cell office:value-type="float" office:value="3280309.97787491" calcext:value-type="float">
            <text:p>3280309.97787491</text:p>
          </table:table-cell>
          <table:table-cell table:number-columns-repeated="7"/>
          <table:table-cell office:value-type="float" office:value="369363.294152214" calcext:value-type="float">
            <text:p>369363.294152214</text:p>
          </table:table-cell>
          <table:table-cell office:value-type="float" office:value="3280309.57661685" calcext:value-type="float">
            <text:p>3280309.57661685</text:p>
          </table:table-cell>
        </table:table-row>
        <table:table-row table:style-name="ro1">
          <table:table-cell table:number-columns-repeated="17"/>
          <table:table-cell office:value-type="float" office:value="369363.282868007" calcext:value-type="float">
            <text:p>369363.282868007</text:p>
          </table:table-cell>
          <table:table-cell office:value-type="float" office:value="3280309.59620243" calcext:value-type="float">
            <text:p>3280309.59620243</text:p>
          </table:table-cell>
          <table:table-cell table:number-columns-repeated="7"/>
          <table:table-cell office:value-type="float" office:value="369363.478309578" calcext:value-type="float">
            <text:p>369363.478309578</text:p>
          </table:table-cell>
          <table:table-cell office:value-type="float" office:value="3280310.05861784" calcext:value-type="float">
            <text:p>3280310.05861784</text:p>
          </table:table-cell>
        </table:table-row>
        <table:table-row table:style-name="ro1">
          <table:table-cell table:number-columns-repeated="17"/>
          <table:table-cell office:value-type="float" office:value="369363.364749423" calcext:value-type="float">
            <text:p>369363.364749423</text:p>
          </table:table-cell>
          <table:table-cell office:value-type="float" office:value="3280309.8519999" calcext:value-type="float">
            <text:p>3280309.8519999</text:p>
          </table:table-cell>
          <table:table-cell table:number-columns-repeated="7"/>
          <table:table-cell office:value-type="float" office:value="369363.648608632" calcext:value-type="float">
            <text:p>369363.648608632</text:p>
          </table:table-cell>
          <table:table-cell office:value-type="float" office:value="3280310.53819323" calcext:value-type="float">
            <text:p>3280310.53819323</text:p>
          </table:table-cell>
        </table:table-row>
        <table:table-row table:style-name="ro1">
          <table:table-cell table:number-columns-repeated="17"/>
          <table:table-cell office:value-type="float" office:value="369363.45013148" calcext:value-type="float">
            <text:p>369363.45013148</text:p>
          </table:table-cell>
          <table:table-cell office:value-type="float" office:value="3280310.10294014" calcext:value-type="float">
            <text:p>3280310.10294014</text:p>
          </table:table-cell>
          <table:table-cell table:number-columns-repeated="7"/>
          <table:table-cell office:value-type="float" office:value="369363.80552857" calcext:value-type="float">
            <text:p>369363.80552857</text:p>
          </table:table-cell>
          <table:table-cell office:value-type="float" office:value="3280310.98503206" calcext:value-type="float">
            <text:p>3280310.98503206</text:p>
          </table:table-cell>
        </table:table-row>
        <table:table-row table:style-name="ro1">
          <table:table-cell table:number-columns-repeated="17"/>
          <table:table-cell office:value-type="float" office:value="369363.527590543" calcext:value-type="float">
            <text:p>369363.527590543</text:p>
          </table:table-cell>
          <table:table-cell office:value-type="float" office:value="3280310.3341648" calcext:value-type="float">
            <text:p>3280310.3341648</text:p>
          </table:table-cell>
          <table:table-cell table:number-columns-repeated="7"/>
          <table:table-cell office:value-type="float" office:value="369363.302632589" calcext:value-type="float">
            <text:p>369363.302632589</text:p>
          </table:table-cell>
          <table:table-cell office:value-type="float" office:value="3280309.64919791" calcext:value-type="float">
            <text:p>3280309.64919791</text:p>
          </table:table-cell>
        </table:table-row>
        <table:table-row table:style-name="ro1">
          <table:table-cell table:number-columns-repeated="17"/>
          <table:table-cell office:value-type="float" office:value="369363.605601391" calcext:value-type="float">
            <text:p>369363.605601391</text:p>
          </table:table-cell>
          <table:table-cell office:value-type="float" office:value="3280310.57637541" calcext:value-type="float">
            <text:p>3280310.57637541</text:p>
          </table:table-cell>
          <table:table-cell table:number-columns-repeated="7"/>
          <table:table-cell office:value-type="float" office:value="369363.466684289" calcext:value-type="float">
            <text:p>369363.466684289</text:p>
          </table:table-cell>
          <table:table-cell office:value-type="float" office:value="3280310.16069584" calcext:value-type="float">
            <text:p>3280310.16069584</text:p>
          </table:table-cell>
        </table:table-row>
        <table:table-row table:style-name="ro1">
          <table:table-cell table:number-columns-repeated="17"/>
          <table:table-cell office:value-type="float" office:value="369363.09194292" calcext:value-type="float">
            <text:p>369363.09194292</text:p>
          </table:table-cell>
          <table:table-cell office:value-type="float" office:value="3280310.48379544" calcext:value-type="float">
            <text:p>3280310.48379544</text:p>
          </table:table-cell>
          <table:table-cell table:number-columns-repeated="7"/>
          <table:table-cell office:value-type="float" office:value="369363.637968649" calcext:value-type="float">
            <text:p>369363.637968649</text:p>
          </table:table-cell>
          <table:table-cell office:value-type="float" office:value="3280310.66986975" calcext:value-type="float">
            <text:p>3280310.66986975</text:p>
          </table:table-cell>
        </table:table-row>
        <table:table-row table:style-name="ro1">
          <table:table-cell table:number-columns-repeated="17"/>
          <table:table-cell office:value-type="float" office:value="369363.172233037" calcext:value-type="float">
            <text:p>369363.172233037</text:p>
          </table:table-cell>
          <table:table-cell office:value-type="float" office:value="3280310.74381759" calcext:value-type="float">
            <text:p>3280310.74381759</text:p>
          </table:table-cell>
          <table:table-cell table:number-columns-repeated="7"/>
          <table:table-cell office:value-type="float" office:value="369363.796097375" calcext:value-type="float">
            <text:p>369363.796097375</text:p>
          </table:table-cell>
          <table:table-cell office:value-type="float" office:value="3280311.13868764" calcext:value-type="float">
            <text:p>3280311.13868764</text:p>
          </table:table-cell>
        </table:table-row>
        <table:table-row table:style-name="ro1">
          <table:table-cell table:number-columns-repeated="17"/>
          <table:table-cell office:value-type="float" office:value="369363.24133496" calcext:value-type="float">
            <text:p>369363.24133496</text:p>
          </table:table-cell>
          <table:table-cell office:value-type="float" office:value="3280310.99239095" calcext:value-type="float">
            <text:p>3280310.99239095</text:p>
          </table:table-cell>
          <table:table-cell table:number-columns-repeated="7"/>
          <table:table-cell office:value-type="float" office:value="369363.955108737" calcext:value-type="float">
            <text:p>369363.955108737</text:p>
          </table:table-cell>
          <table:table-cell office:value-type="float" office:value="3280311.62212996" calcext:value-type="float">
            <text:p>3280311.62212996</text:p>
          </table:table-cell>
        </table:table-row>
        <table:table-row table:style-name="ro1">
          <table:table-cell table:number-columns-repeated="17"/>
          <table:table-cell office:value-type="float" office:value="369363.316363185" calcext:value-type="float">
            <text:p>369363.316363185</text:p>
          </table:table-cell>
          <table:table-cell office:value-type="float" office:value="3280311.25397829" calcext:value-type="float">
            <text:p>3280311.25397829</text:p>
          </table:table-cell>
          <table:table-cell table:number-columns-repeated="7"/>
          <table:table-cell office:value-type="float" office:value="369363.110944234" calcext:value-type="float">
            <text:p>369363.110944234</text:p>
          </table:table-cell>
          <table:table-cell office:value-type="float" office:value="3280310.54820764" calcext:value-type="float">
            <text:p>3280310.54820764</text:p>
          </table:table-cell>
        </table:table-row>
        <table:table-row table:style-name="ro1">
          <table:table-cell table:number-columns-repeated="17"/>
          <table:table-cell office:value-type="float" office:value="369363.379020111" calcext:value-type="float">
            <text:p>369363.379020111</text:p>
          </table:table-cell>
          <table:table-cell office:value-type="float" office:value="3280311.49329362" calcext:value-type="float">
            <text:p>3280311.49329362</text:p>
          </table:table-cell>
          <table:table-cell table:number-columns-repeated="7"/>
          <table:table-cell office:value-type="float" office:value="369363.270339254" calcext:value-type="float">
            <text:p>369363.270339254</text:p>
          </table:table-cell>
          <table:table-cell office:value-type="float" office:value="3280311.06121903" calcext:value-type="float">
            <text:p>3280311.06121903</text:p>
          </table:table-cell>
        </table:table-row>
        <table:table-row table:style-name="ro1">
          <table:table-cell table:number-columns-repeated="17"/>
          <table:table-cell office:value-type="float" office:value="369363.479748689" calcext:value-type="float">
            <text:p>369363.479748689</text:p>
          </table:table-cell>
          <table:table-cell office:value-type="float" office:value="3280310.71254624" calcext:value-type="float">
            <text:p>3280310.71254624</text:p>
          </table:table-cell>
          <table:table-cell table:number-columns-repeated="7"/>
          <table:table-cell office:value-type="float" office:value="369363.415271722" calcext:value-type="float">
            <text:p>369363.415271722</text:p>
          </table:table-cell>
          <table:table-cell office:value-type="float" office:value="3280311.57112553" calcext:value-type="float">
            <text:p>3280311.57112553</text:p>
          </table:table-cell>
        </table:table-row>
        <table:table-row table:style-name="ro1">
          <table:table-cell table:number-columns-repeated="17"/>
          <table:table-cell office:value-type="float" office:value="369363.550419507" calcext:value-type="float">
            <text:p>369363.550419507</text:p>
          </table:table-cell>
          <table:table-cell office:value-type="float" office:value="3280310.96435321" calcext:value-type="float">
            <text:p>3280310.96435321</text:p>
          </table:table-cell>
          <table:table-cell table:number-columns-repeated="7"/>
          <table:table-cell office:value-type="float" office:value="369363.562054238" calcext:value-type="float">
            <text:p>369363.562054238</text:p>
          </table:table-cell>
          <table:table-cell office:value-type="float" office:value="3280312.08053741" calcext:value-type="float">
            <text:p>3280312.08053741</text:p>
          </table:table-cell>
        </table:table-row>
        <table:table-row table:style-name="ro1">
          <table:table-cell table:number-columns-repeated="17"/>
          <table:table-cell office:value-type="float" office:value="369363.616782553" calcext:value-type="float">
            <text:p>369363.616782553</text:p>
          </table:table-cell>
          <table:table-cell office:value-type="float" office:value="3280311.21367028" calcext:value-type="float">
            <text:p>3280311.21367028</text:p>
          </table:table-cell>
          <table:table-cell table:number-columns-repeated="7"/>
          <table:table-cell office:value-type="float" office:value="369363.688737577" calcext:value-type="float">
            <text:p>369363.688737577</text:p>
          </table:table-cell>
          <table:table-cell office:value-type="float" office:value="3280312.56612367" calcext:value-type="float">
            <text:p>3280312.56612367</text:p>
          </table:table-cell>
        </table:table-row>
        <table:table-row table:style-name="ro1">
          <table:table-cell table:number-columns-repeated="17"/>
          <table:table-cell office:value-type="float" office:value="369363.681136879" calcext:value-type="float">
            <text:p>369363.681136879</text:p>
          </table:table-cell>
          <table:table-cell office:value-type="float" office:value="3280311.46716628" calcext:value-type="float">
            <text:p>3280311.46716628</text:p>
          </table:table-cell>
          <table:table-cell table:number-columns-repeated="7"/>
          <table:table-cell office:value-type="float" office:value="369363.497964805" calcext:value-type="float">
            <text:p>369363.497964805</text:p>
          </table:table-cell>
          <table:table-cell office:value-type="float" office:value="3280310.78084896" calcext:value-type="float">
            <text:p>3280310.78084896</text:p>
          </table:table-cell>
        </table:table-row>
        <table:table-row table:style-name="ro1">
          <table:table-cell table:number-columns-repeated="17"/>
          <table:table-cell office:value-type="float" office:value="369363.749303653" calcext:value-type="float">
            <text:p>369363.749303653</text:p>
          </table:table-cell>
          <table:table-cell office:value-type="float" office:value="3280311.71965192" calcext:value-type="float">
            <text:p>3280311.71965192</text:p>
          </table:table-cell>
          <table:table-cell table:number-columns-repeated="7"/>
          <table:table-cell office:value-type="float" office:value="369363.639840749" calcext:value-type="float">
            <text:p>369363.639840749</text:p>
          </table:table-cell>
          <table:table-cell office:value-type="float" office:value="3280311.28431216" calcext:value-type="float">
            <text:p>3280311.28431216</text:p>
          </table:table-cell>
        </table:table-row>
        <table:table-row table:style-name="ro1">
          <table:table-cell table:number-columns-repeated="17"/>
          <table:table-cell office:value-type="float" office:value="369364.442216577" calcext:value-type="float">
            <text:p>369364.442216577</text:p>
          </table:table-cell>
          <table:table-cell office:value-type="float" office:value="3280310.47677252" calcext:value-type="float">
            <text:p>3280310.47677252</text:p>
          </table:table-cell>
          <table:table-cell table:number-columns-repeated="7"/>
          <table:table-cell office:value-type="float" office:value="369363.773628726" calcext:value-type="float">
            <text:p>369363.773628726</text:p>
          </table:table-cell>
          <table:table-cell office:value-type="float" office:value="3280311.77534566" calcext:value-type="float">
            <text:p>3280311.77534566</text:p>
          </table:table-cell>
        </table:table-row>
        <table:table-row table:style-name="ro1">
          <table:table-cell table:number-columns-repeated="17"/>
          <table:table-cell office:value-type="float" office:value="369364.512958745" calcext:value-type="float">
            <text:p>369364.512958745</text:p>
          </table:table-cell>
          <table:table-cell office:value-type="float" office:value="3280310.73954667" calcext:value-type="float">
            <text:p>3280310.73954667</text:p>
          </table:table-cell>
          <table:table-cell table:number-columns-repeated="7"/>
          <table:table-cell office:value-type="float" office:value="369363.902337379" calcext:value-type="float">
            <text:p>369363.902337379</text:p>
          </table:table-cell>
          <table:table-cell office:value-type="float" office:value="3280312.28233767" calcext:value-type="float">
            <text:p>3280312.28233767</text:p>
          </table:table-cell>
        </table:table-row>
        <table:table-row table:style-name="ro1">
          <table:table-cell table:number-columns-repeated="17"/>
          <table:table-cell office:value-type="float" office:value="369364.573836024" calcext:value-type="float">
            <text:p>369364.573836024</text:p>
          </table:table-cell>
          <table:table-cell office:value-type="float" office:value="3280310.9938956" calcext:value-type="float">
            <text:p>3280310.9938956</text:p>
          </table:table-cell>
          <table:table-cell table:number-columns-repeated="7"/>
          <table:table-cell office:value-type="float" office:value="369364.033294772" calcext:value-type="float">
            <text:p>369364.033294772</text:p>
          </table:table-cell>
          <table:table-cell office:value-type="float" office:value="3280312.77410394" calcext:value-type="float">
            <text:p>3280312.77410394</text:p>
          </table:table-cell>
        </table:table-row>
        <table:table-row table:style-name="ro1">
          <table:table-cell table:number-columns-repeated="17"/>
          <table:table-cell office:value-type="float" office:value="369364.635716335" calcext:value-type="float">
            <text:p>369364.635716335</text:p>
          </table:table-cell>
          <table:table-cell office:value-type="float" office:value="3280311.26252094" calcext:value-type="float">
            <text:p>3280311.26252094</text:p>
          </table:table-cell>
          <table:table-cell table:number-columns-repeated="7"/>
          <table:table-cell office:value-type="float" office:value="369364.462190021" calcext:value-type="float">
            <text:p>369364.462190021</text:p>
          </table:table-cell>
          <table:table-cell office:value-type="float" office:value="3280310.54825905" calcext:value-type="float">
            <text:p>3280310.54825905</text:p>
          </table:table-cell>
        </table:table-row>
        <table:table-row table:style-name="ro1">
          <table:table-cell table:number-columns-repeated="17"/>
          <table:table-cell office:value-type="float" office:value="369364.700827622" calcext:value-type="float">
            <text:p>369364.700827622</text:p>
          </table:table-cell>
          <table:table-cell office:value-type="float" office:value="3280311.52310464" calcext:value-type="float">
            <text:p>3280311.52310464</text:p>
          </table:table-cell>
          <table:table-cell table:number-columns-repeated="7"/>
          <table:table-cell office:value-type="float" office:value="369364.600270874" calcext:value-type="float">
            <text:p>369364.600270874</text:p>
          </table:table-cell>
          <table:table-cell office:value-type="float" office:value="3280311.06008533" calcext:value-type="float">
            <text:p>3280311.06008533</text:p>
          </table:table-cell>
        </table:table-row>
        <table:table-row table:style-name="ro1">
          <table:table-cell table:number-columns-repeated="17"/>
          <table:table-cell office:value-type="float" office:value="369364.928778773" calcext:value-type="float">
            <text:p>369364.928778773</text:p>
          </table:table-cell>
          <table:table-cell office:value-type="float" office:value="3280311.1518424" calcext:value-type="float">
            <text:p>3280311.1518424</text:p>
          </table:table-cell>
          <table:table-cell table:number-columns-repeated="7"/>
          <table:table-cell office:value-type="float" office:value="369364.728729892" calcext:value-type="float">
            <text:p>369364.728729892</text:p>
          </table:table-cell>
          <table:table-cell office:value-type="float" office:value="3280311.58170112" calcext:value-type="float">
            <text:p>3280311.58170112</text:p>
          </table:table-cell>
        </table:table-row>
        <table:table-row table:style-name="ro1">
          <table:table-cell table:number-columns-repeated="17"/>
          <table:table-cell office:value-type="float" office:value="369364.979969512" calcext:value-type="float">
            <text:p>369364.979969512</text:p>
          </table:table-cell>
          <table:table-cell office:value-type="float" office:value="3280311.40110459" calcext:value-type="float">
            <text:p>3280311.40110459</text:p>
          </table:table-cell>
          <table:table-cell table:number-columns-repeated="7"/>
          <table:table-cell office:value-type="float" office:value="369364.846418091" calcext:value-type="float">
            <text:p>369364.846418091</text:p>
          </table:table-cell>
          <table:table-cell office:value-type="float" office:value="3280312.09859419" calcext:value-type="float">
            <text:p>3280312.09859419</text:p>
          </table:table-cell>
        </table:table-row>
        <table:table-row table:style-name="ro1">
          <table:table-cell table:number-columns-repeated="17"/>
          <table:table-cell office:value-type="float" office:value="369365.035965475" calcext:value-type="float">
            <text:p>369365.035965475</text:p>
          </table:table-cell>
          <table:table-cell office:value-type="float" office:value="3280311.62749108" calcext:value-type="float">
            <text:p>3280311.62749108</text:p>
          </table:table-cell>
          <table:table-cell table:number-columns-repeated="7"/>
          <table:table-cell office:value-type="float" office:value="369364.975146778" calcext:value-type="float">
            <text:p>369364.975146778</text:p>
          </table:table-cell>
          <table:table-cell office:value-type="float" office:value="3280312.62742625" calcext:value-type="float">
            <text:p>3280312.62742625</text:p>
          </table:table-cell>
        </table:table-row>
        <table:table-row table:style-name="ro1">
          <table:table-cell table:number-columns-repeated="17"/>
          <table:table-cell office:value-type="float" office:value="369365.101733586" calcext:value-type="float">
            <text:p>369365.101733586</text:p>
          </table:table-cell>
          <table:table-cell office:value-type="float" office:value="3280311.87331043" calcext:value-type="float">
            <text:p>3280311.87331043</text:p>
          </table:table-cell>
          <table:table-cell table:number-columns-repeated="7"/>
          <table:table-cell office:value-type="float" office:value="369364.944249779" calcext:value-type="float">
            <text:p>369364.944249779</text:p>
          </table:table-cell>
          <table:table-cell office:value-type="float" office:value="3280311.21718747" calcext:value-type="float">
            <text:p>3280311.21718747</text:p>
          </table:table-cell>
        </table:table-row>
        <table:table-row table:style-name="ro1">
          <table:table-cell table:number-columns-repeated="17"/>
          <table:table-cell office:value-type="float" office:value="369365.165531721" calcext:value-type="float">
            <text:p>369365.165531721</text:p>
          </table:table-cell>
          <table:table-cell office:value-type="float" office:value="3280312.11232834" calcext:value-type="float">
            <text:p>3280312.11232834</text:p>
          </table:table-cell>
          <table:table-cell table:number-columns-repeated="7"/>
          <table:table-cell office:value-type="float" office:value="369365.052704302" calcext:value-type="float">
            <text:p>369365.052704302</text:p>
          </table:table-cell>
          <table:table-cell office:value-type="float" office:value="3280311.73611276" calcext:value-type="float">
            <text:p>3280311.73611276</text:p>
          </table:table-cell>
        </table:table-row>
        <table:table-row table:style-name="ro1">
          <table:table-cell table:number-columns-repeated="17"/>
          <table:table-cell office:value-type="float" office:value="369365.234678199" calcext:value-type="float">
            <text:p>369365.234678199</text:p>
          </table:table-cell>
          <table:table-cell office:value-type="float" office:value="3280311.80785868" calcext:value-type="float">
            <text:p>3280311.80785868</text:p>
          </table:table-cell>
          <table:table-cell table:number-columns-repeated="7"/>
          <table:table-cell office:value-type="float" office:value="369365.160234273" calcext:value-type="float">
            <text:p>369365.160234273</text:p>
          </table:table-cell>
          <table:table-cell office:value-type="float" office:value="3280312.20444283" calcext:value-type="float">
            <text:p>3280312.20444283</text:p>
          </table:table-cell>
        </table:table-row>
        <table:table-row table:style-name="ro1">
          <table:table-cell table:number-columns-repeated="17"/>
          <table:table-cell office:value-type="float" office:value="369365.297759386" calcext:value-type="float">
            <text:p>369365.297759386</text:p>
          </table:table-cell>
          <table:table-cell office:value-type="float" office:value="3280312.06167434" calcext:value-type="float">
            <text:p>3280312.06167434</text:p>
          </table:table-cell>
          <table:table-cell table:number-columns-repeated="7"/>
          <table:table-cell office:value-type="float" office:value="369365.285678698" calcext:value-type="float">
            <text:p>369365.285678698</text:p>
          </table:table-cell>
          <table:table-cell office:value-type="float" office:value="3280312.6757633" calcext:value-type="float">
            <text:p>3280312.6757633</text:p>
          </table:table-cell>
        </table:table-row>
        <table:table-row table:style-name="ro1">
          <table:table-cell table:number-columns-repeated="17"/>
          <table:table-cell office:value-type="float" office:value="369365.35621071" calcext:value-type="float">
            <text:p>369365.35621071</text:p>
          </table:table-cell>
          <table:table-cell office:value-type="float" office:value="3280312.29843008" calcext:value-type="float">
            <text:p>3280312.29843008</text:p>
          </table:table-cell>
          <table:table-cell table:number-columns-repeated="7"/>
          <table:table-cell office:value-type="float" office:value="369365.415291522" calcext:value-type="float">
            <text:p>369365.415291522</text:p>
          </table:table-cell>
          <table:table-cell office:value-type="float" office:value="3280313.15325991" calcext:value-type="float">
            <text:p>3280313.15325991</text:p>
          </table:table-cell>
        </table:table-row>
        <table:table-row table:style-name="ro1">
          <table:table-cell table:number-columns-repeated="17"/>
          <table:table-cell office:value-type="float" office:value="369365.416669322" calcext:value-type="float">
            <text:p>369365.416669322</text:p>
          </table:table-cell>
          <table:table-cell office:value-type="float" office:value="3280312.571013" calcext:value-type="float">
            <text:p>3280312.571013</text:p>
          </table:table-cell>
          <table:table-cell table:number-columns-repeated="7"/>
          <table:table-cell office:value-type="float" office:value="369365.255558704" calcext:value-type="float">
            <text:p>369365.255558704</text:p>
          </table:table-cell>
          <table:table-cell office:value-type="float" office:value="3280311.88276377" calcext:value-type="float">
            <text:p>3280311.88276377</text:p>
          </table:table-cell>
        </table:table-row>
        <table:table-row table:style-name="ro1">
          <table:table-cell table:number-columns-repeated="17"/>
          <table:table-cell office:value-type="float" office:value="369365.475692595" calcext:value-type="float">
            <text:p>369365.475692595</text:p>
          </table:table-cell>
          <table:table-cell office:value-type="float" office:value="3280312.84752672" calcext:value-type="float">
            <text:p>3280312.84752672</text:p>
          </table:table-cell>
          <table:table-cell table:number-columns-repeated="7"/>
          <table:table-cell office:value-type="float" office:value="369365.380958182" calcext:value-type="float">
            <text:p>369365.380958182</text:p>
          </table:table-cell>
          <table:table-cell office:value-type="float" office:value="3280312.38329644" calcext:value-type="float">
            <text:p>3280312.38329644</text:p>
          </table:table-cell>
        </table:table-row>
        <table:table-row table:style-name="ro1">
          <table:table-cell table:number-columns-repeated="17"/>
          <table:table-cell office:value-type="float" office:value="369364.951981451" calcext:value-type="float">
            <text:p>369364.951981451</text:p>
          </table:table-cell>
          <table:table-cell office:value-type="float" office:value="3280313.4654159" calcext:value-type="float">
            <text:p>3280313.4654159</text:p>
          </table:table-cell>
          <table:table-cell table:number-columns-repeated="7"/>
          <table:table-cell office:value-type="float" office:value="369365.502156778" calcext:value-type="float">
            <text:p>369365.502156778</text:p>
          </table:table-cell>
          <table:table-cell office:value-type="float" office:value="3280312.87031028" calcext:value-type="float">
            <text:p>3280312.87031028</text:p>
          </table:table-cell>
        </table:table-row>
        <table:table-row table:style-name="ro1">
          <table:table-cell table:number-columns-repeated="17"/>
          <table:table-cell office:value-type="float" office:value="369365.002236504" calcext:value-type="float">
            <text:p>369365.002236504</text:p>
          </table:table-cell>
          <table:table-cell office:value-type="float" office:value="3280313.72567558" calcext:value-type="float">
            <text:p>3280313.72567558</text:p>
          </table:table-cell>
          <table:table-cell table:number-columns-repeated="7"/>
          <table:table-cell office:value-type="float" office:value="369365.621417688" calcext:value-type="float">
            <text:p>369365.621417688</text:p>
          </table:table-cell>
          <table:table-cell office:value-type="float" office:value="3280313.39410335" calcext:value-type="float">
            <text:p>3280313.39410335</text:p>
          </table:table-cell>
        </table:table-row>
        <table:table-row table:style-name="ro1">
          <table:table-cell table:number-columns-repeated="17"/>
          <table:table-cell office:value-type="float" office:value="369365.049531373" calcext:value-type="float">
            <text:p>369365.049531373</text:p>
          </table:table-cell>
          <table:table-cell office:value-type="float" office:value="3280313.99008297" calcext:value-type="float">
            <text:p>3280313.99008297</text:p>
          </table:table-cell>
          <table:table-cell table:number-columns-repeated="7"/>
          <table:table-cell office:value-type="float" office:value="369365.739753712" calcext:value-type="float">
            <text:p>369365.739753712</text:p>
          </table:table-cell>
          <table:table-cell office:value-type="float" office:value="3280313.94706857" calcext:value-type="float">
            <text:p>3280313.94706857</text:p>
          </table:table-cell>
        </table:table-row>
        <table:table-row table:style-name="ro1">
          <table:table-cell table:number-columns-repeated="17"/>
          <table:table-cell office:value-type="float" office:value="369365.086999735" calcext:value-type="float">
            <text:p>369365.086999735</text:p>
          </table:table-cell>
          <table:table-cell office:value-type="float" office:value="3280314.25596364" calcext:value-type="float">
            <text:p>3280314.25596364</text:p>
          </table:table-cell>
          <table:table-cell table:number-columns-repeated="7"/>
          <table:table-cell office:value-type="float" office:value="369364.965004587" calcext:value-type="float">
            <text:p>369364.965004587</text:p>
          </table:table-cell>
          <table:table-cell office:value-type="float" office:value="3280313.52407113" calcext:value-type="float">
            <text:p>3280313.52407113</text:p>
          </table:table-cell>
        </table:table-row>
        <table:table-row table:style-name="ro1">
          <table:table-cell table:number-columns-repeated="17"/>
          <table:table-cell office:value-type="float" office:value="369365.089307724" calcext:value-type="float">
            <text:p>369365.089307724</text:p>
          </table:table-cell>
          <table:table-cell office:value-type="float" office:value="3280314.51030229" calcext:value-type="float">
            <text:p>3280314.51030229</text:p>
          </table:table-cell>
          <table:table-cell table:number-columns-repeated="7"/>
          <table:table-cell office:value-type="float" office:value="369365.070251229" calcext:value-type="float">
            <text:p>369365.070251229</text:p>
          </table:table-cell>
          <table:table-cell office:value-type="float" office:value="3280314.05085479" calcext:value-type="float">
            <text:p>3280314.05085479</text:p>
          </table:table-cell>
        </table:table-row>
        <table:table-row table:style-name="ro1">
          <table:table-cell table:number-columns-repeated="17"/>
          <table:table-cell office:value-type="float" office:value="369363.004396494" calcext:value-type="float">
            <text:p>369363.004396494</text:p>
          </table:table-cell>
          <table:table-cell office:value-type="float" office:value="3280316.35342181" calcext:value-type="float">
            <text:p>3280316.35342181</text:p>
          </table:table-cell>
          <table:table-cell table:number-columns-repeated="7"/>
          <table:table-cell office:value-type="float" office:value="369365.167532899" calcext:value-type="float">
            <text:p>369365.167532899</text:p>
          </table:table-cell>
          <table:table-cell office:value-type="float" office:value="3280314.58636822" calcext:value-type="float">
            <text:p>3280314.58636822</text:p>
          </table:table-cell>
        </table:table-row>
        <table:table-row table:style-name="ro1">
          <table:table-cell table:number-columns-repeated="17"/>
          <table:table-cell office:value-type="float" office:value="369362.965594599" calcext:value-type="float">
            <text:p>369362.965594599</text:p>
          </table:table-cell>
          <table:table-cell office:value-type="float" office:value="3280316.65835017" calcext:value-type="float">
            <text:p>3280316.65835017</text:p>
          </table:table-cell>
          <table:table-cell table:number-columns-repeated="7"/>
          <table:table-cell office:value-type="float" office:value="369365.249648713" calcext:value-type="float">
            <text:p>369365.249648713</text:p>
          </table:table-cell>
          <table:table-cell office:value-type="float" office:value="3280315.1028935" calcext:value-type="float">
            <text:p>3280315.1028935</text:p>
          </table:table-cell>
        </table:table-row>
        <table:table-row table:style-name="ro1">
          <table:table-cell table:number-columns-repeated="17"/>
          <table:table-cell office:value-type="float" office:value="369362.918416039" calcext:value-type="float">
            <text:p>369362.918416039</text:p>
          </table:table-cell>
          <table:table-cell office:value-type="float" office:value="3280316.88670174" calcext:value-type="float">
            <text:p>3280316.88670174</text:p>
          </table:table-cell>
          <table:table-cell table:number-columns-repeated="7"/>
          <table:table-cell office:value-type="float" office:value="369365.26991155" calcext:value-type="float">
            <text:p>369365.26991155</text:p>
          </table:table-cell>
          <table:table-cell office:value-type="float" office:value="3280315.36357956" calcext:value-type="float">
            <text:p>3280315.36357956</text:p>
          </table:table-cell>
        </table:table-row>
        <table:table-row table:style-name="ro1">
          <table:table-cell table:number-columns-repeated="17"/>
          <table:table-cell office:value-type="float" office:value="369362.839341693" calcext:value-type="float">
            <text:p>369362.839341693</text:p>
          </table:table-cell>
          <table:table-cell office:value-type="float" office:value="3280317.12088871" calcext:value-type="float">
            <text:p>3280317.12088871</text:p>
          </table:table-cell>
          <table:table-cell table:number-columns-repeated="7"/>
          <table:table-cell office:value-type="float" office:value="369362.998929316" calcext:value-type="float">
            <text:p>369362.998929316</text:p>
          </table:table-cell>
          <table:table-cell office:value-type="float" office:value="3280316.41680371" calcext:value-type="float">
            <text:p>3280316.41680371</text:p>
          </table:table-cell>
        </table:table-row>
        <table:table-row table:style-name="ro1">
          <table:table-cell table:number-columns-repeated="17"/>
          <table:table-cell office:value-type="float" office:value="369362.747489881" calcext:value-type="float">
            <text:p>369362.747489881</text:p>
          </table:table-cell>
          <table:table-cell office:value-type="float" office:value="3280317.35060605" calcext:value-type="float">
            <text:p>3280317.35060605</text:p>
          </table:table-cell>
          <table:table-cell table:number-columns-repeated="7"/>
          <table:table-cell office:value-type="float" office:value="369362.957989126" calcext:value-type="float">
            <text:p>369362.957989126</text:p>
          </table:table-cell>
          <table:table-cell office:value-type="float" office:value="3280316.78914252" calcext:value-type="float">
            <text:p>3280316.78914252</text:p>
          </table:table-cell>
        </table:table-row>
        <table:table-row table:style-name="ro1">
          <table:table-cell table:number-columns-repeated="17"/>
          <table:table-cell office:value-type="float" office:value="369361.154557895" calcext:value-type="float">
            <text:p>369361.154557895</text:p>
          </table:table-cell>
          <table:table-cell office:value-type="float" office:value="3280317.26358918" calcext:value-type="float">
            <text:p>3280317.26358918</text:p>
          </table:table-cell>
          <table:table-cell table:number-columns-repeated="7"/>
          <table:table-cell office:value-type="float" office:value="369362.90149243" calcext:value-type="float">
            <text:p>369362.90149243</text:p>
          </table:table-cell>
          <table:table-cell office:value-type="float" office:value="3280317.14517833" calcext:value-type="float">
            <text:p>3280317.14517833</text:p>
          </table:table-cell>
        </table:table-row>
        <table:table-row table:style-name="ro1">
          <table:table-cell table:number-columns-repeated="17"/>
          <table:table-cell office:value-type="float" office:value="369361.066013186" calcext:value-type="float">
            <text:p>369361.066013186</text:p>
          </table:table-cell>
          <table:table-cell office:value-type="float" office:value="3280317.4870131" calcext:value-type="float">
            <text:p>3280317.4870131</text:p>
          </table:table-cell>
          <table:table-cell table:number-columns-repeated="7"/>
          <table:table-cell office:value-type="float" office:value="369362.713464945" calcext:value-type="float">
            <text:p>369362.713464945</text:p>
          </table:table-cell>
          <table:table-cell office:value-type="float" office:value="3280317.84017294" calcext:value-type="float">
            <text:p>3280317.84017294</text:p>
          </table:table-cell>
        </table:table-row>
        <table:table-row table:style-name="ro1">
          <table:table-cell table:number-columns-repeated="17"/>
          <table:table-cell office:value-type="float" office:value="369360.965637447" calcext:value-type="float">
            <text:p>369360.965637447</text:p>
          </table:table-cell>
          <table:table-cell office:value-type="float" office:value="3280317.72467369" calcext:value-type="float">
            <text:p>3280317.72467369</text:p>
          </table:table-cell>
          <table:table-cell table:number-columns-repeated="7"/>
          <table:table-cell office:value-type="float" office:value="369362.621672024" calcext:value-type="float">
            <text:p>369362.621672024</text:p>
          </table:table-cell>
          <table:table-cell office:value-type="float" office:value="3280318.06991413" calcext:value-type="float">
            <text:p>3280318.06991413</text:p>
          </table:table-cell>
        </table:table-row>
        <table:table-row table:style-name="ro1">
          <table:table-cell table:number-columns-repeated="17"/>
          <table:table-cell office:value-type="float" office:value="369360.860678112" calcext:value-type="float">
            <text:p>369360.860678112</text:p>
          </table:table-cell>
          <table:table-cell office:value-type="float" office:value="3280317.96807309" calcext:value-type="float">
            <text:p>3280317.96807309</text:p>
          </table:table-cell>
          <table:table-cell table:number-columns-repeated="7"/>
          <table:table-cell office:value-type="float" office:value="369362.439498989" calcext:value-type="float">
            <text:p>369362.439498989</text:p>
          </table:table-cell>
          <table:table-cell office:value-type="float" office:value="3280318.5223429" calcext:value-type="float">
            <text:p>3280318.5223429</text:p>
          </table:table-cell>
        </table:table-row>
        <table:table-row table:style-name="ro1">
          <table:table-cell table:number-columns-repeated="17"/>
          <table:table-cell office:value-type="float" office:value="369360.729776272" calcext:value-type="float">
            <text:p>369360.729776272</text:p>
          </table:table-cell>
          <table:table-cell office:value-type="float" office:value="3280318.21401732" calcext:value-type="float">
            <text:p>3280318.21401732</text:p>
          </table:table-cell>
          <table:table-cell table:number-columns-repeated="7"/>
          <table:table-cell office:value-type="float" office:value="369361.080887186" calcext:value-type="float">
            <text:p>369361.080887186</text:p>
          </table:table-cell>
          <table:table-cell office:value-type="float" office:value="3280317.44728743" calcext:value-type="float">
            <text:p>3280317.44728743</text:p>
          </table:table-cell>
        </table:table-row>
        <table:table-row table:style-name="ro1">
          <table:table-cell table:number-columns-repeated="17"/>
          <table:table-cell office:value-type="float" office:value="369360.708570476" calcext:value-type="float">
            <text:p>369360.708570476</text:p>
          </table:table-cell>
          <table:table-cell office:value-type="float" office:value="3280318.20102057" calcext:value-type="float">
            <text:p>3280318.20102057</text:p>
          </table:table-cell>
          <table:table-cell table:number-columns-repeated="7"/>
          <table:table-cell office:value-type="float" office:value="369360.903674091" calcext:value-type="float">
            <text:p>369360.903674091</text:p>
          </table:table-cell>
          <table:table-cell office:value-type="float" office:value="3280317.89408571" calcext:value-type="float">
            <text:p>3280317.89408571</text:p>
          </table:table-cell>
        </table:table-row>
        <table:table-row table:style-name="ro1">
          <table:table-cell table:number-columns-repeated="17"/>
          <table:table-cell office:value-type="float" office:value="369360.492019812" calcext:value-type="float">
            <text:p>369360.492019812</text:p>
          </table:table-cell>
          <table:table-cell office:value-type="float" office:value="3280318.45291248" calcext:value-type="float">
            <text:p>3280318.45291248</text:p>
          </table:table-cell>
          <table:table-cell table:number-columns-repeated="7"/>
          <table:table-cell office:value-type="float" office:value="369360.695970243" calcext:value-type="float">
            <text:p>369360.695970243</text:p>
          </table:table-cell>
          <table:table-cell office:value-type="float" office:value="3280318.37414487" calcext:value-type="float">
            <text:p>3280318.37414487</text:p>
          </table:table-cell>
        </table:table-row>
        <table:table-row table:style-name="ro1">
          <table:table-cell table:number-columns-repeated="17"/>
          <table:table-cell office:value-type="float" office:value="369360.305456638" calcext:value-type="float">
            <text:p>369360.305456638</text:p>
          </table:table-cell>
          <table:table-cell office:value-type="float" office:value="3280318.65584132" calcext:value-type="float">
            <text:p>3280318.65584132</text:p>
          </table:table-cell>
          <table:table-cell table:number-columns-repeated="7"/>
          <table:table-cell office:value-type="float" office:value="369360.48725453" calcext:value-type="float">
            <text:p>369360.48725453</text:p>
          </table:table-cell>
          <table:table-cell office:value-type="float" office:value="3280318.86146898" calcext:value-type="float">
            <text:p>3280318.86146898</text:p>
          </table:table-cell>
        </table:table-row>
        <table:table-row table:style-name="ro1">
          <table:table-cell table:number-columns-repeated="17"/>
          <table:table-cell office:value-type="float" office:value="369360.11335941" calcext:value-type="float">
            <text:p>369360.11335941</text:p>
          </table:table-cell>
          <table:table-cell office:value-type="float" office:value="3280318.85355534" calcext:value-type="float">
            <text:p>3280318.85355534</text:p>
          </table:table-cell>
          <table:table-cell table:number-columns-repeated="7"/>
          <table:table-cell office:value-type="float" office:value="369360.708570476" calcext:value-type="float">
            <text:p>369360.708570476</text:p>
          </table:table-cell>
          <table:table-cell office:value-type="float" office:value="3280318.20102057" calcext:value-type="float">
            <text:p>3280318.20102057</text:p>
          </table:table-cell>
        </table:table-row>
        <table:table-row table:style-name="ro1">
          <table:table-cell table:number-columns-repeated="17"/>
          <table:table-cell office:value-type="float" office:value="369359.919016088" calcext:value-type="float">
            <text:p>369359.919016088</text:p>
          </table:table-cell>
          <table:table-cell office:value-type="float" office:value="3280319.03892563" calcext:value-type="float">
            <text:p>3280319.03892563</text:p>
          </table:table-cell>
          <table:table-cell table:number-columns-repeated="7"/>
          <table:table-cell office:value-type="float" office:value="369360.275469147" calcext:value-type="float">
            <text:p>369360.275469147</text:p>
          </table:table-cell>
          <table:table-cell office:value-type="float" office:value="3280318.70480439" calcext:value-type="float">
            <text:p>3280318.70480439</text:p>
          </table:table-cell>
        </table:table-row>
        <table:table-row table:style-name="ro1">
          <table:table-cell table:number-columns-repeated="17"/>
          <table:table-cell office:value-type="float" office:value="369358.645666084" calcext:value-type="float">
            <text:p>369358.645666084</text:p>
          </table:table-cell>
          <table:table-cell office:value-type="float" office:value="3280319.81774896" calcext:value-type="float">
            <text:p>3280319.81774896</text:p>
          </table:table-cell>
          <table:table-cell table:number-columns-repeated="7"/>
          <table:table-cell office:value-type="float" office:value="369359.902342801" calcext:value-type="float">
            <text:p>369359.902342801</text:p>
          </table:table-cell>
          <table:table-cell office:value-type="float" office:value="3280319.11066207" calcext:value-type="float">
            <text:p>3280319.11066207</text:p>
          </table:table-cell>
        </table:table-row>
        <table:table-row table:style-name="ro1">
          <table:table-cell table:number-columns-repeated="17"/>
          <table:table-cell office:value-type="float" office:value="369358.338185345" calcext:value-type="float">
            <text:p>369358.338185345</text:p>
          </table:table-cell>
          <table:table-cell office:value-type="float" office:value="3280320.08888183" calcext:value-type="float">
            <text:p>3280320.08888183</text:p>
          </table:table-cell>
          <table:table-cell table:number-columns-repeated="7"/>
          <table:table-cell office:value-type="float" office:value="369359.518148343" calcext:value-type="float">
            <text:p>369359.518148343</text:p>
          </table:table-cell>
          <table:table-cell office:value-type="float" office:value="3280319.5060901" calcext:value-type="float">
            <text:p>3280319.5060901</text:p>
          </table:table-cell>
        </table:table-row>
        <table:table-row table:style-name="ro1">
          <table:table-cell table:number-columns-repeated="17"/>
          <table:table-cell office:value-type="float" office:value="369358.115393148" calcext:value-type="float">
            <text:p>369358.115393148</text:p>
          </table:table-cell>
          <table:table-cell office:value-type="float" office:value="3280320.26286857" calcext:value-type="float">
            <text:p>3280320.26286857</text:p>
          </table:table-cell>
          <table:table-cell table:number-columns-repeated="7"/>
          <table:table-cell office:value-type="float" office:value="369359.129461699" calcext:value-type="float">
            <text:p>369359.129461699</text:p>
          </table:table-cell>
          <table:table-cell office:value-type="float" office:value="3280319.87683068" calcext:value-type="float">
            <text:p>3280319.87683068</text:p>
          </table:table-cell>
        </table:table-row>
        <table:table-row table:style-name="ro1">
          <table:table-cell table:number-columns-repeated="17"/>
          <table:table-cell office:value-type="float" office:value="369357.907862031" calcext:value-type="float">
            <text:p>369357.907862031</text:p>
          </table:table-cell>
          <table:table-cell office:value-type="float" office:value="3280320.40389984" calcext:value-type="float">
            <text:p>3280320.40389984</text:p>
          </table:table-cell>
          <table:table-cell table:number-columns-repeated="7"/>
          <table:table-cell office:value-type="float" office:value="369358.597522652" calcext:value-type="float">
            <text:p>369358.597522652</text:p>
          </table:table-cell>
          <table:table-cell office:value-type="float" office:value="3280319.85933459" calcext:value-type="float">
            <text:p>3280319.85933459</text:p>
          </table:table-cell>
        </table:table-row>
        <table:table-row table:style-name="ro1">
          <table:table-cell table:number-columns-repeated="17"/>
          <table:table-cell office:value-type="float" office:value="369357.664205111" calcext:value-type="float">
            <text:p>369357.664205111</text:p>
          </table:table-cell>
          <table:table-cell office:value-type="float" office:value="3280320.5541425" calcext:value-type="float">
            <text:p>3280320.5541425</text:p>
          </table:table-cell>
          <table:table-cell table:number-columns-repeated="7"/>
          <table:table-cell office:value-type="float" office:value="369358.180439215" calcext:value-type="float">
            <text:p>369358.180439215</text:p>
          </table:table-cell>
          <table:table-cell office:value-type="float" office:value="3280320.23064496" calcext:value-type="float">
            <text:p>3280320.23064496</text:p>
          </table:table-cell>
        </table:table-row>
        <table:table-row table:style-name="ro1">
          <table:table-cell table:number-columns-repeated="17"/>
          <table:table-cell office:value-type="float" office:value="369356.691133518" calcext:value-type="float">
            <text:p>369356.691133518</text:p>
          </table:table-cell>
          <table:table-cell office:value-type="float" office:value="3280321.458665" calcext:value-type="float">
            <text:p>3280321.458665</text:p>
          </table:table-cell>
          <table:table-cell table:number-columns-repeated="7"/>
          <table:table-cell office:value-type="float" office:value="369357.651522649" calcext:value-type="float">
            <text:p>369357.651522649</text:p>
          </table:table-cell>
          <table:table-cell office:value-type="float" office:value="3280320.66671735" calcext:value-type="float">
            <text:p>3280320.66671735</text:p>
          </table:table-cell>
        </table:table-row>
        <table:table-row table:style-name="ro1">
          <table:table-cell table:number-columns-repeated="17"/>
          <table:table-cell office:value-type="float" office:value="369356.44793179" calcext:value-type="float">
            <text:p>369356.44793179</text:p>
          </table:table-cell>
          <table:table-cell office:value-type="float" office:value="3280321.59576024" calcext:value-type="float">
            <text:p>3280321.59576024</text:p>
          </table:table-cell>
          <table:table-cell table:number-columns-repeated="7"/>
          <table:table-cell office:value-type="float" office:value="369357.240046929" calcext:value-type="float">
            <text:p>369357.240046929</text:p>
          </table:table-cell>
          <table:table-cell office:value-type="float" office:value="3280320.95397883" calcext:value-type="float">
            <text:p>3280320.95397883</text:p>
          </table:table-cell>
        </table:table-row>
        <table:table-row table:style-name="ro1">
          <table:table-cell table:number-columns-repeated="17"/>
          <table:table-cell office:value-type="float" office:value="369356.200894006" calcext:value-type="float">
            <text:p>369356.200894006</text:p>
          </table:table-cell>
          <table:table-cell office:value-type="float" office:value="3280321.71804106" calcext:value-type="float">
            <text:p>3280321.71804106</text:p>
          </table:table-cell>
          <table:table-cell table:number-columns-repeated="7"/>
          <table:table-cell office:value-type="float" office:value="369356.755614363" calcext:value-type="float">
            <text:p>369356.755614363</text:p>
          </table:table-cell>
          <table:table-cell office:value-type="float" office:value="3280321.25903512" calcext:value-type="float">
            <text:p>3280321.25903512</text:p>
          </table:table-cell>
        </table:table-row>
        <table:table-row table:style-name="ro1">
          <table:table-cell table:number-columns-repeated="17"/>
          <table:table-cell office:value-type="float" office:value="369355.945711019" calcext:value-type="float">
            <text:p>369355.945711019</text:p>
          </table:table-cell>
          <table:table-cell office:value-type="float" office:value="3280321.82157816" calcext:value-type="float">
            <text:p>3280321.82157816</text:p>
          </table:table-cell>
          <table:table-cell table:number-columns-repeated="7"/>
          <table:table-cell office:value-type="float" office:value="369356.625475943" calcext:value-type="float">
            <text:p>369356.625475943</text:p>
          </table:table-cell>
          <table:table-cell office:value-type="float" office:value="3280321.50035841" calcext:value-type="float">
            <text:p>3280321.50035841</text:p>
          </table:table-cell>
        </table:table-row>
        <table:table-row table:style-name="ro1">
          <table:table-cell table:number-columns-repeated="17"/>
          <table:table-cell office:value-type="float" office:value="369355.690541847" calcext:value-type="float">
            <text:p>369355.690541847</text:p>
          </table:table-cell>
          <table:table-cell office:value-type="float" office:value="3280321.90545338" calcext:value-type="float">
            <text:p>3280321.90545338</text:p>
          </table:table-cell>
          <table:table-cell table:number-columns-repeated="7"/>
          <table:table-cell office:value-type="float" office:value="369356.141583372" calcext:value-type="float">
            <text:p>369356.141583372</text:p>
          </table:table-cell>
          <table:table-cell office:value-type="float" office:value="3280321.77902597" calcext:value-type="float">
            <text:p>3280321.77902597</text:p>
          </table:table-cell>
        </table:table-row>
        <table:table-row table:style-name="ro1">
          <table:table-cell table:number-columns-repeated="17"/>
          <table:table-cell office:value-type="float" office:value="369355.893154713" calcext:value-type="float">
            <text:p>369355.893154713</text:p>
          </table:table-cell>
          <table:table-cell office:value-type="float" office:value="3280321.6375692" calcext:value-type="float">
            <text:p>3280321.6375692</text:p>
          </table:table-cell>
          <table:table-cell table:number-columns-repeated="7"/>
          <table:table-cell office:value-type="float" office:value="369355.663458741" calcext:value-type="float">
            <text:p>369355.663458741</text:p>
          </table:table-cell>
          <table:table-cell office:value-type="float" office:value="3280322.02385266" calcext:value-type="float">
            <text:p>3280322.02385266</text:p>
          </table:table-cell>
        </table:table-row>
        <table:table-row table:style-name="ro1">
          <table:table-cell table:number-columns-repeated="17"/>
          <table:table-cell office:value-type="float" office:value="369355.611647571" calcext:value-type="float">
            <text:p>369355.611647571</text:p>
          </table:table-cell>
          <table:table-cell office:value-type="float" office:value="3280321.70640339" calcext:value-type="float">
            <text:p>3280321.70640339</text:p>
          </table:table-cell>
          <table:table-cell table:number-columns-repeated="7"/>
          <table:table-cell office:value-type="float" office:value="369355.14541552" calcext:value-type="float">
            <text:p>369355.14541552</text:p>
          </table:table-cell>
          <table:table-cell office:value-type="float" office:value="3280322.24940751" calcext:value-type="float">
            <text:p>3280322.24940751</text:p>
          </table:table-cell>
        </table:table-row>
        <table:table-row table:style-name="ro1">
          <table:table-cell table:number-columns-repeated="17"/>
          <table:table-cell office:value-type="float" office:value="369355.364164029" calcext:value-type="float">
            <text:p>369355.364164029</text:p>
          </table:table-cell>
          <table:table-cell office:value-type="float" office:value="3280321.74420829" calcext:value-type="float">
            <text:p>3280321.74420829</text:p>
          </table:table-cell>
          <table:table-cell table:number-columns-repeated="7"/>
          <table:table-cell office:value-type="float" office:value="369354.642974286" calcext:value-type="float">
            <text:p>369354.642974286</text:p>
          </table:table-cell>
          <table:table-cell office:value-type="float" office:value="3280322.41845208" calcext:value-type="float">
            <text:p>3280322.41845208</text:p>
          </table:table-cell>
        </table:table-row>
        <table:table-row table:style-name="ro1">
          <table:table-cell table:number-columns-repeated="17"/>
          <table:table-cell office:value-type="float" office:value="369355.053169283" calcext:value-type="float">
            <text:p>369355.053169283</text:p>
          </table:table-cell>
          <table:table-cell office:value-type="float" office:value="3280321.74779086" calcext:value-type="float">
            <text:p>3280321.74779086</text:p>
          </table:table-cell>
          <table:table-cell table:number-columns-repeated="7"/>
          <table:table-cell office:value-type="float" office:value="369355.842752195" calcext:value-type="float">
            <text:p>369355.842752195</text:p>
          </table:table-cell>
          <table:table-cell office:value-type="float" office:value="3280321.65419903" calcext:value-type="float">
            <text:p>3280321.65419903</text:p>
          </table:table-cell>
        </table:table-row>
        <table:table-row table:style-name="ro1">
          <table:table-cell table:number-columns-repeated="17"/>
          <table:table-cell office:value-type="float" office:value="369354.756425561" calcext:value-type="float">
            <text:p>369354.756425561</text:p>
          </table:table-cell>
          <table:table-cell office:value-type="float" office:value="3280321.74090372" calcext:value-type="float">
            <text:p>3280321.74090372</text:p>
          </table:table-cell>
          <table:table-cell table:number-columns-repeated="7"/>
          <table:table-cell office:value-type="float" office:value="369355.267034421" calcext:value-type="float">
            <text:p>369355.267034421</text:p>
          </table:table-cell>
          <table:table-cell office:value-type="float" office:value="3280321.79937541" calcext:value-type="float">
            <text:p>3280321.79937541</text:p>
          </table:table-cell>
        </table:table-row>
        <table:table-row table:style-name="ro1">
          <table:table-cell table:number-columns-repeated="17"/>
          <table:table-cell office:value-type="float" office:value="369355.585229659" calcext:value-type="float">
            <text:p>369355.585229659</text:p>
          </table:table-cell>
          <table:table-cell office:value-type="float" office:value="3280321.01635981" calcext:value-type="float">
            <text:p>3280321.01635981</text:p>
          </table:table-cell>
          <table:table-cell table:number-columns-repeated="7"/>
          <table:table-cell office:value-type="float" office:value="369354.733253096" calcext:value-type="float">
            <text:p>369354.733253096</text:p>
          </table:table-cell>
          <table:table-cell office:value-type="float" office:value="3280321.9009582" calcext:value-type="float">
            <text:p>3280321.9009582</text:p>
          </table:table-cell>
        </table:table-row>
        <table:table-row table:style-name="ro1">
          <table:table-cell table:number-columns-repeated="17"/>
          <table:table-cell office:value-type="float" office:value="369355.303598543" calcext:value-type="float">
            <text:p>369355.303598543</text:p>
          </table:table-cell>
          <table:table-cell office:value-type="float" office:value="3280320.99164605" calcext:value-type="float">
            <text:p>3280320.99164605</text:p>
          </table:table-cell>
          <table:table-cell table:number-columns-repeated="7"/>
          <table:table-cell office:value-type="float" office:value="369354.161022493" calcext:value-type="float">
            <text:p>369354.161022493</text:p>
          </table:table-cell>
          <table:table-cell office:value-type="float" office:value="3280321.91467601" calcext:value-type="float">
            <text:p>3280321.91467601</text:p>
          </table:table-cell>
        </table:table-row>
        <table:table-row table:style-name="ro1">
          <table:table-cell table:number-columns-repeated="17"/>
          <table:table-cell office:value-type="float" office:value="369355.031006026" calcext:value-type="float">
            <text:p>369355.031006026</text:p>
          </table:table-cell>
          <table:table-cell office:value-type="float" office:value="3280320.95055132" calcext:value-type="float">
            <text:p>3280320.95055132</text:p>
          </table:table-cell>
          <table:table-cell table:number-columns-repeated="7"/>
          <table:table-cell office:value-type="float" office:value="369353.567406616" calcext:value-type="float">
            <text:p>369353.567406616</text:p>
          </table:table-cell>
          <table:table-cell office:value-type="float" office:value="3280321.90852662" calcext:value-type="float">
            <text:p>3280321.90852662</text:p>
          </table:table-cell>
        </table:table-row>
        <table:table-row table:style-name="ro1">
          <table:table-cell table:number-columns-repeated="17"/>
          <table:table-cell office:value-type="float" office:value="369354.773163314" calcext:value-type="float">
            <text:p>369354.773163314</text:p>
          </table:table-cell>
          <table:table-cell office:value-type="float" office:value="3280320.90677783" calcext:value-type="float">
            <text:p>3280320.90677783</text:p>
          </table:table-cell>
          <table:table-cell table:number-columns-repeated="7"/>
          <table:table-cell office:value-type="float" office:value="369355.514485228" calcext:value-type="float">
            <text:p>369355.514485228</text:p>
          </table:table-cell>
          <table:table-cell office:value-type="float" office:value="3280321.01535996" calcext:value-type="float">
            <text:p>3280321.01535996</text:p>
          </table:table-cell>
        </table:table-row>
        <table:table-row table:style-name="ro1">
          <table:table-cell table:number-columns-repeated="17"/>
          <table:table-cell office:value-type="float" office:value="369354.533662366" calcext:value-type="float">
            <text:p>369354.533662366</text:p>
          </table:table-cell>
          <table:table-cell office:value-type="float" office:value="3280320.89706227" calcext:value-type="float">
            <text:p>3280320.89706227</text:p>
          </table:table-cell>
          <table:table-cell table:number-columns-repeated="7"/>
          <table:table-cell office:value-type="float" office:value="369354.943771739" calcext:value-type="float">
            <text:p>369354.943771739</text:p>
          </table:table-cell>
          <table:table-cell office:value-type="float" office:value="3280320.96967664" calcext:value-type="float">
            <text:p>3280320.96967664</text:p>
          </table:table-cell>
        </table:table-row>
        <table:table-row table:style-name="ro1">
          <table:table-cell table:number-columns-repeated="17"/>
          <table:table-cell office:value-type="float" office:value="369355.400933072" calcext:value-type="float">
            <text:p>369355.400933072</text:p>
          </table:table-cell>
          <table:table-cell office:value-type="float" office:value="3280320.04052157" calcext:value-type="float">
            <text:p>3280320.04052157</text:p>
          </table:table-cell>
          <table:table-cell table:number-columns-repeated="7"/>
          <table:table-cell office:value-type="float" office:value="369354.383788649" calcext:value-type="float">
            <text:p>369354.383788649</text:p>
          </table:table-cell>
          <table:table-cell office:value-type="float" office:value="3280320.89158351" calcext:value-type="float">
            <text:p>3280320.89158351</text:p>
          </table:table-cell>
        </table:table-row>
        <table:table-row table:style-name="ro1">
          <table:table-cell table:number-columns-repeated="17"/>
          <table:table-cell office:value-type="float" office:value="369355.125304648" calcext:value-type="float">
            <text:p>369355.125304648</text:p>
          </table:table-cell>
          <table:table-cell office:value-type="float" office:value="3280320.03624968" calcext:value-type="float">
            <text:p>3280320.03624968</text:p>
          </table:table-cell>
          <table:table-cell table:number-columns-repeated="7"/>
          <table:table-cell office:value-type="float" office:value="369353.874632598" calcext:value-type="float">
            <text:p>369353.874632598</text:p>
          </table:table-cell>
          <table:table-cell office:value-type="float" office:value="3280320.807871" calcext:value-type="float">
            <text:p>3280320.807871</text:p>
          </table:table-cell>
        </table:table-row>
        <table:table-row table:style-name="ro1">
          <table:table-cell table:number-columns-repeated="17"/>
          <table:table-cell office:value-type="float" office:value="369354.857302536" calcext:value-type="float">
            <text:p>369354.857302536</text:p>
          </table:table-cell>
          <table:table-cell office:value-type="float" office:value="3280320.01824623" calcext:value-type="float">
            <text:p>3280320.01824623</text:p>
          </table:table-cell>
          <table:table-cell table:number-columns-repeated="7"/>
          <table:table-cell office:value-type="float" office:value="369353.37640444" calcext:value-type="float">
            <text:p>369353.37640444</text:p>
          </table:table-cell>
          <table:table-cell office:value-type="float" office:value="3280320.76140809" calcext:value-type="float">
            <text:p>3280320.76140809</text:p>
          </table:table-cell>
        </table:table-row>
        <table:table-row table:style-name="ro1">
          <table:table-cell table:number-columns-repeated="17"/>
          <table:table-cell office:value-type="float" office:value="369354.576498176" calcext:value-type="float">
            <text:p>369354.576498176</text:p>
          </table:table-cell>
          <table:table-cell office:value-type="float" office:value="3280319.98547047" calcext:value-type="float">
            <text:p>3280319.98547047</text:p>
          </table:table-cell>
          <table:table-cell table:number-columns-repeated="7"/>
          <table:table-cell office:value-type="float" office:value="369355.337324382" calcext:value-type="float">
            <text:p>369355.337324382</text:p>
          </table:table-cell>
          <table:table-cell office:value-type="float" office:value="3280320.04156524" calcext:value-type="float">
            <text:p>3280320.04156524</text:p>
          </table:table-cell>
        </table:table-row>
        <table:table-row table:style-name="ro1">
          <table:table-cell table:number-columns-repeated="17"/>
          <table:table-cell office:value-type="float" office:value="369354.301301295" calcext:value-type="float">
            <text:p>369354.301301295</text:p>
          </table:table-cell>
          <table:table-cell office:value-type="float" office:value="3280319.98565473" calcext:value-type="float">
            <text:p>3280319.98565473</text:p>
          </table:table-cell>
          <table:table-cell table:number-columns-repeated="7"/>
          <table:table-cell office:value-type="float" office:value="369354.786116377" calcext:value-type="float">
            <text:p>369354.786116377</text:p>
          </table:table-cell>
          <table:table-cell office:value-type="float" office:value="3280320.04284063" calcext:value-type="float">
            <text:p>3280320.04284063</text:p>
          </table:table-cell>
        </table:table-row>
        <table:table-row table:style-name="ro1">
          <table:table-cell table:number-columns-repeated="17"/>
          <table:table-cell office:value-type="float" office:value="369355.222963133" calcext:value-type="float">
            <text:p>369355.222963133</text:p>
          </table:table-cell>
          <table:table-cell office:value-type="float" office:value="3280319.50093514" calcext:value-type="float">
            <text:p>3280319.50093514</text:p>
          </table:table-cell>
          <table:table-cell table:number-columns-repeated="7"/>
          <table:table-cell office:value-type="float" office:value="369354.26397785" calcext:value-type="float">
            <text:p>369354.26397785</text:p>
          </table:table-cell>
          <table:table-cell office:value-type="float" office:value="3280320.01261039" calcext:value-type="float">
            <text:p>3280320.01261039</text:p>
          </table:table-cell>
        </table:table-row>
        <table:table-row table:style-name="ro1">
          <table:table-cell table:number-columns-repeated="17"/>
          <table:table-cell office:value-type="float" office:value="369354.976048313" calcext:value-type="float">
            <text:p>369354.976048313</text:p>
          </table:table-cell>
          <table:table-cell office:value-type="float" office:value="3280319.51570966" calcext:value-type="float">
            <text:p>3280319.51570966</text:p>
          </table:table-cell>
          <table:table-cell table:number-columns-repeated="7"/>
          <table:table-cell office:value-type="float" office:value="369353.68037829" calcext:value-type="float">
            <text:p>369353.68037829</text:p>
          </table:table-cell>
          <table:table-cell office:value-type="float" office:value="3280319.95391183" calcext:value-type="float">
            <text:p>3280319.95391183</text:p>
          </table:table-cell>
        </table:table-row>
        <table:table-row table:style-name="ro1">
          <table:table-cell table:number-columns-repeated="17"/>
          <table:table-cell office:value-type="float" office:value="369354.721600218" calcext:value-type="float">
            <text:p>369354.721600218</text:p>
          </table:table-cell>
          <table:table-cell office:value-type="float" office:value="3280319.51379138" calcext:value-type="float">
            <text:p>3280319.51379138</text:p>
          </table:table-cell>
          <table:table-cell table:number-columns-repeated="7"/>
          <table:table-cell office:value-type="float" office:value="369353.137926178" calcext:value-type="float">
            <text:p>369353.137926178</text:p>
          </table:table-cell>
          <table:table-cell office:value-type="float" office:value="3280319.92920973" calcext:value-type="float">
            <text:p>3280319.92920973</text:p>
          </table:table-cell>
        </table:table-row>
        <table:table-row table:style-name="ro1">
          <table:table-cell table:number-columns-repeated="17"/>
          <table:table-cell office:value-type="float" office:value="369354.439076418" calcext:value-type="float">
            <text:p>369354.439076418</text:p>
          </table:table-cell>
          <table:table-cell office:value-type="float" office:value="3280319.50340582" calcext:value-type="float">
            <text:p>3280319.50340582</text:p>
          </table:table-cell>
          <table:table-cell table:number-columns-repeated="7"/>
          <table:table-cell office:value-type="float" office:value="369355.166724245" calcext:value-type="float">
            <text:p>369355.166724245</text:p>
          </table:table-cell>
          <table:table-cell office:value-type="float" office:value="3280319.50684608" calcext:value-type="float">
            <text:p>3280319.50684608</text:p>
          </table:table-cell>
        </table:table-row>
        <table:table-row table:style-name="ro1">
          <table:table-cell table:number-columns-repeated="17"/>
          <table:table-cell office:value-type="float" office:value="369354.167202685" calcext:value-type="float">
            <text:p>369354.167202685</text:p>
          </table:table-cell>
          <table:table-cell office:value-type="float" office:value="3280319.49593315" calcext:value-type="float">
            <text:p>3280319.49593315</text:p>
          </table:table-cell>
          <table:table-cell table:number-columns-repeated="7"/>
          <table:table-cell office:value-type="float" office:value="369354.694714827" calcext:value-type="float">
            <text:p>369354.694714827</text:p>
          </table:table-cell>
          <table:table-cell office:value-type="float" office:value="3280319.54441831" calcext:value-type="float">
            <text:p>3280319.54441831</text:p>
          </table:table-cell>
        </table:table-row>
        <table:table-row table:style-name="ro1">
          <table:table-cell table:number-columns-repeated="17"/>
          <table:table-cell office:value-type="float" office:value="369355.165363967" calcext:value-type="float">
            <text:p>369355.165363967</text:p>
          </table:table-cell>
          <table:table-cell office:value-type="float" office:value="3280317.84641356" calcext:value-type="float">
            <text:p>3280317.84641356</text:p>
          </table:table-cell>
          <table:table-cell table:number-columns-repeated="7"/>
          <table:table-cell office:value-type="float" office:value="369354.164678442" calcext:value-type="float">
            <text:p>369354.164678442</text:p>
          </table:table-cell>
          <table:table-cell office:value-type="float" office:value="3280319.54773855" calcext:value-type="float">
            <text:p>3280319.54773855</text:p>
          </table:table-cell>
        </table:table-row>
        <table:table-row table:style-name="ro1">
          <table:table-cell table:number-columns-repeated="17"/>
          <table:table-cell office:value-type="float" office:value="369354.871578867" calcext:value-type="float">
            <text:p>369354.871578867</text:p>
          </table:table-cell>
          <table:table-cell office:value-type="float" office:value="3280317.88916994" calcext:value-type="float">
            <text:p>3280317.88916994</text:p>
          </table:table-cell>
          <table:table-cell table:number-columns-repeated="7"/>
          <table:table-cell office:value-type="float" office:value="369353.620629785" calcext:value-type="float">
            <text:p>369353.620629785</text:p>
          </table:table-cell>
          <table:table-cell office:value-type="float" office:value="3280319.53275918" calcext:value-type="float">
            <text:p>3280319.53275918</text:p>
          </table:table-cell>
        </table:table-row>
        <table:table-row table:style-name="ro1">
          <table:table-cell table:number-columns-repeated="17"/>
          <table:table-cell office:value-type="float" office:value="369354.558534298" calcext:value-type="float">
            <text:p>369354.558534298</text:p>
          </table:table-cell>
          <table:table-cell office:value-type="float" office:value="3280317.9196047" calcext:value-type="float">
            <text:p>3280317.9196047</text:p>
          </table:table-cell>
          <table:table-cell table:number-columns-repeated="7"/>
          <table:table-cell office:value-type="float" office:value="369353.070037146" calcext:value-type="float">
            <text:p>369353.070037146</text:p>
          </table:table-cell>
          <table:table-cell office:value-type="float" office:value="3280319.50876772" calcext:value-type="float">
            <text:p>3280319.50876772</text:p>
          </table:table-cell>
        </table:table-row>
        <table:table-row table:style-name="ro1">
          <table:table-cell table:number-columns-repeated="17"/>
          <table:table-cell office:value-type="float" office:value="369354.276360252" calcext:value-type="float">
            <text:p>369354.276360252</text:p>
          </table:table-cell>
          <table:table-cell office:value-type="float" office:value="3280317.93753559" calcext:value-type="float">
            <text:p>3280317.93753559</text:p>
          </table:table-cell>
          <table:table-cell table:number-columns-repeated="7"/>
          <table:table-cell office:value-type="float" office:value="369355.098603931" calcext:value-type="float">
            <text:p>369355.098603931</text:p>
          </table:table-cell>
          <table:table-cell office:value-type="float" office:value="3280317.85365423" calcext:value-type="float">
            <text:p>3280317.85365423</text:p>
          </table:table-cell>
        </table:table-row>
        <table:table-row table:style-name="ro1">
          <table:table-cell table:number-columns-repeated="17"/>
          <table:table-cell office:value-type="float" office:value="369353.972515915" calcext:value-type="float">
            <text:p>369353.972515915</text:p>
          </table:table-cell>
          <table:table-cell office:value-type="float" office:value="3280317.94128667" calcext:value-type="float">
            <text:p>3280317.94128667</text:p>
          </table:table-cell>
          <table:table-cell table:number-columns-repeated="7"/>
          <table:table-cell office:value-type="float" office:value="369354.517786223" calcext:value-type="float">
            <text:p>369354.517786223</text:p>
          </table:table-cell>
          <table:table-cell office:value-type="float" office:value="3280317.93638913" calcext:value-type="float">
            <text:p>3280317.93638913</text:p>
          </table:table-cell>
        </table:table-row>
        <table:table-row table:style-name="ro1">
          <table:table-cell table:number-columns-repeated="17"/>
          <table:table-cell office:value-type="float" office:value="369353.461888959" calcext:value-type="float">
            <text:p>369353.461888959</text:p>
          </table:table-cell>
          <table:table-cell office:value-type="float" office:value="3280319.4982939" calcext:value-type="float">
            <text:p>3280319.4982939</text:p>
          </table:table-cell>
          <table:table-cell table:number-columns-repeated="7"/>
          <table:table-cell office:value-type="float" office:value="369353.878778824" calcext:value-type="float">
            <text:p>369353.878778824</text:p>
          </table:table-cell>
          <table:table-cell office:value-type="float" office:value="3280318.0092303" calcext:value-type="float">
            <text:p>3280318.0092303</text:p>
          </table:table-cell>
        </table:table-row>
        <table:table-row table:style-name="ro1">
          <table:table-cell table:number-columns-repeated="17"/>
          <table:table-cell office:value-type="float" office:value="369353.186288034" calcext:value-type="float">
            <text:p>369353.186288034</text:p>
          </table:table-cell>
          <table:table-cell office:value-type="float" office:value="3280319.49283237" calcext:value-type="float">
            <text:p>3280319.49283237</text:p>
          </table:table-cell>
          <table:table-cell table:number-columns-repeated="7"/>
          <table:table-cell office:value-type="float" office:value="369353.300413776" calcext:value-type="float">
            <text:p>369353.300413776</text:p>
          </table:table-cell>
          <table:table-cell office:value-type="float" office:value="3280318.047351" calcext:value-type="float">
            <text:p>3280318.047351</text:p>
          </table:table-cell>
        </table:table-row>
        <table:table-row table:style-name="ro1">
          <table:table-cell table:number-columns-repeated="17"/>
          <table:table-cell office:value-type="float" office:value="369352.918394094" calcext:value-type="float">
            <text:p>369352.918394094</text:p>
          </table:table-cell>
          <table:table-cell office:value-type="float" office:value="3280319.5094771" calcext:value-type="float">
            <text:p>3280319.5094771</text:p>
          </table:table-cell>
          <table:table-cell table:number-columns-repeated="7"/>
          <table:table-cell office:value-type="float" office:value="369352.72123891" calcext:value-type="float">
            <text:p>369352.72123891</text:p>
          </table:table-cell>
          <table:table-cell office:value-type="float" office:value="3280318.06429569" calcext:value-type="float">
            <text:p>3280318.06429569</text:p>
          </table:table-cell>
        </table:table-row>
        <table:table-row table:style-name="ro1">
          <table:table-cell table:number-columns-repeated="17"/>
          <table:table-cell office:value-type="float" office:value="369352.650792998" calcext:value-type="float">
            <text:p>369352.650792998</text:p>
          </table:table-cell>
          <table:table-cell office:value-type="float" office:value="3280319.55848217" calcext:value-type="float">
            <text:p>3280319.55848217</text:p>
          </table:table-cell>
          <table:table-cell table:number-columns-repeated="7"/>
          <table:table-cell office:value-type="float" office:value="369353.394747643" calcext:value-type="float">
            <text:p>369353.394747643</text:p>
          </table:table-cell>
          <table:table-cell office:value-type="float" office:value="3280319.49712194" calcext:value-type="float">
            <text:p>3280319.49712194</text:p>
          </table:table-cell>
        </table:table-row>
        <table:table-row table:style-name="ro1">
          <table:table-cell table:number-columns-repeated="17"/>
          <table:table-cell office:value-type="float" office:value="369352.382963238" calcext:value-type="float">
            <text:p>369352.382963238</text:p>
          </table:table-cell>
          <table:table-cell office:value-type="float" office:value="3280319.60666167" calcext:value-type="float">
            <text:p>3280319.60666167</text:p>
          </table:table-cell>
          <table:table-cell table:number-columns-repeated="7"/>
          <table:table-cell office:value-type="float" office:value="369352.850647632" calcext:value-type="float">
            <text:p>369352.850647632</text:p>
          </table:table-cell>
          <table:table-cell office:value-type="float" office:value="3280319.48329008" calcext:value-type="float">
            <text:p>3280319.48329008</text:p>
          </table:table-cell>
        </table:table-row>
        <table:table-row table:style-name="ro1">
          <table:table-cell table:number-columns-repeated="17"/>
          <table:table-cell office:value-type="float" office:value="369352.668439427" calcext:value-type="float">
            <text:p>369352.668439427</text:p>
          </table:table-cell>
          <table:table-cell office:value-type="float" office:value="3280319.21175341" calcext:value-type="float">
            <text:p>3280319.21175341</text:p>
          </table:table-cell>
          <table:table-cell table:number-columns-repeated="7"/>
          <table:table-cell office:value-type="float" office:value="369352.321246382" calcext:value-type="float">
            <text:p>369352.321246382</text:p>
          </table:table-cell>
          <table:table-cell office:value-type="float" office:value="3280319.50271042" calcext:value-type="float">
            <text:p>3280319.50271042</text:p>
          </table:table-cell>
        </table:table-row>
        <table:table-row table:style-name="ro1">
          <table:table-cell table:number-columns-repeated="17"/>
          <table:table-cell office:value-type="float" office:value="369352.402256986" calcext:value-type="float">
            <text:p>369352.402256986</text:p>
          </table:table-cell>
          <table:table-cell office:value-type="float" office:value="3280319.24772402" calcext:value-type="float">
            <text:p>3280319.24772402</text:p>
          </table:table-cell>
          <table:table-cell table:number-columns-repeated="7"/>
          <table:table-cell office:value-type="float" office:value="369351.770061202" calcext:value-type="float">
            <text:p>369351.770061202</text:p>
          </table:table-cell>
          <table:table-cell office:value-type="float" office:value="3280319.58935377" calcext:value-type="float">
            <text:p>3280319.58935377</text:p>
          </table:table-cell>
        </table:table-row>
        <table:table-row table:style-name="ro1">
          <table:table-cell table:number-columns-repeated="17"/>
          <table:table-cell office:value-type="float" office:value="369352.110992408" calcext:value-type="float">
            <text:p>369352.110992408</text:p>
          </table:table-cell>
          <table:table-cell office:value-type="float" office:value="3280319.28257013" calcext:value-type="float">
            <text:p>3280319.28257013</text:p>
          </table:table-cell>
          <table:table-cell table:number-columns-repeated="7"/>
          <table:table-cell office:value-type="float" office:value="369351.256043474" calcext:value-type="float">
            <text:p>369351.256043474</text:p>
          </table:table-cell>
          <table:table-cell office:value-type="float" office:value="3280319.68611685" calcext:value-type="float">
            <text:p>3280319.68611685</text:p>
          </table:table-cell>
        </table:table-row>
        <table:table-row table:style-name="ro1">
          <table:table-cell table:number-columns-repeated="17"/>
          <table:table-cell office:value-type="float" office:value="369351.829601775" calcext:value-type="float">
            <text:p>369351.829601775</text:p>
          </table:table-cell>
          <table:table-cell office:value-type="float" office:value="3280319.31017994" calcext:value-type="float">
            <text:p>3280319.31017994</text:p>
          </table:table-cell>
          <table:table-cell table:number-columns-repeated="7"/>
          <table:table-cell office:value-type="float" office:value="369352.598686699" calcext:value-type="float">
            <text:p>369352.598686699</text:p>
          </table:table-cell>
          <table:table-cell office:value-type="float" office:value="3280319.22320086" calcext:value-type="float">
            <text:p>3280319.22320086</text:p>
          </table:table-cell>
        </table:table-row>
        <table:table-row table:style-name="ro1">
          <table:table-cell table:number-columns-repeated="17"/>
          <table:table-cell office:value-type="float" office:value="369351.547028572" calcext:value-type="float">
            <text:p>369351.547028572</text:p>
          </table:table-cell>
          <table:table-cell office:value-type="float" office:value="3280319.3538674" calcext:value-type="float">
            <text:p>3280319.3538674</text:p>
          </table:table-cell>
          <table:table-cell table:number-columns-repeated="7"/>
          <table:table-cell office:value-type="float" office:value="369352.073826521" calcext:value-type="float">
            <text:p>369352.073826521</text:p>
          </table:table-cell>
          <table:table-cell office:value-type="float" office:value="3280319.29776867" calcext:value-type="float">
            <text:p>3280319.29776867</text:p>
          </table:table-cell>
        </table:table-row>
        <table:table-row table:style-name="ro1">
          <table:table-cell table:number-columns-repeated="17"/>
          <table:table-cell office:value-type="float" office:value="369351.830262037" calcext:value-type="float">
            <text:p>369351.830262037</text:p>
          </table:table-cell>
          <table:table-cell office:value-type="float" office:value="3280319.01488294" calcext:value-type="float">
            <text:p>3280319.01488294</text:p>
          </table:table-cell>
          <table:table-cell table:number-columns-repeated="7"/>
          <table:table-cell office:value-type="float" office:value="369351.498512762" calcext:value-type="float">
            <text:p>369351.498512762</text:p>
          </table:table-cell>
          <table:table-cell office:value-type="float" office:value="3280319.36823928" calcext:value-type="float">
            <text:p>3280319.36823928</text:p>
          </table:table-cell>
        </table:table-row>
        <table:table-row table:style-name="ro1">
          <table:table-cell table:number-columns-repeated="17"/>
          <table:table-cell office:value-type="float" office:value="369351.568835739" calcext:value-type="float">
            <text:p>369351.568835739</text:p>
          </table:table-cell>
          <table:table-cell office:value-type="float" office:value="3280319.09048807" calcext:value-type="float">
            <text:p>3280319.09048807</text:p>
          </table:table-cell>
          <table:table-cell table:number-columns-repeated="7"/>
          <table:table-cell office:value-type="float" office:value="369350.929002005" calcext:value-type="float">
            <text:p>369350.929002005</text:p>
          </table:table-cell>
          <table:table-cell office:value-type="float" office:value="3280319.42700564" calcext:value-type="float">
            <text:p>3280319.42700564</text:p>
          </table:table-cell>
        </table:table-row>
        <table:table-row table:style-name="ro1">
          <table:table-cell table:number-columns-repeated="17"/>
          <table:table-cell office:value-type="float" office:value="369351.303174908" calcext:value-type="float">
            <text:p>369351.303174908</text:p>
          </table:table-cell>
          <table:table-cell office:value-type="float" office:value="3280319.16410921" calcext:value-type="float">
            <text:p>3280319.16410921</text:p>
          </table:table-cell>
          <table:table-cell table:number-columns-repeated="7"/>
          <table:table-cell office:value-type="float" office:value="369350.347235793" calcext:value-type="float">
            <text:p>369350.347235793</text:p>
          </table:table-cell>
          <table:table-cell office:value-type="float" office:value="3280319.49971994" calcext:value-type="float">
            <text:p>3280319.49971994</text:p>
          </table:table-cell>
        </table:table-row>
        <table:table-row table:style-name="ro1">
          <table:table-cell table:number-columns-repeated="17"/>
          <table:table-cell office:value-type="float" office:value="369351.037254061" calcext:value-type="float">
            <text:p>369351.037254061</text:p>
          </table:table-cell>
          <table:table-cell office:value-type="float" office:value="3280319.23670795" calcext:value-type="float">
            <text:p>3280319.23670795</text:p>
          </table:table-cell>
          <table:table-cell table:number-columns-repeated="7"/>
          <table:table-cell office:value-type="float" office:value="369351.785361182" calcext:value-type="float">
            <text:p>369351.785361182</text:p>
          </table:table-cell>
          <table:table-cell office:value-type="float" office:value="3280319.02485472" calcext:value-type="float">
            <text:p>3280319.02485472</text:p>
          </table:table-cell>
        </table:table-row>
        <table:table-row table:style-name="ro1">
          <table:table-cell table:number-columns-repeated="17"/>
          <table:table-cell office:value-type="float" office:value="369350.767541251" calcext:value-type="float">
            <text:p>369350.767541251</text:p>
          </table:table-cell>
          <table:table-cell office:value-type="float" office:value="3280319.2934527" calcext:value-type="float">
            <text:p>3280319.2934527</text:p>
          </table:table-cell>
          <table:table-cell table:number-columns-repeated="7"/>
          <table:table-cell office:value-type="float" office:value="369351.262670751" calcext:value-type="float">
            <text:p>369351.262670751</text:p>
          </table:table-cell>
          <table:table-cell office:value-type="float" office:value="3280319.17662811" calcext:value-type="float">
            <text:p>3280319.17662811</text:p>
          </table:table-cell>
        </table:table-row>
        <table:table-row table:style-name="ro1">
          <table:table-cell table:number-columns-repeated="17"/>
          <table:table-cell office:value-type="float" office:value="369350.358663996" calcext:value-type="float">
            <text:p>369350.358663996</text:p>
          </table:table-cell>
          <table:table-cell office:value-type="float" office:value="3280320.68111216" calcext:value-type="float">
            <text:p>3280320.68111216</text:p>
          </table:table-cell>
          <table:table-cell table:number-columns-repeated="7"/>
          <table:table-cell office:value-type="float" office:value="369350.738558043" calcext:value-type="float">
            <text:p>369350.738558043</text:p>
          </table:table-cell>
          <table:table-cell office:value-type="float" office:value="3280319.32340235" calcext:value-type="float">
            <text:p>3280319.32340235</text:p>
          </table:table-cell>
        </table:table-row>
        <table:table-row table:style-name="ro1">
          <table:table-cell table:number-columns-repeated="17"/>
          <table:table-cell office:value-type="float" office:value="369350.077063327" calcext:value-type="float">
            <text:p>369350.077063327</text:p>
          </table:table-cell>
          <table:table-cell office:value-type="float" office:value="3280320.73211933" calcext:value-type="float">
            <text:p>3280320.73211933</text:p>
          </table:table-cell>
          <table:table-cell table:number-columns-repeated="7"/>
          <table:table-cell office:value-type="float" office:value="369350.200538988" calcext:value-type="float">
            <text:p>369350.200538988</text:p>
          </table:table-cell>
          <table:table-cell office:value-type="float" office:value="3280319.47289247" calcext:value-type="float">
            <text:p>3280319.47289247</text:p>
          </table:table-cell>
        </table:table-row>
        <table:table-row table:style-name="ro1">
          <table:table-cell table:number-columns-repeated="17"/>
          <table:table-cell office:value-type="float" office:value="369349.822833604" calcext:value-type="float">
            <text:p>369349.822833604</text:p>
          </table:table-cell>
          <table:table-cell office:value-type="float" office:value="3280320.81778327" calcext:value-type="float">
            <text:p>3280320.81778327</text:p>
          </table:table-cell>
          <table:table-cell table:number-columns-repeated="7"/>
          <table:table-cell office:value-type="float" office:value="369349.669973957" calcext:value-type="float">
            <text:p>369349.669973957</text:p>
          </table:table-cell>
          <table:table-cell office:value-type="float" office:value="3280319.59382375" calcext:value-type="float">
            <text:p>3280319.59382375</text:p>
          </table:table-cell>
        </table:table-row>
        <table:table-row table:style-name="ro1">
          <table:table-cell table:number-columns-repeated="17"/>
          <table:table-cell office:value-type="float" office:value="369349.572108889" calcext:value-type="float">
            <text:p>369349.572108889</text:p>
          </table:table-cell>
          <table:table-cell office:value-type="float" office:value="3280320.92354087" calcext:value-type="float">
            <text:p>3280320.92354087</text:p>
          </table:table-cell>
          <table:table-cell table:number-columns-repeated="7"/>
          <table:table-cell office:value-type="float" office:value="369350.27849394" calcext:value-type="float">
            <text:p>369350.27849394</text:p>
          </table:table-cell>
          <table:table-cell office:value-type="float" office:value="3280320.69455742" calcext:value-type="float">
            <text:p>3280320.69455742</text:p>
          </table:table-cell>
        </table:table-row>
        <table:table-row table:style-name="ro1">
          <table:table-cell table:number-columns-repeated="17"/>
          <table:table-cell office:value-type="float" office:value="369349.321952745" calcext:value-type="float">
            <text:p>369349.321952745</text:p>
          </table:table-cell>
          <table:table-cell office:value-type="float" office:value="3280321.02132956" calcext:value-type="float">
            <text:p>3280321.02132956</text:p>
          </table:table-cell>
          <table:table-cell table:number-columns-repeated="7"/>
          <table:table-cell office:value-type="float" office:value="369349.727598204" calcext:value-type="float">
            <text:p>369349.727598204</text:p>
          </table:table-cell>
          <table:table-cell office:value-type="float" office:value="3280320.78560482" calcext:value-type="float">
            <text:p>3280320.78560482</text:p>
          </table:table-cell>
        </table:table-row>
        <table:table-row table:style-name="ro1">
          <table:table-cell table:number-columns-repeated="17"/>
          <table:table-cell office:value-type="float" office:value="369349.811675135" calcext:value-type="float">
            <text:p>369349.811675135</text:p>
          </table:table-cell>
          <table:table-cell office:value-type="float" office:value="3280321.2766464" calcext:value-type="float">
            <text:p>3280321.2766464</text:p>
          </table:table-cell>
          <table:table-cell table:number-columns-repeated="7"/>
          <table:table-cell office:value-type="float" office:value="369349.198486511" calcext:value-type="float">
            <text:p>369349.198486511</text:p>
          </table:table-cell>
          <table:table-cell office:value-type="float" office:value="3280320.9380556" calcext:value-type="float">
            <text:p>3280320.9380556</text:p>
          </table:table-cell>
        </table:table-row>
        <table:table-row table:style-name="ro1">
          <table:table-cell table:number-columns-repeated="17"/>
          <table:table-cell office:value-type="float" office:value="369349.548135342" calcext:value-type="float">
            <text:p>369349.548135342</text:p>
          </table:table-cell>
          <table:table-cell office:value-type="float" office:value="3280321.36880341" calcext:value-type="float">
            <text:p>3280321.36880341</text:p>
          </table:table-cell>
          <table:table-cell table:number-columns-repeated="7"/>
          <table:table-cell office:value-type="float" office:value="369348.703811664" calcext:value-type="float">
            <text:p>369348.703811664</text:p>
          </table:table-cell>
          <table:table-cell office:value-type="float" office:value="3280321.14746571" calcext:value-type="float">
            <text:p>3280321.14746571</text:p>
          </table:table-cell>
        </table:table-row>
        <table:table-row table:style-name="ro1">
          <table:table-cell table:number-columns-repeated="17"/>
          <table:table-cell office:value-type="float" office:value="369349.296544836" calcext:value-type="float">
            <text:p>369349.296544836</text:p>
          </table:table-cell>
          <table:table-cell office:value-type="float" office:value="3280321.45223314" calcext:value-type="float">
            <text:p>3280321.45223314</text:p>
          </table:table-cell>
          <table:table-cell table:number-columns-repeated="7"/>
          <table:table-cell office:value-type="float" office:value="369348.211461703" calcext:value-type="float">
            <text:p>369348.211461703</text:p>
          </table:table-cell>
          <table:table-cell office:value-type="float" office:value="3280321.34401698" calcext:value-type="float">
            <text:p>3280321.34401698</text:p>
          </table:table-cell>
        </table:table-row>
        <table:table-row table:style-name="ro1">
          <table:table-cell table:number-columns-repeated="17"/>
          <table:table-cell office:value-type="float" office:value="369349.035255962" calcext:value-type="float">
            <text:p>369349.035255962</text:p>
          </table:table-cell>
          <table:table-cell office:value-type="float" office:value="3280321.52816196" calcext:value-type="float">
            <text:p>3280321.52816196</text:p>
          </table:table-cell>
          <table:table-cell table:number-columns-repeated="7"/>
          <table:table-cell office:value-type="float" office:value="369349.745444186" calcext:value-type="float">
            <text:p>369349.745444186</text:p>
          </table:table-cell>
          <table:table-cell office:value-type="float" office:value="3280321.30134262" calcext:value-type="float">
            <text:p>3280321.30134262</text:p>
          </table:table-cell>
        </table:table-row>
        <table:table-row table:style-name="ro1">
          <table:table-cell table:number-columns-repeated="17"/>
          <table:table-cell office:value-type="float" office:value="369348.770470798" calcext:value-type="float">
            <text:p>369348.770470798</text:p>
          </table:table-cell>
          <table:table-cell office:value-type="float" office:value="3280321.59099095" calcext:value-type="float">
            <text:p>3280321.59099095</text:p>
          </table:table-cell>
          <table:table-cell table:number-columns-repeated="7"/>
          <table:table-cell office:value-type="float" office:value="369349.233347344" calcext:value-type="float">
            <text:p>369349.233347344</text:p>
          </table:table-cell>
          <table:table-cell office:value-type="float" office:value="3280321.4856538" calcext:value-type="float">
            <text:p>3280321.4856538</text:p>
          </table:table-cell>
        </table:table-row>
        <table:table-row table:style-name="ro1">
          <table:table-cell table:number-columns-repeated="17"/>
          <table:table-cell office:value-type="float" office:value="369348.63715969" calcext:value-type="float">
            <text:p>369348.63715969</text:p>
          </table:table-cell>
          <table:table-cell office:value-type="float" office:value="3280322.00218002" calcext:value-type="float">
            <text:p>3280322.00218002</text:p>
          </table:table-cell>
          <table:table-cell table:number-columns-repeated="7"/>
          <table:table-cell office:value-type="float" office:value="369348.723733187" calcext:value-type="float">
            <text:p>369348.723733187</text:p>
          </table:table-cell>
          <table:table-cell office:value-type="float" office:value="3280321.6555816" calcext:value-type="float">
            <text:p>3280321.6555816</text:p>
          </table:table-cell>
        </table:table-row>
        <table:table-row table:style-name="ro1">
          <table:table-cell table:number-columns-repeated="17"/>
          <table:table-cell office:value-type="float" office:value="369348.664756568" calcext:value-type="float">
            <text:p>369348.664756568</text:p>
          </table:table-cell>
          <table:table-cell office:value-type="float" office:value="3280321.99602782" calcext:value-type="float">
            <text:p>3280321.99602782</text:p>
          </table:table-cell>
          <table:table-cell table:number-columns-repeated="7"/>
          <table:table-cell office:value-type="float" office:value="369348.189620161" calcext:value-type="float">
            <text:p>369348.189620161</text:p>
          </table:table-cell>
          <table:table-cell office:value-type="float" office:value="3280321.81833461" calcext:value-type="float">
            <text:p>3280321.81833461</text:p>
          </table:table-cell>
        </table:table-row>
        <table:table-row table:style-name="ro1">
          <table:table-cell table:number-columns-repeated="17"/>
          <table:table-cell office:value-type="float" office:value="369348.661309424" calcext:value-type="float">
            <text:p>369348.661309424</text:p>
          </table:table-cell>
          <table:table-cell office:value-type="float" office:value="3280321.99680783" calcext:value-type="float">
            <text:p>3280321.99680783</text:p>
          </table:table-cell>
          <table:table-cell table:number-columns-repeated="7"/>
          <table:table-cell office:value-type="float" office:value="369347.654089935" calcext:value-type="float">
            <text:p>369347.654089935</text:p>
          </table:table-cell>
          <table:table-cell office:value-type="float" office:value="3280321.94937032" calcext:value-type="float">
            <text:p>3280321.94937032</text:p>
          </table:table-cell>
        </table:table-row>
        <table:table-row table:style-name="ro1">
          <table:table-cell table:number-columns-repeated="17"/>
          <table:table-cell office:value-type="float" office:value="369348.661309424" calcext:value-type="float">
            <text:p>369348.661309424</text:p>
          </table:table-cell>
          <table:table-cell office:value-type="float" office:value="3280321.99680783" calcext:value-type="float">
            <text:p>3280321.99680783</text:p>
          </table:table-cell>
          <table:table-cell table:number-columns-repeated="7"/>
          <table:table-cell office:value-type="float" office:value="369348.609581062" calcext:value-type="float">
            <text:p>369348.609581062</text:p>
          </table:table-cell>
          <table:table-cell office:value-type="float" office:value="3280322.00841347" calcext:value-type="float">
            <text:p>3280322.00841347</text:p>
          </table:table-cell>
        </table:table-row>
        <table:table-row table:style-name="ro1">
          <table:table-cell table:number-columns-repeated="17"/>
          <table:table-cell office:value-type="float" office:value="369348.661309424" calcext:value-type="float">
            <text:p>369348.661309424</text:p>
          </table:table-cell>
          <table:table-cell office:value-type="float" office:value="3280321.99680783" calcext:value-type="float">
            <text:p>3280321.99680783</text:p>
          </table:table-cell>
          <table:table-cell table:number-columns-repeated="7"/>
          <table:table-cell office:value-type="float" office:value="369348.671673981" calcext:value-type="float">
            <text:p>369348.671673981</text:p>
          </table:table-cell>
          <table:table-cell office:value-type="float" office:value="3280321.99457072" calcext:value-type="float">
            <text:p>3280321.99457072</text:p>
          </table:table-cell>
        </table:table-row>
        <table:table-row table:style-name="ro1">
          <table:table-cell table:number-columns-repeated="17"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  <table:table-cell table:number-columns-repeated="7"/>
          <table:table-cell office:value-type="float" office:value="369348.678571529" calcext:value-type="float">
            <text:p>369348.678571529</text:p>
          </table:table-cell>
          <table:table-cell office:value-type="float" office:value="3280321.99302514" calcext:value-type="float">
            <text:p>3280321.99302514</text:p>
          </table:table-cell>
        </table:table-row>
        <table:table-row table:style-name="ro1">
          <table:table-cell table:number-columns-repeated="17"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  <table:table-cell table:number-columns-repeated="7"/>
          <table:table-cell office:value-type="float" office:value="369348.671675611" calcext:value-type="float">
            <text:p>369348.671675611</text:p>
          </table:table-cell>
          <table:table-cell office:value-type="float" office:value="3280321.99457794" calcext:value-type="float">
            <text:p>3280321.99457794</text:p>
          </table:table-cell>
        </table:table-row>
        <table:table-row table:style-name="ro1">
          <table:table-cell table:number-columns-repeated="17"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  <table:table-cell table:number-columns-repeated="7"/>
          <table:table-cell office:value-type="float" office:value="369348.671675611" calcext:value-type="float">
            <text:p>369348.671675611</text:p>
          </table:table-cell>
          <table:table-cell office:value-type="float" office:value="3280321.99457794" calcext:value-type="float">
            <text:p>3280321.99457794</text:p>
          </table:table-cell>
        </table:table-row>
        <table:table-row table:style-name="ro1">
          <table:table-cell table:number-columns-repeated="17"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  <table:table-cell table:number-columns-repeated="7"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</table:table-row>
        <table:table-row table:style-name="ro1">
          <table:table-cell table:number-columns-repeated="17"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  <table:table-cell table:number-columns-repeated="7"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7"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7"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7"/>
          <table:table-cell office:value-type="float" office:value="369349.319515858" calcext:value-type="float">
            <text:p>369349.319515858</text:p>
          </table:table-cell>
          <table:table-cell office:value-type="float" office:value="3280321.21541418" calcext:value-type="float">
            <text:p>3280321.21541418</text:p>
          </table:table-cell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369350.081015795" calcext:value-type="float">
            <text:p>369350.081015795</text:p>
          </table:table-cell>
          <table:table-cell office:value-type="float" office:value="3280320.09820852" calcext:value-type="float">
            <text:p>3280320.0982085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24T14:40:05.623891959</dc:date>
    <meta:editing-duration>PT3M42S</meta:editing-duration>
    <meta:editing-cycles>1</meta:editing-cycles>
    <meta:document-statistic meta:table-count="1" meta:cell-count="2302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3.921cm" svg:y="3.954cm" style:legend-expansion="high" chart:style-name="ch2"/>
        <chart:plot-area chart:style-name="ch3" table:cell-range-address="data_pose.D1:data_pose.D2 data_pose.A3:data_pose.B500 data_pose.E3:data_pose.E500" chart:data-source-has-labels="row" svg:x="0.128cm" svg:y="0.259cm" svg:width="13.278cm" svg:height="8.644cm">
          <chartooo:coordinate-region svg:x="1.676cm" svg:y="0.458cm" svg:width="11.17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pose.B3:data_pose.B500" loext:label-string="pose" chart:class="chart:scatter">
            <chart:domain table:cell-range-address="data_pose.A3:data_pose.A500"/>
            <chart:data-point chart:repeated="498"/>
          </chart:series>
          <chart:series chart:style-name="ch7" chart:values-cell-range-address="data_pose.E3:data_pose.E500" loext:label-string="gps" chart:class="chart:scatter">
            <chart:domain table:cell-range-address="data_pose.D3:data_pose.D500"/>
            <chart:data-point chart:repeated="4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e</text:p>
              </table:table-cell>
              <table:table-cell office:value-type="string">
                <text:p>Column D</text:p>
              </table:table-cell>
              <table:table-cell office:value-type="string">
                <text:p>g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_pose.A3:data_pose.A500</svg:desc>
                </draw:g>
              </table:table-cell>
              <table:table-cell office:value-type="float" office:value="NaN">
                <text:p>NaN</text:p>
                <draw:g>
                  <svg:desc>data_pose.B3:data_pose.B500</svg:desc>
                </draw:g>
              </table:table-cell>
              <table:table-cell office:value-type="float" office:value="369342.782116976">
                <text:p>369342.782116976</text:p>
                <draw:g>
                  <svg:desc>data_pose.D3:data_pose.D500</svg:desc>
                </draw:g>
              </table:table-cell>
              <table:table-cell office:value-type="float" office:value="3280316.85828879">
                <text:p>3280316.85828879</text:p>
                <draw:g>
                  <svg:desc>data_pose.E3:data_pose.E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9334.103041656">
                <text:p>369334.103041656</text:p>
              </table:table-cell>
              <table:table-cell office:value-type="float" office:value="3280309.58321434">
                <text:p>3280309.58321434</text:p>
              </table:table-cell>
              <table:table-cell office:value-type="float" office:value="369333.15988546">
                <text:p>369333.15988546</text:p>
              </table:table-cell>
              <table:table-cell office:value-type="float" office:value="3280305.33297749">
                <text:p>3280305.33297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9334.165121167">
                <text:p>369334.165121167</text:p>
              </table:table-cell>
              <table:table-cell office:value-type="float" office:value="3280308.42703057">
                <text:p>3280308.42703057</text:p>
              </table:table-cell>
              <table:table-cell office:value-type="float" office:value="369332.958530721">
                <text:p>369332.958530721</text:p>
              </table:table-cell>
              <table:table-cell office:value-type="float" office:value="3280304.67032636">
                <text:p>3280304.67032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334.135019482">
                <text:p>369334.135019482</text:p>
              </table:table-cell>
              <table:table-cell office:value-type="float" office:value="3280308.2795632">
                <text:p>3280308.2795632</text:p>
              </table:table-cell>
              <table:table-cell office:value-type="float" office:value="369332.855269845">
                <text:p>369332.855269845</text:p>
              </table:table-cell>
              <table:table-cell office:value-type="float" office:value="3280304.11736483">
                <text:p>3280304.11736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9333.982656307">
                <text:p>369333.982656307</text:p>
              </table:table-cell>
              <table:table-cell office:value-type="float" office:value="3280307.95297285">
                <text:p>3280307.95297285</text:p>
              </table:table-cell>
              <table:table-cell office:value-type="float" office:value="369332.936570981">
                <text:p>369332.936570981</text:p>
              </table:table-cell>
              <table:table-cell office:value-type="float" office:value="3280302.7864207">
                <text:p>3280302.7864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334.127158108">
                <text:p>369334.127158108</text:p>
              </table:table-cell>
              <table:table-cell office:value-type="float" office:value="3280307.66759437">
                <text:p>3280307.66759437</text:p>
              </table:table-cell>
              <table:table-cell office:value-type="float" office:value="369333.601268548">
                <text:p>369333.601268548</text:p>
              </table:table-cell>
              <table:table-cell office:value-type="float" office:value="3280301.6703423">
                <text:p>3280301.6703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334.075063589">
                <text:p>369334.075063589</text:p>
              </table:table-cell>
              <table:table-cell office:value-type="float" office:value="3280307.48155419">
                <text:p>3280307.48155419</text:p>
              </table:table-cell>
              <table:table-cell office:value-type="float" office:value="369334.276300134">
                <text:p>369334.276300134</text:p>
              </table:table-cell>
              <table:table-cell office:value-type="float" office:value="3280301.44080779">
                <text:p>3280301.44080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9333.974588397">
                <text:p>369333.974588397</text:p>
              </table:table-cell>
              <table:table-cell office:value-type="float" office:value="3280307.14296859">
                <text:p>3280307.14296859</text:p>
              </table:table-cell>
              <table:table-cell office:value-type="float" office:value="369335.236571305">
                <text:p>369335.236571305</text:p>
              </table:table-cell>
              <table:table-cell office:value-type="float" office:value="3280300.76461634">
                <text:p>3280300.76461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333.90334154">
                <text:p>369333.90334154</text:p>
              </table:table-cell>
              <table:table-cell office:value-type="float" office:value="3280307.00224619">
                <text:p>3280307.00224619</text:p>
              </table:table-cell>
              <table:table-cell office:value-type="float" office:value="369336.202009455">
                <text:p>369336.202009455</text:p>
              </table:table-cell>
              <table:table-cell office:value-type="float" office:value="3280300.5316969">
                <text:p>3280300.5316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334.021501743">
                <text:p>369334.021501743</text:p>
              </table:table-cell>
              <table:table-cell office:value-type="float" office:value="3280307.06794408">
                <text:p>3280307.06794408</text:p>
              </table:table-cell>
              <table:table-cell office:value-type="float" office:value="369337.250041048">
                <text:p>369337.250041048</text:p>
              </table:table-cell>
              <table:table-cell office:value-type="float" office:value="3280299.07865143">
                <text:p>3280299.07865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333.877157341">
                <text:p>369333.877157341</text:p>
              </table:table-cell>
              <table:table-cell office:value-type="float" office:value="3280306.95817027">
                <text:p>3280306.95817027</text:p>
              </table:table-cell>
              <table:table-cell office:value-type="float" office:value="369338.202562431">
                <text:p>369338.202562431</text:p>
              </table:table-cell>
              <table:table-cell office:value-type="float" office:value="3280297.73755239">
                <text:p>3280297.73755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333.567441251">
                <text:p>369333.567441251</text:p>
              </table:table-cell>
              <table:table-cell office:value-type="float" office:value="3280306.72717839">
                <text:p>3280306.72717839</text:p>
              </table:table-cell>
              <table:table-cell office:value-type="float" office:value="369338.77433371">
                <text:p>369338.77433371</text:p>
              </table:table-cell>
              <table:table-cell office:value-type="float" office:value="3280296.9550566">
                <text:p>3280296.9550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333.614218799">
                <text:p>369333.614218799</text:p>
              </table:table-cell>
              <table:table-cell office:value-type="float" office:value="3280305.85117902">
                <text:p>3280305.85117902</text:p>
              </table:table-cell>
              <table:table-cell office:value-type="float" office:value="369339.344813387">
                <text:p>369339.344813387</text:p>
              </table:table-cell>
              <table:table-cell office:value-type="float" office:value="3280296.06174287">
                <text:p>3280296.06174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333.310787946">
                <text:p>369333.310787946</text:p>
              </table:table-cell>
              <table:table-cell office:value-type="float" office:value="3280305.57212817">
                <text:p>3280305.57212817</text:p>
              </table:table-cell>
              <table:table-cell office:value-type="float" office:value="369339.806865858">
                <text:p>369339.806865858</text:p>
              </table:table-cell>
              <table:table-cell office:value-type="float" office:value="3280294.17219568">
                <text:p>3280294.17219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333.183608519">
                <text:p>369333.183608519</text:p>
              </table:table-cell>
              <table:table-cell office:value-type="float" office:value="3280305.4363543">
                <text:p>3280305.4363543</text:p>
              </table:table-cell>
              <table:table-cell office:value-type="float" office:value="369340.470272982">
                <text:p>369340.470272982</text:p>
              </table:table-cell>
              <table:table-cell office:value-type="float" office:value="3280292.94529978">
                <text:p>3280292.94529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333.101991775">
                <text:p>369333.101991775</text:p>
              </table:table-cell>
              <table:table-cell office:value-type="float" office:value="3280305.25564501">
                <text:p>3280305.25564501</text:p>
              </table:table-cell>
              <table:table-cell office:value-type="float" office:value="369341.239524125">
                <text:p>369341.239524125</text:p>
              </table:table-cell>
              <table:table-cell office:value-type="float" office:value="3280292.49300145">
                <text:p>3280292.49300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9332.998902962">
                <text:p>369332.998902962</text:p>
              </table:table-cell>
              <table:table-cell office:value-type="float" office:value="3280305.10925036">
                <text:p>3280305.10925036</text:p>
              </table:table-cell>
              <table:table-cell office:value-type="float" office:value="369342.210129706">
                <text:p>369342.210129706</text:p>
              </table:table-cell>
              <table:table-cell office:value-type="float" office:value="3280292.70335446">
                <text:p>3280292.70335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9332.804697272">
                <text:p>369332.804697272</text:p>
              </table:table-cell>
              <table:table-cell office:value-type="float" office:value="3280304.78901011">
                <text:p>3280304.78901011</text:p>
              </table:table-cell>
              <table:table-cell office:value-type="float" office:value="369342.887745285">
                <text:p>369342.887745285</text:p>
              </table:table-cell>
              <table:table-cell office:value-type="float" office:value="3280292.69545645">
                <text:p>3280292.69545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9332.924037622">
                <text:p>369332.924037622</text:p>
              </table:table-cell>
              <table:table-cell office:value-type="float" office:value="3280304.58770598">
                <text:p>3280304.5877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332.860346649">
                <text:p>369332.860346649</text:p>
              </table:table-cell>
              <table:table-cell office:value-type="float" office:value="3280304.42038378">
                <text:p>3280304.42038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332.75932825">
                <text:p>369332.75932825</text:p>
              </table:table-cell>
              <table:table-cell office:value-type="float" office:value="3280304.06716071">
                <text:p>3280304.0671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332.719772841">
                <text:p>369332.719772841</text:p>
              </table:table-cell>
              <table:table-cell office:value-type="float" office:value="3280303.87805281">
                <text:p>3280303.8780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332.805209751">
                <text:p>369332.805209751</text:p>
              </table:table-cell>
              <table:table-cell office:value-type="float" office:value="3280303.82969376">
                <text:p>3280303.8296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332.773656919">
                <text:p>369332.773656919</text:p>
              </table:table-cell>
              <table:table-cell office:value-type="float" office:value="3280303.43772337">
                <text:p>3280303.4377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332.775534933">
                <text:p>369332.775534933</text:p>
              </table:table-cell>
              <table:table-cell office:value-type="float" office:value="3280303.24217442">
                <text:p>3280303.2421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332.965045654">
                <text:p>369332.965045654</text:p>
              </table:table-cell>
              <table:table-cell office:value-type="float" office:value="3280302.47207023">
                <text:p>3280302.4720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333.02608323">
                <text:p>369333.02608323</text:p>
              </table:table-cell>
              <table:table-cell office:value-type="float" office:value="3280302.064391">
                <text:p>3280302.064391</text:p>
              </table:table-cell>
              <table:table-cell office:value-type="float" office:value="369361.454515757">
                <text:p>369361.454515757</text:p>
              </table:table-cell>
              <table:table-cell office:value-type="float" office:value="3280307.44152383">
                <text:p>3280307.44152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333.071721987">
                <text:p>369333.071721987</text:p>
              </table:table-cell>
              <table:table-cell office:value-type="float" office:value="3280301.85493579">
                <text:p>3280301.85493579</text:p>
              </table:table-cell>
              <table:table-cell office:value-type="float" office:value="369359.830835447">
                <text:p>369359.830835447</text:p>
              </table:table-cell>
              <table:table-cell office:value-type="float" office:value="3280309.3446077">
                <text:p>3280309.3446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333.700646885">
                <text:p>369333.700646885</text:p>
              </table:table-cell>
              <table:table-cell office:value-type="float" office:value="3280301.34362027">
                <text:p>3280301.34362027</text:p>
              </table:table-cell>
              <table:table-cell office:value-type="float" office:value="369359.357156996">
                <text:p>369359.357156996</text:p>
              </table:table-cell>
              <table:table-cell office:value-type="float" office:value="3280310.23679222">
                <text:p>3280310.23679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333.727484172">
                <text:p>369333.727484172</text:p>
              </table:table-cell>
              <table:table-cell office:value-type="float" office:value="3280301.15744175">
                <text:p>3280301.15744175</text:p>
              </table:table-cell>
              <table:table-cell office:value-type="float" office:value="369361.755253771">
                <text:p>369361.755253771</text:p>
              </table:table-cell>
              <table:table-cell office:value-type="float" office:value="3280308.32468323">
                <text:p>3280308.32468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333.775190776">
                <text:p>369333.775190776</text:p>
              </table:table-cell>
              <table:table-cell office:value-type="float" office:value="3280300.75300483">
                <text:p>3280300.75300483</text:p>
              </table:table-cell>
              <table:table-cell office:value-type="float" office:value="369362.050825879">
                <text:p>369362.050825879</text:p>
              </table:table-cell>
              <table:table-cell office:value-type="float" office:value="3280308.76457075">
                <text:p>3280308.76457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9334.363932258">
                <text:p>369334.363932258</text:p>
              </table:table-cell>
              <table:table-cell office:value-type="float" office:value="3280301.10582261">
                <text:p>3280301.10582261</text:p>
              </table:table-cell>
              <table:table-cell office:value-type="float" office:value="369362.723274615">
                <text:p>369362.723274615</text:p>
              </table:table-cell>
              <table:table-cell office:value-type="float" office:value="3280308.31340201">
                <text:p>3280308.31340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9334.430815228">
                <text:p>369334.430815228</text:p>
              </table:table-cell>
              <table:table-cell office:value-type="float" office:value="3280300.90463092">
                <text:p>3280300.90463092</text:p>
              </table:table-cell>
              <table:table-cell office:value-type="float" office:value="369362.728440444">
                <text:p>369362.728440444</text:p>
              </table:table-cell>
              <table:table-cell office:value-type="float" office:value="3280308.75667391">
                <text:p>3280308.75667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9334.577462763">
                <text:p>369334.577462763</text:p>
              </table:table-cell>
              <table:table-cell office:value-type="float" office:value="3280300.53703365">
                <text:p>3280300.53703365</text:p>
              </table:table-cell>
              <table:table-cell office:value-type="float" office:value="369363.020138139">
                <text:p>369363.020138139</text:p>
              </table:table-cell>
              <table:table-cell office:value-type="float" office:value="3280308.86410753">
                <text:p>3280308.86410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335.278133069">
                <text:p>369335.278133069</text:p>
              </table:table-cell>
              <table:table-cell office:value-type="float" office:value="3280300.67221748">
                <text:p>3280300.67221748</text:p>
              </table:table-cell>
              <table:table-cell office:value-type="float" office:value="369363.220199563">
                <text:p>369363.220199563</text:p>
              </table:table-cell>
              <table:table-cell office:value-type="float" office:value="3280309.41594117">
                <text:p>3280309.41594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9335.470467296">
                <text:p>369335.470467296</text:p>
              </table:table-cell>
              <table:table-cell office:value-type="float" office:value="3280300.31034558">
                <text:p>3280300.31034558</text:p>
              </table:table-cell>
              <table:table-cell office:value-type="float" office:value="369363.036927052">
                <text:p>369363.036927052</text:p>
              </table:table-cell>
              <table:table-cell office:value-type="float" office:value="3280310.30474119">
                <text:p>3280310.30474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9335.588354989">
                <text:p>369335.588354989</text:p>
              </table:table-cell>
              <table:table-cell office:value-type="float" office:value="3280300.13128396">
                <text:p>3280300.13128396</text:p>
              </table:table-cell>
              <table:table-cell office:value-type="float" office:value="369363.426718224">
                <text:p>369363.426718224</text:p>
              </table:table-cell>
              <table:table-cell office:value-type="float" office:value="3280310.52186468">
                <text:p>3280310.52186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9336.268119743">
                <text:p>369336.268119743</text:p>
              </table:table-cell>
              <table:table-cell office:value-type="float" office:value="3280300.45184006">
                <text:p>3280300.45184006</text:p>
              </table:table-cell>
              <table:table-cell office:value-type="float" office:value="369364.39215599">
                <text:p>369364.39215599</text:p>
              </table:table-cell>
              <table:table-cell office:value-type="float" office:value="3280310.28894765">
                <text:p>3280310.28894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9336.405415152">
                <text:p>369336.405415152</text:p>
              </table:table-cell>
              <table:table-cell office:value-type="float" office:value="3280300.29653359">
                <text:p>3280300.29653359</text:p>
              </table:table-cell>
              <table:table-cell office:value-type="float" office:value="369364.883914945">
                <text:p>369364.883914945</text:p>
              </table:table-cell>
              <table:table-cell office:value-type="float" office:value="3280310.94821498">
                <text:p>3280310.94821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9336.694127103">
                <text:p>369336.694127103</text:p>
              </table:table-cell>
              <table:table-cell office:value-type="float" office:value="3280300.01917305">
                <text:p>3280300.01917305</text:p>
              </table:table-cell>
              <table:table-cell office:value-type="float" office:value="369365.182069733">
                <text:p>369365.182069733</text:p>
              </table:table-cell>
              <table:table-cell office:value-type="float" office:value="3280311.60973852">
                <text:p>3280311.60973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9336.832882312">
                <text:p>369336.832882312</text:p>
              </table:table-cell>
              <table:table-cell office:value-type="float" office:value="3280299.87163863">
                <text:p>3280299.87163863</text:p>
              </table:table-cell>
              <table:table-cell office:value-type="float" office:value="369364.911035133">
                <text:p>369364.911035133</text:p>
              </table:table-cell>
              <table:table-cell office:value-type="float" office:value="3280313.27539242">
                <text:p>3280313.27539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9337.462308881">
                <text:p>369337.462308881</text:p>
              </table:table-cell>
              <table:table-cell office:value-type="float" office:value="3280298.84814652">
                <text:p>3280298.84814652</text:p>
              </table:table-cell>
              <table:table-cell office:value-type="float" office:value="369363.009863671">
                <text:p>369363.009863671</text:p>
              </table:table-cell>
              <table:table-cell office:value-type="float" office:value="3280316.29003992">
                <text:p>3280316.29003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337.716014173">
                <text:p>369337.716014173</text:p>
              </table:table-cell>
              <table:table-cell office:value-type="float" office:value="3280298.6127343">
                <text:p>3280298.6127343</text:p>
              </table:table-cell>
              <table:table-cell office:value-type="float" office:value="369361.180957184">
                <text:p>369361.180957184</text:p>
              </table:table-cell>
              <table:table-cell office:value-type="float" office:value="3280317.19801811">
                <text:p>3280317.19801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9337.86973858">
                <text:p>369337.86973858</text:p>
              </table:table-cell>
              <table:table-cell office:value-type="float" office:value="3280298.49185095">
                <text:p>3280298.49185095</text:p>
              </table:table-cell>
              <table:table-cell office:value-type="float" office:value="369360.708570476">
                <text:p>369360.708570476</text:p>
              </table:table-cell>
              <table:table-cell office:value-type="float" office:value="3280318.20102057">
                <text:p>3280318.20102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9338.339421414">
                <text:p>369338.339421414</text:p>
              </table:table-cell>
              <table:table-cell office:value-type="float" office:value="3280297.6455072">
                <text:p>3280297.6455072</text:p>
              </table:table-cell>
              <table:table-cell office:value-type="float" office:value="369358.693809515">
                <text:p>369358.693809515</text:p>
              </table:table-cell>
              <table:table-cell office:value-type="float" office:value="3280319.77616333">
                <text:p>3280319.77616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9338.435764518">
                <text:p>369338.435764518</text:p>
              </table:table-cell>
              <table:table-cell office:value-type="float" office:value="3280297.58188852">
                <text:p>3280297.58188852</text:p>
              </table:table-cell>
              <table:table-cell office:value-type="float" office:value="369356.872653056">
                <text:p>369356.872653056</text:p>
              </table:table-cell>
              <table:table-cell office:value-type="float" office:value="3280321.34905013">
                <text:p>3280321.34905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9338.561652321">
                <text:p>369338.561652321</text:p>
              </table:table-cell>
              <table:table-cell office:value-type="float" office:value="3280297.49887884">
                <text:p>3280297.49887884</text:p>
              </table:table-cell>
              <table:table-cell office:value-type="float" office:value="369356.100820324">
                <text:p>369356.100820324</text:p>
              </table:table-cell>
              <table:table-cell office:value-type="float" office:value="3280321.57971149">
                <text:p>3280321.57971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9338.846879426">
                <text:p>369338.846879426</text:p>
              </table:table-cell>
              <table:table-cell office:value-type="float" office:value="3280296.90258084">
                <text:p>3280296.90258084</text:p>
              </table:table-cell>
              <table:table-cell office:value-type="float" office:value="369355.803956751">
                <text:p>369355.803956751</text:p>
              </table:table-cell>
              <table:table-cell office:value-type="float" office:value="3280321.02900615">
                <text:p>3280321.02900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9338.999674074">
                <text:p>369338.999674074</text:p>
              </table:table-cell>
              <table:table-cell office:value-type="float" office:value="3280296.80499851">
                <text:p>3280296.80499851</text:p>
              </table:table-cell>
              <table:table-cell office:value-type="float" office:value="369355.598728996">
                <text:p>369355.598728996</text:p>
              </table:table-cell>
              <table:table-cell office:value-type="float" office:value="3280320.03390072">
                <text:p>3280320.03390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9339.324800105">
                <text:p>369339.324800105</text:p>
              </table:table-cell>
              <table:table-cell office:value-type="float" office:value="3280296.68066818">
                <text:p>3280296.68066818</text:p>
              </table:table-cell>
              <table:table-cell office:value-type="float" office:value="369355.398667349">
                <text:p>369355.398667349</text:p>
              </table:table-cell>
              <table:table-cell office:value-type="float" office:value="3280319.4820672">
                <text:p>3280319.48206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339.43435128">
                <text:p>369339.43435128</text:p>
              </table:table-cell>
              <table:table-cell office:value-type="float" office:value="3280296.03232162">
                <text:p>3280296.03232162</text:p>
              </table:table-cell>
              <table:table-cell office:value-type="float" office:value="369355.379294329">
                <text:p>369355.379294329</text:p>
              </table:table-cell>
              <table:table-cell office:value-type="float" office:value="3280317.81979755">
                <text:p>3280317.81979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9339.564940704">
                <text:p>369339.564940704</text:p>
              </table:table-cell>
              <table:table-cell office:value-type="float" office:value="3280295.98469334">
                <text:p>3280295.98469334</text:p>
              </table:table-cell>
              <table:table-cell office:value-type="float" office:value="369353.656231522">
                <text:p>369353.656231522</text:p>
              </table:table-cell>
              <table:table-cell office:value-type="float" office:value="3280319.50237466">
                <text:p>3280319.502374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339.9033245">
                <text:p>369339.9033245</text:p>
              </table:table-cell>
              <table:table-cell office:value-type="float" office:value="3280295.83528784">
                <text:p>3280295.83528784</text:p>
              </table:table-cell>
              <table:table-cell office:value-type="float" office:value="369352.877940917">
                <text:p>369352.877940917</text:p>
              </table:table-cell>
              <table:table-cell office:value-type="float" office:value="3280319.17894636">
                <text:p>3280319.178946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9340.071039724">
                <text:p>369340.071039724</text:p>
              </table:table-cell>
              <table:table-cell office:value-type="float" office:value="3280295.76013726">
                <text:p>3280295.76013726</text:p>
              </table:table-cell>
              <table:table-cell office:value-type="float" office:value="369352.004139836">
                <text:p>369352.004139836</text:p>
              </table:table-cell>
              <table:table-cell office:value-type="float" office:value="3280318.96746429">
                <text:p>3280318.96746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9340.042660049">
                <text:p>369340.042660049</text:p>
              </table:table-cell>
              <table:table-cell office:value-type="float" office:value="3280294.06462689">
                <text:p>3280294.06462689</text:p>
              </table:table-cell>
              <table:table-cell office:value-type="float" office:value="369350.571483643">
                <text:p>369350.571483643</text:p>
              </table:table-cell>
              <table:table-cell office:value-type="float" office:value="3280320.64665727">
                <text:p>3280320.64665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9340.207222047">
                <text:p>369340.207222047</text:p>
              </table:table-cell>
              <table:table-cell office:value-type="float" office:value="3280293.98832613">
                <text:p>3280293.98832613</text:p>
              </table:table-cell>
              <table:table-cell office:value-type="float" office:value="369349.997129701">
                <text:p>369349.997129701</text:p>
              </table:table-cell>
              <table:table-cell office:value-type="float" office:value="3280321.20751654">
                <text:p>3280321.20751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9340.49669993">
                <text:p>369340.49669993</text:p>
              </table:table-cell>
              <table:table-cell office:value-type="float" office:value="3280293.87466976">
                <text:p>3280293.87466976</text:p>
              </table:table-cell>
              <table:table-cell office:value-type="float" office:value="369348.650943236">
                <text:p>369348.650943236</text:p>
              </table:table-cell>
              <table:table-cell office:value-type="float" office:value="3280321.99903772">
                <text:p>3280321.99903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9340.553053858">
                <text:p>369340.553053858</text:p>
              </table:table-cell>
              <table:table-cell office:value-type="float" office:value="3280292.917959">
                <text:p>3280292.917959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9340.880781366">
                <text:p>369340.880781366</text:p>
              </table:table-cell>
              <table:table-cell office:value-type="float" office:value="3280292.83064747">
                <text:p>3280292.83064747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9341.062494259">
                <text:p>369341.062494259</text:p>
              </table:table-cell>
              <table:table-cell office:value-type="float" office:value="3280292.79030077">
                <text:p>3280292.79030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341.325198008">
                <text:p>369341.325198008</text:p>
              </table:table-cell>
              <table:table-cell office:value-type="float" office:value="3280292.47687138">
                <text:p>3280292.4768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9341.503428135">
                <text:p>369341.503428135</text:p>
              </table:table-cell>
              <table:table-cell office:value-type="float" office:value="3280292.44301407">
                <text:p>3280292.4430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9341.863898225">
                <text:p>369341.863898225</text:p>
              </table:table-cell>
              <table:table-cell office:value-type="float" office:value="3280292.4091878">
                <text:p>3280292.409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9342.049879759">
                <text:p>369342.049879759</text:p>
              </table:table-cell>
              <table:table-cell office:value-type="float" office:value="3280292.41549129">
                <text:p>3280292.41549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9342.501665993">
                <text:p>369342.501665993</text:p>
              </table:table-cell>
              <table:table-cell office:value-type="float" office:value="3280292.72222453">
                <text:p>3280292.7222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9342.691968218">
                <text:p>369342.691968218</text:p>
              </table:table-cell>
              <table:table-cell office:value-type="float" office:value="3280292.73662787">
                <text:p>3280292.7366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9343.051203535">
                <text:p>369343.051203535</text:p>
              </table:table-cell>
              <table:table-cell office:value-type="float" office:value="3280292.7666398">
                <text:p>3280292.766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9342.979136611">
                <text:p>369342.979136611</text:p>
              </table:table-cell>
              <table:table-cell office:value-type="float" office:value="3280292.70496903">
                <text:p>3280292.70496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9343.332363406">
                <text:p>369343.332363406</text:p>
              </table:table-cell>
              <table:table-cell office:value-type="float" office:value="3280292.74719106">
                <text:p>3280292.74719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343.684663198">
                <text:p>369343.684663198</text:p>
              </table:table-cell>
              <table:table-cell office:value-type="float" office:value="3280292.79667292">
                <text:p>3280292.7966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9343.880259166">
                <text:p>369343.880259166</text:p>
              </table:table-cell>
              <table:table-cell office:value-type="float" office:value="3280292.82688538">
                <text:p>3280292.8268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9344.252619436">
                <text:p>369344.252619436</text:p>
              </table:table-cell>
              <table:table-cell office:value-type="float" office:value="3280292.88576236">
                <text:p>3280292.8857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344.438128197">
                <text:p>369344.438128197</text:p>
              </table:table-cell>
              <table:table-cell office:value-type="float" office:value="3280292.9191089">
                <text:p>3280292.919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9344.802729648">
                <text:p>369344.802729648</text:p>
              </table:table-cell>
              <table:table-cell office:value-type="float" office:value="3280292.99401222">
                <text:p>3280292.9940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9344.991106542">
                <text:p>369344.991106542</text:p>
              </table:table-cell>
              <table:table-cell office:value-type="float" office:value="3280293.03693016">
                <text:p>3280293.0369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9345.371993474">
                <text:p>369345.371993474</text:p>
              </table:table-cell>
              <table:table-cell office:value-type="float" office:value="3280293.13564752">
                <text:p>3280293.1356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9345.555748138">
                <text:p>369345.555748138</text:p>
              </table:table-cell>
              <table:table-cell office:value-type="float" office:value="3280293.1872055">
                <text:p>3280293.187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9345.884852211">
                <text:p>369345.884852211</text:p>
              </table:table-cell>
              <table:table-cell office:value-type="float" office:value="3280293.28725933">
                <text:p>3280293.2872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9346.039497068">
                <text:p>369346.039497068</text:p>
              </table:table-cell>
              <table:table-cell office:value-type="float" office:value="3280293.35071369">
                <text:p>3280293.3507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9346.358763391">
                <text:p>369346.358763391</text:p>
              </table:table-cell>
              <table:table-cell office:value-type="float" office:value="3280293.51811397">
                <text:p>3280293.5181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9346.52479361">
                <text:p>369346.52479361</text:p>
              </table:table-cell>
              <table:table-cell office:value-type="float" office:value="3280293.60226014">
                <text:p>3280293.60226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9346.851190388">
                <text:p>369346.851190388</text:p>
              </table:table-cell>
              <table:table-cell office:value-type="float" office:value="3280293.76583093">
                <text:p>3280293.7658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9347.004746298">
                <text:p>369347.004746298</text:p>
              </table:table-cell>
              <table:table-cell office:value-type="float" office:value="3280293.83790579">
                <text:p>3280293.8379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9347.33302995">
                <text:p>369347.33302995</text:p>
              </table:table-cell>
              <table:table-cell office:value-type="float" office:value="3280294.00261918">
                <text:p>3280294.0026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9347.488547754">
                <text:p>369347.488547754</text:p>
              </table:table-cell>
              <table:table-cell office:value-type="float" office:value="3280294.1048909">
                <text:p>3280294.104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9347.791646228">
                <text:p>369347.791646228</text:p>
              </table:table-cell>
              <table:table-cell office:value-type="float" office:value="3280294.31680372">
                <text:p>3280294.3168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9347.929458878">
                <text:p>369347.929458878</text:p>
              </table:table-cell>
              <table:table-cell office:value-type="float" office:value="3280294.42359604">
                <text:p>3280294.4235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9348.212839776">
                <text:p>369348.212839776</text:p>
              </table:table-cell>
              <table:table-cell office:value-type="float" office:value="3280294.65392263">
                <text:p>3280294.6539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348.488659625">
                <text:p>369348.488659625</text:p>
              </table:table-cell>
              <table:table-cell office:value-type="float" office:value="3280294.8748607">
                <text:p>3280294.874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9348.62856364">
                <text:p>369348.62856364</text:p>
              </table:table-cell>
              <table:table-cell office:value-type="float" office:value="3280294.98280838">
                <text:p>3280294.98280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9348.884600518">
                <text:p>369348.884600518</text:p>
              </table:table-cell>
              <table:table-cell office:value-type="float" office:value="3280295.17545036">
                <text:p>3280295.1754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349.010188593">
                <text:p>369349.010188593</text:p>
              </table:table-cell>
              <table:table-cell office:value-type="float" office:value="3280295.27862654">
                <text:p>3280295.2786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9349.224104858">
                <text:p>369349.224104858</text:p>
              </table:table-cell>
              <table:table-cell office:value-type="float" office:value="3280295.51644404">
                <text:p>3280295.5164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349.315736265">
                <text:p>369349.315736265</text:p>
              </table:table-cell>
              <table:table-cell office:value-type="float" office:value="3280295.63620696">
                <text:p>3280295.63620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9349.522040932">
                <text:p>369349.522040932</text:p>
              </table:table-cell>
              <table:table-cell office:value-type="float" office:value="3280295.92316089">
                <text:p>3280295.9231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9349.624288054">
                <text:p>369349.624288054</text:p>
              </table:table-cell>
              <table:table-cell office:value-type="float" office:value="3280296.07302986">
                <text:p>3280296.0730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9361.505271489">
                <text:p>369361.505271489</text:p>
              </table:table-cell>
              <table:table-cell office:value-type="float" office:value="3280307.51527732">
                <text:p>3280307.51527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9361.601644222">
                <text:p>369361.601644222</text:p>
              </table:table-cell>
              <table:table-cell office:value-type="float" office:value="3280307.65774101">
                <text:p>3280307.6577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9361.778325947">
                <text:p>369361.778325947</text:p>
              </table:table-cell>
              <table:table-cell office:value-type="float" office:value="3280307.95233247">
                <text:p>3280307.9523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9361.832174161">
                <text:p>369361.832174161</text:p>
              </table:table-cell>
              <table:table-cell office:value-type="float" office:value="3280308.10554447">
                <text:p>3280308.1055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9359.89511889">
                <text:p>369359.89511889</text:p>
              </table:table-cell>
              <table:table-cell office:value-type="float" office:value="3280309.58350784">
                <text:p>3280309.5835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9359.939842021">
                <text:p>369359.939842021</text:p>
              </table:table-cell>
              <table:table-cell office:value-type="float" office:value="3280309.7495938">
                <text:p>3280309.749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9360.02273446">
                <text:p>369360.02273446</text:p>
              </table:table-cell>
              <table:table-cell office:value-type="float" office:value="3280310.08102717">
                <text:p>3280310.0810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9359.373530867">
                <text:p>369359.373530867</text:p>
              </table:table-cell>
              <table:table-cell office:value-type="float" office:value="3280310.32001985">
                <text:p>3280310.3200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9359.428212215">
                <text:p>369359.428212215</text:p>
              </table:table-cell>
              <table:table-cell office:value-type="float" office:value="3280310.63574311">
                <text:p>3280310.6357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9359.468636755">
                <text:p>369359.468636755</text:p>
              </table:table-cell>
              <table:table-cell office:value-type="float" office:value="3280310.95828496">
                <text:p>3280310.9582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9361.761142902">
                <text:p>369361.761142902</text:p>
              </table:table-cell>
              <table:table-cell office:value-type="float" office:value="3280308.40457473">
                <text:p>3280308.4045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9361.767223673">
                <text:p>369361.767223673</text:p>
              </table:table-cell>
              <table:table-cell office:value-type="float" office:value="3280308.72726805">
                <text:p>3280308.7272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9361.767253283">
                <text:p>369361.767253283</text:p>
              </table:table-cell>
              <table:table-cell office:value-type="float" office:value="3280308.88984328">
                <text:p>3280308.8898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9362.059452718">
                <text:p>369362.059452718</text:p>
              </table:table-cell>
              <table:table-cell office:value-type="float" office:value="3280308.83947382">
                <text:p>3280308.83947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9362.082649148">
                <text:p>369362.082649148</text:p>
              </table:table-cell>
              <table:table-cell office:value-type="float" office:value="3280309.00037944">
                <text:p>3280309.0003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9362.114561598">
                <text:p>369362.114561598</text:p>
              </table:table-cell>
              <table:table-cell office:value-type="float" office:value="3280309.3002047">
                <text:p>3280309.300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9362.141640642">
                <text:p>369362.141640642</text:p>
              </table:table-cell>
              <table:table-cell office:value-type="float" office:value="3280309.44132004">
                <text:p>3280309.4413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362.778041718">
                <text:p>369362.778041718</text:p>
              </table:table-cell>
              <table:table-cell office:value-type="float" office:value="3280308.54498662">
                <text:p>3280308.5449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9362.814306304">
                <text:p>369362.814306304</text:p>
              </table:table-cell>
              <table:table-cell office:value-type="float" office:value="3280308.72274809">
                <text:p>3280308.72274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9362.887673087">
                <text:p>369362.887673087</text:p>
              </table:table-cell>
              <table:table-cell office:value-type="float" office:value="3280309.02732126">
                <text:p>3280309.0273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9362.756024476">
                <text:p>369362.756024476</text:p>
              </table:table-cell>
              <table:table-cell office:value-type="float" office:value="3280308.82429588">
                <text:p>3280308.8242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9362.889970215">
                <text:p>369362.889970215</text:p>
              </table:table-cell>
              <table:table-cell office:value-type="float" office:value="3280309.13343381">
                <text:p>3280309.13343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9362.954871009">
                <text:p>369362.954871009</text:p>
              </table:table-cell>
              <table:table-cell office:value-type="float" office:value="3280309.28506018">
                <text:p>3280309.28506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9363.050527951">
                <text:p>369363.050527951</text:p>
              </table:table-cell>
              <table:table-cell office:value-type="float" office:value="3280308.94076959">
                <text:p>3280308.94076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9363.172861952">
                <text:p>369363.172861952</text:p>
              </table:table-cell>
              <table:table-cell office:value-type="float" office:value="3280309.26227763">
                <text:p>3280309.2622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9363.229628303">
                <text:p>369363.229628303</text:p>
              </table:table-cell>
              <table:table-cell office:value-type="float" office:value="3280309.42213609">
                <text:p>3280309.42213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9363.247677238">
                <text:p>369363.247677238</text:p>
              </table:table-cell>
              <table:table-cell office:value-type="float" office:value="3280309.49369342">
                <text:p>3280309.49369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9363.302361138">
                <text:p>369363.302361138</text:p>
              </table:table-cell>
              <table:table-cell office:value-type="float" office:value="3280309.66419273">
                <text:p>3280309.6641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9363.4121655">
                <text:p>369363.4121655</text:p>
              </table:table-cell>
              <table:table-cell office:value-type="float" office:value="3280309.99018999">
                <text:p>3280309.9901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9363.465169287">
                <text:p>369363.465169287</text:p>
              </table:table-cell>
              <table:table-cell office:value-type="float" office:value="3280310.15133743">
                <text:p>3280310.1513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9363.114731119">
                <text:p>369363.114731119</text:p>
              </table:table-cell>
              <table:table-cell office:value-type="float" office:value="3280310.55690047">
                <text:p>3280310.5569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9363.163041942">
                <text:p>369363.163041942</text:p>
              </table:table-cell>
              <table:table-cell office:value-type="float" office:value="3280310.7268693">
                <text:p>3280310.726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9363.254197227">
                <text:p>369363.254197227</text:p>
              </table:table-cell>
              <table:table-cell office:value-type="float" office:value="3280311.05853535">
                <text:p>3280311.0585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9363.450467084">
                <text:p>369363.450467084</text:p>
              </table:table-cell>
              <table:table-cell office:value-type="float" office:value="3280310.60819277">
                <text:p>3280310.60819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9363.542355058">
                <text:p>369363.542355058</text:p>
              </table:table-cell>
              <table:table-cell office:value-type="float" office:value="3280310.93969167">
                <text:p>3280310.9396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9363.585257942">
                <text:p>369363.585257942</text:p>
              </table:table-cell>
              <table:table-cell office:value-type="float" office:value="3280311.10868901">
                <text:p>3280311.10868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364.415500667">
                <text:p>369364.415500667</text:p>
              </table:table-cell>
              <table:table-cell office:value-type="float" office:value="3280310.37538478">
                <text:p>3280310.37538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9364.461527618">
                <text:p>369364.461527618</text:p>
              </table:table-cell>
              <table:table-cell office:value-type="float" office:value="3280310.54599354">
                <text:p>3280310.54599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9364.54357669">
                <text:p>369364.54357669</text:p>
              </table:table-cell>
              <table:table-cell office:value-type="float" office:value="3280310.89216316">
                <text:p>3280310.8921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9364.586486252">
                <text:p>369364.586486252</text:p>
              </table:table-cell>
              <table:table-cell office:value-type="float" office:value="3280311.06844051">
                <text:p>3280311.0684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9364.940178064">
                <text:p>369364.940178064</text:p>
              </table:table-cell>
              <table:table-cell office:value-type="float" office:value="3280311.21084757">
                <text:p>3280311.2108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364.976021388">
                <text:p>369364.976021388</text:p>
              </table:table-cell>
              <table:table-cell office:value-type="float" office:value="3280311.3669576">
                <text:p>3280311.366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365.061040471">
                <text:p>369365.061040471</text:p>
              </table:table-cell>
              <table:table-cell office:value-type="float" office:value="3280311.68322995">
                <text:p>3280311.6832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9365.206566056">
                <text:p>369365.206566056</text:p>
              </table:table-cell>
              <table:table-cell office:value-type="float" office:value="3280311.70074694">
                <text:p>3280311.7007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9365.288765415">
                <text:p>369365.288765415</text:p>
              </table:table-cell>
              <table:table-cell office:value-type="float" office:value="3280312.02992911">
                <text:p>3280312.0299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9365.367964392">
                <text:p>369365.367964392</text:p>
              </table:table-cell>
              <table:table-cell office:value-type="float" office:value="3280312.38884854">
                <text:p>3280312.38884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364.929024951">
                <text:p>369364.929024951</text:p>
              </table:table-cell>
              <table:table-cell office:value-type="float" office:value="3280313.35828533">
                <text:p>3280313.3582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9364.996534388">
                <text:p>369364.996534388</text:p>
              </table:table-cell>
              <table:table-cell office:value-type="float" office:value="3280313.71238436">
                <text:p>3280313.7123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9365.023906327">
                <text:p>369365.023906327</text:p>
              </table:table-cell>
              <table:table-cell office:value-type="float" office:value="3280313.88455945">
                <text:p>3280313.8845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9365.029883527">
                <text:p>369365.029883527</text:p>
              </table:table-cell>
              <table:table-cell office:value-type="float" office:value="3280314.09866567">
                <text:p>3280314.09866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9362.992572156">
                <text:p>369362.992572156</text:p>
              </table:table-cell>
              <table:table-cell office:value-type="float" office:value="3280316.45640745">
                <text:p>3280316.4564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9362.911064096">
                <text:p>369362.911064096</text:p>
              </table:table-cell>
              <table:table-cell office:value-type="float" office:value="3280316.80675093">
                <text:p>3280316.8067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9362.880466455">
                <text:p>369362.880466455</text:p>
              </table:table-cell>
              <table:table-cell office:value-type="float" office:value="3280316.88333132">
                <text:p>3280316.8833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9361.147600518">
                <text:p>369361.147600518</text:p>
              </table:table-cell>
              <table:table-cell office:value-type="float" office:value="3280317.28110789">
                <text:p>3280317.2811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9361.088529486">
                <text:p>369361.088529486</text:p>
              </table:table-cell>
              <table:table-cell office:value-type="float" office:value="3280317.43004065">
                <text:p>3280317.4300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9360.949722966">
                <text:p>369360.949722966</text:p>
              </table:table-cell>
              <table:table-cell office:value-type="float" office:value="3280317.75250174">
                <text:p>3280317.7525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9360.708570476">
                <text:p>369360.708570476</text:p>
              </table:table-cell>
              <table:table-cell office:value-type="float" office:value="3280318.20102057">
                <text:p>3280318.2010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9360.439827918">
                <text:p>369360.439827918</text:p>
              </table:table-cell>
              <table:table-cell office:value-type="float" office:value="3280318.50423441">
                <text:p>3280318.50423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9360.311763099">
                <text:p>369360.311763099</text:p>
              </table:table-cell>
              <table:table-cell office:value-type="float" office:value="3280318.63604375">
                <text:p>3280318.6360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9358.661713894">
                <text:p>369358.661713894</text:p>
              </table:table-cell>
              <table:table-cell office:value-type="float" office:value="3280319.80388709">
                <text:p>3280319.8038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9358.522686082">
                <text:p>369358.522686082</text:p>
              </table:table-cell>
              <table:table-cell office:value-type="float" office:value="3280319.92765721">
                <text:p>3280319.9276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9358.209221986">
                <text:p>369358.209221986</text:p>
              </table:table-cell>
              <table:table-cell office:value-type="float" office:value="3280320.1687685">
                <text:p>3280320.168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9356.790260685">
                <text:p>369356.790260685</text:p>
              </table:table-cell>
              <table:table-cell office:value-type="float" office:value="3280321.39948622">
                <text:p>3280321.3994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9356.628963162">
                <text:p>369356.628963162</text:p>
              </table:table-cell>
              <table:table-cell office:value-type="float" office:value="3280321.49237541">
                <text:p>3280321.4923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9356.296907211">
                <text:p>369356.296907211</text:p>
              </table:table-cell>
              <table:table-cell office:value-type="float" office:value="3280321.64916926">
                <text:p>3280321.6491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9356.1294268">
                <text:p>369356.1294268</text:p>
              </table:table-cell>
              <table:table-cell office:value-type="float" office:value="3280321.70551745">
                <text:p>3280321.7055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9355.82289169">
                <text:p>369355.82289169</text:p>
              </table:table-cell>
              <table:table-cell office:value-type="float" office:value="3280321.6529328">
                <text:p>3280321.652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9355.644964581">
                <text:p>369355.644964581</text:p>
              </table:table-cell>
              <table:table-cell office:value-type="float" office:value="3280321.68679373">
                <text:p>3280321.68679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9355.256349088">
                <text:p>369355.256349088</text:p>
              </table:table-cell>
              <table:table-cell office:value-type="float" office:value="3280321.68931653">
                <text:p>3280321.6893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9355.707466243">
                <text:p>369355.707466243</text:p>
              </table:table-cell>
              <table:table-cell office:value-type="float" office:value="3280321.02445742">
                <text:p>3280321.0244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9355.330567383">
                <text:p>369355.330567383</text:p>
              </table:table-cell>
              <table:table-cell office:value-type="float" office:value="3280320.9831986">
                <text:p>3280320.983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9355.1608487">
                <text:p>369355.1608487</text:p>
              </table:table-cell>
              <table:table-cell office:value-type="float" office:value="3280320.95529443">
                <text:p>3280320.95529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9355.511594124">
                <text:p>369355.511594124</text:p>
              </table:table-cell>
              <table:table-cell office:value-type="float" office:value="3280320.03645556">
                <text:p>3280320.0364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355.327858123">
                <text:p>369355.327858123</text:p>
              </table:table-cell>
              <table:table-cell office:value-type="float" office:value="3280320.03688069">
                <text:p>3280320.03688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9354.959278761">
                <text:p>369354.959278761</text:p>
              </table:table-cell>
              <table:table-cell office:value-type="float" office:value="3280320.00723776">
                <text:p>3280320.00723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9355.321352981">
                <text:p>369355.321352981</text:p>
              </table:table-cell>
              <table:table-cell office:value-type="float" office:value="3280319.49032683">
                <text:p>3280319.4903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9355.164016508">
                <text:p>369355.164016508</text:p>
              </table:table-cell>
              <table:table-cell office:value-type="float" office:value="3280319.5028509">
                <text:p>3280319.502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9354.805988161">
                <text:p>369354.805988161</text:p>
              </table:table-cell>
              <table:table-cell office:value-type="float" office:value="3280319.49896453">
                <text:p>3280319.4989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9354.622457281">
                <text:p>369354.622457281</text:p>
              </table:table-cell>
              <table:table-cell office:value-type="float" office:value="3280319.49096738">
                <text:p>3280319.49096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9355.092124961">
                <text:p>369355.092124961</text:p>
              </table:table-cell>
              <table:table-cell office:value-type="float" office:value="3280317.85866141">
                <text:p>3280317.8586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9354.879122494">
                <text:p>369354.879122494</text:p>
              </table:table-cell>
              <table:table-cell office:value-type="float" office:value="3280317.8829418">
                <text:p>3280317.882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9354.493275856">
                <text:p>369354.493275856</text:p>
              </table:table-cell>
              <table:table-cell office:value-type="float" office:value="3280317.90129693">
                <text:p>3280317.90129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9353.569070229">
                <text:p>369353.569070229</text:p>
              </table:table-cell>
              <table:table-cell office:value-type="float" office:value="3280319.50062376">
                <text:p>3280319.5006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353.211236475">
                <text:p>369353.211236475</text:p>
              </table:table-cell>
              <table:table-cell office:value-type="float" office:value="3280319.50248658">
                <text:p>3280319.50248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9353.027508082">
                <text:p>369353.027508082</text:p>
              </table:table-cell>
              <table:table-cell office:value-type="float" office:value="3280319.5313677">
                <text:p>3280319.531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9352.784856177">
                <text:p>369352.784856177</text:p>
              </table:table-cell>
              <table:table-cell office:value-type="float" office:value="3280319.19369786">
                <text:p>3280319.1936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9352.609902785">
                <text:p>369352.609902785</text:p>
              </table:table-cell>
              <table:table-cell office:value-type="float" office:value="3280319.21855379">
                <text:p>3280319.21855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9352.228294613">
                <text:p>369352.228294613</text:p>
              </table:table-cell>
              <table:table-cell office:value-type="float" office:value="3280319.26163279">
                <text:p>3280319.2616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351.931213618">
                <text:p>369351.931213618</text:p>
              </table:table-cell>
              <table:table-cell office:value-type="float" office:value="3280318.98659444">
                <text:p>3280318.9865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9351.756983474">
                <text:p>369351.756983474</text:p>
              </table:table-cell>
              <table:table-cell office:value-type="float" office:value="3280319.03718557">
                <text:p>3280319.0371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9351.402939553">
                <text:p>369351.402939553</text:p>
              </table:table-cell>
              <table:table-cell office:value-type="float" office:value="3280319.13594035">
                <text:p>3280319.1359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9351.226084543">
                <text:p>369351.226084543</text:p>
              </table:table-cell>
              <table:table-cell office:value-type="float" office:value="3280319.17625078">
                <text:p>3280319.1762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350.290188496">
                <text:p>369350.290188496</text:p>
              </table:table-cell>
              <table:table-cell office:value-type="float" office:value="3280320.69297312">
                <text:p>3280320.69297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9350.113817932">
                <text:p>369350.113817932</text:p>
              </table:table-cell>
              <table:table-cell office:value-type="float" office:value="3280320.74379005">
                <text:p>3280320.74379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9349.784809663">
                <text:p>369349.784809663</text:p>
              </table:table-cell>
              <table:table-cell office:value-type="float" office:value="3280320.87911051">
                <text:p>3280320.8791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9349.913234529">
                <text:p>369349.913234529</text:p>
              </table:table-cell>
              <table:table-cell office:value-type="float" office:value="3280321.2387919">
                <text:p>3280321.2387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9349.572664196">
                <text:p>369349.572664196</text:p>
              </table:table-cell>
              <table:table-cell office:value-type="float" office:value="3280321.35687156">
                <text:p>3280321.3568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9349.394626521">
                <text:p>369349.394626521</text:p>
              </table:table-cell>
              <table:table-cell office:value-type="float" office:value="3280321.41112256">
                <text:p>3280321.4111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9348.637155845">
                <text:p>369348.637155845</text:p>
              </table:table-cell>
              <table:table-cell office:value-type="float" office:value="3280322.00216297">
                <text:p>3280322.0021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9348.660152667">
                <text:p>369348.660152667</text:p>
              </table:table-cell>
              <table:table-cell office:value-type="float" office:value="3280321.99703353">
                <text:p>3280321.9970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9348.657854028">
                <text:p>369348.657854028</text:p>
              </table:table-cell>
              <table:table-cell office:value-type="float" office:value="3280321.99755113">
                <text:p>3280321.9975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3.921cm" svg:y="3.955cm" style:legend-expansion="high" chart:style-name="ch2"/>
        <chart:plot-area chart:style-name="ch3" table:cell-range-address="data_pose.U1:data_pose.U2 data_pose.R3:data_pose.V500" chart:data-source-has-labels="row" svg:x="0.32cm" svg:y="0.18cm" svg:width="13.281cm" svg:height="8.646cm">
          <chartooo:coordinate-region svg:x="1.867cm" svg:y="0.38cm" svg:width="11.1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pose.S3:data_pose.S500" loext:label-string="pos2" chart:class="chart:scatter">
            <chart:domain table:cell-range-address="data_pose.R3:data_pose.U500"/>
            <chart:data-point chart:repeated="1992"/>
          </chart:series>
          <chart:series chart:style-name="ch7" chart:values-cell-range-address="data_pose.V3:data_pose.V500" loext:label-string="gps2" chart:class="chart:scatter">
            <chart:domain table:cell-range-address="data_pose.U3:data_pose.U500"/>
            <chart:data-point chart:repeated="4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 Column S Column T Column U</text:p>
              </table:table-cell>
              <table:table-cell office:value-type="string">
                <text:p>pos2</text:p>
              </table:table-cell>
              <table:table-cell office:value-type="string">
                <text:p>Column U</text:p>
              </table:table-cell>
              <table:table-cell office:value-type="string">
                <text:p>gps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9342.782116976">
                <text:p>369342.782116976</text:p>
                <draw:g>
                  <svg:desc>data_pose.R3:data_pose.U500</svg:desc>
                </draw:g>
              </table:table-cell>
              <table:table-cell office:value-type="float" office:value="3280316.85828879">
                <text:p>3280316.85828879</text:p>
                <draw:g>
                  <svg:desc>data_pose.S3:data_pose.S500</svg:desc>
                </draw:g>
              </table:table-cell>
              <table:table-cell office:value-type="float" office:value="369342.782116976">
                <text:p>369342.782116976</text:p>
                <draw:g>
                  <svg:desc>data_pose.U3:data_pose.U500</svg:desc>
                </draw:g>
              </table:table-cell>
              <table:table-cell office:value-type="float" office:value="3280316.85828879">
                <text:p>3280316.85828879</text:p>
                <draw:g>
                  <svg:desc>data_pose.V3:data_pose.V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9342.782116976">
                <text:p>369342.782116976</text:p>
              </table:table-cell>
              <table:table-cell office:value-type="float" office:value="3280316.85828879">
                <text:p>3280316.85828879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9342.782116976">
                <text:p>369342.782116976</text:p>
              </table:table-cell>
              <table:table-cell office:value-type="float" office:value="3280316.85828879">
                <text:p>3280316.85828879</text:p>
              </table:table-cell>
              <table:table-cell office:value-type="float" office:value="369342.971846038">
                <text:p>369342.971846038</text:p>
              </table:table-cell>
              <table:table-cell office:value-type="float" office:value="3280316.52357827">
                <text:p>3280316.52357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342.782116976">
                <text:p>369342.782116976</text:p>
              </table:table-cell>
              <table:table-cell office:value-type="float" office:value="3280316.85828879">
                <text:p>3280316.85828879</text:p>
              </table:table-cell>
              <table:table-cell office:value-type="float" office:value="369342.296815226">
                <text:p>369342.296815226</text:p>
              </table:table-cell>
              <table:table-cell office:value-type="float" office:value="3280316.75311229">
                <text:p>3280316.75311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9342.782116976">
                <text:p>369342.782116976</text:p>
              </table:table-cell>
              <table:table-cell office:value-type="float" office:value="3280316.85828879">
                <text:p>3280316.85828879</text:p>
              </table:table-cell>
              <table:table-cell office:value-type="float" office:value="369341.423013722">
                <text:p>369341.423013722</text:p>
              </table:table-cell>
              <table:table-cell office:value-type="float" office:value="3280316.54163104">
                <text:p>3280316.54163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  <table:table-cell office:value-type="float" office:value="369340.355608138">
                <text:p>369340.355608138</text:p>
              </table:table-cell>
              <table:table-cell office:value-type="float" office:value="3280316.33240648">
                <text:p>3280316.33240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  <table:table-cell office:value-type="float" office:value="369339.383712839">
                <text:p>369339.383712839</text:p>
              </table:table-cell>
              <table:table-cell office:value-type="float" office:value="3280316.01123571">
                <text:p>3280316.01123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  <table:table-cell office:value-type="float" office:value="369338.800317293">
                <text:p>369338.800317293</text:p>
              </table:table-cell>
              <table:table-cell office:value-type="float" office:value="3280315.7963697">
                <text:p>3280315.7963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  <table:table-cell office:value-type="float" office:value="369337.8284219">
                <text:p>369337.8284219</text:p>
              </table:table-cell>
              <table:table-cell office:value-type="float" office:value="3280315.47519907">
                <text:p>3280315.47519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  <table:table-cell office:value-type="float" office:value="369336.946869904">
                <text:p>369336.946869904</text:p>
              </table:table-cell>
              <table:table-cell office:value-type="float" office:value="3280314.59881027">
                <text:p>3280314.59881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342.943586924">
                <text:p>369342.943586924</text:p>
              </table:table-cell>
              <table:table-cell office:value-type="float" office:value="3280316.52450585">
                <text:p>3280316.52450585</text:p>
              </table:table-cell>
              <table:table-cell office:value-type="float" office:value="369336.159536375">
                <text:p>369336.159536375</text:p>
              </table:table-cell>
              <table:table-cell office:value-type="float" office:value="3280313.49965723">
                <text:p>3280313.49965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342.724706914">
                <text:p>369342.724706914</text:p>
              </table:table-cell>
              <table:table-cell office:value-type="float" office:value="3280316.534815">
                <text:p>3280316.534815</text:p>
              </table:table-cell>
              <table:table-cell office:value-type="float" office:value="369335.37220269">
                <text:p>369335.37220269</text:p>
              </table:table-cell>
              <table:table-cell office:value-type="float" office:value="3280312.40050424">
                <text:p>3280312.40050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342.466910588">
                <text:p>369342.466910588</text:p>
              </table:table-cell>
              <table:table-cell office:value-type="float" office:value="3280316.54513028">
                <text:p>3280316.54513028</text:p>
              </table:table-cell>
              <table:table-cell office:value-type="float" office:value="369334.689421341">
                <text:p>369334.689421341</text:p>
              </table:table-cell>
              <table:table-cell office:value-type="float" office:value="3280311.96513083">
                <text:p>3280311.96513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342.184177179">
                <text:p>369342.184177179</text:p>
              </table:table-cell>
              <table:table-cell office:value-type="float" office:value="3280316.54576623">
                <text:p>3280316.54576623</text:p>
              </table:table-cell>
              <table:table-cell office:value-type="float" office:value="369334.195077108">
                <text:p>369334.195077108</text:p>
              </table:table-cell>
              <table:table-cell office:value-type="float" office:value="3280311.0842288">
                <text:p>3280311.0842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341.905016446">
                <text:p>369341.905016446</text:p>
              </table:table-cell>
              <table:table-cell office:value-type="float" office:value="3280316.54062078">
                <text:p>3280316.54062078</text:p>
              </table:table-cell>
              <table:table-cell office:value-type="float" office:value="369334.186034924">
                <text:p>369334.186034924</text:p>
              </table:table-cell>
              <table:table-cell office:value-type="float" office:value="3280310.30850293">
                <text:p>3280310.30850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342.095654928">
                <text:p>369342.095654928</text:p>
              </table:table-cell>
              <table:table-cell office:value-type="float" office:value="3280316.74265267">
                <text:p>3280316.74265267</text:p>
              </table:table-cell>
              <table:table-cell office:value-type="float" office:value="369334.165367085">
                <text:p>369334.165367085</text:p>
              </table:table-cell>
              <table:table-cell office:value-type="float" office:value="3280308.53541524">
                <text:p>3280308.53541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9341.834209009">
                <text:p>369341.834209009</text:p>
              </table:table-cell>
              <table:table-cell office:value-type="float" office:value="3280316.74483811">
                <text:p>3280316.74483811</text:p>
              </table:table-cell>
              <table:table-cell office:value-type="float" office:value="369334.156324908">
                <text:p>369334.156324908</text:p>
              </table:table-cell>
              <table:table-cell office:value-type="float" office:value="3280307.75968938">
                <text:p>3280307.75968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9341.558637921">
                <text:p>369341.558637921</text:p>
              </table:table-cell>
              <table:table-cell office:value-type="float" office:value="3280316.75216281">
                <text:p>3280316.75216281</text:p>
              </table:table-cell>
              <table:table-cell office:value-type="float" office:value="369334.149866212">
                <text:p>369334.149866212</text:p>
              </table:table-cell>
              <table:table-cell office:value-type="float" office:value="3280307.20559947">
                <text:p>3280307.20559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9341.275903511">
                <text:p>369341.275903511</text:p>
              </table:table-cell>
              <table:table-cell office:value-type="float" office:value="3280316.75406453">
                <text:p>3280316.75406453</text:p>
              </table:table-cell>
              <table:table-cell office:value-type="float" office:value="369333.650354773">
                <text:p>369333.650354773</text:p>
              </table:table-cell>
              <table:table-cell office:value-type="float" office:value="3280305.88142554">
                <text:p>3280305.88142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341.021561634">
                <text:p>369341.021561634</text:p>
              </table:table-cell>
              <table:table-cell office:value-type="float" office:value="3280316.74687126">
                <text:p>3280316.74687126</text:p>
              </table:table-cell>
              <table:table-cell office:value-type="float" office:value="369333.15988546">
                <text:p>369333.15988546</text:p>
              </table:table-cell>
              <table:table-cell office:value-type="float" office:value="3280305.33297749">
                <text:p>3280305.33297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341.218473217">
                <text:p>369341.218473217</text:p>
              </table:table-cell>
              <table:table-cell office:value-type="float" office:value="3280316.52809183">
                <text:p>3280316.52809183</text:p>
              </table:table-cell>
              <table:table-cell office:value-type="float" office:value="369332.958530721">
                <text:p>369332.958530721</text:p>
              </table:table-cell>
              <table:table-cell office:value-type="float" office:value="3280304.67032636">
                <text:p>3280304.67032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340.961268748">
                <text:p>369340.961268748</text:p>
              </table:table-cell>
              <table:table-cell office:value-type="float" office:value="3280316.50788343">
                <text:p>3280316.50788343</text:p>
              </table:table-cell>
              <table:table-cell office:value-type="float" office:value="369332.855269845">
                <text:p>369332.855269845</text:p>
              </table:table-cell>
              <table:table-cell office:value-type="float" office:value="3280304.11736483">
                <text:p>3280304.11736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340.699886648">
                <text:p>369340.699886648</text:p>
              </table:table-cell>
              <table:table-cell office:value-type="float" office:value="3280316.50398801">
                <text:p>3280316.50398801</text:p>
              </table:table-cell>
              <table:table-cell office:value-type="float" office:value="369332.936570981">
                <text:p>369332.936570981</text:p>
              </table:table-cell>
              <table:table-cell office:value-type="float" office:value="3280302.7864207">
                <text:p>3280302.7864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340.431457975">
                <text:p>369340.431457975</text:p>
              </table:table-cell>
              <table:table-cell office:value-type="float" office:value="3280316.5133852">
                <text:p>3280316.5133852</text:p>
              </table:table-cell>
              <table:table-cell office:value-type="float" office:value="369333.601268548">
                <text:p>369333.601268548</text:p>
              </table:table-cell>
              <table:table-cell office:value-type="float" office:value="3280301.6703423">
                <text:p>3280301.6703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340.159362128">
                <text:p>369340.159362128</text:p>
              </table:table-cell>
              <table:table-cell office:value-type="float" office:value="3280316.51785766">
                <text:p>3280316.51785766</text:p>
              </table:table-cell>
              <table:table-cell office:value-type="float" office:value="369334.276300134">
                <text:p>369334.276300134</text:p>
              </table:table-cell>
              <table:table-cell office:value-type="float" office:value="3280301.44080779">
                <text:p>3280301.44080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340.147098065">
                <text:p>369340.147098065</text:p>
              </table:table-cell>
              <table:table-cell office:value-type="float" office:value="3280316.33079781">
                <text:p>3280316.33079781</text:p>
              </table:table-cell>
              <table:table-cell office:value-type="float" office:value="369335.236571305">
                <text:p>369335.236571305</text:p>
              </table:table-cell>
              <table:table-cell office:value-type="float" office:value="3280300.76461634">
                <text:p>3280300.76461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339.8750458">
                <text:p>369339.8750458</text:p>
              </table:table-cell>
              <table:table-cell office:value-type="float" office:value="3280316.32404473">
                <text:p>3280316.32404473</text:p>
              </table:table-cell>
              <table:table-cell office:value-type="float" office:value="369336.202009455">
                <text:p>369336.202009455</text:p>
              </table:table-cell>
              <table:table-cell office:value-type="float" office:value="3280300.5316969">
                <text:p>3280300.5316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339.607139819">
                <text:p>369339.607139819</text:p>
              </table:table-cell>
              <table:table-cell office:value-type="float" office:value="3280316.30508344">
                <text:p>3280316.30508344</text:p>
              </table:table-cell>
              <table:table-cell office:value-type="float" office:value="369337.250041048">
                <text:p>369337.250041048</text:p>
              </table:table-cell>
              <table:table-cell office:value-type="float" office:value="3280299.07865143">
                <text:p>3280299.07865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339.339532556">
                <text:p>369339.339532556</text:p>
              </table:table-cell>
              <table:table-cell office:value-type="float" office:value="3280316.28201758">
                <text:p>3280316.28201758</text:p>
              </table:table-cell>
              <table:table-cell office:value-type="float" office:value="369338.202562431">
                <text:p>369338.202562431</text:p>
              </table:table-cell>
              <table:table-cell office:value-type="float" office:value="3280297.73755239">
                <text:p>3280297.737552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339.05940922">
                <text:p>369339.05940922</text:p>
              </table:table-cell>
              <table:table-cell office:value-type="float" office:value="3280316.24362056">
                <text:p>3280316.24362056</text:p>
              </table:table-cell>
              <table:table-cell office:value-type="float" office:value="369338.77433371">
                <text:p>369338.77433371</text:p>
              </table:table-cell>
              <table:table-cell office:value-type="float" office:value="3280296.9550566">
                <text:p>3280296.9550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339.180165476">
                <text:p>369339.180165476</text:p>
              </table:table-cell>
              <table:table-cell office:value-type="float" office:value="3280315.98734307">
                <text:p>3280315.98734307</text:p>
              </table:table-cell>
              <table:table-cell office:value-type="float" office:value="369339.344813387">
                <text:p>369339.344813387</text:p>
              </table:table-cell>
              <table:table-cell office:value-type="float" office:value="3280296.06174287">
                <text:p>3280296.06174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9338.901352963">
                <text:p>369338.901352963</text:p>
              </table:table-cell>
              <table:table-cell office:value-type="float" office:value="3280315.97304192">
                <text:p>3280315.97304192</text:p>
              </table:table-cell>
              <table:table-cell office:value-type="float" office:value="369339.806865858">
                <text:p>369339.806865858</text:p>
              </table:table-cell>
              <table:table-cell office:value-type="float" office:value="3280294.17219568">
                <text:p>3280294.17219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9338.625869511">
                <text:p>369338.625869511</text:p>
              </table:table-cell>
              <table:table-cell office:value-type="float" office:value="3280315.9746029">
                <text:p>3280315.9746029</text:p>
              </table:table-cell>
              <table:table-cell office:value-type="float" office:value="369340.470272982">
                <text:p>369340.470272982</text:p>
              </table:table-cell>
              <table:table-cell office:value-type="float" office:value="3280292.94529978">
                <text:p>3280292.94529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9338.365455097">
                <text:p>369338.365455097</text:p>
              </table:table-cell>
              <table:table-cell office:value-type="float" office:value="3280315.99857372">
                <text:p>3280315.99857372</text:p>
              </table:table-cell>
              <table:table-cell office:value-type="float" office:value="369341.239524125">
                <text:p>369341.239524125</text:p>
              </table:table-cell>
              <table:table-cell office:value-type="float" office:value="3280292.49300145">
                <text:p>3280292.49300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338.08412555">
                <text:p>369338.08412555</text:p>
              </table:table-cell>
              <table:table-cell office:value-type="float" office:value="3280316.02673721">
                <text:p>3280316.02673721</text:p>
              </table:table-cell>
              <table:table-cell office:value-type="float" office:value="369342.210129706">
                <text:p>369342.210129706</text:p>
              </table:table-cell>
              <table:table-cell office:value-type="float" office:value="3280292.70335446">
                <text:p>3280292.703354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9338.599623542">
                <text:p>369338.599623542</text:p>
              </table:table-cell>
              <table:table-cell office:value-type="float" office:value="3280315.81384949">
                <text:p>3280315.81384949</text:p>
              </table:table-cell>
              <table:table-cell office:value-type="float" office:value="369342.887745285">
                <text:p>369342.887745285</text:p>
              </table:table-cell>
              <table:table-cell office:value-type="float" office:value="3280292.69545645">
                <text:p>3280292.69545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9338.328074356">
                <text:p>369338.328074356</text:p>
              </table:table-cell>
              <table:table-cell office:value-type="float" office:value="3280315.83116997">
                <text:p>3280315.8311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9338.048904252">
                <text:p>369338.048904252</text:p>
              </table:table-cell>
              <table:table-cell office:value-type="float" office:value="3280315.83444693">
                <text:p>3280315.8344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9337.780302985">
                <text:p>369337.780302985</text:p>
              </table:table-cell>
              <table:table-cell office:value-type="float" office:value="3280315.83341557">
                <text:p>3280315.8334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9337.508258183">
                <text:p>369337.508258183</text:p>
              </table:table-cell>
              <table:table-cell office:value-type="float" office:value="3280315.82667503">
                <text:p>3280315.8266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9337.8284219">
                <text:p>369337.8284219</text:p>
              </table:table-cell>
              <table:table-cell office:value-type="float" office:value="3280315.47519907">
                <text:p>3280315.47519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9337.757959813">
                <text:p>369337.757959813</text:p>
              </table:table-cell>
              <table:table-cell office:value-type="float" office:value="3280315.46957933">
                <text:p>3280315.4695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337.204514182">
                <text:p>369337.204514182</text:p>
              </table:table-cell>
              <table:table-cell office:value-type="float" office:value="3280315.42978293">
                <text:p>3280315.4297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9337.13424848">
                <text:p>369337.13424848</text:p>
              </table:table-cell>
              <table:table-cell office:value-type="float" office:value="3280315.42208759">
                <text:p>3280315.4220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9336.650423507">
                <text:p>369336.650423507</text:p>
              </table:table-cell>
              <table:table-cell office:value-type="float" office:value="3280315.36059387">
                <text:p>3280315.36059387</text:p>
              </table:table-cell>
              <table:table-cell office:value-type="float" office:value="369361.454515757">
                <text:p>369361.454515757</text:p>
              </table:table-cell>
              <table:table-cell office:value-type="float" office:value="3280307.44152383">
                <text:p>3280307.441523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9336.762720375">
                <text:p>369336.762720375</text:p>
              </table:table-cell>
              <table:table-cell office:value-type="float" office:value="3280314.5645315">
                <text:p>3280314.5645315</text:p>
              </table:table-cell>
              <table:table-cell office:value-type="float" office:value="369359.830835447">
                <text:p>369359.830835447</text:p>
              </table:table-cell>
              <table:table-cell office:value-type="float" office:value="3280309.3446077">
                <text:p>3280309.34460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9336.492538722">
                <text:p>369336.492538722</text:p>
              </table:table-cell>
              <table:table-cell office:value-type="float" office:value="3280314.50977896">
                <text:p>3280314.50977896</text:p>
              </table:table-cell>
              <table:table-cell office:value-type="float" office:value="369359.357156996">
                <text:p>369359.357156996</text:p>
              </table:table-cell>
              <table:table-cell office:value-type="float" office:value="3280310.23679222">
                <text:p>3280310.23679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9336.220372975">
                <text:p>369336.220372975</text:p>
              </table:table-cell>
              <table:table-cell office:value-type="float" office:value="3280314.4475764">
                <text:p>3280314.4475764</text:p>
              </table:table-cell>
              <table:table-cell office:value-type="float" office:value="369361.755253771">
                <text:p>369361.755253771</text:p>
              </table:table-cell>
              <table:table-cell office:value-type="float" office:value="3280308.32468323">
                <text:p>3280308.32468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9335.950554939">
                <text:p>369335.950554939</text:p>
              </table:table-cell>
              <table:table-cell office:value-type="float" office:value="3280314.37579295">
                <text:p>3280314.37579295</text:p>
              </table:table-cell>
              <table:table-cell office:value-type="float" office:value="369362.050825879">
                <text:p>369362.050825879</text:p>
              </table:table-cell>
              <table:table-cell office:value-type="float" office:value="3280308.76457075">
                <text:p>3280308.76457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9335.692091859">
                <text:p>369335.692091859</text:p>
              </table:table-cell>
              <table:table-cell office:value-type="float" office:value="3280314.29079709">
                <text:p>3280314.29079709</text:p>
              </table:table-cell>
              <table:table-cell office:value-type="float" office:value="369362.723274615">
                <text:p>369362.723274615</text:p>
              </table:table-cell>
              <table:table-cell office:value-type="float" office:value="3280308.31340201">
                <text:p>3280308.31340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335.961781229">
                <text:p>369335.961781229</text:p>
              </table:table-cell>
              <table:table-cell office:value-type="float" office:value="3280313.41390231">
                <text:p>3280313.41390231</text:p>
              </table:table-cell>
              <table:table-cell office:value-type="float" office:value="369362.728440444">
                <text:p>369362.728440444</text:p>
              </table:table-cell>
              <table:table-cell office:value-type="float" office:value="3280308.75667391">
                <text:p>3280308.75667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9335.723143255">
                <text:p>369335.723143255</text:p>
              </table:table-cell>
              <table:table-cell office:value-type="float" office:value="3280313.2906335">
                <text:p>3280313.2906335</text:p>
              </table:table-cell>
              <table:table-cell office:value-type="float" office:value="369363.020138139">
                <text:p>369363.020138139</text:p>
              </table:table-cell>
              <table:table-cell office:value-type="float" office:value="3280308.86410753">
                <text:p>3280308.864107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335.464002271">
                <text:p>369335.464002271</text:p>
              </table:table-cell>
              <table:table-cell office:value-type="float" office:value="3280313.14581301">
                <text:p>3280313.14581301</text:p>
              </table:table-cell>
              <table:table-cell office:value-type="float" office:value="369363.220199563">
                <text:p>369363.220199563</text:p>
              </table:table-cell>
              <table:table-cell office:value-type="float" office:value="3280309.41594117">
                <text:p>3280309.41594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9335.218244872">
                <text:p>369335.218244872</text:p>
              </table:table-cell>
              <table:table-cell office:value-type="float" office:value="3280312.99903363">
                <text:p>3280312.99903363</text:p>
              </table:table-cell>
              <table:table-cell office:value-type="float" office:value="369363.036927052">
                <text:p>369363.036927052</text:p>
              </table:table-cell>
              <table:table-cell office:value-type="float" office:value="3280310.30474119">
                <text:p>3280310.30474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9334.98600188">
                <text:p>369334.98600188</text:p>
              </table:table-cell>
              <table:table-cell office:value-type="float" office:value="3280312.84409789">
                <text:p>3280312.84409789</text:p>
              </table:table-cell>
              <table:table-cell office:value-type="float" office:value="369363.426718224">
                <text:p>369363.426718224</text:p>
              </table:table-cell>
              <table:table-cell office:value-type="float" office:value="3280310.52186468">
                <text:p>3280310.521864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9335.201426326">
                <text:p>369335.201426326</text:p>
              </table:table-cell>
              <table:table-cell office:value-type="float" office:value="3280312.27479247">
                <text:p>3280312.27479247</text:p>
              </table:table-cell>
              <table:table-cell office:value-type="float" office:value="369364.39215599">
                <text:p>369364.39215599</text:p>
              </table:table-cell>
              <table:table-cell office:value-type="float" office:value="3280310.28894765">
                <text:p>3280310.28894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9334.982352627">
                <text:p>369334.982352627</text:p>
              </table:table-cell>
              <table:table-cell office:value-type="float" office:value="3280312.10746415">
                <text:p>3280312.10746415</text:p>
              </table:table-cell>
              <table:table-cell office:value-type="float" office:value="369364.883914945">
                <text:p>369364.883914945</text:p>
              </table:table-cell>
              <table:table-cell office:value-type="float" office:value="3280310.94821498">
                <text:p>3280310.94821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9334.752680125">
                <text:p>369334.752680125</text:p>
              </table:table-cell>
              <table:table-cell office:value-type="float" office:value="3280311.91386104">
                <text:p>3280311.91386104</text:p>
              </table:table-cell>
              <table:table-cell office:value-type="float" office:value="369365.182069733">
                <text:p>369365.182069733</text:p>
              </table:table-cell>
              <table:table-cell office:value-type="float" office:value="3280311.60973852">
                <text:p>3280311.60973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9334.533036834">
                <text:p>369334.533036834</text:p>
              </table:table-cell>
              <table:table-cell office:value-type="float" office:value="3280311.71413447">
                <text:p>3280311.71413447</text:p>
              </table:table-cell>
              <table:table-cell office:value-type="float" office:value="369364.911035133">
                <text:p>369364.911035133</text:p>
              </table:table-cell>
              <table:table-cell office:value-type="float" office:value="3280313.27539242">
                <text:p>3280313.27539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9334.334901702">
                <text:p>369334.334901702</text:p>
              </table:table-cell>
              <table:table-cell office:value-type="float" office:value="3280311.51747547">
                <text:p>3280311.51747547</text:p>
              </table:table-cell>
              <table:table-cell office:value-type="float" office:value="369363.009863671">
                <text:p>369363.009863671</text:p>
              </table:table-cell>
              <table:table-cell office:value-type="float" office:value="3280316.29003992">
                <text:p>3280316.29003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334.549671771">
                <text:p>369334.549671771</text:p>
              </table:table-cell>
              <table:table-cell office:value-type="float" office:value="3280311.80566013">
                <text:p>3280311.80566013</text:p>
              </table:table-cell>
              <table:table-cell office:value-type="float" office:value="369361.180957184">
                <text:p>369361.180957184</text:p>
              </table:table-cell>
              <table:table-cell office:value-type="float" office:value="3280317.19801811">
                <text:p>3280317.19801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9334.358563473">
                <text:p>369334.358563473</text:p>
              </table:table-cell>
              <table:table-cell office:value-type="float" office:value="3280311.57849143">
                <text:p>3280311.57849143</text:p>
              </table:table-cell>
              <table:table-cell office:value-type="float" office:value="369360.708570476">
                <text:p>369360.708570476</text:p>
              </table:table-cell>
              <table:table-cell office:value-type="float" office:value="3280318.20102057">
                <text:p>3280318.201020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9334.19020154">
                <text:p>369334.19020154</text:p>
              </table:table-cell>
              <table:table-cell office:value-type="float" office:value="3280311.35577991">
                <text:p>3280311.35577991</text:p>
              </table:table-cell>
              <table:table-cell office:value-type="float" office:value="369358.693809515">
                <text:p>369358.693809515</text:p>
              </table:table-cell>
              <table:table-cell office:value-type="float" office:value="3280319.77616333">
                <text:p>3280319.77616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9334.034596499">
                <text:p>369334.034596499</text:p>
              </table:table-cell>
              <table:table-cell office:value-type="float" office:value="3280311.1239842">
                <text:p>3280311.1239842</text:p>
              </table:table-cell>
              <table:table-cell office:value-type="float" office:value="369356.872653056">
                <text:p>369356.872653056</text:p>
              </table:table-cell>
              <table:table-cell office:value-type="float" office:value="3280321.34905013">
                <text:p>3280321.349050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9333.894505547">
                <text:p>369333.894505547</text:p>
              </table:table-cell>
              <table:table-cell office:value-type="float" office:value="3280310.88249274">
                <text:p>3280310.88249274</text:p>
              </table:table-cell>
              <table:table-cell office:value-type="float" office:value="369356.100820324">
                <text:p>369356.100820324</text:p>
              </table:table-cell>
              <table:table-cell office:value-type="float" office:value="3280321.57971149">
                <text:p>3280321.57971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9334.106184371">
                <text:p>369334.106184371</text:p>
              </table:table-cell>
              <table:table-cell office:value-type="float" office:value="3280310.91534701">
                <text:p>3280310.91534701</text:p>
              </table:table-cell>
              <table:table-cell office:value-type="float" office:value="369355.803956751">
                <text:p>369355.803956751</text:p>
              </table:table-cell>
              <table:table-cell office:value-type="float" office:value="3280321.02900615">
                <text:p>3280321.02900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9333.979297187">
                <text:p>369333.979297187</text:p>
              </table:table-cell>
              <table:table-cell office:value-type="float" office:value="3280310.65483252">
                <text:p>3280310.65483252</text:p>
              </table:table-cell>
              <table:table-cell office:value-type="float" office:value="369355.598728996">
                <text:p>369355.598728996</text:p>
              </table:table-cell>
              <table:table-cell office:value-type="float" office:value="3280320.03390072">
                <text:p>3280320.03390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9333.880295078">
                <text:p>369333.880295078</text:p>
              </table:table-cell>
              <table:table-cell office:value-type="float" office:value="3280310.39771401">
                <text:p>3280310.39771401</text:p>
              </table:table-cell>
              <table:table-cell office:value-type="float" office:value="369355.398667349">
                <text:p>369355.398667349</text:p>
              </table:table-cell>
              <table:table-cell office:value-type="float" office:value="3280319.4820672">
                <text:p>3280319.48206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9333.795944462">
                <text:p>369333.795944462</text:p>
              </table:table-cell>
              <table:table-cell office:value-type="float" office:value="3280310.12789108">
                <text:p>3280310.12789108</text:p>
              </table:table-cell>
              <table:table-cell office:value-type="float" office:value="369355.379294329">
                <text:p>369355.379294329</text:p>
              </table:table-cell>
              <table:table-cell office:value-type="float" office:value="3280317.81979755">
                <text:p>3280317.819797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333.732262313">
                <text:p>369333.732262313</text:p>
              </table:table-cell>
              <table:table-cell office:value-type="float" office:value="3280309.85623497">
                <text:p>3280309.85623497</text:p>
              </table:table-cell>
              <table:table-cell office:value-type="float" office:value="369353.656231522">
                <text:p>369353.656231522</text:p>
              </table:table-cell>
              <table:table-cell office:value-type="float" office:value="3280319.50237466">
                <text:p>3280319.502374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9334.14873947">
                <text:p>369334.14873947</text:p>
              </table:table-cell>
              <table:table-cell office:value-type="float" office:value="3280310.0818257">
                <text:p>3280310.0818257</text:p>
              </table:table-cell>
              <table:table-cell office:value-type="float" office:value="369352.877940917">
                <text:p>369352.877940917</text:p>
              </table:table-cell>
              <table:table-cell office:value-type="float" office:value="3280319.17894636">
                <text:p>3280319.178946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9334.112474456">
                <text:p>369334.112474456</text:p>
              </table:table-cell>
              <table:table-cell office:value-type="float" office:value="3280309.77301337">
                <text:p>3280309.77301337</text:p>
              </table:table-cell>
              <table:table-cell office:value-type="float" office:value="369352.004139836">
                <text:p>369352.004139836</text:p>
              </table:table-cell>
              <table:table-cell office:value-type="float" office:value="3280318.96746429">
                <text:p>3280318.96746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334.077569354">
                <text:p>369334.077569354</text:p>
              </table:table-cell>
              <table:table-cell office:value-type="float" office:value="3280309.44618332">
                <text:p>3280309.44618332</text:p>
              </table:table-cell>
              <table:table-cell office:value-type="float" office:value="369350.571483643">
                <text:p>369350.571483643</text:p>
              </table:table-cell>
              <table:table-cell office:value-type="float" office:value="3280320.64665727">
                <text:p>3280320.64665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9334.057143561">
                <text:p>369334.057143561</text:p>
              </table:table-cell>
              <table:table-cell office:value-type="float" office:value="3280309.15002137">
                <text:p>3280309.15002137</text:p>
              </table:table-cell>
              <table:table-cell office:value-type="float" office:value="369349.997129701">
                <text:p>369349.997129701</text:p>
              </table:table-cell>
              <table:table-cell office:value-type="float" office:value="3280321.20751654">
                <text:p>3280321.20751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9334.050558732">
                <text:p>369334.050558732</text:p>
              </table:table-cell>
              <table:table-cell office:value-type="float" office:value="3280308.8603833">
                <text:p>3280308.8603833</text:p>
              </table:table-cell>
              <table:table-cell office:value-type="float" office:value="369348.650943236">
                <text:p>369348.650943236</text:p>
              </table:table-cell>
              <table:table-cell office:value-type="float" office:value="3280321.99903772">
                <text:p>3280321.99903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9334.158714406">
                <text:p>369334.158714406</text:p>
              </table:table-cell>
              <table:table-cell office:value-type="float" office:value="3280308.31663979">
                <text:p>3280308.31663979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9334.09447836">
                <text:p>369334.09447836</text:p>
              </table:table-cell>
              <table:table-cell office:value-type="float" office:value="3280308.09329634">
                <text:p>3280308.09329634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9333.970989622">
                <text:p>369333.970989622</text:p>
              </table:table-cell>
              <table:table-cell office:value-type="float" office:value="3280307.83904751">
                <text:p>3280307.8390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9333.861232432">
                <text:p>369333.861232432</text:p>
              </table:table-cell>
              <table:table-cell office:value-type="float" office:value="3280307.59004646">
                <text:p>3280307.5900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9333.764749884">
                <text:p>369333.764749884</text:p>
              </table:table-cell>
              <table:table-cell office:value-type="float" office:value="3280307.32808444">
                <text:p>3280307.32808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9334.092865837">
                <text:p>369334.092865837</text:p>
              </table:table-cell>
              <table:table-cell office:value-type="float" office:value="3280307.55366427">
                <text:p>3280307.5536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9334.016630977">
                <text:p>369334.016630977</text:p>
              </table:table-cell>
              <table:table-cell office:value-type="float" office:value="3280307.28141086">
                <text:p>3280307.2814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9333.946530221">
                <text:p>369333.946530221</text:p>
              </table:table-cell>
              <table:table-cell office:value-type="float" office:value="3280307.0221337">
                <text:p>3280307.022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9333.855387225">
                <text:p>369333.855387225</text:p>
              </table:table-cell>
              <table:table-cell office:value-type="float" office:value="3280306.76984916">
                <text:p>3280306.7698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9333.738506314">
                <text:p>369333.738506314</text:p>
              </table:table-cell>
              <table:table-cell office:value-type="float" office:value="3280306.56839655">
                <text:p>3280306.5683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9334.02381031">
                <text:p>369334.02381031</text:p>
              </table:table-cell>
              <table:table-cell office:value-type="float" office:value="3280307.06244173">
                <text:p>3280307.0624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9333.850000497">
                <text:p>369333.850000497</text:p>
              </table:table-cell>
              <table:table-cell office:value-type="float" office:value="3280306.91263498">
                <text:p>3280306.91263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9333.648579883">
                <text:p>369333.648579883</text:p>
              </table:table-cell>
              <table:table-cell office:value-type="float" office:value="3280306.76898883">
                <text:p>3280306.76898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333.452969741">
                <text:p>369333.452969741</text:p>
              </table:table-cell>
              <table:table-cell office:value-type="float" office:value="3280306.62339391">
                <text:p>3280306.62339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9333.229700969">
                <text:p>369333.229700969</text:p>
              </table:table-cell>
              <table:table-cell office:value-type="float" office:value="3280306.44995304">
                <text:p>3280306.4499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9333.492229496">
                <text:p>369333.492229496</text:p>
              </table:table-cell>
              <table:table-cell office:value-type="float" office:value="3280305.74550664">
                <text:p>3280305.7455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333.387332232">
                <text:p>369333.387332232</text:p>
              </table:table-cell>
              <table:table-cell office:value-type="float" office:value="3280305.65073134">
                <text:p>3280305.6507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9333.141004533">
                <text:p>369333.141004533</text:p>
              </table:table-cell>
              <table:table-cell office:value-type="float" office:value="3280305.41747949">
                <text:p>3280305.4174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332.918219009">
                <text:p>369332.918219009</text:p>
              </table:table-cell>
              <table:table-cell office:value-type="float" office:value="3280305.17609296">
                <text:p>3280305.17609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9332.750220272">
                <text:p>369332.750220272</text:p>
              </table:table-cell>
              <table:table-cell office:value-type="float" office:value="3280304.97109677">
                <text:p>3280304.9710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9333.026794833">
                <text:p>369333.026794833</text:p>
              </table:table-cell>
              <table:table-cell office:value-type="float" office:value="3280305.15447535">
                <text:p>3280305.1544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9332.87513472">
                <text:p>369332.87513472</text:p>
              </table:table-cell>
              <table:table-cell office:value-type="float" office:value="3280304.93278919">
                <text:p>3280304.93278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9332.752527794">
                <text:p>369332.752527794</text:p>
              </table:table-cell>
              <table:table-cell office:value-type="float" office:value="3280304.73436322">
                <text:p>3280304.7343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9332.586988295">
                <text:p>369332.586988295</text:p>
              </table:table-cell>
              <table:table-cell office:value-type="float" office:value="3280304.44632529">
                <text:p>3280304.4463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9332.459521239">
                <text:p>369332.459521239</text:p>
              </table:table-cell>
              <table:table-cell office:value-type="float" office:value="3280304.18612699">
                <text:p>3280304.1861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9332.88149446">
                <text:p>369332.88149446</text:p>
              </table:table-cell>
              <table:table-cell office:value-type="float" office:value="3280304.4841912">
                <text:p>3280304.484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9332.787005185">
                <text:p>369332.787005185</text:p>
              </table:table-cell>
              <table:table-cell office:value-type="float" office:value="3280304.22526555">
                <text:p>3280304.2252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9332.70513792">
                <text:p>369332.70513792</text:p>
              </table:table-cell>
              <table:table-cell office:value-type="float" office:value="3280303.94730566">
                <text:p>3280303.9473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9332.642725684">
                <text:p>369332.642725684</text:p>
              </table:table-cell>
              <table:table-cell office:value-type="float" office:value="3280303.68970493">
                <text:p>3280303.6897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9332.587504004">
                <text:p>369332.587504004</text:p>
              </table:table-cell>
              <table:table-cell office:value-type="float" office:value="3280303.41961832">
                <text:p>3280303.4196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9332.806985296">
                <text:p>369332.806985296</text:p>
              </table:table-cell>
              <table:table-cell office:value-type="float" office:value="3280303.87833082">
                <text:p>3280303.8783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9332.772388527">
                <text:p>369332.772388527</text:p>
              </table:table-cell>
              <table:table-cell office:value-type="float" office:value="3280303.60494375">
                <text:p>3280303.6049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9332.74050365">
                <text:p>369332.74050365</text:p>
              </table:table-cell>
              <table:table-cell office:value-type="float" office:value="3280303.29558482">
                <text:p>3280303.29558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9332.732755462">
                <text:p>369332.732755462</text:p>
              </table:table-cell>
              <table:table-cell office:value-type="float" office:value="3280303.02014827">
                <text:p>3280303.02014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9332.738167099">
                <text:p>369332.738167099</text:p>
              </table:table-cell>
              <table:table-cell office:value-type="float" office:value="3280302.73040119">
                <text:p>3280302.7304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9332.953016596">
                <text:p>369332.953016596</text:p>
              </table:table-cell>
              <table:table-cell office:value-type="float" office:value="3280302.54667457">
                <text:p>3280302.5466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9332.989061716">
                <text:p>369332.989061716</text:p>
              </table:table-cell>
              <table:table-cell office:value-type="float" office:value="3280302.23063755">
                <text:p>3280302.2306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9333.033623944">
                <text:p>369333.033623944</text:p>
              </table:table-cell>
              <table:table-cell office:value-type="float" office:value="3280301.91213351">
                <text:p>3280301.9121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333.086660884">
                <text:p>369333.086660884</text:p>
              </table:table-cell>
              <table:table-cell office:value-type="float" office:value="3280301.62004176">
                <text:p>3280301.62004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9333.160263033">
                <text:p>369333.160263033</text:p>
              </table:table-cell>
              <table:table-cell office:value-type="float" office:value="3280301.30700217">
                <text:p>3280301.3070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9333.675831292">
                <text:p>369333.675831292</text:p>
              </table:table-cell>
              <table:table-cell office:value-type="float" office:value="3280301.42705549">
                <text:p>3280301.4270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9333.771232464">
                <text:p>369333.771232464</text:p>
              </table:table-cell>
              <table:table-cell office:value-type="float" office:value="3280301.0944085">
                <text:p>3280301.094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9333.79724712">
                <text:p>369333.79724712</text:p>
              </table:table-cell>
              <table:table-cell office:value-type="float" office:value="3280300.81642996">
                <text:p>3280300.8164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9333.825429003">
                <text:p>369333.825429003</text:p>
              </table:table-cell>
              <table:table-cell office:value-type="float" office:value="3280300.50670195">
                <text:p>3280300.5067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9333.876707739">
                <text:p>369333.876707739</text:p>
              </table:table-cell>
              <table:table-cell office:value-type="float" office:value="3280300.22155729">
                <text:p>3280300.2215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9334.336904267">
                <text:p>369334.336904267</text:p>
              </table:table-cell>
              <table:table-cell office:value-type="float" office:value="3280301.18641306">
                <text:p>3280301.1864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9334.432364054">
                <text:p>369334.432364054</text:p>
              </table:table-cell>
              <table:table-cell office:value-type="float" office:value="3280300.85715732">
                <text:p>3280300.8571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9334.535620469">
                <text:p>369334.535620469</text:p>
              </table:table-cell>
              <table:table-cell office:value-type="float" office:value="3280300.5638316">
                <text:p>3280300.563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9334.64375994">
                <text:p>369334.64375994</text:p>
              </table:table-cell>
              <table:table-cell office:value-type="float" office:value="3280300.28357969">
                <text:p>3280300.2835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9334.755014026">
                <text:p>369334.755014026</text:p>
              </table:table-cell>
              <table:table-cell office:value-type="float" office:value="3280300.023649">
                <text:p>3280300.023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9335.329623077">
                <text:p>369335.329623077</text:p>
              </table:table-cell>
              <table:table-cell office:value-type="float" office:value="3280300.56235144">
                <text:p>3280300.56235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9335.469266203">
                <text:p>369335.469266203</text:p>
              </table:table-cell>
              <table:table-cell office:value-type="float" office:value="3280300.28841548">
                <text:p>3280300.2884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9335.630491745">
                <text:p>369335.630491745</text:p>
              </table:table-cell>
              <table:table-cell office:value-type="float" office:value="3280300.01427347">
                <text:p>3280300.0142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9335.815944614">
                <text:p>369335.815944614</text:p>
              </table:table-cell>
              <table:table-cell office:value-type="float" office:value="3280299.74296338">
                <text:p>3280299.7429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9336.012610522">
                <text:p>369336.012610522</text:p>
              </table:table-cell>
              <table:table-cell office:value-type="float" office:value="3280299.47964317">
                <text:p>3280299.47964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9336.35101919">
                <text:p>369336.35101919</text:p>
              </table:table-cell>
              <table:table-cell office:value-type="float" office:value="3280300.35223505">
                <text:p>3280300.3522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9336.560324773">
                <text:p>369336.560324773</text:p>
              </table:table-cell>
              <table:table-cell office:value-type="float" office:value="3280300.12225283">
                <text:p>3280300.1222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336.77475957">
                <text:p>369336.77475957</text:p>
              </table:table-cell>
              <table:table-cell office:value-type="float" office:value="3280299.91192305">
                <text:p>3280299.9119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9336.99362938">
                <text:p>369336.99362938</text:p>
              </table:table-cell>
              <table:table-cell office:value-type="float" office:value="3280299.71140943">
                <text:p>3280299.7114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9337.202447401">
                <text:p>369337.202447401</text:p>
              </table:table-cell>
              <table:table-cell office:value-type="float" office:value="3280299.48096346">
                <text:p>3280299.48096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9337.404598417">
                <text:p>369337.404598417</text:p>
              </table:table-cell>
              <table:table-cell office:value-type="float" office:value="3280298.90869611">
                <text:p>3280298.9086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9337.622815619">
                <text:p>369337.622815619</text:p>
              </table:table-cell>
              <table:table-cell office:value-type="float" office:value="3280298.67731218">
                <text:p>3280298.6773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337.838133259">
                <text:p>369337.838133259</text:p>
              </table:table-cell>
              <table:table-cell office:value-type="float" office:value="3280298.47307031">
                <text:p>3280298.473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337.949000736">
                <text:p>369337.949000736</text:p>
              </table:table-cell>
              <table:table-cell office:value-type="float" office:value="3280298.37977574">
                <text:p>3280298.3797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9338.179587346">
                <text:p>369338.179587346</text:p>
              </table:table-cell>
              <table:table-cell office:value-type="float" office:value="3280298.19845071">
                <text:p>3280298.1984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9338.316764618">
                <text:p>369338.316764618</text:p>
              </table:table-cell>
              <table:table-cell office:value-type="float" office:value="3280297.66037249">
                <text:p>3280297.66037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9338.407850905">
                <text:p>369338.407850905</text:p>
              </table:table-cell>
              <table:table-cell office:value-type="float" office:value="3280297.59948461">
                <text:p>3280297.5994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338.63512899">
                <text:p>369338.63512899</text:p>
              </table:table-cell>
              <table:table-cell office:value-type="float" office:value="3280297.4498063">
                <text:p>3280297.4498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9338.741197266">
                <text:p>369338.741197266</text:p>
              </table:table-cell>
              <table:table-cell office:value-type="float" office:value="3280297.37954206">
                <text:p>3280297.37954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9339.084143552">
                <text:p>369339.084143552</text:p>
              </table:table-cell>
              <table:table-cell office:value-type="float" office:value="3280297.1241599">
                <text:p>3280297.124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9338.94105473">
                <text:p>369338.94105473</text:p>
              </table:table-cell>
              <table:table-cell office:value-type="float" office:value="3280296.83579923">
                <text:p>3280296.8357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9339.171734298">
                <text:p>369339.171734298</text:p>
              </table:table-cell>
              <table:table-cell office:value-type="float" office:value="3280296.69863015">
                <text:p>3280296.6986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9339.418712898">
                <text:p>369339.418712898</text:p>
              </table:table-cell>
              <table:table-cell office:value-type="float" office:value="3280296.60301895">
                <text:p>3280296.6030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9339.666791391">
                <text:p>369339.666791391</text:p>
              </table:table-cell>
              <table:table-cell office:value-type="float" office:value="3280296.52023941">
                <text:p>3280296.5202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9339.936391028">
                <text:p>369339.936391028</text:p>
              </table:table-cell>
              <table:table-cell office:value-type="float" office:value="3280296.43510111">
                <text:p>3280296.4351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9339.545954996">
                <text:p>369339.545954996</text:p>
              </table:table-cell>
              <table:table-cell office:value-type="float" office:value="3280295.99459794">
                <text:p>3280295.99459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9339.739857001">
                <text:p>369339.739857001</text:p>
              </table:table-cell>
              <table:table-cell office:value-type="float" office:value="3280295.91805056">
                <text:p>3280295.9180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9339.99144875">
                <text:p>369339.99144875</text:p>
              </table:table-cell>
              <table:table-cell office:value-type="float" office:value="3280295.8054094">
                <text:p>3280295.805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9340.240524418">
                <text:p>369340.240524418</text:p>
              </table:table-cell>
              <table:table-cell office:value-type="float" office:value="3280295.69579999">
                <text:p>3280295.6957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9340.494978141">
                <text:p>369340.494978141</text:p>
              </table:table-cell>
              <table:table-cell office:value-type="float" office:value="3280295.58088065">
                <text:p>3280295.5808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9339.983333807">
                <text:p>369339.983333807</text:p>
              </table:table-cell>
              <table:table-cell office:value-type="float" office:value="3280294.09067982">
                <text:p>3280294.09067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9340.224153911">
                <text:p>369340.224153911</text:p>
              </table:table-cell>
              <table:table-cell office:value-type="float" office:value="3280293.979989">
                <text:p>3280293.97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9340.466409954">
                <text:p>369340.466409954</text:p>
              </table:table-cell>
              <table:table-cell office:value-type="float" office:value="3280293.8726217">
                <text:p>3280293.872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9340.715614975">
                <text:p>369340.715614975</text:p>
              </table:table-cell>
              <table:table-cell office:value-type="float" office:value="3280293.77239139">
                <text:p>3280293.77239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9340.961079245">
                <text:p>369340.961079245</text:p>
              </table:table-cell>
              <table:table-cell office:value-type="float" office:value="3280293.68211888">
                <text:p>3280293.6821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9340.651705293">
                <text:p>369340.651705293</text:p>
              </table:table-cell>
              <table:table-cell office:value-type="float" office:value="3280292.88609135">
                <text:p>3280292.8860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9340.886799839">
                <text:p>369340.886799839</text:p>
              </table:table-cell>
              <table:table-cell office:value-type="float" office:value="3280292.82151073">
                <text:p>3280292.8215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9341.158425589">
                <text:p>369341.158425589</text:p>
              </table:table-cell>
              <table:table-cell office:value-type="float" office:value="3280292.75694113">
                <text:p>3280292.7569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9341.420668165">
                <text:p>369341.420668165</text:p>
              </table:table-cell>
              <table:table-cell office:value-type="float" office:value="3280292.69882609">
                <text:p>3280292.698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9341.683563889">
                <text:p>369341.683563889</text:p>
              </table:table-cell>
              <table:table-cell office:value-type="float" office:value="3280292.64381166">
                <text:p>3280292.6438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9341.434008009">
                <text:p>369341.434008009</text:p>
              </table:table-cell>
              <table:table-cell office:value-type="float" office:value="3280292.45628096">
                <text:p>3280292.4562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9341.70156175">
                <text:p>369341.70156175</text:p>
              </table:table-cell>
              <table:table-cell office:value-type="float" office:value="3280292.40664829">
                <text:p>3280292.40664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9341.974679662">
                <text:p>369341.974679662</text:p>
              </table:table-cell>
              <table:table-cell office:value-type="float" office:value="3280292.37124381">
                <text:p>3280292.3712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9342.236167662">
                <text:p>369342.236167662</text:p>
              </table:table-cell>
              <table:table-cell office:value-type="float" office:value="3280292.36701881">
                <text:p>3280292.3670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342.525597662">
                <text:p>369342.525597662</text:p>
              </table:table-cell>
              <table:table-cell office:value-type="float" office:value="3280292.3812731">
                <text:p>3280292.381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9342.428815927">
                <text:p>369342.428815927</text:p>
              </table:table-cell>
              <table:table-cell office:value-type="float" office:value="3280292.71693499">
                <text:p>3280292.71693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9342.724929316">
                <text:p>369342.724929316</text:p>
              </table:table-cell>
              <table:table-cell office:value-type="float" office:value="3280292.7380036">
                <text:p>3280292.738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9342.999890605">
                <text:p>369342.999890605</text:p>
              </table:table-cell>
              <table:table-cell office:value-type="float" office:value="3280292.75772666">
                <text:p>3280292.7577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9343.278103833">
                <text:p>369343.278103833</text:p>
              </table:table-cell>
              <table:table-cell office:value-type="float" office:value="3280292.7812591">
                <text:p>3280292.781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9343.538590654">
                <text:p>369343.538590654</text:p>
              </table:table-cell>
              <table:table-cell office:value-type="float" office:value="3280292.80463699">
                <text:p>3280292.8046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9343.091457241">
                <text:p>369343.091457241</text:p>
              </table:table-cell>
              <table:table-cell office:value-type="float" office:value="3280292.71811839">
                <text:p>3280292.7181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9343.351398651">
                <text:p>369343.351398651</text:p>
              </table:table-cell>
              <table:table-cell office:value-type="float" office:value="3280292.74696016">
                <text:p>3280292.7469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9343.624488042">
                <text:p>369343.624488042</text:p>
              </table:table-cell>
              <table:table-cell office:value-type="float" office:value="3280292.78411607">
                <text:p>3280292.7841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9343.904320552">
                <text:p>369343.904320552</text:p>
              </table:table-cell>
              <table:table-cell office:value-type="float" office:value="3280292.82457267">
                <text:p>3280292.82457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344.149610359">
                <text:p>369344.149610359</text:p>
              </table:table-cell>
              <table:table-cell office:value-type="float" office:value="3280292.85669648">
                <text:p>3280292.8566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9344.449797982">
                <text:p>369344.449797982</text:p>
              </table:table-cell>
              <table:table-cell office:value-type="float" office:value="3280292.90436393">
                <text:p>3280292.9043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9344.722264064">
                <text:p>369344.722264064</text:p>
              </table:table-cell>
              <table:table-cell office:value-type="float" office:value="3280292.94628799">
                <text:p>3280292.9462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9345.001312087">
                <text:p>369345.001312087</text:p>
              </table:table-cell>
              <table:table-cell office:value-type="float" office:value="3280292.99184822">
                <text:p>3280292.99184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9345.286327456">
                <text:p>369345.286327456</text:p>
              </table:table-cell>
              <table:table-cell office:value-type="float" office:value="3280293.04429506">
                <text:p>3280293.0442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345.563698872">
                <text:p>369345.563698872</text:p>
              </table:table-cell>
              <table:table-cell office:value-type="float" office:value="3280293.09898973">
                <text:p>3280293.09898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9345.836097744">
                <text:p>369345.836097744</text:p>
              </table:table-cell>
              <table:table-cell office:value-type="float" office:value="3280293.16027819">
                <text:p>3280293.16027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9346.111574293">
                <text:p>369346.111574293</text:p>
              </table:table-cell>
              <table:table-cell office:value-type="float" office:value="3280293.22394028">
                <text:p>3280293.2239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9346.391902769">
                <text:p>369346.391902769</text:p>
              </table:table-cell>
              <table:table-cell office:value-type="float" office:value="3280293.29746905">
                <text:p>3280293.2974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346.692476326">
                <text:p>369346.692476326</text:p>
              </table:table-cell>
              <table:table-cell office:value-type="float" office:value="3280293.3773708">
                <text:p>3280293.377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9346.957635604">
                <text:p>369346.957635604</text:p>
              </table:table-cell>
              <table:table-cell office:value-type="float" office:value="3280293.45277705">
                <text:p>3280293.4527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9347.204810052">
                <text:p>369347.204810052</text:p>
              </table:table-cell>
              <table:table-cell office:value-type="float" office:value="3280293.52670947">
                <text:p>3280293.52670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9347.443351663">
                <text:p>369347.443351663</text:p>
              </table:table-cell>
              <table:table-cell office:value-type="float" office:value="3280293.60445944">
                <text:p>3280293.6044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9347.675173464">
                <text:p>369347.675173464</text:p>
              </table:table-cell>
              <table:table-cell office:value-type="float" office:value="3280293.70889111">
                <text:p>3280293.7088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9347.909594919">
                <text:p>369347.909594919</text:p>
              </table:table-cell>
              <table:table-cell office:value-type="float" office:value="3280293.83261514">
                <text:p>3280293.8326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9348.157152858">
                <text:p>369348.157152858</text:p>
              </table:table-cell>
              <table:table-cell office:value-type="float" office:value="3280293.96173113">
                <text:p>3280293.9617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9348.399813468">
                <text:p>369348.399813468</text:p>
              </table:table-cell>
              <table:table-cell office:value-type="float" office:value="3280294.08490905">
                <text:p>3280294.0849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9348.640818311">
                <text:p>369348.640818311</text:p>
              </table:table-cell>
              <table:table-cell office:value-type="float" office:value="3280294.21129312">
                <text:p>3280294.2112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9348.887882192">
                <text:p>369348.887882192</text:p>
              </table:table-cell>
              <table:table-cell office:value-type="float" office:value="3280294.32527396">
                <text:p>3280294.32527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9349.130551354">
                <text:p>369349.130551354</text:p>
              </table:table-cell>
              <table:table-cell office:value-type="float" office:value="3280294.44041503">
                <text:p>3280294.4404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9349.376842061">
                <text:p>369349.376842061</text:p>
              </table:table-cell>
              <table:table-cell office:value-type="float" office:value="3280294.55614973">
                <text:p>3280294.55614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9349.61214935">
                <text:p>369349.61214935</text:p>
              </table:table-cell>
              <table:table-cell office:value-type="float" office:value="3280294.6925278">
                <text:p>3280294.692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9349.847852016">
                <text:p>369349.847852016</text:p>
              </table:table-cell>
              <table:table-cell office:value-type="float" office:value="3280294.84868395">
                <text:p>3280294.8486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9350.073054123">
                <text:p>369350.073054123</text:p>
              </table:table-cell>
              <table:table-cell office:value-type="float" office:value="3280295.00145742">
                <text:p>3280295.0014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9350.29740213">
                <text:p>369350.29740213</text:p>
              </table:table-cell>
              <table:table-cell office:value-type="float" office:value="3280295.16765577">
                <text:p>3280295.1676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9350.50053549">
                <text:p>369350.50053549</text:p>
              </table:table-cell>
              <table:table-cell office:value-type="float" office:value="3280295.32671868">
                <text:p>3280295.3267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9350.720851838">
                <text:p>369350.720851838</text:p>
              </table:table-cell>
              <table:table-cell office:value-type="float" office:value="3280295.50392012">
                <text:p>3280295.5039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9350.926782859">
                <text:p>369350.926782859</text:p>
              </table:table-cell>
              <table:table-cell office:value-type="float" office:value="3280295.67637374">
                <text:p>3280295.67637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9351.138791487">
                <text:p>369351.138791487</text:p>
              </table:table-cell>
              <table:table-cell office:value-type="float" office:value="3280295.84699373">
                <text:p>3280295.84699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9351.345479794">
                <text:p>369351.345479794</text:p>
              </table:table-cell>
              <table:table-cell office:value-type="float" office:value="3280296.00722076">
                <text:p>3280296.0072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9351.546039893">
                <text:p>369351.546039893</text:p>
              </table:table-cell>
              <table:table-cell office:value-type="float" office:value="3280296.16382939">
                <text:p>3280296.1638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9351.740890626">
                <text:p>369351.740890626</text:p>
              </table:table-cell>
              <table:table-cell office:value-type="float" office:value="3280296.31045372">
                <text:p>3280296.3104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9351.938918687">
                <text:p>369351.938918687</text:p>
              </table:table-cell>
              <table:table-cell office:value-type="float" office:value="3280296.4587224">
                <text:p>3280296.458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9352.115580311">
                <text:p>369352.115580311</text:p>
              </table:table-cell>
              <table:table-cell office:value-type="float" office:value="3280296.610942">
                <text:p>3280296.61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9352.28291654">
                <text:p>369352.28291654</text:p>
              </table:table-cell>
              <table:table-cell office:value-type="float" office:value="3280296.78815518">
                <text:p>3280296.7881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9352.428760918">
                <text:p>369352.428760918</text:p>
              </table:table-cell>
              <table:table-cell office:value-type="float" office:value="3280296.97468135">
                <text:p>3280296.9746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9352.567295503">
                <text:p>369352.567295503</text:p>
              </table:table-cell>
              <table:table-cell office:value-type="float" office:value="3280297.15792536">
                <text:p>3280297.1579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9352.72627826">
                <text:p>369352.72627826</text:p>
              </table:table-cell>
              <table:table-cell office:value-type="float" office:value="3280297.37878535">
                <text:p>3280297.3787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9352.879296793">
                <text:p>369352.879296793</text:p>
              </table:table-cell>
              <table:table-cell office:value-type="float" office:value="3280297.59521819">
                <text:p>3280297.5952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9353.030110104">
                <text:p>369353.030110104</text:p>
              </table:table-cell>
              <table:table-cell office:value-type="float" office:value="3280297.81748771">
                <text:p>3280297.817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9353.188272541">
                <text:p>369353.188272541</text:p>
              </table:table-cell>
              <table:table-cell office:value-type="float" office:value="3280298.03893434">
                <text:p>3280298.0389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9361.569992077">
                <text:p>369361.569992077</text:p>
              </table:table-cell>
              <table:table-cell office:value-type="float" office:value="3280307.61087916">
                <text:p>3280307.61087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9361.709977859">
                <text:p>369361.709977859</text:p>
              </table:table-cell>
              <table:table-cell office:value-type="float" office:value="3280307.81912477">
                <text:p>3280307.8191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9361.854373029">
                <text:p>369361.854373029</text:p>
              </table:table-cell>
              <table:table-cell office:value-type="float" office:value="3280308.04140812">
                <text:p>3280308.0414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9361.962806558">
                <text:p>369361.962806558</text:p>
              </table:table-cell>
              <table:table-cell office:value-type="float" office:value="3280308.26341721">
                <text:p>3280308.2634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9362.039007751">
                <text:p>369362.039007751</text:p>
              </table:table-cell>
              <table:table-cell office:value-type="float" office:value="3280308.49857115">
                <text:p>3280308.4985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9359.878008556">
                <text:p>369359.878008556</text:p>
              </table:table-cell>
              <table:table-cell office:value-type="float" office:value="3280309.51857237">
                <text:p>3280309.51857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9359.944787834">
                <text:p>369359.944787834</text:p>
              </table:table-cell>
              <table:table-cell office:value-type="float" office:value="3280309.76778172">
                <text:p>3280309.76778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9360.0104135">
                <text:p>369360.0104135</text:p>
              </table:table-cell>
              <table:table-cell office:value-type="float" office:value="3280310.01364144">
                <text:p>3280310.0136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9360.071546457">
                <text:p>369360.071546457</text:p>
              </table:table-cell>
              <table:table-cell office:value-type="float" office:value="3280310.25701185">
                <text:p>3280310.2570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9360.133652706">
                <text:p>369360.133652706</text:p>
              </table:table-cell>
              <table:table-cell office:value-type="float" office:value="3280310.51469885">
                <text:p>3280310.51469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9359.393387539">
                <text:p>369359.393387539</text:p>
              </table:table-cell>
              <table:table-cell office:value-type="float" office:value="3280310.42417143">
                <text:p>3280310.4241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9359.435974798">
                <text:p>369359.435974798</text:p>
              </table:table-cell>
              <table:table-cell office:value-type="float" office:value="3280310.66786241">
                <text:p>3280310.6678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9359.473494308">
                <text:p>369359.473494308</text:p>
              </table:table-cell>
              <table:table-cell office:value-type="float" office:value="3280310.89808353">
                <text:p>3280310.89808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9359.506572644">
                <text:p>369359.506572644</text:p>
              </table:table-cell>
              <table:table-cell office:value-type="float" office:value="3280311.13966464">
                <text:p>3280311.1396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9359.529865349">
                <text:p>369359.529865349</text:p>
              </table:table-cell>
              <table:table-cell office:value-type="float" office:value="3280311.375313">
                <text:p>3280311.37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9361.766987858">
                <text:p>369361.766987858</text:p>
              </table:table-cell>
              <table:table-cell office:value-type="float" office:value="3280308.50099472">
                <text:p>3280308.5009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9361.76938944">
                <text:p>369361.76938944</text:p>
              </table:table-cell>
              <table:table-cell office:value-type="float" office:value="3280308.73775152">
                <text:p>3280308.7377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9361.773145706">
                <text:p>369361.773145706</text:p>
              </table:table-cell>
              <table:table-cell office:value-type="float" office:value="3280308.98864339">
                <text:p>3280308.9886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9361.77412153">
                <text:p>369361.77412153</text:p>
              </table:table-cell>
              <table:table-cell office:value-type="float" office:value="3280309.22896531">
                <text:p>3280309.2289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9361.798113068">
                <text:p>369361.798113068</text:p>
              </table:table-cell>
              <table:table-cell office:value-type="float" office:value="3280309.46794088">
                <text:p>3280309.4679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9362.07337796">
                <text:p>369362.07337796</text:p>
              </table:table-cell>
              <table:table-cell office:value-type="float" office:value="3280308.9398123">
                <text:p>3280308.9398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9362.106589213">
                <text:p>369362.106589213</text:p>
              </table:table-cell>
              <table:table-cell office:value-type="float" office:value="3280309.1813924">
                <text:p>3280309.181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9362.134492388">
                <text:p>369362.134492388</text:p>
              </table:table-cell>
              <table:table-cell office:value-type="float" office:value="3280309.41651988">
                <text:p>3280309.4165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9362.154596026">
                <text:p>369362.154596026</text:p>
              </table:table-cell>
              <table:table-cell office:value-type="float" office:value="3280309.61682318">
                <text:p>3280309.6168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9362.199261975">
                <text:p>369362.199261975</text:p>
              </table:table-cell>
              <table:table-cell office:value-type="float" office:value="3280309.8312829">
                <text:p>3280309.831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9362.762082509">
                <text:p>369362.762082509</text:p>
              </table:table-cell>
              <table:table-cell office:value-type="float" office:value="3280308.47491641">
                <text:p>3280308.4749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9362.819142784">
                <text:p>369362.819142784</text:p>
              </table:table-cell>
              <table:table-cell office:value-type="float" office:value="3280308.73012096">
                <text:p>3280308.7301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9362.87238589">
                <text:p>369362.87238589</text:p>
              </table:table-cell>
              <table:table-cell office:value-type="float" office:value="3280308.98617582">
                <text:p>3280308.9861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9362.921728722">
                <text:p>369362.921728722</text:p>
              </table:table-cell>
              <table:table-cell office:value-type="float" office:value="3280309.20692296">
                <text:p>3280309.2069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9362.987290493">
                <text:p>369362.987290493</text:p>
              </table:table-cell>
              <table:table-cell office:value-type="float" office:value="3280309.43808013">
                <text:p>3280309.4380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9362.792029864">
                <text:p>369362.792029864</text:p>
              </table:table-cell>
              <table:table-cell office:value-type="float" office:value="3280308.91010993">
                <text:p>3280308.9101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9362.892482373">
                <text:p>369362.892482373</text:p>
              </table:table-cell>
              <table:table-cell office:value-type="float" office:value="3280309.14388365">
                <text:p>3280309.14388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9362.996973298">
                <text:p>369362.996973298</text:p>
              </table:table-cell>
              <table:table-cell office:value-type="float" office:value="3280309.38362708">
                <text:p>3280309.3836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9363.093015057">
                <text:p>369363.093015057</text:p>
              </table:table-cell>
              <table:table-cell office:value-type="float" office:value="3280309.60778289">
                <text:p>3280309.6077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9363.194088841">
                <text:p>369363.194088841</text:p>
              </table:table-cell>
              <table:table-cell office:value-type="float" office:value="3280309.85282176">
                <text:p>3280309.8528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9363.089316651">
                <text:p>369363.089316651</text:p>
              </table:table-cell>
              <table:table-cell office:value-type="float" office:value="3280309.04197083">
                <text:p>3280309.0419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9363.178432031">
                <text:p>369363.178432031</text:p>
              </table:table-cell>
              <table:table-cell office:value-type="float" office:value="3280309.27654788">
                <text:p>3280309.27654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9363.271055259">
                <text:p>369363.271055259</text:p>
              </table:table-cell>
              <table:table-cell office:value-type="float" office:value="3280309.52111672">
                <text:p>3280309.5211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9363.355682509">
                <text:p>369363.355682509</text:p>
              </table:table-cell>
              <table:table-cell office:value-type="float" office:value="3280309.76109265">
                <text:p>3280309.7610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9363.431709688">
                <text:p>369363.431709688</text:p>
              </table:table-cell>
              <table:table-cell office:value-type="float" office:value="3280309.97787491">
                <text:p>3280309.9778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9363.282868007">
                <text:p>369363.282868007</text:p>
              </table:table-cell>
              <table:table-cell office:value-type="float" office:value="3280309.59620243">
                <text:p>3280309.5962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9363.364749423">
                <text:p>369363.364749423</text:p>
              </table:table-cell>
              <table:table-cell office:value-type="float" office:value="3280309.8519999">
                <text:p>3280309.851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9363.45013148">
                <text:p>369363.45013148</text:p>
              </table:table-cell>
              <table:table-cell office:value-type="float" office:value="3280310.10294014">
                <text:p>3280310.1029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9363.527590543">
                <text:p>369363.527590543</text:p>
              </table:table-cell>
              <table:table-cell office:value-type="float" office:value="3280310.3341648">
                <text:p>3280310.334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9363.605601391">
                <text:p>369363.605601391</text:p>
              </table:table-cell>
              <table:table-cell office:value-type="float" office:value="3280310.57637541">
                <text:p>3280310.5763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9363.09194292">
                <text:p>369363.09194292</text:p>
              </table:table-cell>
              <table:table-cell office:value-type="float" office:value="3280310.48379544">
                <text:p>3280310.4837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9363.172233037">
                <text:p>369363.172233037</text:p>
              </table:table-cell>
              <table:table-cell office:value-type="float" office:value="3280310.74381759">
                <text:p>3280310.7438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9363.24133496">
                <text:p>369363.24133496</text:p>
              </table:table-cell>
              <table:table-cell office:value-type="float" office:value="3280310.99239095">
                <text:p>3280310.9923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9363.316363185">
                <text:p>369363.316363185</text:p>
              </table:table-cell>
              <table:table-cell office:value-type="float" office:value="3280311.25397829">
                <text:p>3280311.2539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9363.379020111">
                <text:p>369363.379020111</text:p>
              </table:table-cell>
              <table:table-cell office:value-type="float" office:value="3280311.49329362">
                <text:p>3280311.49329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9363.479748689">
                <text:p>369363.479748689</text:p>
              </table:table-cell>
              <table:table-cell office:value-type="float" office:value="3280310.71254624">
                <text:p>3280310.71254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9363.550419507">
                <text:p>369363.550419507</text:p>
              </table:table-cell>
              <table:table-cell office:value-type="float" office:value="3280310.96435321">
                <text:p>3280310.9643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9363.616782553">
                <text:p>369363.616782553</text:p>
              </table:table-cell>
              <table:table-cell office:value-type="float" office:value="3280311.21367028">
                <text:p>3280311.2136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9363.681136879">
                <text:p>369363.681136879</text:p>
              </table:table-cell>
              <table:table-cell office:value-type="float" office:value="3280311.46716628">
                <text:p>3280311.4671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9363.749303653">
                <text:p>369363.749303653</text:p>
              </table:table-cell>
              <table:table-cell office:value-type="float" office:value="3280311.71965192">
                <text:p>3280311.7196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9364.442216577">
                <text:p>369364.442216577</text:p>
              </table:table-cell>
              <table:table-cell office:value-type="float" office:value="3280310.47677252">
                <text:p>3280310.4767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9364.512958745">
                <text:p>369364.512958745</text:p>
              </table:table-cell>
              <table:table-cell office:value-type="float" office:value="3280310.73954667">
                <text:p>3280310.7395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9364.573836024">
                <text:p>369364.573836024</text:p>
              </table:table-cell>
              <table:table-cell office:value-type="float" office:value="3280310.9938956">
                <text:p>3280310.993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9364.635716335">
                <text:p>369364.635716335</text:p>
              </table:table-cell>
              <table:table-cell office:value-type="float" office:value="3280311.26252094">
                <text:p>3280311.2625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9364.700827622">
                <text:p>369364.700827622</text:p>
              </table:table-cell>
              <table:table-cell office:value-type="float" office:value="3280311.52310464">
                <text:p>3280311.5231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9364.928778773">
                <text:p>369364.928778773</text:p>
              </table:table-cell>
              <table:table-cell office:value-type="float" office:value="3280311.1518424">
                <text:p>3280311.151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9364.979969512">
                <text:p>369364.979969512</text:p>
              </table:table-cell>
              <table:table-cell office:value-type="float" office:value="3280311.40110459">
                <text:p>3280311.4011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9365.035965475">
                <text:p>369365.035965475</text:p>
              </table:table-cell>
              <table:table-cell office:value-type="float" office:value="3280311.62749108">
                <text:p>3280311.6274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9365.101733586">
                <text:p>369365.101733586</text:p>
              </table:table-cell>
              <table:table-cell office:value-type="float" office:value="3280311.87331043">
                <text:p>3280311.8733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9365.165531721">
                <text:p>369365.165531721</text:p>
              </table:table-cell>
              <table:table-cell office:value-type="float" office:value="3280312.11232834">
                <text:p>3280312.1123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9365.234678199">
                <text:p>369365.234678199</text:p>
              </table:table-cell>
              <table:table-cell office:value-type="float" office:value="3280311.80785868">
                <text:p>3280311.8078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9365.297759386">
                <text:p>369365.297759386</text:p>
              </table:table-cell>
              <table:table-cell office:value-type="float" office:value="3280312.06167434">
                <text:p>3280312.06167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9365.35621071">
                <text:p>369365.35621071</text:p>
              </table:table-cell>
              <table:table-cell office:value-type="float" office:value="3280312.29843008">
                <text:p>3280312.2984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9365.416669322">
                <text:p>369365.416669322</text:p>
              </table:table-cell>
              <table:table-cell office:value-type="float" office:value="3280312.571013">
                <text:p>3280312.57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9365.475692595">
                <text:p>369365.475692595</text:p>
              </table:table-cell>
              <table:table-cell office:value-type="float" office:value="3280312.84752672">
                <text:p>3280312.8475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9364.951981451">
                <text:p>369364.951981451</text:p>
              </table:table-cell>
              <table:table-cell office:value-type="float" office:value="3280313.4654159">
                <text:p>3280313.4654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9365.002236504">
                <text:p>369365.002236504</text:p>
              </table:table-cell>
              <table:table-cell office:value-type="float" office:value="3280313.72567558">
                <text:p>3280313.72567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9365.049531373">
                <text:p>369365.049531373</text:p>
              </table:table-cell>
              <table:table-cell office:value-type="float" office:value="3280313.99008297">
                <text:p>3280313.99008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365.086999735">
                <text:p>369365.086999735</text:p>
              </table:table-cell>
              <table:table-cell office:value-type="float" office:value="3280314.25596364">
                <text:p>3280314.2559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9365.089307724">
                <text:p>369365.089307724</text:p>
              </table:table-cell>
              <table:table-cell office:value-type="float" office:value="3280314.51030229">
                <text:p>3280314.5103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9363.004396494">
                <text:p>369363.004396494</text:p>
              </table:table-cell>
              <table:table-cell office:value-type="float" office:value="3280316.35342181">
                <text:p>3280316.3534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9362.965594599">
                <text:p>369362.965594599</text:p>
              </table:table-cell>
              <table:table-cell office:value-type="float" office:value="3280316.65835017">
                <text:p>3280316.6583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9362.918416039">
                <text:p>369362.918416039</text:p>
              </table:table-cell>
              <table:table-cell office:value-type="float" office:value="3280316.88670174">
                <text:p>3280316.8867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9362.839341693">
                <text:p>369362.839341693</text:p>
              </table:table-cell>
              <table:table-cell office:value-type="float" office:value="3280317.12088871">
                <text:p>3280317.1208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9362.747489881">
                <text:p>369362.747489881</text:p>
              </table:table-cell>
              <table:table-cell office:value-type="float" office:value="3280317.35060605">
                <text:p>3280317.3506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9361.154557895">
                <text:p>369361.154557895</text:p>
              </table:table-cell>
              <table:table-cell office:value-type="float" office:value="3280317.26358918">
                <text:p>3280317.26358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9361.066013186">
                <text:p>369361.066013186</text:p>
              </table:table-cell>
              <table:table-cell office:value-type="float" office:value="3280317.4870131">
                <text:p>3280317.487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9360.965637447">
                <text:p>369360.965637447</text:p>
              </table:table-cell>
              <table:table-cell office:value-type="float" office:value="3280317.72467369">
                <text:p>3280317.7246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9360.860678112">
                <text:p>369360.860678112</text:p>
              </table:table-cell>
              <table:table-cell office:value-type="float" office:value="3280317.96807309">
                <text:p>3280317.9680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9360.729776272">
                <text:p>369360.729776272</text:p>
              </table:table-cell>
              <table:table-cell office:value-type="float" office:value="3280318.21401732">
                <text:p>3280318.2140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9360.708570476">
                <text:p>369360.708570476</text:p>
              </table:table-cell>
              <table:table-cell office:value-type="float" office:value="3280318.20102057">
                <text:p>3280318.2010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9360.492019812">
                <text:p>369360.492019812</text:p>
              </table:table-cell>
              <table:table-cell office:value-type="float" office:value="3280318.45291248">
                <text:p>3280318.4529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9360.305456638">
                <text:p>369360.305456638</text:p>
              </table:table-cell>
              <table:table-cell office:value-type="float" office:value="3280318.65584132">
                <text:p>3280318.6558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9360.11335941">
                <text:p>369360.11335941</text:p>
              </table:table-cell>
              <table:table-cell office:value-type="float" office:value="3280318.85355534">
                <text:p>3280318.8535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9359.919016088">
                <text:p>369359.919016088</text:p>
              </table:table-cell>
              <table:table-cell office:value-type="float" office:value="3280319.03892563">
                <text:p>3280319.0389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9358.645666084">
                <text:p>369358.645666084</text:p>
              </table:table-cell>
              <table:table-cell office:value-type="float" office:value="3280319.81774896">
                <text:p>3280319.8177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9358.338185345">
                <text:p>369358.338185345</text:p>
              </table:table-cell>
              <table:table-cell office:value-type="float" office:value="3280320.08888183">
                <text:p>3280320.0888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9358.115393148">
                <text:p>369358.115393148</text:p>
              </table:table-cell>
              <table:table-cell office:value-type="float" office:value="3280320.26286857">
                <text:p>3280320.26286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9357.907862031">
                <text:p>369357.907862031</text:p>
              </table:table-cell>
              <table:table-cell office:value-type="float" office:value="3280320.40389984">
                <text:p>3280320.40389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9357.664205111">
                <text:p>369357.664205111</text:p>
              </table:table-cell>
              <table:table-cell office:value-type="float" office:value="3280320.5541425">
                <text:p>3280320.554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9356.691133518">
                <text:p>369356.691133518</text:p>
              </table:table-cell>
              <table:table-cell office:value-type="float" office:value="3280321.458665">
                <text:p>3280321.45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9356.44793179">
                <text:p>369356.44793179</text:p>
              </table:table-cell>
              <table:table-cell office:value-type="float" office:value="3280321.59576024">
                <text:p>3280321.59576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9356.200894006">
                <text:p>369356.200894006</text:p>
              </table:table-cell>
              <table:table-cell office:value-type="float" office:value="3280321.71804106">
                <text:p>3280321.7180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9355.945711019">
                <text:p>369355.945711019</text:p>
              </table:table-cell>
              <table:table-cell office:value-type="float" office:value="3280321.82157816">
                <text:p>3280321.8215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9355.690541847">
                <text:p>369355.690541847</text:p>
              </table:table-cell>
              <table:table-cell office:value-type="float" office:value="3280321.90545338">
                <text:p>3280321.9054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9355.893154713">
                <text:p>369355.893154713</text:p>
              </table:table-cell>
              <table:table-cell office:value-type="float" office:value="3280321.6375692">
                <text:p>3280321.6375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9355.611647571">
                <text:p>369355.611647571</text:p>
              </table:table-cell>
              <table:table-cell office:value-type="float" office:value="3280321.70640339">
                <text:p>3280321.7064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9355.364164029">
                <text:p>369355.364164029</text:p>
              </table:table-cell>
              <table:table-cell office:value-type="float" office:value="3280321.74420829">
                <text:p>3280321.7442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9355.053169283">
                <text:p>369355.053169283</text:p>
              </table:table-cell>
              <table:table-cell office:value-type="float" office:value="3280321.74779086">
                <text:p>3280321.74779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9354.756425561">
                <text:p>369354.756425561</text:p>
              </table:table-cell>
              <table:table-cell office:value-type="float" office:value="3280321.74090372">
                <text:p>3280321.7409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9355.585229659">
                <text:p>369355.585229659</text:p>
              </table:table-cell>
              <table:table-cell office:value-type="float" office:value="3280321.01635981">
                <text:p>3280321.0163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9355.303598543">
                <text:p>369355.303598543</text:p>
              </table:table-cell>
              <table:table-cell office:value-type="float" office:value="3280320.99164605">
                <text:p>3280320.9916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9355.031006026">
                <text:p>369355.031006026</text:p>
              </table:table-cell>
              <table:table-cell office:value-type="float" office:value="3280320.95055132">
                <text:p>3280320.9505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9354.773163314">
                <text:p>369354.773163314</text:p>
              </table:table-cell>
              <table:table-cell office:value-type="float" office:value="3280320.90677783">
                <text:p>3280320.90677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9354.533662366">
                <text:p>369354.533662366</text:p>
              </table:table-cell>
              <table:table-cell office:value-type="float" office:value="3280320.89706227">
                <text:p>3280320.8970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9355.400933072">
                <text:p>369355.400933072</text:p>
              </table:table-cell>
              <table:table-cell office:value-type="float" office:value="3280320.04052157">
                <text:p>3280320.0405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9355.125304648">
                <text:p>369355.125304648</text:p>
              </table:table-cell>
              <table:table-cell office:value-type="float" office:value="3280320.03624968">
                <text:p>3280320.0362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9354.857302536">
                <text:p>369354.857302536</text:p>
              </table:table-cell>
              <table:table-cell office:value-type="float" office:value="3280320.01824623">
                <text:p>3280320.0182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9354.576498176">
                <text:p>369354.576498176</text:p>
              </table:table-cell>
              <table:table-cell office:value-type="float" office:value="3280319.98547047">
                <text:p>3280319.98547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9354.301301295">
                <text:p>369354.301301295</text:p>
              </table:table-cell>
              <table:table-cell office:value-type="float" office:value="3280319.98565473">
                <text:p>3280319.9856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9355.222963133">
                <text:p>369355.222963133</text:p>
              </table:table-cell>
              <table:table-cell office:value-type="float" office:value="3280319.50093514">
                <text:p>3280319.5009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9354.976048313">
                <text:p>369354.976048313</text:p>
              </table:table-cell>
              <table:table-cell office:value-type="float" office:value="3280319.51570966">
                <text:p>3280319.5157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9354.721600218">
                <text:p>369354.721600218</text:p>
              </table:table-cell>
              <table:table-cell office:value-type="float" office:value="3280319.51379138">
                <text:p>3280319.51379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9354.439076418">
                <text:p>369354.439076418</text:p>
              </table:table-cell>
              <table:table-cell office:value-type="float" office:value="3280319.50340582">
                <text:p>3280319.5034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9354.167202685">
                <text:p>369354.167202685</text:p>
              </table:table-cell>
              <table:table-cell office:value-type="float" office:value="3280319.49593315">
                <text:p>3280319.4959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9355.165363967">
                <text:p>369355.165363967</text:p>
              </table:table-cell>
              <table:table-cell office:value-type="float" office:value="3280317.84641356">
                <text:p>3280317.8464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9354.871578867">
                <text:p>369354.871578867</text:p>
              </table:table-cell>
              <table:table-cell office:value-type="float" office:value="3280317.88916994">
                <text:p>3280317.8891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9354.558534298">
                <text:p>369354.558534298</text:p>
              </table:table-cell>
              <table:table-cell office:value-type="float" office:value="3280317.9196047">
                <text:p>3280317.919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9354.276360252">
                <text:p>369354.276360252</text:p>
              </table:table-cell>
              <table:table-cell office:value-type="float" office:value="3280317.93753559">
                <text:p>3280317.9375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9353.972515915">
                <text:p>369353.972515915</text:p>
              </table:table-cell>
              <table:table-cell office:value-type="float" office:value="3280317.94128667">
                <text:p>3280317.9412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9353.461888959">
                <text:p>369353.461888959</text:p>
              </table:table-cell>
              <table:table-cell office:value-type="float" office:value="3280319.4982939">
                <text:p>3280319.498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9353.186288034">
                <text:p>369353.186288034</text:p>
              </table:table-cell>
              <table:table-cell office:value-type="float" office:value="3280319.49283237">
                <text:p>3280319.4928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9352.918394094">
                <text:p>369352.918394094</text:p>
              </table:table-cell>
              <table:table-cell office:value-type="float" office:value="3280319.5094771">
                <text:p>3280319.5094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9352.650792998">
                <text:p>369352.650792998</text:p>
              </table:table-cell>
              <table:table-cell office:value-type="float" office:value="3280319.55848217">
                <text:p>3280319.55848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9352.382963238">
                <text:p>369352.382963238</text:p>
              </table:table-cell>
              <table:table-cell office:value-type="float" office:value="3280319.60666167">
                <text:p>3280319.6066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9352.668439427">
                <text:p>369352.668439427</text:p>
              </table:table-cell>
              <table:table-cell office:value-type="float" office:value="3280319.21175341">
                <text:p>3280319.21175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9352.402256986">
                <text:p>369352.402256986</text:p>
              </table:table-cell>
              <table:table-cell office:value-type="float" office:value="3280319.24772402">
                <text:p>3280319.2477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9352.110992408">
                <text:p>369352.110992408</text:p>
              </table:table-cell>
              <table:table-cell office:value-type="float" office:value="3280319.28257013">
                <text:p>3280319.2825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9351.829601775">
                <text:p>369351.829601775</text:p>
              </table:table-cell>
              <table:table-cell office:value-type="float" office:value="3280319.31017994">
                <text:p>3280319.3101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9351.547028572">
                <text:p>369351.547028572</text:p>
              </table:table-cell>
              <table:table-cell office:value-type="float" office:value="3280319.3538674">
                <text:p>3280319.353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9351.830262037">
                <text:p>369351.830262037</text:p>
              </table:table-cell>
              <table:table-cell office:value-type="float" office:value="3280319.01488294">
                <text:p>3280319.0148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9351.568835739">
                <text:p>369351.568835739</text:p>
              </table:table-cell>
              <table:table-cell office:value-type="float" office:value="3280319.09048807">
                <text:p>3280319.0904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9351.303174908">
                <text:p>369351.303174908</text:p>
              </table:table-cell>
              <table:table-cell office:value-type="float" office:value="3280319.16410921">
                <text:p>3280319.1641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9351.037254061">
                <text:p>369351.037254061</text:p>
              </table:table-cell>
              <table:table-cell office:value-type="float" office:value="3280319.23670795">
                <text:p>3280319.2367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9350.767541251">
                <text:p>369350.767541251</text:p>
              </table:table-cell>
              <table:table-cell office:value-type="float" office:value="3280319.2934527">
                <text:p>3280319.293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9350.358663996">
                <text:p>369350.358663996</text:p>
              </table:table-cell>
              <table:table-cell office:value-type="float" office:value="3280320.68111216">
                <text:p>3280320.6811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9350.077063327">
                <text:p>369350.077063327</text:p>
              </table:table-cell>
              <table:table-cell office:value-type="float" office:value="3280320.73211933">
                <text:p>3280320.7321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9349.822833604">
                <text:p>369349.822833604</text:p>
              </table:table-cell>
              <table:table-cell office:value-type="float" office:value="3280320.81778327">
                <text:p>3280320.8177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9349.572108889">
                <text:p>369349.572108889</text:p>
              </table:table-cell>
              <table:table-cell office:value-type="float" office:value="3280320.92354087">
                <text:p>3280320.92354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9349.321952745">
                <text:p>369349.321952745</text:p>
              </table:table-cell>
              <table:table-cell office:value-type="float" office:value="3280321.02132956">
                <text:p>3280321.0213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9349.811675135">
                <text:p>369349.811675135</text:p>
              </table:table-cell>
              <table:table-cell office:value-type="float" office:value="3280321.2766464">
                <text:p>3280321.276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349.548135342">
                <text:p>369349.548135342</text:p>
              </table:table-cell>
              <table:table-cell office:value-type="float" office:value="3280321.36880341">
                <text:p>3280321.3688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349.296544836">
                <text:p>369349.296544836</text:p>
              </table:table-cell>
              <table:table-cell office:value-type="float" office:value="3280321.45223314">
                <text:p>3280321.4522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349.035255962">
                <text:p>369349.035255962</text:p>
              </table:table-cell>
              <table:table-cell office:value-type="float" office:value="3280321.52816196">
                <text:p>3280321.5281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348.770470798">
                <text:p>369348.770470798</text:p>
              </table:table-cell>
              <table:table-cell office:value-type="float" office:value="3280321.59099095">
                <text:p>3280321.5909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348.63715969">
                <text:p>369348.63715969</text:p>
              </table:table-cell>
              <table:table-cell office:value-type="float" office:value="3280322.00218002">
                <text:p>3280322.0021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348.664756568">
                <text:p>369348.664756568</text:p>
              </table:table-cell>
              <table:table-cell office:value-type="float" office:value="3280321.99602782">
                <text:p>3280321.9960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9348.661309424">
                <text:p>369348.661309424</text:p>
              </table:table-cell>
              <table:table-cell office:value-type="float" office:value="3280321.99680783">
                <text:p>3280321.9968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9348.661309424">
                <text:p>369348.661309424</text:p>
              </table:table-cell>
              <table:table-cell office:value-type="float" office:value="3280321.99680783">
                <text:p>3280321.9968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9348.661309424">
                <text:p>369348.661309424</text:p>
              </table:table-cell>
              <table:table-cell office:value-type="float" office:value="3280321.99680783">
                <text:p>3280321.9968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85828879">
                <text:p>3280316.858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85828879">
                <text:p>3280316.858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85828879">
                <text:p>3280316.858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85828879">
                <text:p>3280316.858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85828879">
                <text:p>3280316.858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2696315">
                <text:p>3280316.5269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2696315">
                <text:p>3280316.5269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2696315">
                <text:p>3280316.5269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2696315">
                <text:p>3280316.5269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2696315">
                <text:p>3280316.5269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2450585">
                <text:p>3280316.5245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34815">
                <text:p>3280316.53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4513028">
                <text:p>3280316.5451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4576623">
                <text:p>3280316.5457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4062078">
                <text:p>3280316.5406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74265267">
                <text:p>3280316.742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74483811">
                <text:p>3280316.7448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75216281">
                <text:p>3280316.75216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75406453">
                <text:p>3280316.7540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74687126">
                <text:p>3280316.74687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2809183">
                <text:p>3280316.5280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0788343">
                <text:p>3280316.5078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0398801">
                <text:p>3280316.50398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133852">
                <text:p>3280316.513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51785766">
                <text:p>3280316.5178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33079781">
                <text:p>3280316.3307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32404473">
                <text:p>3280316.3240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30508344">
                <text:p>3280316.3050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28201758">
                <text:p>3280316.2820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24362056">
                <text:p>3280316.2436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98734307">
                <text:p>3280315.98734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97304192">
                <text:p>3280315.97304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9746029">
                <text:p>3280315.9746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99857372">
                <text:p>3280315.99857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02673721">
                <text:p>3280316.0267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81384949">
                <text:p>3280315.8138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83116997">
                <text:p>3280315.8311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83444693">
                <text:p>3280315.8344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83341557">
                <text:p>3280315.8334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82667503">
                <text:p>3280315.8266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47519907">
                <text:p>3280315.47519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46957933">
                <text:p>3280315.4695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42978293">
                <text:p>3280315.4297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42208759">
                <text:p>3280315.4220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5.36059387">
                <text:p>3280315.36059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4.5645315">
                <text:p>3280314.564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4.50977896">
                <text:p>3280314.5097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4.4475764">
                <text:p>3280314.447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4.37579295">
                <text:p>3280314.37579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4.29079709">
                <text:p>3280314.2907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3.41390231">
                <text:p>3280313.41390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3.2906335">
                <text:p>3280313.2906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3.14581301">
                <text:p>3280313.1458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2.99903363">
                <text:p>3280312.9990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2.84409789">
                <text:p>3280312.84409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2.27479247">
                <text:p>3280312.27479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2.10746415">
                <text:p>3280312.1074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91386104">
                <text:p>3280311.9138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71413447">
                <text:p>3280311.7141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51747547">
                <text:p>3280311.5174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80566013">
                <text:p>3280311.8056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57849143">
                <text:p>3280311.57849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35577991">
                <text:p>3280311.35577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1239842">
                <text:p>3280311.123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88249274">
                <text:p>3280310.88249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91534701">
                <text:p>3280310.9153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65483252">
                <text:p>3280310.6548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39771401">
                <text:p>3280310.3977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12789108">
                <text:p>3280310.1278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85623497">
                <text:p>3280309.8562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0818257">
                <text:p>3280310.081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77301337">
                <text:p>3280309.7730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44618332">
                <text:p>3280309.44618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15002137">
                <text:p>3280309.1500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8603833">
                <text:p>3280308.8603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31663979">
                <text:p>3280308.3166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09329634">
                <text:p>3280308.0932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7.83904751">
                <text:p>3280307.8390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7.59004646">
                <text:p>3280307.5900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7.32808444">
                <text:p>3280307.32808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7.55366427">
                <text:p>3280307.5536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7.28141086">
                <text:p>3280307.2814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7.0221337">
                <text:p>3280307.022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6.76984916">
                <text:p>3280306.7698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6.56839655">
                <text:p>3280306.5683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7.06244173">
                <text:p>3280307.0624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6.91263498">
                <text:p>3280306.91263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6.76898883">
                <text:p>3280306.76898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6.62339391">
                <text:p>3280306.62339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6.44995304">
                <text:p>3280306.4499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5.74550664">
                <text:p>3280305.7455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5.65073134">
                <text:p>3280305.6507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5.41747949">
                <text:p>3280305.4174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5.17609296">
                <text:p>3280305.17609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4.97109677">
                <text:p>3280304.9710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5.15447535">
                <text:p>3280305.1544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4.93278919">
                <text:p>3280304.93278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4.73436322">
                <text:p>3280304.7343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4.44632529">
                <text:p>3280304.4463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4.18612699">
                <text:p>3280304.1861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4.4841912">
                <text:p>3280304.484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4.22526555">
                <text:p>3280304.2252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3.94730566">
                <text:p>3280303.9473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3.68970493">
                <text:p>3280303.6897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3.41961832">
                <text:p>3280303.4196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3.87833082">
                <text:p>3280303.8783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3.60494375">
                <text:p>3280303.6049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3.29558482">
                <text:p>3280303.29558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3.02014827">
                <text:p>3280303.02014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2.73040119">
                <text:p>3280302.7304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2.54667457">
                <text:p>3280302.5466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2.23063755">
                <text:p>3280302.2306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1.91213351">
                <text:p>3280301.9121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1.62004176">
                <text:p>3280301.62004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1.30700217">
                <text:p>3280301.3070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1.42705549">
                <text:p>3280301.4270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1.0944085">
                <text:p>3280301.094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81642996">
                <text:p>3280300.8164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50670195">
                <text:p>3280300.5067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22155729">
                <text:p>3280300.2215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1.18641306">
                <text:p>3280301.1864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85715732">
                <text:p>3280300.8571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5638316">
                <text:p>3280300.563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28357969">
                <text:p>3280300.2835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023649">
                <text:p>3280300.023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56235144">
                <text:p>3280300.56235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28841548">
                <text:p>3280300.2884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01427347">
                <text:p>3280300.0142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9.74296338">
                <text:p>3280299.7429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9.47964317">
                <text:p>3280299.47964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35223505">
                <text:p>3280300.3522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0.12225283">
                <text:p>3280300.1222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9.91192305">
                <text:p>3280299.9119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9.71140943">
                <text:p>3280299.7114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9.48096346">
                <text:p>3280299.48096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8.90869611">
                <text:p>3280298.9086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8.67731218">
                <text:p>3280298.6773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8.47307031">
                <text:p>3280298.473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8.37977574">
                <text:p>3280298.3797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8.19845071">
                <text:p>3280298.1984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7.66037249">
                <text:p>3280297.66037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7.59948461">
                <text:p>3280297.5994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7.4498063">
                <text:p>3280297.4498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7.37954206">
                <text:p>3280297.37954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7.1241599">
                <text:p>3280297.124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83579923">
                <text:p>3280296.8357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69863015">
                <text:p>3280296.6986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60301895">
                <text:p>3280296.6030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52023941">
                <text:p>3280296.5202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43510111">
                <text:p>3280296.4351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99459794">
                <text:p>3280295.99459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91805056">
                <text:p>3280295.9180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8054094">
                <text:p>3280295.805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69579999">
                <text:p>3280295.6957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58088065">
                <text:p>3280295.5808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4.09067982">
                <text:p>3280294.09067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979989">
                <text:p>3280293.97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8726217">
                <text:p>3280293.872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77239139">
                <text:p>3280293.77239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68211888">
                <text:p>3280293.6821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88609135">
                <text:p>3280292.8860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82151073">
                <text:p>3280292.8215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75694113">
                <text:p>3280292.7569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69882609">
                <text:p>3280292.698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64381166">
                <text:p>3280292.6438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45628096">
                <text:p>3280292.4562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40664829">
                <text:p>3280292.40664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37124381">
                <text:p>3280292.3712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36701881">
                <text:p>3280292.3670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3812731">
                <text:p>3280292.381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71693499">
                <text:p>3280292.71693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7380036">
                <text:p>3280292.738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75772666">
                <text:p>3280292.7577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7812591">
                <text:p>3280292.781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80463699">
                <text:p>3280292.8046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71811839">
                <text:p>3280292.7181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74696016">
                <text:p>3280292.7469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78411607">
                <text:p>3280292.7841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82457267">
                <text:p>3280292.82457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85669648">
                <text:p>3280292.8566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90436393">
                <text:p>3280292.9043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94628799">
                <text:p>3280292.9462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2.99184822">
                <text:p>3280292.99184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04429506">
                <text:p>3280293.0442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09898973">
                <text:p>3280293.09898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16027819">
                <text:p>3280293.16027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22394028">
                <text:p>3280293.2239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29746905">
                <text:p>3280293.2974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3773708">
                <text:p>3280293.377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45277705">
                <text:p>3280293.4527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52670947">
                <text:p>3280293.52670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60445944">
                <text:p>3280293.6044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70889111">
                <text:p>3280293.7088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83261514">
                <text:p>3280293.8326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3.96173113">
                <text:p>3280293.9617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4.08490905">
                <text:p>3280294.0849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4.21129312">
                <text:p>3280294.2112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4.32527396">
                <text:p>3280294.32527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4.44041503">
                <text:p>3280294.4404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4.55614973">
                <text:p>3280294.55614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4.6925278">
                <text:p>3280294.692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4.84868395">
                <text:p>3280294.8486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00145742">
                <text:p>3280295.0014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16765577">
                <text:p>3280295.1676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32671868">
                <text:p>3280295.3267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50392012">
                <text:p>3280295.5039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67637374">
                <text:p>3280295.67637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5.84699373">
                <text:p>3280295.84699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00722076">
                <text:p>3280296.0072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16382939">
                <text:p>3280296.1638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31045372">
                <text:p>3280296.3104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4587224">
                <text:p>3280296.458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610942">
                <text:p>3280296.61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78815518">
                <text:p>3280296.7881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6.97468135">
                <text:p>3280296.9746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7.15792536">
                <text:p>3280297.1579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7.37878535">
                <text:p>3280297.3787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7.59521819">
                <text:p>3280297.5952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7.81748771">
                <text:p>3280297.817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298.03893434">
                <text:p>3280298.0389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7.61087916">
                <text:p>3280307.61087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7.81912477">
                <text:p>3280307.8191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04140812">
                <text:p>3280308.0414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26341721">
                <text:p>3280308.2634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49857115">
                <text:p>3280308.4985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51857237">
                <text:p>3280309.51857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76778172">
                <text:p>3280309.76778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01364144">
                <text:p>3280310.0136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25701185">
                <text:p>3280310.2570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51469885">
                <text:p>3280310.51469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42417143">
                <text:p>3280310.4241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66786241">
                <text:p>3280310.6678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89808353">
                <text:p>3280310.89808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13966464">
                <text:p>3280311.1396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375313">
                <text:p>3280311.37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50099472">
                <text:p>3280308.5009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73775152">
                <text:p>3280308.7377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98864339">
                <text:p>3280308.9886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22896531">
                <text:p>3280309.2289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46794088">
                <text:p>3280309.4679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9398123">
                <text:p>3280308.9398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1813924">
                <text:p>3280309.181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41651988">
                <text:p>3280309.4165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61682318">
                <text:p>3280309.6168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8312829">
                <text:p>3280309.831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47491641">
                <text:p>3280308.4749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73012096">
                <text:p>3280308.7301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98617582">
                <text:p>3280308.9861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20692296">
                <text:p>3280309.2069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43808013">
                <text:p>3280309.4380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8.91010993">
                <text:p>3280308.9101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14388365">
                <text:p>3280309.14388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38362708">
                <text:p>3280309.3836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60778289">
                <text:p>3280309.6077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85282176">
                <text:p>3280309.8528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04197083">
                <text:p>3280309.0419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27654788">
                <text:p>3280309.27654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52111672">
                <text:p>3280309.5211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76109265">
                <text:p>3280309.7610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97787491">
                <text:p>3280309.9778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59620243">
                <text:p>3280309.5962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09.8519999">
                <text:p>3280309.851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10294014">
                <text:p>3280310.1029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3341648">
                <text:p>3280310.334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57637541">
                <text:p>3280310.5763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48379544">
                <text:p>3280310.4837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74381759">
                <text:p>3280310.7438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99239095">
                <text:p>3280310.9923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25397829">
                <text:p>3280311.2539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49329362">
                <text:p>3280311.49329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71254624">
                <text:p>3280310.71254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96435321">
                <text:p>3280310.9643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21367028">
                <text:p>3280311.2136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46716628">
                <text:p>3280311.4671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71965192">
                <text:p>3280311.7196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47677252">
                <text:p>3280310.4767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73954667">
                <text:p>3280310.7395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0.9938956">
                <text:p>3280310.993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26252094">
                <text:p>3280311.2625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52310464">
                <text:p>3280311.5231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1518424">
                <text:p>3280311.151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40110459">
                <text:p>3280311.4011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62749108">
                <text:p>3280311.6274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87331043">
                <text:p>3280311.8733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2.11232834">
                <text:p>3280312.1123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1.80785868">
                <text:p>3280311.8078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2.06167434">
                <text:p>3280312.06167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2.29843008">
                <text:p>3280312.2984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2.571013">
                <text:p>3280312.57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2.84752672">
                <text:p>3280312.8475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3.4654159">
                <text:p>3280313.4654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3.72567558">
                <text:p>3280313.72567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3.99008297">
                <text:p>3280313.99008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4.25596364">
                <text:p>3280314.2559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4.51030229">
                <text:p>3280314.5103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35342181">
                <text:p>3280316.3534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65835017">
                <text:p>3280316.6583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6.88670174">
                <text:p>3280316.8867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12088871">
                <text:p>3280317.1208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35060605">
                <text:p>3280317.3506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26358918">
                <text:p>3280317.26358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4870131">
                <text:p>3280317.487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72467369">
                <text:p>3280317.7246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96807309">
                <text:p>3280317.9680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8.21401732">
                <text:p>3280318.2140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8.20102057">
                <text:p>3280318.2010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8.45291248">
                <text:p>3280318.4529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8.65584132">
                <text:p>3280318.6558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8.85355534">
                <text:p>3280318.8535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03892563">
                <text:p>3280319.0389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81774896">
                <text:p>3280319.8177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8888183">
                <text:p>3280320.0888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26286857">
                <text:p>3280320.26286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40389984">
                <text:p>3280320.40389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5541425">
                <text:p>3280320.554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458665">
                <text:p>3280321.45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59576024">
                <text:p>3280321.59576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71804106">
                <text:p>3280321.7180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82157816">
                <text:p>3280321.8215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90545338">
                <text:p>3280321.9054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6375692">
                <text:p>3280321.6375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70640339">
                <text:p>3280321.7064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74420829">
                <text:p>3280321.7442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74779086">
                <text:p>3280321.74779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74090372">
                <text:p>3280321.7409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01635981">
                <text:p>3280321.0163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99164605">
                <text:p>3280320.9916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95055132">
                <text:p>3280320.9505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90677783">
                <text:p>3280320.90677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89706227">
                <text:p>3280320.8970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4052157">
                <text:p>3280320.0405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3624968">
                <text:p>3280320.0362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1824623">
                <text:p>3280320.0182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98547047">
                <text:p>3280319.98547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98565473">
                <text:p>3280319.9856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50093514">
                <text:p>3280319.5009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51570966">
                <text:p>3280319.5157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51379138">
                <text:p>3280319.51379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50340582">
                <text:p>3280319.5034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49593315">
                <text:p>3280319.4959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84641356">
                <text:p>3280317.8464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88916994">
                <text:p>3280317.8891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9196047">
                <text:p>3280317.919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93753559">
                <text:p>3280317.9375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7.94128667">
                <text:p>3280317.9412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4982939">
                <text:p>3280319.498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49283237">
                <text:p>3280319.4928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5094771">
                <text:p>3280319.5094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55848217">
                <text:p>3280319.55848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60666167">
                <text:p>3280319.6066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21175341">
                <text:p>3280319.21175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24772402">
                <text:p>3280319.2477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28257013">
                <text:p>3280319.2825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31017994">
                <text:p>3280319.3101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3538674">
                <text:p>3280319.353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01488294">
                <text:p>3280319.0148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09048807">
                <text:p>3280319.0904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16410921">
                <text:p>3280319.1641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23670795">
                <text:p>3280319.2367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19.2934527">
                <text:p>3280319.293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68111216">
                <text:p>3280320.6811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73211933">
                <text:p>3280320.7321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81778327">
                <text:p>3280320.8177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92354087">
                <text:p>3280320.92354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02132956">
                <text:p>3280321.0213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2766464">
                <text:p>3280321.276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36880341">
                <text:p>3280321.3688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45223314">
                <text:p>3280321.4522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52816196">
                <text:p>3280321.5281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59099095">
                <text:p>3280321.5909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2.00218002">
                <text:p>3280322.0021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99602782">
                <text:p>3280321.9960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99680783">
                <text:p>3280321.9968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99680783">
                <text:p>3280321.9968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99680783">
                <text:p>3280321.9968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2.782116976">
                <text:p>369342.78211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2.68143998">
                <text:p>369342.6814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2.971846038">
                <text:p>369342.97184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2.296815226">
                <text:p>369342.29681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1.423013722">
                <text:p>369341.423013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0.355608138">
                <text:p>369340.355608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9.383712839">
                <text:p>369339.38371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8.800317293">
                <text:p>369338.80031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7.8284219">
                <text:p>369337.828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6.946869904">
                <text:p>369336.946869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6.159536375">
                <text:p>369336.15953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5.37220269">
                <text:p>369335.3722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4.689421341">
                <text:p>369334.68942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4.195077108">
                <text:p>369334.19507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4.186034924">
                <text:p>369334.18603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4.165367085">
                <text:p>369334.16536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4.156324908">
                <text:p>369334.15632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4.149866212">
                <text:p>369334.14986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3.650354773">
                <text:p>369333.650354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3.15988546">
                <text:p>369333.1598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2.958530721">
                <text:p>369332.958530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2.855269845">
                <text:p>369332.85526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2.936570981">
                <text:p>369332.93657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3.601268548">
                <text:p>369333.60126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4.276300134">
                <text:p>369334.2763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5.236571305">
                <text:p>369335.23657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6.202009455">
                <text:p>369336.20200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7.250041048">
                <text:p>369337.25004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8.202562431">
                <text:p>369338.20256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8.77433371">
                <text:p>369338.7743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9.344813387">
                <text:p>369339.344813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39.806865858">
                <text:p>369339.8068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0.470272982">
                <text:p>369340.47027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1.239524125">
                <text:p>369341.23952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2.210129706">
                <text:p>369342.210129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2.887745285">
                <text:p>369342.887745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454515757">
                <text:p>369361.45451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830835447">
                <text:p>369359.83083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9.357156996">
                <text:p>369359.35715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755253771">
                <text:p>369361.75525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050825879">
                <text:p>369362.0508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723274615">
                <text:p>369362.72327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2.728440444">
                <text:p>369362.72844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3.020138139">
                <text:p>369363.020138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3.220199563">
                <text:p>369363.220199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3.036927052">
                <text:p>369363.03692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3.426718224">
                <text:p>369363.42671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39215599">
                <text:p>369364.3921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883914945">
                <text:p>369364.88391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5.182069733">
                <text:p>369365.182069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4.911035133">
                <text:p>369364.91103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3.009863671">
                <text:p>369363.00986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1.180957184">
                <text:p>369361.18095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60.708570476">
                <text:p>369360.70857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8.693809515">
                <text:p>369358.693809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872653056">
                <text:p>369356.87265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6.100820324">
                <text:p>369356.10082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803956751">
                <text:p>369355.80395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598728996">
                <text:p>369355.598728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398667349">
                <text:p>369355.39866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5.379294329">
                <text:p>369355.37929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3.656231522">
                <text:p>369353.65623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877940917">
                <text:p>369352.87794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2.004139836">
                <text:p>369352.00413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0.571483643">
                <text:p>369350.57148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9.997129701">
                <text:p>369349.99712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8.650943236">
                <text:p>369348.65094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49.319515858">
                <text:p>369349.31951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350.081015795">
                <text:p>369350.081015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data_pose.AA3:data_pose.AB500 data_pose.V3:data_pose.V500" chart:data-source-has-labels="row" svg:x="0.32cm" svg:y="0.18cm" svg:width="13.09cm" svg:height="8.64cm">
          <chartooo:coordinate-region svg:x="1.867cm" svg:y="0.379cm" svg:width="10.9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pose.AB3:data_pose.AB500" loext:label-string="pose3" chart:class="chart:scatter">
            <chart:domain table:cell-range-address="data_pose.AA3:data_pose.AA500"/>
            <chart:data-point chart:repeated="498"/>
          </chart:series>
          <chart:series chart:style-name="ch7" chart:values-cell-range-address="data_pose.V3:data_pose.V500" loext:label-string="gps" chart:class="chart:scatter">
            <chart:domain table:cell-range-address="data_pose.U3:data_pose.U500"/>
            <chart:data-point chart:repeated="4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pose3</text:p>
              </table:table-cell>
              <table:table-cell office:value-type="string">
                <text:p>Column U</text:p>
              </table:table-cell>
              <table:table-cell office:value-type="string">
                <text:p>g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_pose.AA3:data_pose.AA500</svg:desc>
                </draw:g>
              </table:table-cell>
              <table:table-cell office:value-type="float" office:value="NaN">
                <text:p>NaN</text:p>
                <draw:g>
                  <svg:desc>data_pose.AB3:data_pose.AB500</svg:desc>
                </draw:g>
              </table:table-cell>
              <table:table-cell office:value-type="float" office:value="369342.782116976">
                <text:p>369342.782116976</text:p>
                <draw:g>
                  <svg:desc>data_pose.U3:data_pose.U500</svg:desc>
                </draw:g>
              </table:table-cell>
              <table:table-cell office:value-type="float" office:value="3280316.85828879">
                <text:p>3280316.85828879</text:p>
                <draw:g>
                  <svg:desc>data_pose.V3:data_pose.V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342.971846038">
                <text:p>369342.971846038</text:p>
              </table:table-cell>
              <table:table-cell office:value-type="float" office:value="3280316.52357827">
                <text:p>3280316.52357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342.782116976">
                <text:p>369342.782116976</text:p>
              </table:table-cell>
              <table:table-cell office:value-type="float" office:value="3280316.85828879">
                <text:p>3280316.85828879</text:p>
              </table:table-cell>
              <table:table-cell office:value-type="float" office:value="369342.296815226">
                <text:p>369342.296815226</text:p>
              </table:table-cell>
              <table:table-cell office:value-type="float" office:value="3280316.75311229">
                <text:p>3280316.75311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9342.782116976">
                <text:p>369342.782116976</text:p>
              </table:table-cell>
              <table:table-cell office:value-type="float" office:value="3280316.85828879">
                <text:p>3280316.85828879</text:p>
              </table:table-cell>
              <table:table-cell office:value-type="float" office:value="369341.423013722">
                <text:p>369341.423013722</text:p>
              </table:table-cell>
              <table:table-cell office:value-type="float" office:value="3280316.54163104">
                <text:p>3280316.54163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342.782116976">
                <text:p>369342.782116976</text:p>
              </table:table-cell>
              <table:table-cell office:value-type="float" office:value="3280316.85828879">
                <text:p>3280316.85828879</text:p>
              </table:table-cell>
              <table:table-cell office:value-type="float" office:value="369340.355608138">
                <text:p>369340.355608138</text:p>
              </table:table-cell>
              <table:table-cell office:value-type="float" office:value="3280316.33240648">
                <text:p>3280316.33240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342.782116976">
                <text:p>369342.782116976</text:p>
              </table:table-cell>
              <table:table-cell office:value-type="float" office:value="3280316.85828879">
                <text:p>3280316.85828879</text:p>
              </table:table-cell>
              <table:table-cell office:value-type="float" office:value="369339.383712839">
                <text:p>369339.383712839</text:p>
              </table:table-cell>
              <table:table-cell office:value-type="float" office:value="3280316.01123571">
                <text:p>3280316.01123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9342.782116976">
                <text:p>369342.782116976</text:p>
              </table:table-cell>
              <table:table-cell office:value-type="float" office:value="3280316.85828879">
                <text:p>3280316.85828879</text:p>
              </table:table-cell>
              <table:table-cell office:value-type="float" office:value="369338.800317293">
                <text:p>369338.800317293</text:p>
              </table:table-cell>
              <table:table-cell office:value-type="float" office:value="3280315.7963697">
                <text:p>3280315.7963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  <table:table-cell office:value-type="float" office:value="369337.8284219">
                <text:p>369337.8284219</text:p>
              </table:table-cell>
              <table:table-cell office:value-type="float" office:value="3280315.47519907">
                <text:p>3280315.47519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  <table:table-cell office:value-type="float" office:value="369336.946869904">
                <text:p>369336.946869904</text:p>
              </table:table-cell>
              <table:table-cell office:value-type="float" office:value="3280314.59881027">
                <text:p>3280314.59881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  <table:table-cell office:value-type="float" office:value="369336.159536375">
                <text:p>369336.159536375</text:p>
              </table:table-cell>
              <table:table-cell office:value-type="float" office:value="3280313.49965723">
                <text:p>3280313.49965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  <table:table-cell office:value-type="float" office:value="369335.37220269">
                <text:p>369335.37220269</text:p>
              </table:table-cell>
              <table:table-cell office:value-type="float" office:value="3280312.40050424">
                <text:p>3280312.40050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342.68143998">
                <text:p>369342.68143998</text:p>
              </table:table-cell>
              <table:table-cell office:value-type="float" office:value="3280316.52696315">
                <text:p>3280316.52696315</text:p>
              </table:table-cell>
              <table:table-cell office:value-type="float" office:value="369334.689421341">
                <text:p>369334.689421341</text:p>
              </table:table-cell>
              <table:table-cell office:value-type="float" office:value="3280311.96513083">
                <text:p>3280311.96513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342.971846038">
                <text:p>369342.971846038</text:p>
              </table:table-cell>
              <table:table-cell office:value-type="float" office:value="3280316.52357827">
                <text:p>3280316.52357827</text:p>
              </table:table-cell>
              <table:table-cell office:value-type="float" office:value="369334.195077108">
                <text:p>369334.195077108</text:p>
              </table:table-cell>
              <table:table-cell office:value-type="float" office:value="3280311.0842288">
                <text:p>3280311.0842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342.611686819">
                <text:p>369342.611686819</text:p>
              </table:table-cell>
              <table:table-cell office:value-type="float" office:value="3280316.53902285">
                <text:p>3280316.53902285</text:p>
              </table:table-cell>
              <table:table-cell office:value-type="float" office:value="369334.186034924">
                <text:p>369334.186034924</text:p>
              </table:table-cell>
              <table:table-cell office:value-type="float" office:value="3280310.30850293">
                <text:p>3280310.30850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342.09616814">
                <text:p>369342.09616814</text:p>
              </table:table-cell>
              <table:table-cell office:value-type="float" office:value="3280316.56124562">
                <text:p>3280316.56124562</text:p>
              </table:table-cell>
              <table:table-cell office:value-type="float" office:value="369334.165367085">
                <text:p>369334.165367085</text:p>
              </table:table-cell>
              <table:table-cell office:value-type="float" office:value="3280308.53541524">
                <text:p>3280308.53541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9341.530804992">
                <text:p>369341.530804992</text:p>
              </table:table-cell>
              <table:table-cell office:value-type="float" office:value="3280316.56926684">
                <text:p>3280316.56926684</text:p>
              </table:table-cell>
              <table:table-cell office:value-type="float" office:value="369334.156324908">
                <text:p>369334.156324908</text:p>
              </table:table-cell>
              <table:table-cell office:value-type="float" office:value="3280307.75968938">
                <text:p>3280307.75968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9340.979531513">
                <text:p>369340.979531513</text:p>
              </table:table-cell>
              <table:table-cell office:value-type="float" office:value="3280316.5604266">
                <text:p>3280316.5604266</text:p>
              </table:table-cell>
              <table:table-cell office:value-type="float" office:value="369334.149866212">
                <text:p>369334.149866212</text:p>
              </table:table-cell>
              <table:table-cell office:value-type="float" office:value="3280307.20559947">
                <text:p>3280307.20559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9342.035672553">
                <text:p>369342.035672553</text:p>
              </table:table-cell>
              <table:table-cell office:value-type="float" office:value="3280316.73959188">
                <text:p>3280316.73959188</text:p>
              </table:table-cell>
              <table:table-cell office:value-type="float" office:value="369333.650354773">
                <text:p>369333.650354773</text:p>
              </table:table-cell>
              <table:table-cell office:value-type="float" office:value="3280305.88142554">
                <text:p>3280305.88142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341.505833586">
                <text:p>369341.505833586</text:p>
              </table:table-cell>
              <table:table-cell office:value-type="float" office:value="3280316.73215795">
                <text:p>3280316.73215795</text:p>
              </table:table-cell>
              <table:table-cell office:value-type="float" office:value="369333.15988546">
                <text:p>369333.15988546</text:p>
              </table:table-cell>
              <table:table-cell office:value-type="float" office:value="3280305.33297749">
                <text:p>3280305.33297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340.947682088">
                <text:p>369340.947682088</text:p>
              </table:table-cell>
              <table:table-cell office:value-type="float" office:value="3280316.74939246">
                <text:p>3280316.74939246</text:p>
              </table:table-cell>
              <table:table-cell office:value-type="float" office:value="369332.958530721">
                <text:p>369332.958530721</text:p>
              </table:table-cell>
              <table:table-cell office:value-type="float" office:value="3280304.67032636">
                <text:p>3280304.67032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340.403430636">
                <text:p>369340.403430636</text:p>
              </table:table-cell>
              <table:table-cell office:value-type="float" office:value="3280316.75436907">
                <text:p>3280316.75436907</text:p>
              </table:table-cell>
              <table:table-cell office:value-type="float" office:value="369332.855269845">
                <text:p>369332.855269845</text:p>
              </table:table-cell>
              <table:table-cell office:value-type="float" office:value="3280304.11736483">
                <text:p>3280304.11736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339.873428131">
                <text:p>369339.873428131</text:p>
              </table:table-cell>
              <table:table-cell office:value-type="float" office:value="3280316.74602483">
                <text:p>3280316.74602483</text:p>
              </table:table-cell>
              <table:table-cell office:value-type="float" office:value="369332.936570981">
                <text:p>369332.936570981</text:p>
              </table:table-cell>
              <table:table-cell office:value-type="float" office:value="3280302.7864207">
                <text:p>3280302.7864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341.140868025">
                <text:p>369341.140868025</text:p>
              </table:table-cell>
              <table:table-cell office:value-type="float" office:value="3280316.52327299">
                <text:p>3280316.52327299</text:p>
              </table:table-cell>
              <table:table-cell office:value-type="float" office:value="369333.601268548">
                <text:p>369333.601268548</text:p>
              </table:table-cell>
              <table:table-cell office:value-type="float" office:value="3280301.6703423">
                <text:p>3280301.6703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340.626298945">
                <text:p>369340.626298945</text:p>
              </table:table-cell>
              <table:table-cell office:value-type="float" office:value="3280316.48493743">
                <text:p>3280316.48493743</text:p>
              </table:table-cell>
              <table:table-cell office:value-type="float" office:value="369334.276300134">
                <text:p>369334.276300134</text:p>
              </table:table-cell>
              <table:table-cell office:value-type="float" office:value="3280301.44080779">
                <text:p>3280301.44080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340.118086597">
                <text:p>369340.118086597</text:p>
              </table:table-cell>
              <table:table-cell office:value-type="float" office:value="3280316.4627923">
                <text:p>3280316.4627923</text:p>
              </table:table-cell>
              <table:table-cell office:value-type="float" office:value="369335.236571305">
                <text:p>369335.236571305</text:p>
              </table:table-cell>
              <table:table-cell office:value-type="float" office:value="3280300.76461634">
                <text:p>3280300.76461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339.574070229">
                <text:p>369339.574070229</text:p>
              </table:table-cell>
              <table:table-cell office:value-type="float" office:value="3280316.47911723">
                <text:p>3280316.47911723</text:p>
              </table:table-cell>
              <table:table-cell office:value-type="float" office:value="369336.202009455">
                <text:p>369336.202009455</text:p>
              </table:table-cell>
              <table:table-cell office:value-type="float" office:value="3280300.5316969">
                <text:p>3280300.5316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339.03001234">
                <text:p>369339.03001234</text:p>
              </table:table-cell>
              <table:table-cell office:value-type="float" office:value="3280316.49349829">
                <text:p>3280316.49349829</text:p>
              </table:table-cell>
              <table:table-cell office:value-type="float" office:value="369337.250041048">
                <text:p>369337.250041048</text:p>
              </table:table-cell>
              <table:table-cell office:value-type="float" office:value="3280299.07865143">
                <text:p>3280299.07865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340.079959351">
                <text:p>369340.079959351</text:p>
              </table:table-cell>
              <table:table-cell office:value-type="float" office:value="3280316.32948524">
                <text:p>3280316.32948524</text:p>
              </table:table-cell>
              <table:table-cell office:value-type="float" office:value="369338.202562431">
                <text:p>369338.202562431</text:p>
              </table:table-cell>
              <table:table-cell office:value-type="float" office:value="3280297.73755239">
                <text:p>3280297.737552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339.528715023">
                <text:p>369339.528715023</text:p>
              </table:table-cell>
              <table:table-cell office:value-type="float" office:value="3280316.32006553">
                <text:p>3280316.32006553</text:p>
              </table:table-cell>
              <table:table-cell office:value-type="float" office:value="369338.77433371">
                <text:p>369338.77433371</text:p>
              </table:table-cell>
              <table:table-cell office:value-type="float" office:value="3280296.9550566">
                <text:p>3280296.9550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338.985359983">
                <text:p>369338.985359983</text:p>
              </table:table-cell>
              <table:table-cell office:value-type="float" office:value="3280316.28953524">
                <text:p>3280316.28953524</text:p>
              </table:table-cell>
              <table:table-cell office:value-type="float" office:value="369339.344813387">
                <text:p>369339.344813387</text:p>
              </table:table-cell>
              <table:table-cell office:value-type="float" office:value="3280296.06174287">
                <text:p>3280296.06174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9338.464221956">
                <text:p>369338.464221956</text:p>
              </table:table-cell>
              <table:table-cell office:value-type="float" office:value="3280316.24471184">
                <text:p>3280316.24471184</text:p>
              </table:table-cell>
              <table:table-cell office:value-type="float" office:value="369339.806865858">
                <text:p>369339.806865858</text:p>
              </table:table-cell>
              <table:table-cell office:value-type="float" office:value="3280294.17219568">
                <text:p>3280294.17219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9337.903230086">
                <text:p>369337.903230086</text:p>
              </table:table-cell>
              <table:table-cell office:value-type="float" office:value="3280316.17433872">
                <text:p>3280316.17433872</text:p>
              </table:table-cell>
              <table:table-cell office:value-type="float" office:value="369340.470272982">
                <text:p>369340.470272982</text:p>
              </table:table-cell>
              <table:table-cell office:value-type="float" office:value="3280292.94529978">
                <text:p>3280292.94529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9339.117383096">
                <text:p>369339.117383096</text:p>
              </table:table-cell>
              <table:table-cell office:value-type="float" office:value="3280315.97653358">
                <text:p>3280315.97653358</text:p>
              </table:table-cell>
              <table:table-cell office:value-type="float" office:value="369341.239524125">
                <text:p>369341.239524125</text:p>
              </table:table-cell>
              <table:table-cell office:value-type="float" office:value="3280292.49300145">
                <text:p>3280292.49300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338.55319263">
                <text:p>369338.55319263</text:p>
              </table:table-cell>
              <table:table-cell office:value-type="float" office:value="3280315.94012083">
                <text:p>3280315.94012083</text:p>
              </table:table-cell>
              <table:table-cell office:value-type="float" office:value="369342.210129706">
                <text:p>369342.210129706</text:p>
              </table:table-cell>
              <table:table-cell office:value-type="float" office:value="3280292.70335446">
                <text:p>3280292.703354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9338.002207503">
                <text:p>369338.002207503</text:p>
              </table:table-cell>
              <table:table-cell office:value-type="float" office:value="3280315.93225238">
                <text:p>3280315.93225238</text:p>
              </table:table-cell>
              <table:table-cell office:value-type="float" office:value="369342.887745285">
                <text:p>369342.887745285</text:p>
              </table:table-cell>
              <table:table-cell office:value-type="float" office:value="3280292.69545645">
                <text:p>3280292.69545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9337.466689557">
                <text:p>369337.466689557</text:p>
              </table:table-cell>
              <table:table-cell office:value-type="float" office:value="3280315.97320498">
                <text:p>3280315.9732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9336.939394727">
                <text:p>369336.939394727</text:p>
              </table:table-cell>
              <table:table-cell office:value-type="float" office:value="3280316.0280094">
                <text:p>3280316.028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9338.53973518">
                <text:p>369338.53973518</text:p>
              </table:table-cell>
              <table:table-cell office:value-type="float" office:value="3280315.81868842">
                <text:p>3280315.8186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9337.990012739">
                <text:p>369337.990012739</text:p>
              </table:table-cell>
              <table:table-cell office:value-type="float" office:value="3280315.86025253">
                <text:p>3280315.8602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9337.424725386">
                <text:p>369337.424725386</text:p>
              </table:table-cell>
              <table:table-cell office:value-type="float" office:value="3280315.87223548">
                <text:p>3280315.8722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9336.901653594">
                <text:p>369336.901653594</text:p>
              </table:table-cell>
              <table:table-cell office:value-type="float" office:value="3280315.87184317">
                <text:p>3280315.87184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336.626003283">
                <text:p>369336.626003283</text:p>
              </table:table-cell>
              <table:table-cell office:value-type="float" office:value="3280315.86828159">
                <text:p>3280315.8682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9336.082095061">
                <text:p>369336.082095061</text:p>
              </table:table-cell>
              <table:table-cell office:value-type="float" office:value="3280315.84967059">
                <text:p>3280315.8496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9337.687497725">
                <text:p>369337.687497725</text:p>
              </table:table-cell>
              <table:table-cell office:value-type="float" office:value="3280315.46395959">
                <text:p>3280315.46395959</text:p>
              </table:table-cell>
              <table:table-cell office:value-type="float" office:value="369361.454515757">
                <text:p>369361.454515757</text:p>
              </table:table-cell>
              <table:table-cell office:value-type="float" office:value="3280307.44152383">
                <text:p>3280307.441523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9337.003621726">
                <text:p>369337.003621726</text:p>
              </table:table-cell>
              <table:table-cell office:value-type="float" office:value="3280315.41486207">
                <text:p>3280315.41486207</text:p>
              </table:table-cell>
              <table:table-cell office:value-type="float" office:value="369359.830835447">
                <text:p>369359.830835447</text:p>
              </table:table-cell>
              <table:table-cell office:value-type="float" office:value="3280309.3446077">
                <text:p>3280309.34460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9336.44007506">
                <text:p>369336.44007506</text:p>
              </table:table-cell>
              <table:table-cell office:value-type="float" office:value="3280315.36897611">
                <text:p>3280315.36897611</text:p>
              </table:table-cell>
              <table:table-cell office:value-type="float" office:value="369359.357156996">
                <text:p>369359.357156996</text:p>
              </table:table-cell>
              <table:table-cell office:value-type="float" office:value="3280310.23679222">
                <text:p>3280310.23679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9335.885748641">
                <text:p>369335.885748641</text:p>
              </table:table-cell>
              <table:table-cell office:value-type="float" office:value="3280315.30156097">
                <text:p>3280315.30156097</text:p>
              </table:table-cell>
              <table:table-cell office:value-type="float" office:value="369361.755253771">
                <text:p>369361.755253771</text:p>
              </table:table-cell>
              <table:table-cell office:value-type="float" office:value="3280308.32468323">
                <text:p>3280308.32468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9336.710379499">
                <text:p>369336.710379499</text:p>
              </table:table-cell>
              <table:table-cell office:value-type="float" office:value="3280314.55601701">
                <text:p>3280314.55601701</text:p>
              </table:table-cell>
              <table:table-cell office:value-type="float" office:value="369362.050825879">
                <text:p>369362.050825879</text:p>
              </table:table-cell>
              <table:table-cell office:value-type="float" office:value="3280308.76457075">
                <text:p>3280308.76457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9336.169874865">
                <text:p>369336.169874865</text:p>
              </table:table-cell>
              <table:table-cell office:value-type="float" office:value="3280314.44722471">
                <text:p>3280314.44722471</text:p>
              </table:table-cell>
              <table:table-cell office:value-type="float" office:value="369362.723274615">
                <text:p>369362.723274615</text:p>
              </table:table-cell>
              <table:table-cell office:value-type="float" office:value="3280308.31340201">
                <text:p>3280308.31340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335.637831461">
                <text:p>369335.637831461</text:p>
              </table:table-cell>
              <table:table-cell office:value-type="float" office:value="3280314.33255506">
                <text:p>3280314.33255506</text:p>
              </table:table-cell>
              <table:table-cell office:value-type="float" office:value="369362.728440444">
                <text:p>369362.728440444</text:p>
              </table:table-cell>
              <table:table-cell office:value-type="float" office:value="3280308.75667391">
                <text:p>3280308.75667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9335.070174529">
                <text:p>369335.070174529</text:p>
              </table:table-cell>
              <table:table-cell office:value-type="float" office:value="3280314.18438301">
                <text:p>3280314.18438301</text:p>
              </table:table-cell>
              <table:table-cell office:value-type="float" office:value="369363.020138139">
                <text:p>369363.020138139</text:p>
              </table:table-cell>
              <table:table-cell office:value-type="float" office:value="3280308.86410753">
                <text:p>3280308.864107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334.576969615">
                <text:p>369334.576969615</text:p>
              </table:table-cell>
              <table:table-cell office:value-type="float" office:value="3280314.03309063">
                <text:p>3280314.03309063</text:p>
              </table:table-cell>
              <table:table-cell office:value-type="float" office:value="369363.220199563">
                <text:p>369363.220199563</text:p>
              </table:table-cell>
              <table:table-cell office:value-type="float" office:value="3280309.41594117">
                <text:p>3280309.41594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9335.892152327">
                <text:p>369335.892152327</text:p>
              </table:table-cell>
              <table:table-cell office:value-type="float" office:value="3280313.38789364">
                <text:p>3280313.38789364</text:p>
              </table:table-cell>
              <table:table-cell office:value-type="float" office:value="369363.036927052">
                <text:p>369363.036927052</text:p>
              </table:table-cell>
              <table:table-cell office:value-type="float" office:value="3280310.30474119">
                <text:p>3280310.30474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9335.405266629">
                <text:p>369335.405266629</text:p>
              </table:table-cell>
              <table:table-cell office:value-type="float" office:value="3280313.1447854">
                <text:p>3280313.1447854</text:p>
              </table:table-cell>
              <table:table-cell office:value-type="float" office:value="369363.426718224">
                <text:p>369363.426718224</text:p>
              </table:table-cell>
              <table:table-cell office:value-type="float" office:value="3280310.52186468">
                <text:p>3280310.521864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9334.909093784">
                <text:p>369334.909093784</text:p>
              </table:table-cell>
              <table:table-cell office:value-type="float" office:value="3280312.87355221">
                <text:p>3280312.87355221</text:p>
              </table:table-cell>
              <table:table-cell office:value-type="float" office:value="369364.39215599">
                <text:p>369364.39215599</text:p>
              </table:table-cell>
              <table:table-cell office:value-type="float" office:value="3280310.28894765">
                <text:p>3280310.28894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9334.402933851">
                <text:p>369334.402933851</text:p>
              </table:table-cell>
              <table:table-cell office:value-type="float" office:value="3280312.57691752">
                <text:p>3280312.57691752</text:p>
              </table:table-cell>
              <table:table-cell office:value-type="float" office:value="369364.883914945">
                <text:p>369364.883914945</text:p>
              </table:table-cell>
              <table:table-cell office:value-type="float" office:value="3280310.94821498">
                <text:p>3280310.94821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9333.922656531">
                <text:p>369333.922656531</text:p>
              </table:table-cell>
              <table:table-cell office:value-type="float" office:value="3280312.26532183">
                <text:p>3280312.26532183</text:p>
              </table:table-cell>
              <table:table-cell office:value-type="float" office:value="369365.182069733">
                <text:p>369365.182069733</text:p>
              </table:table-cell>
              <table:table-cell office:value-type="float" office:value="3280311.60973852">
                <text:p>3280311.60973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9335.155656808">
                <text:p>369335.155656808</text:p>
              </table:table-cell>
              <table:table-cell office:value-type="float" office:value="3280312.2415809">
                <text:p>3280312.2415809</text:p>
              </table:table-cell>
              <table:table-cell office:value-type="float" office:value="369364.911035133">
                <text:p>369364.911035133</text:p>
              </table:table-cell>
              <table:table-cell office:value-type="float" office:value="3280313.27539242">
                <text:p>3280313.27539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9334.69833484">
                <text:p>369334.69833484</text:p>
              </table:table-cell>
              <table:table-cell office:value-type="float" office:value="3280311.89710929">
                <text:p>3280311.89710929</text:p>
              </table:table-cell>
              <table:table-cell office:value-type="float" office:value="369363.009863671">
                <text:p>369363.009863671</text:p>
              </table:table-cell>
              <table:table-cell office:value-type="float" office:value="3280316.29003992">
                <text:p>3280316.29003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334.245509167">
                <text:p>369334.245509167</text:p>
              </table:table-cell>
              <table:table-cell office:value-type="float" office:value="3280311.52423136">
                <text:p>3280311.52423136</text:p>
              </table:table-cell>
              <table:table-cell office:value-type="float" office:value="369361.180957184">
                <text:p>369361.180957184</text:p>
              </table:table-cell>
              <table:table-cell office:value-type="float" office:value="3280317.19801811">
                <text:p>3280317.19801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9333.813023843">
                <text:p>369333.813023843</text:p>
              </table:table-cell>
              <table:table-cell office:value-type="float" office:value="3280311.13837216">
                <text:p>3280311.13837216</text:p>
              </table:table-cell>
              <table:table-cell office:value-type="float" office:value="369360.708570476">
                <text:p>369360.708570476</text:p>
              </table:table-cell>
              <table:table-cell office:value-type="float" office:value="3280318.20102057">
                <text:p>3280318.201020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9333.394914549">
                <text:p>369333.394914549</text:p>
              </table:table-cell>
              <table:table-cell office:value-type="float" office:value="3280310.73699409">
                <text:p>3280310.73699409</text:p>
              </table:table-cell>
              <table:table-cell office:value-type="float" office:value="369358.693809515">
                <text:p>369358.693809515</text:p>
              </table:table-cell>
              <table:table-cell office:value-type="float" office:value="3280319.77616333">
                <text:p>3280319.77616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9334.501152785">
                <text:p>369334.501152785</text:p>
              </table:table-cell>
              <table:table-cell office:value-type="float" office:value="3280311.75418447">
                <text:p>3280311.75418447</text:p>
              </table:table-cell>
              <table:table-cell office:value-type="float" office:value="369356.872653056">
                <text:p>369356.872653056</text:p>
              </table:table-cell>
              <table:table-cell office:value-type="float" office:value="3280321.34905013">
                <text:p>3280321.349050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9334.126893394">
                <text:p>369334.126893394</text:p>
              </table:table-cell>
              <table:table-cell office:value-type="float" office:value="3280311.31162173">
                <text:p>3280311.31162173</text:p>
              </table:table-cell>
              <table:table-cell office:value-type="float" office:value="369356.100820324">
                <text:p>369356.100820324</text:p>
              </table:table-cell>
              <table:table-cell office:value-type="float" office:value="3280321.57971149">
                <text:p>3280321.57971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9333.770055798">
                <text:p>369333.770055798</text:p>
              </table:table-cell>
              <table:table-cell office:value-type="float" office:value="3280310.85498595">
                <text:p>3280310.85498595</text:p>
              </table:table-cell>
              <table:table-cell office:value-type="float" office:value="369355.803956751">
                <text:p>369355.803956751</text:p>
              </table:table-cell>
              <table:table-cell office:value-type="float" office:value="3280321.02900615">
                <text:p>3280321.02900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9333.440538812">
                <text:p>369333.440538812</text:p>
              </table:table-cell>
              <table:table-cell office:value-type="float" office:value="3280310.37822291">
                <text:p>3280310.37822291</text:p>
              </table:table-cell>
              <table:table-cell office:value-type="float" office:value="369355.598728996">
                <text:p>369355.598728996</text:p>
              </table:table-cell>
              <table:table-cell office:value-type="float" office:value="3280320.03390072">
                <text:p>3280320.03390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9333.169890609">
                <text:p>369333.169890609</text:p>
              </table:table-cell>
              <table:table-cell office:value-type="float" office:value="3280309.92250758">
                <text:p>3280309.92250758</text:p>
              </table:table-cell>
              <table:table-cell office:value-type="float" office:value="369355.398667349">
                <text:p>369355.398667349</text:p>
              </table:table-cell>
              <table:table-cell office:value-type="float" office:value="3280319.4820672">
                <text:p>3280319.48206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9334.076671389">
                <text:p>369334.076671389</text:p>
              </table:table-cell>
              <table:table-cell office:value-type="float" office:value="3280310.85899372">
                <text:p>3280310.85899372</text:p>
              </table:table-cell>
              <table:table-cell office:value-type="float" office:value="369355.379294329">
                <text:p>369355.379294329</text:p>
              </table:table-cell>
              <table:table-cell office:value-type="float" office:value="3280317.81979755">
                <text:p>3280317.819797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333.822300265">
                <text:p>369333.822300265</text:p>
              </table:table-cell>
              <table:table-cell office:value-type="float" office:value="3280310.35400727">
                <text:p>3280310.35400727</text:p>
              </table:table-cell>
              <table:table-cell office:value-type="float" office:value="369353.656231522">
                <text:p>369353.656231522</text:p>
              </table:table-cell>
              <table:table-cell office:value-type="float" office:value="3280319.50237466">
                <text:p>3280319.502374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9333.613080381">
                <text:p>369333.613080381</text:p>
              </table:table-cell>
              <table:table-cell office:value-type="float" office:value="3280309.85181166">
                <text:p>3280309.85181166</text:p>
              </table:table-cell>
              <table:table-cell office:value-type="float" office:value="369352.877940917">
                <text:p>369352.877940917</text:p>
              </table:table-cell>
              <table:table-cell office:value-type="float" office:value="3280319.17894636">
                <text:p>3280319.178946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9333.435636798">
                <text:p>369333.435636798</text:p>
              </table:table-cell>
              <table:table-cell office:value-type="float" office:value="3280309.30748927">
                <text:p>3280309.30748927</text:p>
              </table:table-cell>
              <table:table-cell office:value-type="float" office:value="369352.004139836">
                <text:p>369352.004139836</text:p>
              </table:table-cell>
              <table:table-cell office:value-type="float" office:value="3280318.96746429">
                <text:p>3280318.96746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333.295555514">
                <text:p>369333.295555514</text:p>
              </table:table-cell>
              <table:table-cell office:value-type="float" office:value="3280308.77436739">
                <text:p>3280308.77436739</text:p>
              </table:table-cell>
              <table:table-cell office:value-type="float" office:value="369350.571483643">
                <text:p>369350.571483643</text:p>
              </table:table-cell>
              <table:table-cell office:value-type="float" office:value="3280320.64665727">
                <text:p>3280320.64665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9334.135958589">
                <text:p>369334.135958589</text:p>
              </table:table-cell>
              <table:table-cell office:value-type="float" office:value="3280310.0087129">
                <text:p>3280310.0087129</text:p>
              </table:table-cell>
              <table:table-cell office:value-type="float" office:value="369349.997129701">
                <text:p>369349.997129701</text:p>
              </table:table-cell>
              <table:table-cell office:value-type="float" office:value="3280321.20751654">
                <text:p>3280321.20751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9334.054120997">
                <text:p>369334.054120997</text:p>
              </table:table-cell>
              <table:table-cell office:value-type="float" office:value="3280309.38518307">
                <text:p>3280309.38518307</text:p>
              </table:table-cell>
              <table:table-cell office:value-type="float" office:value="369348.650943236">
                <text:p>369348.650943236</text:p>
              </table:table-cell>
              <table:table-cell office:value-type="float" office:value="3280321.99903772">
                <text:p>3280321.99903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9333.987396006">
                <text:p>369333.987396006</text:p>
              </table:table-cell>
              <table:table-cell office:value-type="float" office:value="3280308.75252065">
                <text:p>3280308.75252065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9333.93705512">
                <text:p>369333.93705512</text:p>
              </table:table-cell>
              <table:table-cell office:value-type="float" office:value="3280308.13263715">
                <text:p>3280308.13263715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9333.913725487">
                <text:p>369333.913725487</text:p>
              </table:table-cell>
              <table:table-cell office:value-type="float" office:value="3280307.5677666">
                <text:p>3280307.567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9334.164629332">
                <text:p>369334.164629332</text:p>
              </table:table-cell>
              <table:table-cell office:value-type="float" office:value="3280308.21026124">
                <text:p>3280308.2102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9334.074324276">
                <text:p>369334.074324276</text:p>
              </table:table-cell>
              <table:table-cell office:value-type="float" office:value="3280307.76785912">
                <text:p>3280307.76785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9333.837474233">
                <text:p>369333.837474233</text:p>
              </table:table-cell>
              <table:table-cell office:value-type="float" office:value="3280307.27027977">
                <text:p>3280307.27027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9333.617234752">
                <text:p>369333.617234752</text:p>
              </table:table-cell>
              <table:table-cell office:value-type="float" office:value="3280306.78808808">
                <text:p>3280306.78808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9333.41184724">
                <text:p>369333.41184724</text:p>
              </table:table-cell>
              <table:table-cell office:value-type="float" office:value="3280306.26131619">
                <text:p>3280306.2613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9334.068824509">
                <text:p>369334.068824509</text:p>
              </table:table-cell>
              <table:table-cell office:value-type="float" office:value="3280307.48340436">
                <text:p>3280307.4834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9333.912540951">
                <text:p>369333.912540951</text:p>
              </table:table-cell>
              <table:table-cell office:value-type="float" office:value="3280306.9252838">
                <text:p>3280306.925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9333.770362341">
                <text:p>369333.770362341</text:p>
              </table:table-cell>
              <table:table-cell office:value-type="float" office:value="3280306.41460324">
                <text:p>3280306.4146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9333.611115376">
                <text:p>369333.611115376</text:p>
              </table:table-cell>
              <table:table-cell office:value-type="float" office:value="3280305.90952702">
                <text:p>3280305.9095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9333.397374804">
                <text:p>369333.397374804</text:p>
              </table:table-cell>
              <table:table-cell office:value-type="float" office:value="3280305.48735983">
                <text:p>3280305.48735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333.966894422">
                <text:p>369333.966894422</text:p>
              </table:table-cell>
              <table:table-cell office:value-type="float" office:value="3280306.99008492">
                <text:p>3280306.9900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9333.764772806">
                <text:p>369333.764772806</text:p>
              </table:table-cell>
              <table:table-cell office:value-type="float" office:value="3280306.7926333">
                <text:p>3280306.792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9333.3317396">
                <text:p>369333.3317396</text:p>
              </table:table-cell>
              <table:table-cell office:value-type="float" office:value="3280306.46331186">
                <text:p>3280306.4633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332.862808303">
                <text:p>369332.862808303</text:p>
              </table:table-cell>
              <table:table-cell office:value-type="float" office:value="3280306.12270493">
                <text:p>3280306.1227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9332.40259133">
                <text:p>369332.40259133</text:p>
              </table:table-cell>
              <table:table-cell office:value-type="float" office:value="3280305.77033621">
                <text:p>3280305.7703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333.541946851">
                <text:p>369333.541946851</text:p>
              </table:table-cell>
              <table:table-cell office:value-type="float" office:value="3280305.79068596">
                <text:p>3280305.7906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9333.124309691">
                <text:p>369333.124309691</text:p>
              </table:table-cell>
              <table:table-cell office:value-type="float" office:value="3280305.42003714">
                <text:p>3280305.42003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9332.631654292">
                <text:p>369332.631654292</text:p>
              </table:table-cell>
              <table:table-cell office:value-type="float" office:value="3280304.95353343">
                <text:p>3280304.9535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9332.250116011">
                <text:p>369332.250116011</text:p>
              </table:table-cell>
              <table:table-cell office:value-type="float" office:value="3280304.54621181">
                <text:p>3280304.5462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9331.928419152">
                <text:p>369331.928419152</text:p>
              </table:table-cell>
              <table:table-cell office:value-type="float" office:value="3280304.16103015">
                <text:p>3280304.1610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9332.986204405">
                <text:p>369332.986204405</text:p>
              </table:table-cell>
              <table:table-cell office:value-type="float" office:value="3280305.10098005">
                <text:p>3280305.1009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9332.676937967">
                <text:p>369332.676937967</text:p>
              </table:table-cell>
              <table:table-cell office:value-type="float" office:value="3280304.66179611">
                <text:p>3280304.6617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9332.392497794">
                <text:p>369332.392497794</text:p>
              </table:table-cell>
              <table:table-cell office:value-type="float" office:value="3280304.2145154">
                <text:p>3280304.2145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9332.094320898">
                <text:p>369332.094320898</text:p>
              </table:table-cell>
              <table:table-cell office:value-type="float" office:value="3280303.70107535">
                <text:p>3280303.7010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9331.821608679">
                <text:p>369331.821608679</text:p>
              </table:table-cell>
              <table:table-cell office:value-type="float" office:value="3280303.17394014">
                <text:p>3280303.1739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9332.855051425">
                <text:p>369332.855051425</text:p>
              </table:table-cell>
              <table:table-cell office:value-type="float" office:value="3280304.42246523">
                <text:p>3280304.4224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9332.663978506">
                <text:p>369332.663978506</text:p>
              </table:table-cell>
              <table:table-cell office:value-type="float" office:value="3280303.92049861">
                <text:p>3280303.92049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9332.485211764">
                <text:p>369332.485211764</text:p>
              </table:table-cell>
              <table:table-cell office:value-type="float" office:value="3280303.34703919">
                <text:p>3280303.3470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9332.360923307">
                <text:p>369332.360923307</text:p>
              </table:table-cell>
              <table:table-cell office:value-type="float" office:value="3280302.8608294">
                <text:p>3280302.860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9332.242257082">
                <text:p>369332.242257082</text:p>
              </table:table-cell>
              <table:table-cell office:value-type="float" office:value="3280302.29350571">
                <text:p>3280302.2935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9332.789721981">
                <text:p>369332.789721981</text:p>
              </table:table-cell>
              <table:table-cell office:value-type="float" office:value="3280303.79888723">
                <text:p>3280303.7988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9332.705089564">
                <text:p>369332.705089564</text:p>
              </table:table-cell>
              <table:table-cell office:value-type="float" office:value="3280303.25435161">
                <text:p>3280303.2543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9332.63744419">
                <text:p>369332.63744419</text:p>
              </table:table-cell>
              <table:table-cell office:value-type="float" office:value="3280302.61469093">
                <text:p>3280302.6146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9332.610431068">
                <text:p>369332.610431068</text:p>
              </table:table-cell>
              <table:table-cell office:value-type="float" office:value="3280302.07844044">
                <text:p>3280302.07844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9332.61606511">
                <text:p>369332.61606511</text:p>
              </table:table-cell>
              <table:table-cell office:value-type="float" office:value="3280301.4917936">
                <text:p>3280301.4917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332.955490536">
                <text:p>369332.955490536</text:p>
              </table:table-cell>
              <table:table-cell office:value-type="float" office:value="3280302.46890439">
                <text:p>3280302.4689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9333.021994999">
                <text:p>369333.021994999</text:p>
              </table:table-cell>
              <table:table-cell office:value-type="float" office:value="3280301.84336931">
                <text:p>3280301.8433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9333.105776824">
                <text:p>369333.105776824</text:p>
              </table:table-cell>
              <table:table-cell office:value-type="float" office:value="3280301.1985056">
                <text:p>3280301.198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9333.20510773">
                <text:p>369333.20510773</text:p>
              </table:table-cell>
              <table:table-cell office:value-type="float" office:value="3280300.62033161">
                <text:p>3280300.62033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9333.342023999">
                <text:p>369333.342023999</text:p>
              </table:table-cell>
              <table:table-cell office:value-type="float" office:value="3280299.99196598">
                <text:p>3280299.99196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9333.700505802">
                <text:p>369333.700505802</text:p>
              </table:table-cell>
              <table:table-cell office:value-type="float" office:value="3280301.33850259">
                <text:p>3280301.3385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9333.899403557">
                <text:p>369333.899403557</text:p>
              </table:table-cell>
              <table:table-cell office:value-type="float" office:value="3280300.69017619">
                <text:p>3280300.6901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9333.979915419">
                <text:p>369333.979915419</text:p>
              </table:table-cell>
              <table:table-cell office:value-type="float" office:value="3280300.13164065">
                <text:p>3280300.1316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9334.032416204">
                <text:p>369334.032416204</text:p>
              </table:table-cell>
              <table:table-cell office:value-type="float" office:value="3280299.51183614">
                <text:p>3280299.51183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9334.12303523">
                <text:p>369334.12303523</text:p>
              </table:table-cell>
              <table:table-cell office:value-type="float" office:value="3280298.9183299">
                <text:p>3280298.9183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9334.350529613">
                <text:p>369334.350529613</text:p>
              </table:table-cell>
              <table:table-cell office:value-type="float" office:value="3280301.11699774">
                <text:p>3280301.1169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9334.539196505">
                <text:p>369334.539196505</text:p>
              </table:table-cell>
              <table:table-cell office:value-type="float" office:value="3280300.43585225">
                <text:p>3280300.4358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9334.739845416">
                <text:p>369334.739845416</text:p>
              </table:table-cell>
              <table:table-cell office:value-type="float" office:value="3280299.83227719">
                <text:p>3280299.8322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9334.955013049">
                <text:p>369334.955013049</text:p>
              </table:table-cell>
              <table:table-cell office:value-type="float" office:value="3280299.26373905">
                <text:p>3280299.2637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9335.179788022">
                <text:p>369335.179788022</text:p>
              </table:table-cell>
              <table:table-cell office:value-type="float" office:value="3280298.72948536">
                <text:p>3280298.7294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9335.361256598">
                <text:p>369335.361256598</text:p>
              </table:table-cell>
              <table:table-cell office:value-type="float" office:value="3280300.48741975">
                <text:p>3280300.4874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9335.630468267">
                <text:p>369335.630468267</text:p>
              </table:table-cell>
              <table:table-cell office:value-type="float" office:value="3280299.9503152">
                <text:p>3280299.950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9335.938259278">
                <text:p>369335.938259278</text:p>
              </table:table-cell>
              <table:table-cell office:value-type="float" office:value="3280299.40180407">
                <text:p>3280299.40180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9336.291922357">
                <text:p>369336.291922357</text:p>
              </table:table-cell>
              <table:table-cell office:value-type="float" office:value="3280298.86461919">
                <text:p>3280298.8646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336.688982472">
                <text:p>369336.688982472</text:p>
              </table:table-cell>
              <table:table-cell office:value-type="float" office:value="3280298.32311397">
                <text:p>3280298.3231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9336.400340317">
                <text:p>369336.400340317</text:p>
              </table:table-cell>
              <table:table-cell office:value-type="float" office:value="3280300.29212638">
                <text:p>3280300.2921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9336.812226544">
                <text:p>369336.812226544</text:p>
              </table:table-cell>
              <table:table-cell office:value-type="float" office:value="3280299.82620698">
                <text:p>3280299.8262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9337.239959846">
                <text:p>369337.239959846</text:p>
              </table:table-cell>
              <table:table-cell office:value-type="float" office:value="3280299.39446021">
                <text:p>3280299.3944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9337.678362399">
                <text:p>369337.678362399</text:p>
              </table:table-cell>
              <table:table-cell office:value-type="float" office:value="3280298.99412535">
                <text:p>3280298.9941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338.094628024">
                <text:p>369338.094628024</text:p>
              </table:table-cell>
              <table:table-cell office:value-type="float" office:value="3280298.5515221">
                <text:p>3280298.551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337.448673154">
                <text:p>369337.448673154</text:p>
              </table:table-cell>
              <table:table-cell office:value-type="float" office:value="3280298.85800941">
                <text:p>3280298.8580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9337.886844548">
                <text:p>369337.886844548</text:p>
              </table:table-cell>
              <table:table-cell office:value-type="float" office:value="3280298.3871367">
                <text:p>3280298.387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9338.31527375">
                <text:p>369338.31527375</text:p>
              </table:table-cell>
              <table:table-cell office:value-type="float" office:value="3280297.96610067">
                <text:p>3280297.9661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9338.647960424">
                <text:p>369338.647960424</text:p>
              </table:table-cell>
              <table:table-cell office:value-type="float" office:value="3280297.68090004">
                <text:p>3280297.6809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339.109133644">
                <text:p>369339.109133644</text:p>
              </table:table-cell>
              <table:table-cell office:value-type="float" office:value="3280297.31824998">
                <text:p>3280297.31824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9338.202562431">
                <text:p>369338.202562431</text:p>
              </table:table-cell>
              <table:table-cell office:value-type="float" office:value="3280297.73755239">
                <text:p>3280297.73755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9338.613139379">
                <text:p>369338.613139379</text:p>
              </table:table-cell>
              <table:table-cell office:value-type="float" office:value="3280297.46141683">
                <text:p>3280297.4614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9338.902168694">
                <text:p>369338.902168694</text:p>
              </table:table-cell>
              <table:table-cell office:value-type="float" office:value="3280297.27056077">
                <text:p>3280297.2705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9339.279832101">
                <text:p>369339.279832101</text:p>
              </table:table-cell>
              <table:table-cell office:value-type="float" office:value="3280297.02153173">
                <text:p>3280297.0215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9339.853386986">
                <text:p>369339.853386986</text:p>
              </table:table-cell>
              <table:table-cell office:value-type="float" office:value="3280296.59659395">
                <text:p>3280296.5965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9338.991970859">
                <text:p>369338.991970859</text:p>
              </table:table-cell>
              <table:table-cell office:value-type="float" office:value="3280296.79762933">
                <text:p>3280296.7976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9339.450354804">
                <text:p>369339.450354804</text:p>
              </table:table-cell>
              <table:table-cell office:value-type="float" office:value="3280296.50488234">
                <text:p>3280296.5048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9339.929175479">
                <text:p>369339.929175479</text:p>
              </table:table-cell>
              <table:table-cell office:value-type="float" office:value="3280296.29628353">
                <text:p>3280296.29628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9340.425732896">
                <text:p>369340.425732896</text:p>
              </table:table-cell>
              <table:table-cell office:value-type="float" office:value="3280296.13189134">
                <text:p>3280296.13189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9340.96298985">
                <text:p>369340.96298985</text:p>
              </table:table-cell>
              <table:table-cell office:value-type="float" office:value="3280295.9556048">
                <text:p>3280295.955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9339.613427066">
                <text:p>369339.613427066</text:p>
              </table:table-cell>
              <table:table-cell office:value-type="float" office:value="3280295.97347913">
                <text:p>3280295.9734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9340.005195339">
                <text:p>369340.005195339</text:p>
              </table:table-cell>
              <table:table-cell office:value-type="float" office:value="3280295.83059428">
                <text:p>3280295.8305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9340.507950805">
                <text:p>369340.507950805</text:p>
              </table:table-cell>
              <table:table-cell office:value-type="float" office:value="3280295.60431424">
                <text:p>3280295.6043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9341.020346726">
                <text:p>369341.020346726</text:p>
              </table:table-cell>
              <table:table-cell office:value-type="float" office:value="3280295.3823778">
                <text:p>3280295.382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9341.523492398">
                <text:p>369341.523492398</text:p>
              </table:table-cell>
              <table:table-cell office:value-type="float" office:value="3280295.15692604">
                <text:p>3280295.1569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9340.04437577">
                <text:p>369340.04437577</text:p>
              </table:table-cell>
              <table:table-cell office:value-type="float" office:value="3280294.06269396">
                <text:p>3280294.06269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9340.514248431">
                <text:p>369340.514248431</text:p>
              </table:table-cell>
              <table:table-cell office:value-type="float" office:value="3280293.84948931">
                <text:p>3280293.8494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9341.007934426">
                <text:p>369341.007934426</text:p>
              </table:table-cell>
              <table:table-cell office:value-type="float" office:value="3280293.62058703">
                <text:p>3280293.6205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9341.499735341">
                <text:p>369341.499735341</text:p>
              </table:table-cell>
              <table:table-cell office:value-type="float" office:value="3280293.42263702">
                <text:p>3280293.42263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9341.995830354">
                <text:p>369341.995830354</text:p>
              </table:table-cell>
              <table:table-cell office:value-type="float" office:value="3280293.23583001">
                <text:p>3280293.2358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9340.718615612">
                <text:p>369340.718615612</text:p>
              </table:table-cell>
              <table:table-cell office:value-type="float" office:value="3280292.86327746">
                <text:p>3280292.86327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9341.173342661">
                <text:p>369341.173342661</text:p>
              </table:table-cell>
              <table:table-cell office:value-type="float" office:value="3280292.73150732">
                <text:p>3280292.7315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9341.701798136">
                <text:p>369341.701798136</text:p>
              </table:table-cell>
              <table:table-cell office:value-type="float" office:value="3280292.60134286">
                <text:p>3280292.6013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9342.246936815">
                <text:p>369342.246936815</text:p>
              </table:table-cell>
              <table:table-cell office:value-type="float" office:value="3280292.48030277">
                <text:p>3280292.4803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9342.75802433">
                <text:p>369342.75802433</text:p>
              </table:table-cell>
              <table:table-cell office:value-type="float" office:value="3280292.36900782">
                <text:p>3280292.3690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9341.496545773">
                <text:p>369341.496545773</text:p>
              </table:table-cell>
              <table:table-cell office:value-type="float" office:value="3280292.44461123">
                <text:p>3280292.4446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342.031236155">
                <text:p>369342.031236155</text:p>
              </table:table-cell>
              <table:table-cell office:value-type="float" office:value="3280292.34303929">
                <text:p>3280292.3430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9342.568777619">
                <text:p>369342.568777619</text:p>
              </table:table-cell>
              <table:table-cell office:value-type="float" office:value="3280292.25890466">
                <text:p>3280292.2589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9343.112646424">
                <text:p>369343.112646424</text:p>
              </table:table-cell>
              <table:table-cell office:value-type="float" office:value="3280292.2415605">
                <text:p>3280292.241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9343.670591026">
                <text:p>369343.670591026</text:p>
              </table:table-cell>
              <table:table-cell office:value-type="float" office:value="3280292.26047095">
                <text:p>3280292.26047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9342.506324223">
                <text:p>369342.506324223</text:p>
              </table:table-cell>
              <table:table-cell office:value-type="float" office:value="3280292.72311671">
                <text:p>3280292.7231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9343.084738568">
                <text:p>369343.084738568</text:p>
              </table:table-cell>
              <table:table-cell office:value-type="float" office:value="3280292.75996468">
                <text:p>3280292.7599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9343.655645244">
                <text:p>369343.655645244</text:p>
              </table:table-cell>
              <table:table-cell office:value-type="float" office:value="3280292.80317468">
                <text:p>3280292.80317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9344.212338285">
                <text:p>369344.212338285</text:p>
              </table:table-cell>
              <table:table-cell office:value-type="float" office:value="3280292.8468748">
                <text:p>3280292.8468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9344.733351194">
                <text:p>369344.733351194</text:p>
              </table:table-cell>
              <table:table-cell office:value-type="float" office:value="3280292.89321046">
                <text:p>3280292.8932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9343.161919263">
                <text:p>369343.161919263</text:p>
              </table:table-cell>
              <table:table-cell office:value-type="float" office:value="3280292.72399419">
                <text:p>3280292.72399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343.688588328">
                <text:p>369343.688588328</text:p>
              </table:table-cell>
              <table:table-cell office:value-type="float" office:value="3280292.78447981">
                <text:p>3280292.7844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9344.221599649">
                <text:p>369344.221599649</text:p>
              </table:table-cell>
              <table:table-cell office:value-type="float" office:value="3280292.85066028">
                <text:p>3280292.8506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9344.766923133">
                <text:p>369344.766923133</text:p>
              </table:table-cell>
              <table:table-cell office:value-type="float" office:value="3280292.93188499">
                <text:p>3280292.9318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9345.278499023">
                <text:p>369345.278499023</text:p>
              </table:table-cell>
              <table:table-cell office:value-type="float" office:value="3280292.99910586">
                <text:p>3280292.9991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9345.865286927">
                <text:p>369345.865286927</text:p>
              </table:table-cell>
              <table:table-cell office:value-type="float" office:value="3280293.08974323">
                <text:p>3280293.0897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346.417174929">
                <text:p>369346.417174929</text:p>
              </table:table-cell>
              <table:table-cell office:value-type="float" office:value="3280293.17485792">
                <text:p>3280293.1748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9346.982367737">
                <text:p>369346.982367737</text:p>
              </table:table-cell>
              <table:table-cell office:value-type="float" office:value="3280293.26637419">
                <text:p>3280293.2663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9347.53889402">
                <text:p>369347.53889402</text:p>
              </table:table-cell>
              <table:table-cell office:value-type="float" office:value="3280293.36641381">
                <text:p>3280293.3664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9348.100563403">
                <text:p>369348.100563403</text:p>
              </table:table-cell>
              <table:table-cell office:value-type="float" office:value="3280293.47722115">
                <text:p>3280293.4772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348.632698373">
                <text:p>369348.632698373</text:p>
              </table:table-cell>
              <table:table-cell office:value-type="float" office:value="3280293.59112375">
                <text:p>3280293.5911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9349.197829057">
                <text:p>369349.197829057</text:p>
              </table:table-cell>
              <table:table-cell office:value-type="float" office:value="3280293.71987758">
                <text:p>3280293.7198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9349.752465645">
                <text:p>369349.752465645</text:p>
              </table:table-cell>
              <table:table-cell office:value-type="float" office:value="3280293.86186387">
                <text:p>3280293.8618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9350.340489852">
                <text:p>369350.340489852</text:p>
              </table:table-cell>
              <table:table-cell office:value-type="float" office:value="3280294.01602965">
                <text:p>3280294.0160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9350.891753843">
                <text:p>369350.891753843</text:p>
              </table:table-cell>
              <table:table-cell office:value-type="float" office:value="3280294.1707036">
                <text:p>3280294.170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9351.427299544">
                <text:p>369351.427299544</text:p>
              </table:table-cell>
              <table:table-cell office:value-type="float" office:value="3280294.3288312">
                <text:p>3280294.3288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9351.879066062">
                <text:p>369351.879066062</text:p>
              </table:table-cell>
              <table:table-cell office:value-type="float" office:value="3280294.4708651">
                <text:p>3280294.4708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9352.343000633">
                <text:p>369352.343000633</text:p>
              </table:table-cell>
              <table:table-cell office:value-type="float" office:value="3280294.66122817">
                <text:p>3280294.6612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9352.812928059">
                <text:p>369352.812928059</text:p>
              </table:table-cell>
              <table:table-cell office:value-type="float" office:value="3280294.90659821">
                <text:p>3280294.90659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9353.300799604">
                <text:p>369353.300799604</text:p>
              </table:table-cell>
              <table:table-cell office:value-type="float" office:value="3280295.16342901">
                <text:p>3280295.1634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9353.798890259">
                <text:p>369353.798890259</text:p>
              </table:table-cell>
              <table:table-cell office:value-type="float" office:value="3280295.41586752">
                <text:p>3280295.4158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9354.280645793">
                <text:p>369354.280645793</text:p>
              </table:table-cell>
              <table:table-cell office:value-type="float" office:value="3280295.66912924">
                <text:p>3280295.6691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9354.778080594">
                <text:p>369354.778080594</text:p>
              </table:table-cell>
              <table:table-cell office:value-type="float" office:value="3280295.90657989">
                <text:p>3280295.90657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9355.238748323">
                <text:p>369355.238748323</text:p>
              </table:table-cell>
              <table:table-cell office:value-type="float" office:value="3280296.12280446">
                <text:p>3280296.1228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9355.745289742">
                <text:p>369355.745289742</text:p>
              </table:table-cell>
              <table:table-cell office:value-type="float" office:value="3280296.35784203">
                <text:p>3280296.35784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9356.22359928">
                <text:p>369356.22359928</text:p>
              </table:table-cell>
              <table:table-cell office:value-type="float" office:value="3280296.61694462">
                <text:p>3280296.6169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9356.690152691">
                <text:p>369356.690152691</text:p>
              </table:table-cell>
              <table:table-cell office:value-type="float" office:value="3280296.92375979">
                <text:p>3280296.9237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9357.153973244">
                <text:p>369357.153973244</text:p>
              </table:table-cell>
              <table:table-cell office:value-type="float" office:value="3280297.23471636">
                <text:p>3280297.2347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9357.599448115">
                <text:p>369357.599448115</text:p>
              </table:table-cell>
              <table:table-cell office:value-type="float" office:value="3280297.55949826">
                <text:p>3280297.55949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9358.012886065">
                <text:p>369358.012886065</text:p>
              </table:table-cell>
              <table:table-cell office:value-type="float" office:value="3280297.87987522">
                <text:p>3280297.8798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9358.438696537">
                <text:p>369358.438696537</text:p>
              </table:table-cell>
              <table:table-cell office:value-type="float" office:value="3280298.21884656">
                <text:p>3280298.2188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9358.863028759">
                <text:p>369358.863028759</text:p>
              </table:table-cell>
              <table:table-cell office:value-type="float" office:value="3280298.57085499">
                <text:p>3280298.5708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9359.280157843">
                <text:p>369359.280157843</text:p>
              </table:table-cell>
              <table:table-cell office:value-type="float" office:value="3280298.90933303">
                <text:p>3280298.9093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9359.690488306">
                <text:p>369359.690488306</text:p>
              </table:table-cell>
              <table:table-cell office:value-type="float" office:value="3280299.2336692">
                <text:p>3280299.233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9360.110200351">
                <text:p>369360.110200351</text:p>
              </table:table-cell>
              <table:table-cell office:value-type="float" office:value="3280299.55751225">
                <text:p>3280299.5575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9360.503416296">
                <text:p>369360.503416296</text:p>
              </table:table-cell>
              <table:table-cell office:value-type="float" office:value="3280299.85778207">
                <text:p>3280299.85778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9360.878310985">
                <text:p>369360.878310985</text:p>
              </table:table-cell>
              <table:table-cell office:value-type="float" office:value="3280300.13543818">
                <text:p>3280300.1354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9361.25507521">
                <text:p>369361.25507521</text:p>
              </table:table-cell>
              <table:table-cell office:value-type="float" office:value="3280300.4449667">
                <text:p>3280300.444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9361.60378504">
                <text:p>369361.60378504</text:p>
              </table:table-cell>
              <table:table-cell office:value-type="float" office:value="3280300.79558899">
                <text:p>3280300.79558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9361.896824002">
                <text:p>369361.896824002</text:p>
              </table:table-cell>
              <table:table-cell office:value-type="float" office:value="3280301.15841922">
                <text:p>3280301.1584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9362.171718224">
                <text:p>369362.171718224</text:p>
              </table:table-cell>
              <table:table-cell office:value-type="float" office:value="3280301.51770797">
                <text:p>3280301.5177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9362.483219256">
                <text:p>369362.483219256</text:p>
              </table:table-cell>
              <table:table-cell office:value-type="float" office:value="3280301.94666427">
                <text:p>3280301.9466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9362.790632224">
                <text:p>369362.790632224</text:p>
              </table:table-cell>
              <table:table-cell office:value-type="float" office:value="3280302.37856976">
                <text:p>3280302.3785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9363.097373591">
                <text:p>369363.097373591</text:p>
              </table:table-cell>
              <table:table-cell office:value-type="float" office:value="3280302.82817667">
                <text:p>3280302.8281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9363.407207819">
                <text:p>369363.407207819</text:p>
              </table:table-cell>
              <table:table-cell office:value-type="float" office:value="3280303.26696227">
                <text:p>3280303.2669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9361.606782953">
                <text:p>369361.606782953</text:p>
              </table:table-cell>
              <table:table-cell office:value-type="float" office:value="3280307.6627843">
                <text:p>3280307.6627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9361.895901151">
                <text:p>369361.895901151</text:p>
              </table:table-cell>
              <table:table-cell office:value-type="float" office:value="3280308.09017538">
                <text:p>3280308.0901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9362.178521243">
                <text:p>369362.178521243</text:p>
              </table:table-cell>
              <table:table-cell office:value-type="float" office:value="3280308.52190193">
                <text:p>3280308.5219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9362.425946328">
                <text:p>369362.425946328</text:p>
              </table:table-cell>
              <table:table-cell office:value-type="float" office:value="3280308.97394977">
                <text:p>3280308.9739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9362.587490967">
                <text:p>369362.587490967</text:p>
              </table:table-cell>
              <table:table-cell office:value-type="float" office:value="3280309.43358576">
                <text:p>3280309.4335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9359.890693244">
                <text:p>369359.890693244</text:p>
              </table:table-cell>
              <table:table-cell office:value-type="float" office:value="3280309.5627377">
                <text:p>3280309.562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9360.023685774">
                <text:p>369360.023685774</text:p>
              </table:table-cell>
              <table:table-cell office:value-type="float" office:value="3280310.06130813">
                <text:p>3280310.0613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9360.157855168">
                <text:p>369360.157855168</text:p>
              </table:table-cell>
              <table:table-cell office:value-type="float" office:value="3280310.55956601">
                <text:p>3280310.55956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9360.283430962">
                <text:p>369360.283430962</text:p>
              </table:table-cell>
              <table:table-cell office:value-type="float" office:value="3280311.0527589">
                <text:p>3280311.052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9360.406532485">
                <text:p>369360.406532485</text:p>
              </table:table-cell>
              <table:table-cell office:value-type="float" office:value="3280311.55386611">
                <text:p>3280311.5538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9359.406278609">
                <text:p>369359.406278609</text:p>
              </table:table-cell>
              <table:table-cell office:value-type="float" office:value="3280310.4864751">
                <text:p>3280310.486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9359.497217265">
                <text:p>369359.497217265</text:p>
              </table:table-cell>
              <table:table-cell office:value-type="float" office:value="3280310.98720921">
                <text:p>3280310.9872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9359.570322653">
                <text:p>369359.570322653</text:p>
              </table:table-cell>
              <table:table-cell office:value-type="float" office:value="3280311.43364489">
                <text:p>3280311.4336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9359.642906204">
                <text:p>369359.642906204</text:p>
              </table:table-cell>
              <table:table-cell office:value-type="float" office:value="3280311.92308537">
                <text:p>3280311.9230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9359.691596273">
                <text:p>369359.691596273</text:p>
              </table:table-cell>
              <table:table-cell office:value-type="float" office:value="3280312.40127044">
                <text:p>3280312.4012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9361.772921165">
                <text:p>369361.772921165</text:p>
              </table:table-cell>
              <table:table-cell office:value-type="float" office:value="3280308.56435772">
                <text:p>3280308.5643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9361.783062472">
                <text:p>369361.783062472</text:p>
              </table:table-cell>
              <table:table-cell office:value-type="float" office:value="3280309.04479206">
                <text:p>3280309.04479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9361.791163478">
                <text:p>369361.791163478</text:p>
              </table:table-cell>
              <table:table-cell office:value-type="float" office:value="3280309.53243769">
                <text:p>3280309.5324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9361.791252306">
                <text:p>369361.791252306</text:p>
              </table:table-cell>
              <table:table-cell office:value-type="float" office:value="3280310.02016339">
                <text:p>3280310.02016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9361.823729443">
                <text:p>369361.823729443</text:p>
              </table:table-cell>
              <table:table-cell office:value-type="float" office:value="3280310.49227615">
                <text:p>3280310.4922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9362.076706397">
                <text:p>369362.076706397</text:p>
              </table:table-cell>
              <table:table-cell office:value-type="float" office:value="3280308.98927996">
                <text:p>3280308.98927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9362.146295684">
                <text:p>369362.146295684</text:p>
              </table:table-cell>
              <table:table-cell office:value-type="float" office:value="3280309.4719968">
                <text:p>3280309.471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9362.206641505">
                <text:p>369362.206641505</text:p>
              </table:table-cell>
              <table:table-cell office:value-type="float" office:value="3280309.94885631">
                <text:p>3280309.9488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9362.242033035">
                <text:p>369362.242033035</text:p>
              </table:table-cell>
              <table:table-cell office:value-type="float" office:value="3280310.37147261">
                <text:p>3280310.3714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9362.323270168">
                <text:p>369362.323270168</text:p>
              </table:table-cell>
              <table:table-cell office:value-type="float" office:value="3280310.79481863">
                <text:p>3280310.794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9362.774354018">
                <text:p>369362.774354018</text:p>
              </table:table-cell>
              <table:table-cell office:value-type="float" office:value="3280308.52649069">
                <text:p>3280308.5264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9362.887575923">
                <text:p>369362.887575923</text:p>
              </table:table-cell>
              <table:table-cell office:value-type="float" office:value="3280309.00815585">
                <text:p>3280309.0081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9362.996369681">
                <text:p>369362.996369681</text:p>
              </table:table-cell>
              <table:table-cell office:value-type="float" office:value="3280309.54144024">
                <text:p>3280309.5414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9363.095453621">
                <text:p>369363.095453621</text:p>
              </table:table-cell>
              <table:table-cell office:value-type="float" office:value="3280309.99008326">
                <text:p>3280309.99008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9363.21647003">
                <text:p>369363.21647003</text:p>
              </table:table-cell>
              <table:table-cell office:value-type="float" office:value="3280310.45515975">
                <text:p>3280310.4551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9362.811192538">
                <text:p>369362.811192538</text:p>
              </table:table-cell>
              <table:table-cell office:value-type="float" office:value="3280308.95953984">
                <text:p>3280308.9595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9362.958410416">
                <text:p>369362.958410416</text:p>
              </table:table-cell>
              <table:table-cell office:value-type="float" office:value="3280309.3117057">
                <text:p>3280309.311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9363.213029756">
                <text:p>369363.213029756</text:p>
              </table:table-cell>
              <table:table-cell office:value-type="float" office:value="3280309.88695361">
                <text:p>3280309.8869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9363.407732138">
                <text:p>369363.407732138</text:p>
              </table:table-cell>
              <table:table-cell office:value-type="float" office:value="3280310.34183273">
                <text:p>3280310.34183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9363.608731734">
                <text:p>369363.608731734</text:p>
              </table:table-cell>
              <table:table-cell office:value-type="float" office:value="3280310.82472889">
                <text:p>3280310.8247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9363.111307574">
                <text:p>369363.111307574</text:p>
              </table:table-cell>
              <table:table-cell office:value-type="float" office:value="3280309.09409373">
                <text:p>3280309.09409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9363.294152214">
                <text:p>369363.294152214</text:p>
              </table:table-cell>
              <table:table-cell office:value-type="float" office:value="3280309.57661685">
                <text:p>3280309.5766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9363.478309578">
                <text:p>369363.478309578</text:p>
              </table:table-cell>
              <table:table-cell office:value-type="float" office:value="3280310.05861784">
                <text:p>3280310.0586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9363.648608632">
                <text:p>369363.648608632</text:p>
              </table:table-cell>
              <table:table-cell office:value-type="float" office:value="3280310.53819323">
                <text:p>3280310.53819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9363.80552857">
                <text:p>369363.80552857</text:p>
              </table:table-cell>
              <table:table-cell office:value-type="float" office:value="3280310.98503206">
                <text:p>3280310.9850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9363.302632589">
                <text:p>369363.302632589</text:p>
              </table:table-cell>
              <table:table-cell office:value-type="float" office:value="3280309.64919791">
                <text:p>3280309.64919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9363.466684289">
                <text:p>369363.466684289</text:p>
              </table:table-cell>
              <table:table-cell office:value-type="float" office:value="3280310.16069584">
                <text:p>3280310.1606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9363.637968649">
                <text:p>369363.637968649</text:p>
              </table:table-cell>
              <table:table-cell office:value-type="float" office:value="3280310.66986975">
                <text:p>3280310.669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9363.796097375">
                <text:p>369363.796097375</text:p>
              </table:table-cell>
              <table:table-cell office:value-type="float" office:value="3280311.13868764">
                <text:p>3280311.13868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9363.955108737">
                <text:p>369363.955108737</text:p>
              </table:table-cell>
              <table:table-cell office:value-type="float" office:value="3280311.62212996">
                <text:p>3280311.6221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9363.110944234">
                <text:p>369363.110944234</text:p>
              </table:table-cell>
              <table:table-cell office:value-type="float" office:value="3280310.54820764">
                <text:p>3280310.54820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9363.270339254">
                <text:p>369363.270339254</text:p>
              </table:table-cell>
              <table:table-cell office:value-type="float" office:value="3280311.06121903">
                <text:p>3280311.0612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9363.415271722">
                <text:p>369363.415271722</text:p>
              </table:table-cell>
              <table:table-cell office:value-type="float" office:value="3280311.57112553">
                <text:p>3280311.5711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9363.562054238">
                <text:p>369363.562054238</text:p>
              </table:table-cell>
              <table:table-cell office:value-type="float" office:value="3280312.08053741">
                <text:p>3280312.0805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9363.688737577">
                <text:p>369363.688737577</text:p>
              </table:table-cell>
              <table:table-cell office:value-type="float" office:value="3280312.56612367">
                <text:p>3280312.5661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9363.497964805">
                <text:p>369363.497964805</text:p>
              </table:table-cell>
              <table:table-cell office:value-type="float" office:value="3280310.78084896">
                <text:p>3280310.7808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9363.639840749">
                <text:p>369363.639840749</text:p>
              </table:table-cell>
              <table:table-cell office:value-type="float" office:value="3280311.28431216">
                <text:p>3280311.2843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9363.773628726">
                <text:p>369363.773628726</text:p>
              </table:table-cell>
              <table:table-cell office:value-type="float" office:value="3280311.77534566">
                <text:p>3280311.7753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9363.902337379">
                <text:p>369363.902337379</text:p>
              </table:table-cell>
              <table:table-cell office:value-type="float" office:value="3280312.28233767">
                <text:p>3280312.2823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9364.033294772">
                <text:p>369364.033294772</text:p>
              </table:table-cell>
              <table:table-cell office:value-type="float" office:value="3280312.77410394">
                <text:p>3280312.7741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9364.462190021">
                <text:p>369364.462190021</text:p>
              </table:table-cell>
              <table:table-cell office:value-type="float" office:value="3280310.54825905">
                <text:p>3280310.54825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9364.600270874">
                <text:p>369364.600270874</text:p>
              </table:table-cell>
              <table:table-cell office:value-type="float" office:value="3280311.06008533">
                <text:p>3280311.0600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9364.728729892">
                <text:p>369364.728729892</text:p>
              </table:table-cell>
              <table:table-cell office:value-type="float" office:value="3280311.58170112">
                <text:p>3280311.5817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9364.846418091">
                <text:p>369364.846418091</text:p>
              </table:table-cell>
              <table:table-cell office:value-type="float" office:value="3280312.09859419">
                <text:p>3280312.09859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9364.975146778">
                <text:p>369364.975146778</text:p>
              </table:table-cell>
              <table:table-cell office:value-type="float" office:value="3280312.62742625">
                <text:p>3280312.6274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9364.944249779">
                <text:p>369364.944249779</text:p>
              </table:table-cell>
              <table:table-cell office:value-type="float" office:value="3280311.21718747">
                <text:p>3280311.2171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9365.052704302">
                <text:p>369365.052704302</text:p>
              </table:table-cell>
              <table:table-cell office:value-type="float" office:value="3280311.73611276">
                <text:p>3280311.7361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9365.160234273">
                <text:p>369365.160234273</text:p>
              </table:table-cell>
              <table:table-cell office:value-type="float" office:value="3280312.20444283">
                <text:p>3280312.2044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9365.285678698">
                <text:p>369365.285678698</text:p>
              </table:table-cell>
              <table:table-cell office:value-type="float" office:value="3280312.6757633">
                <text:p>3280312.6757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9365.415291522">
                <text:p>369365.415291522</text:p>
              </table:table-cell>
              <table:table-cell office:value-type="float" office:value="3280313.15325991">
                <text:p>3280313.1532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9365.255558704">
                <text:p>369365.255558704</text:p>
              </table:table-cell>
              <table:table-cell office:value-type="float" office:value="3280311.88276377">
                <text:p>3280311.8827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9365.380958182">
                <text:p>369365.380958182</text:p>
              </table:table-cell>
              <table:table-cell office:value-type="float" office:value="3280312.38329644">
                <text:p>3280312.38329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9365.502156778">
                <text:p>369365.502156778</text:p>
              </table:table-cell>
              <table:table-cell office:value-type="float" office:value="3280312.87031028">
                <text:p>3280312.8703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9365.621417688">
                <text:p>369365.621417688</text:p>
              </table:table-cell>
              <table:table-cell office:value-type="float" office:value="3280313.39410335">
                <text:p>3280313.3941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9365.739753712">
                <text:p>369365.739753712</text:p>
              </table:table-cell>
              <table:table-cell office:value-type="float" office:value="3280313.94706857">
                <text:p>3280313.94706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364.965004587">
                <text:p>369364.965004587</text:p>
              </table:table-cell>
              <table:table-cell office:value-type="float" office:value="3280313.52407113">
                <text:p>3280313.52407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9365.070251229">
                <text:p>369365.070251229</text:p>
              </table:table-cell>
              <table:table-cell office:value-type="float" office:value="3280314.05085479">
                <text:p>3280314.05085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9365.167532899">
                <text:p>369365.167532899</text:p>
              </table:table-cell>
              <table:table-cell office:value-type="float" office:value="3280314.58636822">
                <text:p>3280314.5863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9365.249648713">
                <text:p>369365.249648713</text:p>
              </table:table-cell>
              <table:table-cell office:value-type="float" office:value="3280315.1028935">
                <text:p>3280315.1028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9365.26991155">
                <text:p>369365.26991155</text:p>
              </table:table-cell>
              <table:table-cell office:value-type="float" office:value="3280315.36357956">
                <text:p>3280315.3635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9362.998929316">
                <text:p>369362.998929316</text:p>
              </table:table-cell>
              <table:table-cell office:value-type="float" office:value="3280316.41680371">
                <text:p>3280316.4168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9362.957989126">
                <text:p>369362.957989126</text:p>
              </table:table-cell>
              <table:table-cell office:value-type="float" office:value="3280316.78914252">
                <text:p>3280316.78914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9362.90149243">
                <text:p>369362.90149243</text:p>
              </table:table-cell>
              <table:table-cell office:value-type="float" office:value="3280317.14517833">
                <text:p>3280317.14517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9362.713464945">
                <text:p>369362.713464945</text:p>
              </table:table-cell>
              <table:table-cell office:value-type="float" office:value="3280317.84017294">
                <text:p>3280317.84017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9362.621672024">
                <text:p>369362.621672024</text:p>
              </table:table-cell>
              <table:table-cell office:value-type="float" office:value="3280318.06991413">
                <text:p>3280318.0699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9362.439498989">
                <text:p>369362.439498989</text:p>
              </table:table-cell>
              <table:table-cell office:value-type="float" office:value="3280318.5223429">
                <text:p>3280318.522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9361.080887186">
                <text:p>369361.080887186</text:p>
              </table:table-cell>
              <table:table-cell office:value-type="float" office:value="3280317.44728743">
                <text:p>3280317.4472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9360.903674091">
                <text:p>369360.903674091</text:p>
              </table:table-cell>
              <table:table-cell office:value-type="float" office:value="3280317.89408571">
                <text:p>3280317.8940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9360.695970243">
                <text:p>369360.695970243</text:p>
              </table:table-cell>
              <table:table-cell office:value-type="float" office:value="3280318.37414487">
                <text:p>3280318.3741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9360.48725453">
                <text:p>369360.48725453</text:p>
              </table:table-cell>
              <table:table-cell office:value-type="float" office:value="3280318.86146898">
                <text:p>3280318.8614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9360.708570476">
                <text:p>369360.708570476</text:p>
              </table:table-cell>
              <table:table-cell office:value-type="float" office:value="3280318.20102057">
                <text:p>3280318.2010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9360.275469147">
                <text:p>369360.275469147</text:p>
              </table:table-cell>
              <table:table-cell office:value-type="float" office:value="3280318.70480439">
                <text:p>3280318.7048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9359.902342801">
                <text:p>369359.902342801</text:p>
              </table:table-cell>
              <table:table-cell office:value-type="float" office:value="3280319.11066207">
                <text:p>3280319.1106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9359.518148343">
                <text:p>369359.518148343</text:p>
              </table:table-cell>
              <table:table-cell office:value-type="float" office:value="3280319.5060901">
                <text:p>3280319.506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9359.129461699">
                <text:p>369359.129461699</text:p>
              </table:table-cell>
              <table:table-cell office:value-type="float" office:value="3280319.87683068">
                <text:p>3280319.8768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9358.597522652">
                <text:p>369358.597522652</text:p>
              </table:table-cell>
              <table:table-cell office:value-type="float" office:value="3280319.85933459">
                <text:p>3280319.85933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9358.180439215">
                <text:p>369358.180439215</text:p>
              </table:table-cell>
              <table:table-cell office:value-type="float" office:value="3280320.23064496">
                <text:p>3280320.2306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9357.651522649">
                <text:p>369357.651522649</text:p>
              </table:table-cell>
              <table:table-cell office:value-type="float" office:value="3280320.66671735">
                <text:p>3280320.6667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9357.240046929">
                <text:p>369357.240046929</text:p>
              </table:table-cell>
              <table:table-cell office:value-type="float" office:value="3280320.95397883">
                <text:p>3280320.9539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9356.755614363">
                <text:p>369356.755614363</text:p>
              </table:table-cell>
              <table:table-cell office:value-type="float" office:value="3280321.25903512">
                <text:p>3280321.2590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9356.625475943">
                <text:p>369356.625475943</text:p>
              </table:table-cell>
              <table:table-cell office:value-type="float" office:value="3280321.50035841">
                <text:p>3280321.5003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9356.141583372">
                <text:p>369356.141583372</text:p>
              </table:table-cell>
              <table:table-cell office:value-type="float" office:value="3280321.77902597">
                <text:p>3280321.7790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9355.663458741">
                <text:p>369355.663458741</text:p>
              </table:table-cell>
              <table:table-cell office:value-type="float" office:value="3280322.02385266">
                <text:p>3280322.0238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9355.14541552">
                <text:p>369355.14541552</text:p>
              </table:table-cell>
              <table:table-cell office:value-type="float" office:value="3280322.24940751">
                <text:p>3280322.24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9354.642974286">
                <text:p>369354.642974286</text:p>
              </table:table-cell>
              <table:table-cell office:value-type="float" office:value="3280322.41845208">
                <text:p>3280322.4184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9355.842752195">
                <text:p>369355.842752195</text:p>
              </table:table-cell>
              <table:table-cell office:value-type="float" office:value="3280321.65419903">
                <text:p>3280321.6541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9355.267034421">
                <text:p>369355.267034421</text:p>
              </table:table-cell>
              <table:table-cell office:value-type="float" office:value="3280321.79937541">
                <text:p>3280321.7993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9354.733253096">
                <text:p>369354.733253096</text:p>
              </table:table-cell>
              <table:table-cell office:value-type="float" office:value="3280321.9009582">
                <text:p>3280321.900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9354.161022493">
                <text:p>369354.161022493</text:p>
              </table:table-cell>
              <table:table-cell office:value-type="float" office:value="3280321.91467601">
                <text:p>3280321.9146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9353.567406616">
                <text:p>369353.567406616</text:p>
              </table:table-cell>
              <table:table-cell office:value-type="float" office:value="3280321.90852662">
                <text:p>3280321.9085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9355.514485228">
                <text:p>369355.514485228</text:p>
              </table:table-cell>
              <table:table-cell office:value-type="float" office:value="3280321.01535996">
                <text:p>3280321.0153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9354.943771739">
                <text:p>369354.943771739</text:p>
              </table:table-cell>
              <table:table-cell office:value-type="float" office:value="3280320.96967664">
                <text:p>3280320.96967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9354.383788649">
                <text:p>369354.383788649</text:p>
              </table:table-cell>
              <table:table-cell office:value-type="float" office:value="3280320.89158351">
                <text:p>3280320.89158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9353.874632598">
                <text:p>369353.874632598</text:p>
              </table:table-cell>
              <table:table-cell office:value-type="float" office:value="3280320.807871">
                <text:p>3280320.807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9353.37640444">
                <text:p>369353.37640444</text:p>
              </table:table-cell>
              <table:table-cell office:value-type="float" office:value="3280320.76140809">
                <text:p>3280320.76140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9355.337324382">
                <text:p>369355.337324382</text:p>
              </table:table-cell>
              <table:table-cell office:value-type="float" office:value="3280320.04156524">
                <text:p>3280320.0415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9354.786116377">
                <text:p>369354.786116377</text:p>
              </table:table-cell>
              <table:table-cell office:value-type="float" office:value="3280320.04284063">
                <text:p>3280320.0428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9354.26397785">
                <text:p>369354.26397785</text:p>
              </table:table-cell>
              <table:table-cell office:value-type="float" office:value="3280320.01261039">
                <text:p>3280320.0126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9353.68037829">
                <text:p>369353.68037829</text:p>
              </table:table-cell>
              <table:table-cell office:value-type="float" office:value="3280319.95391183">
                <text:p>3280319.9539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9353.137926178">
                <text:p>369353.137926178</text:p>
              </table:table-cell>
              <table:table-cell office:value-type="float" office:value="3280319.92920973">
                <text:p>3280319.92920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9355.166724245">
                <text:p>369355.166724245</text:p>
              </table:table-cell>
              <table:table-cell office:value-type="float" office:value="3280319.50684608">
                <text:p>3280319.5068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9354.694714827">
                <text:p>369354.694714827</text:p>
              </table:table-cell>
              <table:table-cell office:value-type="float" office:value="3280319.54441831">
                <text:p>3280319.5444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9354.164678442">
                <text:p>369354.164678442</text:p>
              </table:table-cell>
              <table:table-cell office:value-type="float" office:value="3280319.54773855">
                <text:p>3280319.5477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9353.620629785">
                <text:p>369353.620629785</text:p>
              </table:table-cell>
              <table:table-cell office:value-type="float" office:value="3280319.53275918">
                <text:p>3280319.5327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9353.070037146">
                <text:p>369353.070037146</text:p>
              </table:table-cell>
              <table:table-cell office:value-type="float" office:value="3280319.50876772">
                <text:p>3280319.5087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9355.098603931">
                <text:p>369355.098603931</text:p>
              </table:table-cell>
              <table:table-cell office:value-type="float" office:value="3280317.85365423">
                <text:p>3280317.8536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9354.517786223">
                <text:p>369354.517786223</text:p>
              </table:table-cell>
              <table:table-cell office:value-type="float" office:value="3280317.93638913">
                <text:p>3280317.9363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9353.878778824">
                <text:p>369353.878778824</text:p>
              </table:table-cell>
              <table:table-cell office:value-type="float" office:value="3280318.0092303">
                <text:p>3280318.009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9353.300413776">
                <text:p>369353.300413776</text:p>
              </table:table-cell>
              <table:table-cell office:value-type="float" office:value="3280318.047351">
                <text:p>3280318.047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9352.72123891">
                <text:p>369352.72123891</text:p>
              </table:table-cell>
              <table:table-cell office:value-type="float" office:value="3280318.06429569">
                <text:p>3280318.06429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9353.394747643">
                <text:p>369353.394747643</text:p>
              </table:table-cell>
              <table:table-cell office:value-type="float" office:value="3280319.49712194">
                <text:p>3280319.4971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9352.850647632">
                <text:p>369352.850647632</text:p>
              </table:table-cell>
              <table:table-cell office:value-type="float" office:value="3280319.48329008">
                <text:p>3280319.48329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9352.321246382">
                <text:p>369352.321246382</text:p>
              </table:table-cell>
              <table:table-cell office:value-type="float" office:value="3280319.50271042">
                <text:p>3280319.5027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9351.770061202">
                <text:p>369351.770061202</text:p>
              </table:table-cell>
              <table:table-cell office:value-type="float" office:value="3280319.58935377">
                <text:p>3280319.58935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9351.256043474">
                <text:p>369351.256043474</text:p>
              </table:table-cell>
              <table:table-cell office:value-type="float" office:value="3280319.68611685">
                <text:p>3280319.6861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9352.598686699">
                <text:p>369352.598686699</text:p>
              </table:table-cell>
              <table:table-cell office:value-type="float" office:value="3280319.22320086">
                <text:p>3280319.2232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9352.073826521">
                <text:p>369352.073826521</text:p>
              </table:table-cell>
              <table:table-cell office:value-type="float" office:value="3280319.29776867">
                <text:p>3280319.2977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9351.498512762">
                <text:p>369351.498512762</text:p>
              </table:table-cell>
              <table:table-cell office:value-type="float" office:value="3280319.36823928">
                <text:p>3280319.3682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9350.929002005">
                <text:p>369350.929002005</text:p>
              </table:table-cell>
              <table:table-cell office:value-type="float" office:value="3280319.42700564">
                <text:p>3280319.4270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9350.347235793">
                <text:p>369350.347235793</text:p>
              </table:table-cell>
              <table:table-cell office:value-type="float" office:value="3280319.49971994">
                <text:p>3280319.4997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9351.785361182">
                <text:p>369351.785361182</text:p>
              </table:table-cell>
              <table:table-cell office:value-type="float" office:value="3280319.02485472">
                <text:p>3280319.02485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9351.262670751">
                <text:p>369351.262670751</text:p>
              </table:table-cell>
              <table:table-cell office:value-type="float" office:value="3280319.17662811">
                <text:p>3280319.1766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9350.738558043">
                <text:p>369350.738558043</text:p>
              </table:table-cell>
              <table:table-cell office:value-type="float" office:value="3280319.32340235">
                <text:p>3280319.3234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9350.200538988">
                <text:p>369350.200538988</text:p>
              </table:table-cell>
              <table:table-cell office:value-type="float" office:value="3280319.47289247">
                <text:p>3280319.47289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9349.669973957">
                <text:p>369349.669973957</text:p>
              </table:table-cell>
              <table:table-cell office:value-type="float" office:value="3280319.59382375">
                <text:p>3280319.5938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9350.27849394">
                <text:p>369350.27849394</text:p>
              </table:table-cell>
              <table:table-cell office:value-type="float" office:value="3280320.69455742">
                <text:p>3280320.6945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9349.727598204">
                <text:p>369349.727598204</text:p>
              </table:table-cell>
              <table:table-cell office:value-type="float" office:value="3280320.78560482">
                <text:p>3280320.7856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9349.198486511">
                <text:p>369349.198486511</text:p>
              </table:table-cell>
              <table:table-cell office:value-type="float" office:value="3280320.9380556">
                <text:p>3280320.938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348.703811664">
                <text:p>369348.703811664</text:p>
              </table:table-cell>
              <table:table-cell office:value-type="float" office:value="3280321.14746571">
                <text:p>3280321.1474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348.211461703">
                <text:p>369348.211461703</text:p>
              </table:table-cell>
              <table:table-cell office:value-type="float" office:value="3280321.34401698">
                <text:p>3280321.3440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349.745444186">
                <text:p>369349.745444186</text:p>
              </table:table-cell>
              <table:table-cell office:value-type="float" office:value="3280321.30134262">
                <text:p>3280321.30134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349.233347344">
                <text:p>369349.233347344</text:p>
              </table:table-cell>
              <table:table-cell office:value-type="float" office:value="3280321.4856538">
                <text:p>3280321.485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348.723733187">
                <text:p>369348.723733187</text:p>
              </table:table-cell>
              <table:table-cell office:value-type="float" office:value="3280321.6555816">
                <text:p>3280321.6555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348.189620161">
                <text:p>369348.189620161</text:p>
              </table:table-cell>
              <table:table-cell office:value-type="float" office:value="3280321.81833461">
                <text:p>3280321.8183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9347.654089935">
                <text:p>369347.654089935</text:p>
              </table:table-cell>
              <table:table-cell office:value-type="float" office:value="3280321.94937032">
                <text:p>3280321.9493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9348.609581062">
                <text:p>369348.609581062</text:p>
              </table:table-cell>
              <table:table-cell office:value-type="float" office:value="3280322.00841347">
                <text:p>3280322.0084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9348.671673981">
                <text:p>369348.671673981</text:p>
              </table:table-cell>
              <table:table-cell office:value-type="float" office:value="3280321.99457072">
                <text:p>3280321.99457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9348.678571529">
                <text:p>369348.678571529</text:p>
              </table:table-cell>
              <table:table-cell office:value-type="float" office:value="3280321.99302514">
                <text:p>3280321.9930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9348.671675611">
                <text:p>369348.671675611</text:p>
              </table:table-cell>
              <table:table-cell office:value-type="float" office:value="3280321.99457794">
                <text:p>3280321.9945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9348.671675611">
                <text:p>369348.671675611</text:p>
              </table:table-cell>
              <table:table-cell office:value-type="float" office:value="3280321.99457794">
                <text:p>3280321.9945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9349.319515858">
                <text:p>369349.319515858</text:p>
              </table:table-cell>
              <table:table-cell office:value-type="float" office:value="3280321.21541418">
                <text:p>3280321.2154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9350.081015795">
                <text:p>369350.081015795</text:p>
              </table:table-cell>
              <table:table-cell office:value-type="float" office:value="3280320.09820852">
                <text:p>3280320.0982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